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827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0319in"/>
    </style:style>
    <style:style style:name="co10" style:family="table-column">
      <style:table-column-properties fo:break-before="auto" style:column-width="1.1043in"/>
    </style:style>
    <style:style style:name="co11" style:family="table-column">
      <style:table-column-properties fo:break-before="auto" style:column-width="1.1772in"/>
    </style:style>
    <style:style style:name="co12" style:family="table-column">
      <style:table-column-properties fo:break-before="auto" style:column-width="0.9591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4098in"/>
    </style:style>
    <style:style style:name="co15" style:family="table-column">
      <style:table-column-properties fo:break-before="auto" style:column-width="1.1457in"/>
    </style:style>
    <style:style style:name="co16" style:family="table-column">
      <style:table-column-properties fo:break-before="auto" style:column-width="1.0008in"/>
    </style:style>
    <style:style style:name="co17" style:family="table-column">
      <style:table-column-properties fo:break-before="auto" style:column-width="1.0728in"/>
    </style:style>
    <style:style style:name="co18" style:family="table-column">
      <style:table-column-properties fo:break-before="auto" style:column-width="0.3783in"/>
    </style:style>
    <style:style style:name="co19" style:family="table-column">
      <style:table-column-properties fo:break-before="auto" style:column-width="0.30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292">
            <text:p>29.2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372">
            <text:p>37.2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542">
            <text:p>54.2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28325">
            <text:p>28325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29174">
            <text:p>29174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31105">
            <text:p>31105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4-17">
            <text:p>2021-04-17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81 - 0.91)">
            <text:p>(0.81 - 0.91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0.9">
            <text:p>0.9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4" table:number-columns-repeated="3" table:default-cell-style-name="Default"/>
        <table:table-column table:style-name="co6" table:number-columns-repeated="3" table:default-cell-style-name="Default"/>
        <table:table-column table:style-name="co15" table:number-columns-repeated="3" table:default-cell-style-name="Default"/>
        <table:table-column table:style-name="co16" table:number-columns-repeated="3" table:default-cell-style-name="Default"/>
        <table:table-column table:style-name="co12" table:number-columns-repeated="3" table:default-cell-style-name="Default"/>
        <table:table-column table:style-name="co17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682.625">
            <text:p>682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53490660626091">
            <text:p>0.02534906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8998117851361">
            <text:p>1.0899811785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7.6892190853182">
            <text:p>27.68921908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41.625">
            <text:p>341.62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2120808940926">
            <text:p>0.0121208089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271078275163">
            <text:p>1.0427107828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68.375">
            <text:p>68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230280883739728">
            <text:p>0.0023028088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0807022467083">
            <text:p>1.0080702247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137">
            <text:p>-137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459053746146629">
            <text:p>-0.0045905375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83974422031871">
            <text:p>0.9839744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225">
            <text:p>2822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87.625">
            <text:p>-187.6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66474756421612">
            <text:p>-0.0066474756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76820445559966">
            <text:p>0.9768204456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78">
            <text:p>19878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76">
            <text:p>-76</text:p>
          </table:table-cell>
          <table:table-cell office:value-type="float" office:value="371.75">
            <text:p>371.75</text:p>
          </table:table-cell>
          <table:table-cell office:value-type="float" office:value="0.0539608084613156">
            <text:p>0.0539608085</text:p>
          </table:table-cell>
          <table:table-cell office:value-type="float" office:value="-0.00382332226582151">
            <text:p>-0.0038233223</text:p>
          </table:table-cell>
          <table:table-cell office:value-type="float" office:value="0.0131360424028269">
            <text:p>0.0131360424</text:p>
          </table:table-cell>
          <table:table-cell office:value-type="float" office:value="1.19456989656021">
            <text:p>1.1945698966</text:p>
          </table:table-cell>
          <table:table-cell office:value-type="float" office:value="0.986647022944195">
            <text:p>0.9866470229</text:p>
          </table:table-cell>
          <table:table-cell office:value-type="float" office:value="1.04631435740551">
            <text:p>1.0463143574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141">
            <text:p>19141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80">
            <text:p>-80</text:p>
          </table:table-cell>
          <table:table-cell office:value-type="float" office:value="45.375">
            <text:p>45.375</text:p>
          </table:table-cell>
          <table:table-cell office:value-type="float" office:value="0.0529799076839533">
            <text:p>0.0529799077</text:p>
          </table:table-cell>
          <table:table-cell office:value-type="float" office:value="-0.00417950995245807">
            <text:p>-0.00417951</text:p>
          </table:table-cell>
          <table:table-cell office:value-type="float" office:value="0.00153620882283238">
            <text:p>0.0015362088</text:p>
          </table:table-cell>
          <table:table-cell office:value-type="float" office:value="1.19093114330551">
            <text:p>1.1909311433</text:p>
          </table:table-cell>
          <table:table-cell office:value-type="float" office:value="0.985405953041144">
            <text:p>0.985405953</text:p>
          </table:table-cell>
          <table:table-cell office:value-type="float" office:value="1.00538135635751">
            <text:p>1.0053813564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4632">
            <text:p>14632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-34.875">
            <text:p>-34.875</text:p>
          </table:table-cell>
          <table:table-cell office:value-type="float" office:value="831.75">
            <text:p>831.75</text:p>
          </table:table-cell>
          <table:table-cell office:value-type="float" office:value="-126.875">
            <text:p>-126.875</text:p>
          </table:table-cell>
          <table:table-cell office:value-type="float" office:value="-0.00238347457627119">
            <text:p>-0.0023834746</text:p>
          </table:table-cell>
          <table:table-cell office:value-type="float" office:value="0.0430089456538601">
            <text:p>0.0430089457</text:p>
          </table:table-cell>
          <table:table-cell office:value-type="float" office:value="-0.00424359488929025">
            <text:p>-0.0042435949</text:p>
          </table:table-cell>
          <table:table-cell office:value-type="float" office:value="0.99166897364712">
            <text:p>0.9916689736</text:p>
          </table:table-cell>
          <table:table-cell office:value-type="float" office:value="1.15415685782477">
            <text:p>1.1541568578</text:p>
          </table:table-cell>
          <table:table-cell office:value-type="float" office:value="0.98518271375875">
            <text:p>0.9851827138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5004">
            <text:p>15004</text:p>
          </table:table-cell>
          <table:table-cell office:value-type="float" office:value="20160">
            <text:p>20160</text:p>
          </table:table-cell>
          <table:table-cell office:value-type="float" office:value="28389">
            <text:p>28389</text:p>
          </table:table-cell>
          <table:table-cell office:value-type="float" office:value="-158.75">
            <text:p>-158.75</text:p>
          </table:table-cell>
          <table:table-cell office:value-type="float" office:value="548.75">
            <text:p>548.75</text:p>
          </table:table-cell>
          <table:table-cell office:value-type="float" office:value="-198.75">
            <text:p>-198.75</text:p>
          </table:table-cell>
          <table:table-cell office:value-type="float" office:value="-0.0105805118635031">
            <text:p>-0.0105805119</text:p>
          </table:table-cell>
          <table:table-cell office:value-type="float" office:value="0.0272197420634921">
            <text:p>0.0272197421</text:p>
          </table:table-cell>
          <table:table-cell office:value-type="float" office:value="-0.00700095107259854">
            <text:p>-0.0070009511</text:p>
          </table:table-cell>
          <table:table-cell office:value-type="float" office:value="0.963187625051075">
            <text:p>0.9631876251</text:p>
          </table:table-cell>
          <table:table-cell office:value-type="float" office:value="1.09672128936391">
            <text:p>1.0967212894</text:p>
          </table:table-cell>
          <table:table-cell office:value-type="float" office:value="0.97559273734511">
            <text:p>0.9755927373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5700">
            <text:p>15700</text:p>
          </table:table-cell>
          <table:table-cell office:value-type="float" office:value="20164">
            <text:p>20164</text:p>
          </table:table-cell>
          <table:table-cell office:value-type="float" office:value="28300">
            <text:p>28300</text:p>
          </table:table-cell>
          <table:table-cell office:value-type="float" office:value="-108.125">
            <text:p>-108.125</text:p>
          </table:table-cell>
          <table:table-cell office:value-type="float" office:value="-99.5">
            <text:p>-99.5</text:p>
          </table:table-cell>
          <table:table-cell office:value-type="float" office:value="371.75">
            <text:p>371.75</text:p>
          </table:table-cell>
          <table:table-cell office:value-type="float" office:value="-0.00688694267515924">
            <text:p>-0.0068869427</text:p>
          </table:table-cell>
          <table:table-cell office:value-type="float" office:value="-0.00493453679825431">
            <text:p>-0.0049345368</text:p>
          </table:table-cell>
          <table:table-cell office:value-type="float" office:value="0.0131360424028269">
            <text:p>0.0131360424</text:p>
          </table:table-cell>
          <table:table-cell office:value-type="float" office:value="0.975988663396588">
            <text:p>0.9759886634</text:p>
          </table:table-cell>
          <table:table-cell office:value-type="float" office:value="0.9827768465268">
            <text:p>0.9827768465</text:p>
          </table:table-cell>
          <table:table-cell office:value-type="float" office:value="1.04631435740551">
            <text:p>1.04631435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4994">
            <text:p>14994</text:p>
          </table:table-cell>
          <table:table-cell office:value-type="float" office:value="21062">
            <text:p>21062</text:p>
          </table:table-cell>
          <table:table-cell office:value-type="float" office:value="29711">
            <text:p>29711</text:p>
          </table:table-cell>
          <table:table-cell office:value-type="float" office:value="-78.5">
            <text:p>-78.5</text:p>
          </table:table-cell>
          <table:table-cell office:value-type="float" office:value="-52.125">
            <text:p>-52.125</text:p>
          </table:table-cell>
          <table:table-cell office:value-type="float" office:value="114.375">
            <text:p>114.375</text:p>
          </table:table-cell>
          <table:table-cell office:value-type="float" office:value="-0.00523542750433507">
            <text:p>-0.0052354275</text:p>
          </table:table-cell>
          <table:table-cell office:value-type="float" office:value="-0.00247483619789194">
            <text:p>-0.0024748362</text:p>
          </table:table-cell>
          <table:table-cell office:value-type="float" office:value="0.00384958432903638">
            <text:p>0.0038495843</text:p>
          </table:table-cell>
          <table:table-cell office:value-type="float" office:value="0.981729726749087">
            <text:p>0.9817297267</text:p>
          </table:table-cell>
          <table:table-cell office:value-type="float" office:value="0.991350077943223">
            <text:p>0.9913500779</text:p>
          </table:table-cell>
          <table:table-cell office:value-type="float" office:value="1.01350259097866">
            <text:p>1.013502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4677">
            <text:p>14677</text:p>
          </table:table-cell>
          <table:table-cell office:value-type="float" office:value="21155">
            <text:p>21155</text:p>
          </table:table-cell>
          <table:table-cell office:value-type="float" office:value="29982">
            <text:p>29982</text:p>
          </table:table-cell>
          <table:table-cell office:value-type="float" office:value="-157">
            <text:p>-157</text:p>
          </table:table-cell>
          <table:table-cell office:value-type="float" office:value="1.5">
            <text:p>1.5</text:p>
          </table:table-cell>
          <table:table-cell office:value-type="float" office:value="-105.75">
            <text:p>-105.75</text:p>
          </table:table-cell>
          <table:table-cell office:value-type="float" office:value="-0.0106970089255297">
            <text:p>-0.0106970089</text:p>
          </table:table-cell>
          <table:table-cell table:style-name="ce17" office:value-type="float" office:value="0.0000709052233514536">
            <text:p>7.09E-005</text:p>
          </table:table-cell>
          <table:table-cell office:value-type="float" office:value="-0.00352711626976186">
            <text:p>-0.0035271163</text:p>
          </table:table-cell>
          <table:table-cell office:value-type="float" office:value="0.962784743720554">
            <text:p>0.9627847437</text:p>
          </table:table-cell>
          <table:table-cell office:value-type="float" office:value="1.00024817813573">
            <text:p>1.0002481781</text:p>
          </table:table-cell>
          <table:table-cell office:value-type="float" office:value="0.987679476532227">
            <text:p>0.98767947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13">
            <text:p>713</text:p>
          </table:table-cell>
          <table:table-cell office:value-type="float" office:value="14850">
            <text:p>14850</text:p>
          </table:table-cell>
          <table:table-cell office:value-type="float" office:value="19715">
            <text:p>19715</text:p>
          </table:table-cell>
          <table:table-cell office:value-type="float" office:value="28389">
            <text:p>28389</text:p>
          </table:table-cell>
          <table:table-cell office:value-type="float" office:value="-126.875">
            <text:p>-126.875</text:p>
          </table:table-cell>
          <table:table-cell office:value-type="float" office:value="116.5">
            <text:p>116.5</text:p>
          </table:table-cell>
          <table:table-cell office:value-type="float" office:value="-198.75">
            <text:p>-198.75</text:p>
          </table:table-cell>
          <table:table-cell office:value-type="float" office:value="-0.00854377104377104">
            <text:p>-0.008543771</text:p>
          </table:table-cell>
          <table:table-cell office:value-type="float" office:value="0.00590920618818159">
            <text:p>0.0059092062</text:p>
          </table:table-cell>
          <table:table-cell office:value-type="float" office:value="-0.00700095107259854">
            <text:p>-0.0070009511</text:p>
          </table:table-cell>
          <table:table-cell office:value-type="float" office:value="0.970239873553152">
            <text:p>0.9702398736</text:p>
          </table:table-cell>
          <table:table-cell office:value-type="float" office:value="1.02075066234547">
            <text:p>1.0207506623</text:p>
          </table:table-cell>
          <table:table-cell office:value-type="float" office:value="0.97559273734511">
            <text:p>0.97559273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4952">
            <text:p>14952</text:p>
          </table:table-cell>
          <table:table-cell office:value-type="float" office:value="19810">
            <text:p>19810</text:p>
          </table:table-cell>
          <table:table-cell office:value-type="float" office:value="26965">
            <text:p>26965</text:p>
          </table:table-cell>
          <table:table-cell office:value-type="float" office:value="130.125">
            <text:p>130.125</text:p>
          </table:table-cell>
          <table:table-cell office:value-type="float" office:value="-133.375">
            <text:p>-133.375</text:p>
          </table:table-cell>
          <table:table-cell office:value-type="float" office:value="-219.875">
            <text:p>-219.875</text:p>
          </table:table-cell>
          <table:table-cell office:value-type="float" office:value="0.00870284911717496">
            <text:p>0.0087028491</text:p>
          </table:table-cell>
          <table:table-cell office:value-type="float" office:value="-0.00673271075214538">
            <text:p>-0.0067327108</text:p>
          </table:table-cell>
          <table:table-cell office:value-type="float" office:value="-0.00815408863341368">
            <text:p>-0.0081540886</text:p>
          </table:table-cell>
          <table:table-cell office:value-type="float" office:value="1.03060842149231">
            <text:p>1.0306084215</text:p>
          </table:table-cell>
          <table:table-cell office:value-type="float" office:value="0.976524357979872">
            <text:p>0.976524358</text:p>
          </table:table-cell>
          <table:table-cell office:value-type="float" office:value="0.971591008539478">
            <text:p>0.97159100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4864">
            <text:p>14864</text:p>
          </table:table-cell>
          <table:table-cell office:value-type="float" office:value="19207">
            <text:p>19207</text:p>
          </table:table-cell>
          <table:table-cell office:value-type="float" office:value="28295">
            <text:p>28295</text:p>
          </table:table-cell>
          <table:table-cell office:value-type="float" office:value="199.875">
            <text:p>199.875</text:p>
          </table:table-cell>
          <table:table-cell office:value-type="float" office:value="-93.25">
            <text:p>-93.25</text:p>
          </table:table-cell>
          <table:table-cell office:value-type="float" office:value="-85.25">
            <text:p>-85.25</text:p>
          </table:table-cell>
          <table:table-cell office:value-type="float" office:value="0.013446918729817">
            <text:p>0.0134469187</text:p>
          </table:table-cell>
          <table:table-cell office:value-type="float" office:value="-0.00485500078096527">
            <text:p>-0.0048550008</text:p>
          </table:table-cell>
          <table:table-cell office:value-type="float" office:value="-0.00301289980561937">
            <text:p>-0.0030128998</text:p>
          </table:table-cell>
          <table:table-cell office:value-type="float" office:value="1.04741862201608">
            <text:p>1.047418622</text:p>
          </table:table-cell>
          <table:table-cell office:value-type="float" office:value="0.983053696490485">
            <text:p>0.9830536965</text:p>
          </table:table-cell>
          <table:table-cell office:value-type="float" office:value="0.9894726427082">
            <text:p>0.98947264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4600">
            <text:p>14600</text:p>
          </table:table-cell>
          <table:table-cell office:value-type="float" office:value="18860">
            <text:p>18860</text:p>
          </table:table-cell>
          <table:table-cell office:value-type="float" office:value="28523">
            <text:p>28523</text:p>
          </table:table-cell>
          <table:table-cell office:value-type="float" office:value="-73.875">
            <text:p>-73.875</text:p>
          </table:table-cell>
          <table:table-cell office:value-type="float" office:value="183.5">
            <text:p>183.5</text:p>
          </table:table-cell>
          <table:table-cell office:value-type="float" office:value="55.875">
            <text:p>55.875</text:p>
          </table:table-cell>
          <table:table-cell office:value-type="float" office:value="-0.00505993150684932">
            <text:p>-0.0050599315</text:p>
          </table:table-cell>
          <table:table-cell office:value-type="float" office:value="0.00972958642629904">
            <text:p>0.0097295864</text:p>
          </table:table-cell>
          <table:table-cell office:value-type="float" office:value="0.00195894541247414">
            <text:p>0.0019589454</text:p>
          </table:table-cell>
          <table:table-cell office:value-type="float" office:value="0.982340421423461">
            <text:p>0.9823404214</text:p>
          </table:table-cell>
          <table:table-cell office:value-type="float" office:value="1.03423909560202">
            <text:p>1.0342390956</text:p>
          </table:table-cell>
          <table:table-cell office:value-type="float" office:value="1.00686383037923">
            <text:p>1.00686383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1163">
            <text:p>1163</text:p>
          </table:table-cell>
          <table:table-cell table:number-columns-repeated="2" office:value-type="float" office:value="806">
            <text:p>806</text:p>
          </table:table-cell>
          <table:table-cell office:value-type="float" office:value="14884">
            <text:p>14884</text:p>
          </table:table-cell>
          <table:table-cell office:value-type="float" office:value="19496">
            <text:p>19496</text:p>
          </table:table-cell>
          <table:table-cell office:value-type="float" office:value="26252">
            <text:p>26252</text:p>
          </table:table-cell>
          <table:table-cell office:value-type="float" office:value="-131">
            <text:p>-131</text:p>
          </table:table-cell>
          <table:table-cell office:value-type="float" office:value="67.375">
            <text:p>67.375</text:p>
          </table:table-cell>
          <table:table-cell office:value-type="float" office:value="105.625">
            <text:p>105.625</text:p>
          </table:table-cell>
          <table:table-cell office:value-type="float" office:value="-0.00880139747379737">
            <text:p>-0.0088013975</text:p>
          </table:table-cell>
          <table:table-cell office:value-type="float" office:value="0.00345583709478867">
            <text:p>0.0034558371</text:p>
          </table:table-cell>
          <table:table-cell office:value-type="float" office:value="0.00402350297120219">
            <text:p>0.004023503</text:p>
          </table:table-cell>
          <table:table-cell office:value-type="float" office:value="0.969346939452793">
            <text:p>0.9693469395</text:p>
          </table:table-cell>
          <table:table-cell office:value-type="float" office:value="1.01211883773941">
            <text:p>1.0121188377</text:p>
          </table:table-cell>
          <table:table-cell office:value-type="float" office:value="1.01411399000848">
            <text:p>1.014113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3">
            <text:p>833</text:p>
          </table:table-cell>
          <table:table-cell office:value-type="float" office:value="600">
            <text:p>600</text:p>
          </table:table-cell>
          <table:table-cell office:value-type="float" office:value="14914">
            <text:p>14914</text:p>
          </table:table-cell>
          <table:table-cell office:value-type="float" office:value="19948">
            <text:p>19948</text:p>
          </table:table-cell>
          <table:table-cell office:value-type="float" office:value="28902">
            <text:p>28902</text:p>
          </table:table-cell>
          <table:table-cell office:value-type="float" office:value="203.625">
            <text:p>203.625</text:p>
          </table:table-cell>
          <table:table-cell office:value-type="float" office:value="-59.75">
            <text:p>-59.75</text:p>
          </table:table-cell>
          <table:table-cell office:value-type="float" office:value="232.25">
            <text:p>232.25</text:p>
          </table:table-cell>
          <table:table-cell office:value-type="float" office:value="0.0136532787984444">
            <text:p>0.0136532788</text:p>
          </table:table-cell>
          <table:table-cell office:value-type="float" office:value="-0.00299528774814518">
            <text:p>-0.0029952877</text:p>
          </table:table-cell>
          <table:table-cell office:value-type="float" office:value="0.00803577607086015">
            <text:p>0.0080357761</text:p>
          </table:table-cell>
          <table:table-cell office:value-type="float" office:value="1.04815184335757">
            <text:p>1.0481518434</text:p>
          </table:table-cell>
          <table:table-cell office:value-type="float" office:value="0.989534077508933">
            <text:p>0.9895340775</text:p>
          </table:table-cell>
          <table:table-cell office:value-type="float" office:value="1.02825178069425">
            <text:p>1.02825178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1261">
            <text:p>1261</text:p>
          </table:table-cell>
          <table:table-cell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4836">
            <text:p>14836</text:p>
          </table:table-cell>
          <table:table-cell office:value-type="float" office:value="21308">
            <text:p>21308</text:p>
          </table:table-cell>
          <table:table-cell office:value-type="float" office:value="30425">
            <text:p>30425</text:p>
          </table:table-cell>
          <table:table-cell office:value-type="float" office:value="74.375">
            <text:p>74.375</text:p>
          </table:table-cell>
          <table:table-cell office:value-type="float" office:value="0.375">
            <text:p>0.375</text:p>
          </table:table-cell>
          <table:table-cell office:value-type="float" office:value="-47">
            <text:p>-47</text:p>
          </table:table-cell>
          <table:table-cell office:value-type="float" office:value="0.00501314370450256">
            <text:p>0.0050131437</text:p>
          </table:table-cell>
          <table:table-cell table:style-name="ce17" office:value-type="float" office:value="0.000017599023840811">
            <text:p>1.76E-005</text:p>
          </table:table-cell>
          <table:table-cell office:value-type="float" office:value="-0.00154478225143796">
            <text:p>-0.0015447823</text:p>
          </table:table-cell>
          <table:table-cell office:value-type="float" office:value="1.01759526092097">
            <text:p>1.0175952609</text:p>
          </table:table-cell>
          <table:table-cell office:value-type="float" office:value="1.0000615971905">
            <text:p>1.0000615972</text:p>
          </table:table-cell>
          <table:table-cell office:value-type="float" office:value="0.994597939370288">
            <text:p>0.99459793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616">
            <text:p>616</text:p>
          </table:table-cell>
          <table:table-cell office:value-type="float" office:value="15034">
            <text:p>15034</text:p>
          </table:table-cell>
          <table:table-cell office:value-type="float" office:value="21156">
            <text:p>21156</text:p>
          </table:table-cell>
          <table:table-cell office:value-type="float" office:value="31353">
            <text:p>31353</text:p>
          </table:table-cell>
          <table:table-cell office:value-type="float" office:value="216.25">
            <text:p>216.25</text:p>
          </table:table-cell>
          <table:table-cell office:value-type="float" office:value="71.25">
            <text:p>71.25</text:p>
          </table:table-cell>
          <table:table-cell office:value-type="float" office:value="-325.125">
            <text:p>-325.125</text:p>
          </table:table-cell>
          <table:table-cell office:value-type="float" office:value="0.0143840627910071">
            <text:p>0.0143840628</text:p>
          </table:table-cell>
          <table:table-cell office:value-type="float" office:value="0.00336783891094725">
            <text:p>0.0033678389</text:p>
          </table:table-cell>
          <table:table-cell office:value-type="float" office:value="-0.0103698210697541">
            <text:p>-0.0103698211</text:p>
          </table:table-cell>
          <table:table-cell office:value-type="float" office:value="1.05074974624278">
            <text:p>1.0507497462</text:p>
          </table:table-cell>
          <table:table-cell office:value-type="float" office:value="1.01180966717262">
            <text:p>1.0118096672</text:p>
          </table:table-cell>
          <table:table-cell office:value-type="float" office:value="0.963916391306337">
            <text:p>0.96391639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5436">
            <text:p>15436</text:p>
          </table:table-cell>
          <table:table-cell office:value-type="float" office:value="19689">
            <text:p>19689</text:p>
          </table:table-cell>
          <table:table-cell office:value-type="float" office:value="29874">
            <text:p>29874</text:p>
          </table:table-cell>
          <table:table-cell office:value-type="float" office:value="271.5">
            <text:p>271.5</text:p>
          </table:table-cell>
          <table:table-cell office:value-type="float" office:value="132.5">
            <text:p>132.5</text:p>
          </table:table-cell>
          <table:table-cell office:value-type="float" office:value="-815.625">
            <text:p>-815.625</text:p>
          </table:table-cell>
          <table:table-cell office:value-type="float" office:value="0.0175887535630993">
            <text:p>0.0175887536</text:p>
          </table:table-cell>
          <table:table-cell office:value-type="float" office:value="0.00672964599522576">
            <text:p>0.006729646</text:p>
          </table:table-cell>
          <table:table-cell office:value-type="float" office:value="-0.0273021691102631">
            <text:p>-0.0273021691</text:p>
          </table:table-cell>
          <table:table-cell office:value-type="float" office:value="1.06216699140458">
            <text:p>1.0621669914</text:p>
          </table:table-cell>
          <table:table-cell office:value-type="float" office:value="1.02364252572832">
            <text:p>1.0236425257</text:p>
          </table:table-cell>
          <table:table-cell office:value-type="float" office:value="0.905903408652805">
            <text:p>0.905903408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039816888392">
            <text:p>-25.039816888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1234">
            <text:p>1234</text:p>
          </table:table-cell>
          <table:table-cell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4982">
            <text:p>14982</text:p>
          </table:table-cell>
          <table:table-cell office:value-type="float" office:value="20467">
            <text:p>20467</text:p>
          </table:table-cell>
          <table:table-cell office:value-type="float" office:value="29133">
            <text:p>29133</text:p>
          </table:table-cell>
          <table:table-cell office:value-type="float" office:value="111.625">
            <text:p>111.625</text:p>
          </table:table-cell>
          <table:table-cell office:value-type="float" office:value="-988.125">
            <text:p>-988.125</text:p>
          </table:table-cell>
          <table:table-cell office:value-type="float" office:value="274.125">
            <text:p>274.125</text:p>
          </table:table-cell>
          <table:table-cell office:value-type="float" office:value="0.00745060739554132">
            <text:p>0.0074506074</text:p>
          </table:table-cell>
          <table:table-cell office:value-type="float" office:value="-0.0482789368251331">
            <text:p>-0.0482789368</text:p>
          </table:table-cell>
          <table:table-cell office:value-type="float" office:value="0.00940943260220369">
            <text:p>0.0094094326</text:p>
          </table:table-cell>
          <table:table-cell office:value-type="float" office:value="1.0261859285235">
            <text:p>1.0261859285</text:p>
          </table:table-cell>
          <table:table-cell office:value-type="float" office:value="0.835592198364326">
            <text:p>0.8355921984</text:p>
          </table:table-cell>
          <table:table-cell office:value-type="float" office:value="1.03310654745463">
            <text:p>1.0331065475</text:p>
          </table:table-cell>
          <table:table-cell office:value-type="float" office:value="0">
            <text:p>0</text:p>
          </table:table-cell>
          <table:table-cell office:value-type="float" office:value="-14.0077025740677">
            <text:p>-14.00770257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520">
            <text:p>520</text:p>
          </table:table-cell>
          <table:table-cell office:value-type="float" office:value="14412">
            <text:p>14412</text:p>
          </table:table-cell>
          <table:table-cell office:value-type="float" office:value="18762">
            <text:p>18762</text:p>
          </table:table-cell>
          <table:table-cell office:value-type="float" office:value="30377">
            <text:p>30377</text:p>
          </table:table-cell>
          <table:table-cell office:value-type="float" office:value="-831.25">
            <text:p>-831.25</text:p>
          </table:table-cell>
          <table:table-cell office:value-type="float" office:value="160.5">
            <text:p>160.5</text:p>
          </table:table-cell>
          <table:table-cell office:value-type="float" office:value="-113.625">
            <text:p>-113.625</text:p>
          </table:table-cell>
          <table:table-cell office:value-type="float" office:value="-0.0576776297529836">
            <text:p>-0.0576776298</text:p>
          </table:table-cell>
          <table:table-cell office:value-type="float" office:value="0.00855452510393348">
            <text:p>0.0085545251</text:p>
          </table:table-cell>
          <table:table-cell office:value-type="float" office:value="-0.00374049445304013">
            <text:p>-0.0037404945</text:p>
          </table:table-cell>
          <table:table-cell office:value-type="float" office:value="0.804648645453445">
            <text:p>0.8046486455</text:p>
          </table:table-cell>
          <table:table-cell office:value-type="float" office:value="1.03008427046728">
            <text:p>1.0300842705</text:p>
          </table:table-cell>
          <table:table-cell office:value-type="float" office:value="0.986935692359916">
            <text:p>0.9869356924</text:p>
          </table:table-cell>
          <table:table-cell office:value-type="float" office:value="-11.6676037009483">
            <text:p>-11.667603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3266">
            <text:p>13266</text:p>
          </table:table-cell>
          <table:table-cell office:value-type="float" office:value="19072">
            <text:p>19072</text:p>
          </table:table-cell>
          <table:table-cell office:value-type="float" office:value="31353">
            <text:p>31353</text:p>
          </table:table-cell>
          <table:table-cell office:value-type="float" office:value="-810.375">
            <text:p>-810.375</text:p>
          </table:table-cell>
          <table:table-cell office:value-type="float" office:value="206.375">
            <text:p>206.375</text:p>
          </table:table-cell>
          <table:table-cell office:value-type="float" office:value="-325.125">
            <text:p>-325.125</text:p>
          </table:table-cell>
          <table:table-cell office:value-type="float" office:value="-0.0610866123925825">
            <text:p>-0.0610866124</text:p>
          </table:table-cell>
          <table:table-cell office:value-type="float" office:value="0.0108208368288591">
            <text:p>0.0108208368</text:p>
          </table:table-cell>
          <table:table-cell office:value-type="float" office:value="-0.0103698210697541">
            <text:p>-0.0103698211</text:p>
          </table:table-cell>
          <table:table-cell office:value-type="float" office:value="0.79351074208462">
            <text:p>0.7935107421</text:p>
          </table:table-cell>
          <table:table-cell office:value-type="float" office:value="1.03810242629997">
            <text:p>1.0381024263</text:p>
          </table:table-cell>
          <table:table-cell office:value-type="float" office:value="0.963916391306337">
            <text:p>0.9639163913</text:p>
          </table:table-cell>
          <table:table-cell office:value-type="float" office:value="-10.9967430467579">
            <text:p>-10.99674304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83">
            <text:p>1183</text:p>
          </table:table-cell>
          <table:table-cell office:value-type="float" office:value="510">
            <text:p>510</text:p>
          </table:table-cell>
          <table:table-cell office:value-type="float" office:value="11394">
            <text:p>11394</text:p>
          </table:table-cell>
          <table:table-cell office:value-type="float" office:value="19362">
            <text:p>19362</text:p>
          </table:table-cell>
          <table:table-cell office:value-type="float" office:value="29955">
            <text:p>29955</text:p>
          </table:table-cell>
          <table:table-cell office:value-type="float" office:value="-748.875">
            <text:p>-748.875</text:p>
          </table:table-cell>
          <table:table-cell office:value-type="float" office:value="321.375">
            <text:p>321.375</text:p>
          </table:table-cell>
          <table:table-cell office:value-type="float" office:value="-838.875">
            <text:p>-838.875</text:p>
          </table:table-cell>
          <table:table-cell office:value-type="float" office:value="-0.0657253817798841">
            <text:p>-0.0657253818</text:p>
          </table:table-cell>
          <table:table-cell office:value-type="float" office:value="0.0165982336535482">
            <text:p>0.0165982337</text:p>
          </table:table-cell>
          <table:table-cell office:value-type="float" office:value="-0.0280045067601402">
            <text:p>-0.0280045068</text:p>
          </table:table-cell>
          <table:table-cell office:value-type="float" office:value="0.778428022358224">
            <text:p>0.7784280224</text:p>
          </table:table-cell>
          <table:table-cell office:value-type="float" office:value="1.05863380045384">
            <text:p>1.0586338005</text:p>
          </table:table-cell>
          <table:table-cell office:value-type="float" office:value="0.903521361041312">
            <text:p>0.903521361</text:p>
          </table:table-cell>
          <table:table-cell office:value-type="float" office:value="-10.1956108864442">
            <text:p>-10.1956108864</text:p>
          </table:table-cell>
          <table:table-cell office:value-type="float" office:value="0">
            <text:p>0</text:p>
          </table:table-cell>
          <table:table-cell office:value-type="float" office:value="-24.4030583356728">
            <text:p>-24.403058335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1216">
            <text:p>1216</text:p>
          </table:table-cell>
          <table:table-cell office:value-type="float" office:value="803">
            <text:p>803</text:p>
          </table:table-cell>
          <table:table-cell office:value-type="float" office:value="540">
            <text:p>540</text:p>
          </table:table-cell>
          <table:table-cell office:value-type="float" office:value="10626">
            <text:p>10626</text:p>
          </table:table-cell>
          <table:table-cell office:value-type="float" office:value="18253">
            <text:p>18253</text:p>
          </table:table-cell>
          <table:table-cell office:value-type="float" office:value="29087">
            <text:p>29087</text:p>
          </table:table-cell>
          <table:table-cell office:value-type="float" office:value="-494.375">
            <text:p>-494.375</text:p>
          </table:table-cell>
          <table:table-cell office:value-type="float" office:value="-862.25">
            <text:p>-862.25</text:p>
          </table:table-cell>
          <table:table-cell office:value-type="float" office:value="149.375">
            <text:p>149.375</text:p>
          </table:table-cell>
          <table:table-cell office:value-type="float" office:value="-0.0465250329380764">
            <text:p>-0.0465250329</text:p>
          </table:table-cell>
          <table:table-cell office:value-type="float" office:value="-0.0472388100586205">
            <text:p>-0.0472388101</text:p>
          </table:table-cell>
          <table:table-cell office:value-type="float" office:value="0.00513545570185994">
            <text:p>0.0051354557</text:p>
          </table:table-cell>
          <table:table-cell office:value-type="float" office:value="0.841404958948915">
            <text:p>0.8414049589</text:p>
          </table:table-cell>
          <table:table-cell office:value-type="float" office:value="0.839037914939307">
            <text:p>0.8390379149</text:p>
          </table:table-cell>
          <table:table-cell office:value-type="float" office:value="1.01802578585083">
            <text:p>1.0180257859</text:p>
          </table:table-cell>
          <table:table-cell office:value-type="float" office:value="-14.5490451476939">
            <text:p>-14.5490451477</text:p>
          </table:table-cell>
          <table:table-cell office:value-type="float" office:value="-14.3238879261198">
            <text:p>-14.3238879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841">
            <text:p>841</text:p>
          </table:table-cell>
          <table:table-cell table:number-columns-repeated="2" office:value-type="float" office:value="577">
            <text:p>577</text:p>
          </table:table-cell>
          <table:table-cell office:value-type="float" office:value="11038">
            <text:p>11038</text:p>
          </table:table-cell>
          <table:table-cell office:value-type="float" office:value="18400">
            <text:p>18400</text:p>
          </table:table-cell>
          <table:table-cell office:value-type="float" office:value="30392">
            <text:p>30392</text:p>
          </table:table-cell>
          <table:table-cell office:value-type="float" office:value="-328.125">
            <text:p>-328.125</text:p>
          </table:table-cell>
          <table:table-cell office:value-type="float" office:value="-985.25">
            <text:p>-985.25</text:p>
          </table:table-cell>
          <table:table-cell office:value-type="float" office:value="-34">
            <text:p>-34</text:p>
          </table:table-cell>
          <table:table-cell office:value-type="float" office:value="-0.0297268526907048">
            <text:p>-0.0297268527</text:p>
          </table:table-cell>
          <table:table-cell office:value-type="float" office:value="-0.0535461956521739">
            <text:p>-0.0535461957</text:p>
          </table:table-cell>
          <table:table-cell office:value-type="float" office:value="-0.00111871545143459">
            <text:p>-0.0011187155</text:p>
          </table:table-cell>
          <table:table-cell office:value-type="float" office:value="0.897688039693487">
            <text:p>0.8976880397</text:p>
          </table:table-cell>
          <table:table-cell office:value-type="float" office:value="0.81820801755228">
            <text:p>0.8182080176</text:p>
          </table:table-cell>
          <table:table-cell office:value-type="float" office:value="0.996086948907531">
            <text:p>0.9960869489</text:p>
          </table:table-cell>
          <table:table-cell office:value-type="float" office:value="-22.9688904046137">
            <text:p>-22.9688904046</text:p>
          </table:table-cell>
          <table:table-cell office:value-type="float" office:value="-12.5950923125714">
            <text:p>-12.59509231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1252">
            <text:p>1252</text:p>
          </table:table-cell>
          <table:table-cell table:number-columns-repeated="2" office:value-type="float" office:value="844">
            <text:p>844</text:p>
          </table:table-cell>
          <table:table-cell office:value-type="float" office:value="11698">
            <text:p>11698</text:p>
          </table:table-cell>
          <table:table-cell office:value-type="float" office:value="18520">
            <text:p>18520</text:p>
          </table:table-cell>
          <table:table-cell office:value-type="float" office:value="30940">
            <text:p>30940</text:p>
          </table:table-cell>
          <table:table-cell office:value-type="float" office:value="-206.5">
            <text:p>-206.5</text:p>
          </table:table-cell>
          <table:table-cell office:value-type="float" office:value="-246.5">
            <text:p>-246.5</text:p>
          </table:table-cell>
          <table:table-cell office:value-type="float" office:value="-344.375">
            <text:p>-344.375</text:p>
          </table:table-cell>
          <table:table-cell office:value-type="float" office:value="-0.0176525901863566">
            <text:p>-0.0176525902</text:p>
          </table:table-cell>
          <table:table-cell office:value-type="float" office:value="-0.0133099352051836">
            <text:p>-0.0133099352</text:p>
          </table:table-cell>
          <table:table-cell office:value-type="float" office:value="-0.0111304137039431">
            <text:p>-0.0111304137</text:p>
          </table:table-cell>
          <table:table-cell office:value-type="float" office:value="0.938826697670715">
            <text:p>0.9388266977</text:p>
          </table:table-cell>
          <table:table-cell office:value-type="float" office:value="0.953762449357183">
            <text:p>0.9537624494</text:p>
          </table:table-cell>
          <table:table-cell office:value-type="float" office:value="0.961286368810272">
            <text:p>0.96128636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11576">
            <text:p>11576</text:p>
          </table:table-cell>
          <table:table-cell office:value-type="float" office:value="17800">
            <text:p>17800</text:p>
          </table:table-cell>
          <table:table-cell office:value-type="float" office:value="29904">
            <text:p>29904</text:p>
          </table:table-cell>
          <table:table-cell office:value-type="float" office:value="-776.125">
            <text:p>-776.125</text:p>
          </table:table-cell>
          <table:table-cell office:value-type="float" office:value="-548.875">
            <text:p>-548.875</text:p>
          </table:table-cell>
          <table:table-cell office:value-type="float" office:value="-842.375">
            <text:p>-842.375</text:p>
          </table:table-cell>
          <table:table-cell office:value-type="float" office:value="-0.0670460435383552">
            <text:p>-0.0670460435</text:p>
          </table:table-cell>
          <table:table-cell office:value-type="float" office:value="-0.0308356741573034">
            <text:p>-0.0308356742</text:p>
          </table:table-cell>
          <table:table-cell office:value-type="float" office:value="-0.0281693084537186">
            <text:p>-0.0281693085</text:p>
          </table:table-cell>
          <table:table-cell office:value-type="float" office:value="0.774149384645885">
            <text:p>0.7741493846</text:p>
          </table:table-cell>
          <table:table-cell office:value-type="float" office:value="0.89393878449888">
            <text:p>0.8939387845</text:p>
          </table:table-cell>
          <table:table-cell office:value-type="float" office:value="0.902962699891956">
            <text:p>0.9029626999</text:p>
          </table:table-cell>
          <table:table-cell office:value-type="float" office:value="-9.98779366273269">
            <text:p>-9.9877936627</text:p>
          </table:table-cell>
          <table:table-cell office:value-type="float" office:value="-22.1303598059385">
            <text:p>-22.1303598059</text:p>
          </table:table-cell>
          <table:table-cell office:value-type="float" office:value="-24.2582437216267">
            <text:p>-24.258243721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39">
            <text:p>1239</text:p>
          </table:table-cell>
          <table:table-cell office:value-type="float" office:value="10786">
            <text:p>10786</text:p>
          </table:table-cell>
          <table:table-cell office:value-type="float" office:value="16308">
            <text:p>16308</text:p>
          </table:table-cell>
          <table:table-cell office:value-type="float" office:value="27388">
            <text:p>27388</text:p>
          </table:table-cell>
          <table:table-cell office:value-type="float" office:value="-510.75">
            <text:p>-510.75</text:p>
          </table:table-cell>
          <table:table-cell office:value-type="float" office:value="-786.625">
            <text:p>-786.625</text:p>
          </table:table-cell>
          <table:table-cell office:value-type="float" office:value="-1338.75">
            <text:p>-1338.75</text:p>
          </table:table-cell>
          <table:table-cell office:value-type="float" office:value="-0.0473530502503245">
            <text:p>-0.0473530503</text:p>
          </table:table-cell>
          <table:table-cell office:value-type="float" office:value="-0.0482355285749325">
            <text:p>-0.0482355286</text:p>
          </table:table-cell>
          <table:table-cell office:value-type="float" office:value="-0.0488808967430992">
            <text:p>-0.0488808967</text:p>
          </table:table-cell>
          <table:table-cell office:value-type="float" office:value="0.838659254405163">
            <text:p>0.8386592544</text:p>
          </table:table-cell>
          <table:table-cell office:value-type="float" office:value="0.835735915772866">
            <text:p>0.8357359158</text:p>
          </table:table-cell>
          <table:table-cell office:value-type="float" office:value="0.833599971849316">
            <text:p>0.8335999718</text:p>
          </table:table-cell>
          <table:table-cell office:value-type="float" office:value="-14.2884814722236">
            <text:p>-14.2884814722</text:p>
          </table:table-cell>
          <table:table-cell office:value-type="float" office:value="-14.0206255202339">
            <text:p>-14.0206255202</text:p>
          </table:table-cell>
          <table:table-cell office:value-type="float" office:value="-13.8308603688625">
            <text:p>-13.830860368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24">
            <text:p>1224</text:p>
          </table:table-cell>
          <table:table-cell office:value-type="float" office:value="11034">
            <text:p>11034</text:p>
          </table:table-cell>
          <table:table-cell office:value-type="float" office:value="15556">
            <text:p>15556</text:p>
          </table:table-cell>
          <table:table-cell office:value-type="float" office:value="24844">
            <text:p>24844</text:p>
          </table:table-cell>
          <table:table-cell office:value-type="float" office:value="-271.5">
            <text:p>-271.5</text:p>
          </table:table-cell>
          <table:table-cell office:value-type="float" office:value="-103">
            <text:p>-103</text:p>
          </table:table-cell>
          <table:table-cell office:value-type="float" office:value="-1423.875">
            <text:p>-1423.875</text:p>
          </table:table-cell>
          <table:table-cell office:value-type="float" office:value="-0.0246057640021751">
            <text:p>-0.024605764</text:p>
          </table:table-cell>
          <table:table-cell office:value-type="float" office:value="-0.0066212393931602">
            <text:p>-0.0066212394</text:p>
          </table:table-cell>
          <table:table-cell office:value-type="float" office:value="-0.0573126308162937">
            <text:p>-0.0573126308</text:p>
          </table:table-cell>
          <table:table-cell office:value-type="float" office:value="0.915066495491763">
            <text:p>0.9150664955</text:p>
          </table:table-cell>
          <table:table-cell office:value-type="float" office:value="0.976911590113698">
            <text:p>0.9769115901</text:p>
          </table:table-cell>
          <table:table-cell office:value-type="float" office:value="0.805843877939098">
            <text:p>0.8058438779</text:p>
          </table:table-cell>
          <table:table-cell office:value-type="float" office:value="-27.8221015065571">
            <text:p>-27.8221015066</text:p>
          </table:table-cell>
          <table:table-cell office:value-type="float" office:value="0">
            <text:p>0</text:p>
          </table:table-cell>
          <table:table-cell office:value-type="float" office:value="-11.7441609296764">
            <text:p>-11.744160929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829">
            <text:p>829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1672">
            <text:p>11672</text:p>
          </table:table-cell>
          <table:table-cell office:value-type="float" office:value="14960">
            <text:p>14960</text:p>
          </table:table-cell>
          <table:table-cell office:value-type="float" office:value="22490">
            <text:p>22490</text:p>
          </table:table-cell>
          <table:table-cell office:value-type="float" office:value="-154.25">
            <text:p>-154.25</text:p>
          </table:table-cell>
          <table:table-cell office:value-type="float" office:value="-184.375">
            <text:p>-184.375</text:p>
          </table:table-cell>
          <table:table-cell office:value-type="float" office:value="-1395.875">
            <text:p>-1395.875</text:p>
          </table:table-cell>
          <table:table-cell office:value-type="float" office:value="-0.0132153872515422">
            <text:p>-0.0132153873</text:p>
          </table:table-cell>
          <table:table-cell office:value-type="float" office:value="-0.0123245320855615">
            <text:p>-0.0123245321</text:p>
          </table:table-cell>
          <table:table-cell office:value-type="float" office:value="-0.0620664739884393">
            <text:p>-0.062066474</text:p>
          </table:table-cell>
          <table:table-cell office:value-type="float" office:value="0.954088451681611">
            <text:p>0.9540884517</text:p>
          </table:table-cell>
          <table:table-cell office:value-type="float" office:value="0.957161850119146">
            <text:p>0.9571618501</text:p>
          </table:table-cell>
          <table:table-cell office:value-type="float" office:value="0.790317745539443">
            <text:p>0.7903177455</text:p>
          </table:table-cell>
          <table:table-cell table:number-columns-repeated="2" office:value-type="float" office:value="0">
            <text:p>0</text:p>
          </table:table-cell>
          <table:table-cell office:value-type="float" office:value="-10.8175450096208">
            <text:p>-10.817545009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1303">
            <text:p>1303</text:p>
          </table:table-cell>
          <table:table-cell office:value-type="float" office:value="897">
            <text:p>897</text:p>
          </table:table-cell>
          <table:table-cell office:value-type="float" office:value="1303">
            <text:p>1303</text:p>
          </table:table-cell>
          <table:table-cell office:value-type="float" office:value="10716">
            <text:p>10716</text:p>
          </table:table-cell>
          <table:table-cell office:value-type="float" office:value="14437">
            <text:p>14437</text:p>
          </table:table-cell>
          <table:table-cell office:value-type="float" office:value="19772">
            <text:p>19772</text:p>
          </table:table-cell>
          <table:table-cell office:value-type="float" office:value="-50.5">
            <text:p>-50.5</text:p>
          </table:table-cell>
          <table:table-cell office:value-type="float" office:value="-86.75">
            <text:p>-86.75</text:p>
          </table:table-cell>
          <table:table-cell office:value-type="float" office:value="-113.625">
            <text:p>-113.625</text:p>
          </table:table-cell>
          <table:table-cell office:value-type="float" office:value="-0.00471257932064203">
            <text:p>-0.0047125793</text:p>
          </table:table-cell>
          <table:table-cell office:value-type="float" office:value="-0.00600886610791716">
            <text:p>-0.0060088661</text:p>
          </table:table-cell>
          <table:table-cell office:value-type="float" office:value="-0.00574676309933239">
            <text:p>-0.0057467631</text:p>
          </table:table-cell>
          <table:table-cell office:value-type="float" office:value="0.983549500849305">
            <text:p>0.9835495008</text:p>
          </table:table-cell>
          <table:table-cell office:value-type="float" office:value="0.97903973730722">
            <text:p>0.9790397373</text:p>
          </table:table-cell>
          <table:table-cell office:value-type="float" office:value="0.979951058713132">
            <text:p>0.97995105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67">
            <text:p>1267</text:p>
          </table:table-cell>
          <table:table-cell office:value-type="float" office:value="10610">
            <text:p>10610</text:p>
          </table:table-cell>
          <table:table-cell office:value-type="float" office:value="13690">
            <text:p>13690</text:p>
          </table:table-cell>
          <table:table-cell office:value-type="float" office:value="21001">
            <text:p>21001</text:p>
          </table:table-cell>
          <table:table-cell office:value-type="float" office:value="-81.25">
            <text:p>-81.25</text:p>
          </table:table-cell>
          <table:table-cell office:value-type="float" office:value="-143">
            <text:p>-143</text:p>
          </table:table-cell>
          <table:table-cell office:value-type="float" office:value="-15.375">
            <text:p>-15.375</text:p>
          </table:table-cell>
          <table:table-cell office:value-type="float" office:value="-0.00765786993402451">
            <text:p>-0.0076578699</text:p>
          </table:table-cell>
          <table:table-cell office:value-type="float" office:value="-0.010445580715851">
            <text:p>-0.0104455807</text:p>
          </table:table-cell>
          <table:table-cell office:value-type="float" office:value="-0.000732107994857388">
            <text:p>-0.000732108</text:p>
          </table:table-cell>
          <table:table-cell office:value-type="float" office:value="0.97331239545589">
            <text:p>0.9733123955</text:p>
          </table:table-cell>
          <table:table-cell office:value-type="float" office:value="0.963654323401245">
            <text:p>0.9636543234</text:p>
          </table:table-cell>
          <table:table-cell office:value-type="float" office:value="0.997438672542947">
            <text:p>0.99743867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64">
            <text:p>864</text:p>
          </table:table-cell>
          <table:table-cell office:value-type="float" office:value="608">
            <text:p>608</text:p>
          </table:table-cell>
          <table:table-cell office:value-type="float" office:value="10380">
            <text:p>10380</text:p>
          </table:table-cell>
          <table:table-cell office:value-type="float" office:value="14142">
            <text:p>14142</text:p>
          </table:table-cell>
          <table:table-cell office:value-type="float" office:value="20891">
            <text:p>20891</text:p>
          </table:table-cell>
          <table:table-cell office:value-type="float" office:value="-129.75">
            <text:p>-129.75</text:p>
          </table:table-cell>
          <table:table-cell office:value-type="float" office:value="-382.25">
            <text:p>-382.25</text:p>
          </table:table-cell>
          <table:table-cell office:value-type="float" office:value="-178.25">
            <text:p>-178.25</text:p>
          </table:table-cell>
          <table:table-cell office:value-type="float" office:value="-0.0125">
            <text:p>-0.0125</text:p>
          </table:table-cell>
          <table:table-cell office:value-type="float" office:value="-0.0270294159241974">
            <text:p>-0.0270294159</text:p>
          </table:table-cell>
          <table:table-cell office:value-type="float" office:value="-0.00853238236561199">
            <text:p>-0.0085323824</text:p>
          </table:table-cell>
          <table:table-cell office:value-type="float" office:value="0.95655625">
            <text:p>0.95655625</text:p>
          </table:table-cell>
          <table:table-cell office:value-type="float" office:value="0.906828999342707">
            <text:p>0.9068289993</text:p>
          </table:table-cell>
          <table:table-cell office:value-type="float" office:value="0.970279352756071">
            <text:p>0.9702793528</text:p>
          </table:table-cell>
          <table:table-cell office:value-type="float" office:value="0">
            <text:p>0</text:p>
          </table:table-cell>
          <table:table-cell office:value-type="float" office:value="-25.2960226732669">
            <text:p>-25.29602267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office:value-type="float" office:value="881">
            <text:p>881</text:p>
          </table:table-cell>
          <table:table-cell office:value-type="float" office:value="1294">
            <text:p>1294</text:p>
          </table:table-cell>
          <table:table-cell office:value-type="float" office:value="623">
            <text:p>623</text:p>
          </table:table-cell>
          <table:table-cell office:value-type="float" office:value="10672">
            <text:p>10672</text:p>
          </table:table-cell>
          <table:table-cell office:value-type="float" office:value="14650">
            <text:p>14650</text:p>
          </table:table-cell>
          <table:table-cell office:value-type="float" office:value="20193">
            <text:p>20193</text:p>
          </table:table-cell>
          <table:table-cell office:value-type="float" office:value="-156">
            <text:p>-156</text:p>
          </table:table-cell>
          <table:table-cell office:value-type="float" office:value="-218.75">
            <text:p>-218.75</text:p>
          </table:table-cell>
          <table:table-cell office:value-type="float" office:value="-365.125">
            <text:p>-365.125</text:p>
          </table:table-cell>
          <table:table-cell office:value-type="float" office:value="-0.0146176911544228">
            <text:p>-0.0146176912</text:p>
          </table:table-cell>
          <table:table-cell office:value-type="float" office:value="-0.0149317406143345">
            <text:p>-0.0149317406</text:p>
          </table:table-cell>
          <table:table-cell office:value-type="float" office:value="-0.0180817610062893">
            <text:p>-0.018081761</text:p>
          </table:table-cell>
          <table:table-cell office:value-type="float" office:value="0.949256887673105">
            <text:p>0.9492568877</text:p>
          </table:table-cell>
          <table:table-cell office:value-type="float" office:value="0.948175903330266">
            <text:p>0.9481759033</text:p>
          </table:table-cell>
          <table:table-cell office:value-type="float" office:value="0.937354658636921">
            <text:p>0.93735465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1245">
            <text:p>1245</text:p>
          </table:table-cell>
          <table:table-cell office:value-type="float" office:value="572">
            <text:p>572</text:p>
          </table:table-cell>
          <table:table-cell office:value-type="float" office:value="10808">
            <text:p>10808</text:p>
          </table:table-cell>
          <table:table-cell office:value-type="float" office:value="13974">
            <text:p>13974</text:p>
          </table:table-cell>
          <table:table-cell office:value-type="float" office:value="19926">
            <text:p>19926</text:p>
          </table:table-cell>
          <table:table-cell office:value-type="float" office:value="-62.125">
            <text:p>-62.125</text:p>
          </table:table-cell>
          <table:table-cell office:value-type="float" office:value="-33.375">
            <text:p>-33.375</text:p>
          </table:table-cell>
          <table:table-cell office:value-type="float" office:value="-137.375">
            <text:p>-137.375</text:p>
          </table:table-cell>
          <table:table-cell office:value-type="float" office:value="-0.00574805699481865">
            <text:p>-0.005748057</text:p>
          </table:table-cell>
          <table:table-cell office:value-type="float" office:value="-0.00238836410476599">
            <text:p>-0.0023883641</text:p>
          </table:table-cell>
          <table:table-cell office:value-type="float" office:value="-0.00689425875740239">
            <text:p>-0.0068942588</text:p>
          </table:table-cell>
          <table:table-cell office:value-type="float" office:value="0.979946559230197">
            <text:p>0.9799465592</text:p>
          </table:table-cell>
          <table:table-cell office:value-type="float" office:value="0.991651906028189">
            <text:p>0.991651906</text:p>
          </table:table-cell>
          <table:table-cell office:value-type="float" office:value="0.975963254724567">
            <text:p>0.97596325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7">
            <text:p>547</text:p>
          </table:table-cell>
          <table:table-cell office:value-type="float" office:value="807">
            <text:p>807</text:p>
          </table:table-cell>
          <table:table-cell office:value-type="float" office:value="547">
            <text:p>547</text:p>
          </table:table-cell>
          <table:table-cell office:value-type="float" office:value="10664">
            <text:p>10664</text:p>
          </table:table-cell>
          <table:table-cell office:value-type="float" office:value="14405">
            <text:p>14405</text:p>
          </table:table-cell>
          <table:table-cell office:value-type="float" office:value="20891">
            <text:p>20891</text:p>
          </table:table-cell>
          <table:table-cell office:value-type="float" office:value="-113.875">
            <text:p>-113.875</text:p>
          </table:table-cell>
          <table:table-cell office:value-type="float" office:value="-75">
            <text:p>-75</text:p>
          </table:table-cell>
          <table:table-cell office:value-type="float" office:value="-43.5">
            <text:p>-43.5</text:p>
          </table:table-cell>
          <table:table-cell office:value-type="float" office:value="-0.0106784508627157">
            <text:p>-0.0106784509</text:p>
          </table:table-cell>
          <table:table-cell office:value-type="float" office:value="-0.00520652551197501">
            <text:p>-0.0052065255</text:p>
          </table:table-cell>
          <table:table-cell office:value-type="float" office:value="-0.00208223636972859">
            <text:p>-0.0020822364</text:p>
          </table:table-cell>
          <table:table-cell office:value-type="float" office:value="0.962848919433637">
            <text:p>0.9628489194</text:p>
          </table:table-cell>
          <table:table-cell office:value-type="float" office:value="0.981830292207585">
            <text:p>0.9818302922</text:p>
          </table:table-cell>
          <table:table-cell office:value-type="float" office:value="0.992720670694217">
            <text:p>0.99272067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1300">
            <text:p>1300</text:p>
          </table:table-cell>
          <table:table-cell office:value-type="float" office:value="885">
            <text:p>885</text:p>
          </table:table-cell>
          <table:table-cell office:value-type="float" office:value="623">
            <text:p>623</text:p>
          </table:table-cell>
          <table:table-cell office:value-type="float" office:value="10395">
            <text:p>10395</text:p>
          </table:table-cell>
          <table:table-cell office:value-type="float" office:value="14345">
            <text:p>14345</text:p>
          </table:table-cell>
          <table:table-cell office:value-type="float" office:value="20863">
            <text:p>20863</text:p>
          </table:table-cell>
          <table:table-cell office:value-type="float" office:value="-98">
            <text:p>-98</text:p>
          </table:table-cell>
          <table:table-cell office:value-type="float" office:value="-66.25">
            <text:p>-66.25</text:p>
          </table:table-cell>
          <table:table-cell office:value-type="float" office:value="-170.5">
            <text:p>-170.5</text:p>
          </table:table-cell>
          <table:table-cell office:value-type="float" office:value="-0.00942760942760943">
            <text:p>-0.0094276094</text:p>
          </table:table-cell>
          <table:table-cell office:value-type="float" office:value="-0.00461833391425584">
            <text:p>-0.0046183339</text:p>
          </table:table-cell>
          <table:table-cell office:value-type="float" office:value="-0.00817236255572065">
            <text:p>-0.0081723626</text:p>
          </table:table-cell>
          <table:table-cell office:value-type="float" office:value="0.967177571449625">
            <text:p>0.9671775714</text:p>
          </table:table-cell>
          <table:table-cell office:value-type="float" office:value="0.983877636156066">
            <text:p>0.9838776362</text:p>
          </table:table-cell>
          <table:table-cell office:value-type="float" office:value="0.971527634574072">
            <text:p>0.971527634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917">
            <text:p>917</text:p>
          </table:table-cell>
          <table:table-cell office:value-type="float" office:value="1334">
            <text:p>1334</text:p>
          </table:table-cell>
          <table:table-cell office:value-type="float" office:value="10302">
            <text:p>10302</text:p>
          </table:table-cell>
          <table:table-cell office:value-type="float" office:value="13604">
            <text:p>13604</text:p>
          </table:table-cell>
          <table:table-cell office:value-type="float" office:value="20083">
            <text:p>20083</text:p>
          </table:table-cell>
          <table:table-cell office:value-type="float" office:value="2">
            <text:p>2</text:p>
          </table:table-cell>
          <table:table-cell office:value-type="float" office:value="-221.75">
            <text:p>-221.75</text:p>
          </table:table-cell>
          <table:table-cell office:value-type="float" office:value="-222.75">
            <text:p>-222.75</text:p>
          </table:table-cell>
          <table:table-cell office:value-type="float" office:value="0.0001941370607649">
            <text:p>0.0001941371</text:p>
          </table:table-cell>
          <table:table-cell office:value-type="float" office:value="-0.0163003528374008">
            <text:p>-0.0163003528</text:p>
          </table:table-cell>
          <table:table-cell office:value-type="float" office:value="-0.0110914703978489">
            <text:p>-0.0110914704</text:p>
          </table:table-cell>
          <table:table-cell office:value-type="float" office:value="1.00067955358351">
            <text:p>1.0006795536</text:p>
          </table:table-cell>
          <table:table-cell office:value-type="float" office:value="0.94346954001424">
            <text:p>0.94346954</text:p>
          </table:table-cell>
          <table:table-cell office:value-type="float" office:value="0.961420974210078">
            <text:p>0.96142097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877">
            <text:p>877</text:p>
          </table:table-cell>
          <table:table-cell office:value-type="float" office:value="615">
            <text:p>615</text:p>
          </table:table-cell>
          <table:table-cell office:value-type="float" office:value="10514">
            <text:p>10514</text:p>
          </table:table-cell>
          <table:table-cell office:value-type="float" office:value="13769">
            <text:p>13769</text:p>
          </table:table-cell>
          <table:table-cell office:value-type="float" office:value="18905">
            <text:p>18905</text:p>
          </table:table-cell>
          <table:table-cell office:value-type="float" office:value="-63.75">
            <text:p>-63.75</text:p>
          </table:table-cell>
          <table:table-cell office:value-type="float" office:value="-76.75">
            <text:p>-76.75</text:p>
          </table:table-cell>
          <table:table-cell office:value-type="float" office:value="-56.75">
            <text:p>-56.75</text:p>
          </table:table-cell>
          <table:table-cell office:value-type="float" office:value="-0.00606334411261176">
            <text:p>-0.0060633441</text:p>
          </table:table-cell>
          <table:table-cell office:value-type="float" office:value="-0.00557411576730336">
            <text:p>-0.0055741158</text:p>
          </table:table-cell>
          <table:table-cell office:value-type="float" office:value="-0.00300185136207353">
            <text:p>-0.0030018514</text:p>
          </table:table-cell>
          <table:table-cell office:value-type="float" office:value="0.978850353323842">
            <text:p>0.9788503533</text:p>
          </table:table-cell>
          <table:table-cell office:value-type="float" office:value="0.980551493516949">
            <text:p>0.9805514935</text:p>
          </table:table-cell>
          <table:table-cell office:value-type="float" office:value="0.989511182011479">
            <text:p>0.9895111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office:value-type="float" office:value="1308">
            <text:p>1308</text:p>
          </table:table-cell>
          <table:table-cell office:value-type="float" office:value="625">
            <text:p>625</text:p>
          </table:table-cell>
          <table:table-cell office:value-type="float" office:value="888">
            <text:p>888</text:p>
          </table:table-cell>
          <table:table-cell office:value-type="float" office:value="9952">
            <text:p>9952</text:p>
          </table:table-cell>
          <table:table-cell office:value-type="float" office:value="13538">
            <text:p>13538</text:p>
          </table:table-cell>
          <table:table-cell office:value-type="float" office:value="19459">
            <text:p>19459</text:p>
          </table:table-cell>
          <table:table-cell office:value-type="float" office:value="-226.25">
            <text:p>-226.25</text:p>
          </table:table-cell>
          <table:table-cell office:value-type="float" office:value="-161.25">
            <text:p>-161.25</text:p>
          </table:table-cell>
          <table:table-cell office:value-type="float" office:value="-139.125">
            <text:p>-139.125</text:p>
          </table:table-cell>
          <table:table-cell office:value-type="float" office:value="-0.0227341237942122">
            <text:p>-0.0227341238</text:p>
          </table:table-cell>
          <table:table-cell office:value-type="float" office:value="-0.0119109174176392">
            <text:p>-0.0119109174</text:p>
          </table:table-cell>
          <table:table-cell office:value-type="float" office:value="-0.00714964797779948">
            <text:p>-0.007149648</text:p>
          </table:table-cell>
          <table:table-cell office:value-type="float" office:value="0.921443573874251">
            <text:p>0.9214435739</text:p>
          </table:table-cell>
          <table:table-cell office:value-type="float" office:value="0.958589854147573">
            <text:p>0.9585898541</text:p>
          </table:table-cell>
          <table:table-cell office:value-type="float" office:value="0.975076422311466">
            <text:p>0.9750764223</text:p>
          </table:table-cell>
          <table:table-cell office:value-type="float" office:value="-30.141383132641">
            <text:p>-30.14138313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office:value-type="float" office:value="1309">
            <text:p>1309</text:p>
          </table:table-cell>
          <table:table-cell office:value-type="float" office:value="889">
            <text:p>889</text:p>
          </table:table-cell>
          <table:table-cell office:value-type="float" office:value="1309">
            <text:p>1309</text:p>
          </table:table-cell>
          <table:table-cell office:value-type="float" office:value="9948">
            <text:p>9948</text:p>
          </table:table-cell>
          <table:table-cell office:value-type="float" office:value="13282">
            <text:p>13282</text:p>
          </table:table-cell>
          <table:table-cell office:value-type="float" office:value="19177">
            <text:p>19177</text:p>
          </table:table-cell>
          <table:table-cell office:value-type="float" office:value="-250.375">
            <text:p>-250.375</text:p>
          </table:table-cell>
          <table:table-cell office:value-type="float" office:value="-131">
            <text:p>-131</text:p>
          </table:table-cell>
          <table:table-cell office:value-type="float" office:value="-110.625">
            <text:p>-110.625</text:p>
          </table:table-cell>
          <table:table-cell office:value-type="float" office:value="-0.025168375552875">
            <text:p>-0.0251683756</text:p>
          </table:table-cell>
          <table:table-cell office:value-type="float" office:value="-0.00986297244390905">
            <text:p>-0.0098629724</text:p>
          </table:table-cell>
          <table:table-cell office:value-type="float" office:value="-0.00576862908692705">
            <text:p>-0.0057686291</text:p>
          </table:table-cell>
          <table:table-cell office:value-type="float" office:value="0.91315224193576">
            <text:p>0.9131522419</text:p>
          </table:table-cell>
          <table:table-cell office:value-type="float" office:value="0.96567026176816">
            <text:p>0.9656702618</text:p>
          </table:table-cell>
          <table:table-cell office:value-type="float" office:value="0.979875021275579">
            <text:p>0.9798750213</text:p>
          </table:table-cell>
          <table:table-cell office:value-type="float" office:value="-27.1923560415693">
            <text:p>-27.19235604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office:value-type="float" office:value="1255">
            <text:p>1255</text:p>
          </table:table-cell>
          <table:table-cell table:number-columns-repeated="2" office:value-type="float" office:value="569">
            <text:p>569</text:p>
          </table:table-cell>
          <table:table-cell office:value-type="float" office:value="10390">
            <text:p>10390</text:p>
          </table:table-cell>
          <table:table-cell office:value-type="float" office:value="13340">
            <text:p>13340</text:p>
          </table:table-cell>
          <table:table-cell office:value-type="float" office:value="18445">
            <text:p>18445</text:p>
          </table:table-cell>
          <table:table-cell office:value-type="float" office:value="14.75">
            <text:p>14.75</text:p>
          </table:table-cell>
          <table:table-cell office:value-type="float" office:value="-201.5">
            <text:p>-201.5</text:p>
          </table:table-cell>
          <table:table-cell office:value-type="float" office:value="-261.625">
            <text:p>-261.625</text:p>
          </table:table-cell>
          <table:table-cell office:value-type="float" office:value="0.00141963426371511">
            <text:p>0.0014196343</text:p>
          </table:table-cell>
          <table:table-cell office:value-type="float" office:value="-0.0151049475262369">
            <text:p>-0.0151049475</text:p>
          </table:table-cell>
          <table:table-cell office:value-type="float" office:value="-0.0141840607210626">
            <text:p>-0.0141840607</text:p>
          </table:table-cell>
          <table:table-cell office:value-type="float" office:value="1.00497267003143">
            <text:p>1.00497267</text:p>
          </table:table-cell>
          <table:table-cell office:value-type="float" office:value="0.947579876160121">
            <text:p>0.9475798762</text:p>
          </table:table-cell>
          <table:table-cell office:value-type="float" office:value="0.950750115130217">
            <text:p>0.95075011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5">
            <text:p>515</text:p>
          </table:table-cell>
          <table:table-cell office:value-type="float" office:value="10297">
            <text:p>10297</text:p>
          </table:table-cell>
          <table:table-cell office:value-type="float" office:value="13422">
            <text:p>13422</text:p>
          </table:table-cell>
          <table:table-cell office:value-type="float" office:value="18683">
            <text:p>18683</text:p>
          </table:table-cell>
          <table:table-cell office:value-type="float" office:value="-64.375">
            <text:p>-64.375</text:p>
          </table:table-cell>
          <table:table-cell office:value-type="float" office:value="-338.5">
            <text:p>-338.5</text:p>
          </table:table-cell>
          <table:table-cell office:value-type="float" office:value="-57.375">
            <text:p>-57.375</text:p>
          </table:table-cell>
          <table:table-cell office:value-type="float" office:value="-0.00625182091871419">
            <text:p>-0.0062518209</text:p>
          </table:table-cell>
          <table:table-cell office:value-type="float" office:value="-0.0252197884070928">
            <text:p>-0.0252197884</text:p>
          </table:table-cell>
          <table:table-cell office:value-type="float" office:value="-0.00307097361237489">
            <text:p>-0.0030709736</text:p>
          </table:table-cell>
          <table:table-cell office:value-type="float" office:value="0.978195233903508">
            <text:p>0.9781952339</text:p>
          </table:table-cell>
          <table:table-cell office:value-type="float" office:value="0.91297737452068">
            <text:p>0.9129773745</text:p>
          </table:table-cell>
          <table:table-cell office:value-type="float" office:value="0.989270076879387">
            <text:p>0.9892700769</text:p>
          </table:table-cell>
          <table:table-cell office:value-type="float" office:value="0">
            <text:p>0</text:p>
          </table:table-cell>
          <table:table-cell office:value-type="float" office:value="-27.1362093570868">
            <text:p>-27.13620935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805">
            <text:p>805</text:p>
          </table:table-cell>
          <table:table-cell office:value-type="float" office:value="9620">
            <text:p>9620</text:p>
          </table:table-cell>
          <table:table-cell office:value-type="float" office:value="12715">
            <text:p>12715</text:p>
          </table:table-cell>
          <table:table-cell office:value-type="float" office:value="19459">
            <text:p>19459</text:p>
          </table:table-cell>
          <table:table-cell office:value-type="float" office:value="-148.25">
            <text:p>-148.25</text:p>
          </table:table-cell>
          <table:table-cell office:value-type="float" office:value="-308.5">
            <text:p>-308.5</text:p>
          </table:table-cell>
          <table:table-cell office:value-type="float" office:value="-139.125">
            <text:p>-139.125</text:p>
          </table:table-cell>
          <table:table-cell office:value-type="float" office:value="-0.0154106029106029">
            <text:p>-0.0154106029</text:p>
          </table:table-cell>
          <table:table-cell office:value-type="float" office:value="-0.024262681871805">
            <text:p>-0.0242626819</text:p>
          </table:table-cell>
          <table:table-cell office:value-type="float" office:value="-0.00714964797779948">
            <text:p>-0.007149648</text:p>
          </table:table-cell>
          <table:table-cell office:value-type="float" office:value="0.946528363709744">
            <text:p>0.9465283637</text:p>
          </table:table-cell>
          <table:table-cell office:value-type="float" office:value="0.916234421802643">
            <text:p>0.9162344218</text:p>
          </table:table-cell>
          <table:table-cell office:value-type="float" office:value="0.975076422311466">
            <text:p>0.9750764223</text:p>
          </table:table-cell>
          <table:table-cell office:value-type="float" office:value="0">
            <text:p>0</text:p>
          </table:table-cell>
          <table:table-cell office:value-type="float" office:value="-28.2204562997602">
            <text:p>-28.2204562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6">
            <text:p>856</text:p>
          </table:table-cell>
          <table:table-cell office:value-type="float" office:value="1277">
            <text:p>1277</text:p>
          </table:table-cell>
          <table:table-cell office:value-type="float" office:value="9140">
            <text:p>9140</text:p>
          </table:table-cell>
          <table:table-cell office:value-type="float" office:value="12742">
            <text:p>12742</text:p>
          </table:table-cell>
          <table:table-cell office:value-type="float" office:value="19177">
            <text:p>19177</text:p>
          </table:table-cell>
          <table:table-cell office:value-type="float" office:value="-100.875">
            <text:p>-100.875</text:p>
          </table:table-cell>
          <table:table-cell office:value-type="float" office:value="-308">
            <text:p>-308</text:p>
          </table:table-cell>
          <table:table-cell office:value-type="float" office:value="-110.625">
            <text:p>-110.625</text:p>
          </table:table-cell>
          <table:table-cell office:value-type="float" office:value="-0.0110366520787746">
            <text:p>-0.0110366521</text:p>
          </table:table-cell>
          <table:table-cell office:value-type="float" office:value="-0.0241720295087113">
            <text:p>-0.0241720295</text:p>
          </table:table-cell>
          <table:table-cell office:value-type="float" office:value="-0.00576862908692705">
            <text:p>-0.0057686291</text:p>
          </table:table-cell>
          <table:table-cell office:value-type="float" office:value="0.96161046079494">
            <text:p>0.9616104608</text:p>
          </table:table-cell>
          <table:table-cell office:value-type="float" office:value="0.916543099260227">
            <text:p>0.9165430993</text:p>
          </table:table-cell>
          <table:table-cell office:value-type="float" office:value="0.979875021275579">
            <text:p>0.9798750213</text:p>
          </table:table-cell>
          <table:table-cell office:value-type="float" office:value="0">
            <text:p>0</text:p>
          </table:table-cell>
          <table:table-cell office:value-type="float" office:value="-28.3276019196969">
            <text:p>-28.32760191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33">
            <text:p>1233</text:p>
          </table:table-cell>
          <table:table-cell office:value-type="float" office:value="814">
            <text:p>814</text:p>
          </table:table-cell>
          <table:table-cell office:value-type="float" office:value="8880">
            <text:p>8880</text:p>
          </table:table-cell>
          <table:table-cell office:value-type="float" office:value="13122">
            <text:p>13122</text:p>
          </table:table-cell>
          <table:table-cell office:value-type="float" office:value="17997">
            <text:p>17997</text:p>
          </table:table-cell>
          <table:table-cell office:value-type="float" office:value="-42">
            <text:p>-42</text:p>
          </table:table-cell>
          <table:table-cell office:value-type="float" office:value="-234.75">
            <text:p>-234.75</text:p>
          </table:table-cell>
          <table:table-cell office:value-type="float" office:value="-303.375">
            <text:p>-303.375</text:p>
          </table:table-cell>
          <table:table-cell office:value-type="float" office:value="-0.00472972972972973">
            <text:p>-0.0047297297</text:p>
          </table:table-cell>
          <table:table-cell office:value-type="float" office:value="-0.0178898033836305">
            <text:p>-0.0178898034</text:p>
          </table:table-cell>
          <table:table-cell office:value-type="float" office:value="-0.0168569761626938">
            <text:p>-0.0168569762</text:p>
          </table:table-cell>
          <table:table-cell office:value-type="float" office:value="0.983489791818846">
            <text:p>0.9834897918</text:p>
          </table:table-cell>
          <table:table-cell office:value-type="float" office:value="0.938012976484899">
            <text:p>0.9380129765</text:p>
          </table:table-cell>
          <table:table-cell office:value-type="float" office:value="0.941557532415457">
            <text:p>0.94155753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1218">
            <text:p>1218</text:p>
          </table:table-cell>
          <table:table-cell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8493">
            <text:p>8493</text:p>
          </table:table-cell>
          <table:table-cell office:value-type="float" office:value="13138">
            <text:p>13138</text:p>
          </table:table-cell>
          <table:table-cell office:value-type="float" office:value="18191">
            <text:p>18191</text:p>
          </table:table-cell>
          <table:table-cell office:value-type="float" office:value="-227.875">
            <text:p>-227.875</text:p>
          </table:table-cell>
          <table:table-cell office:value-type="float" office:value="-268.125">
            <text:p>-268.125</text:p>
          </table:table-cell>
          <table:table-cell office:value-type="float" office:value="-379.375">
            <text:p>-379.375</text:p>
          </table:table-cell>
          <table:table-cell office:value-type="float" office:value="-0.0268309195808313">
            <text:p>-0.0268309196</text:p>
          </table:table-cell>
          <table:table-cell office:value-type="float" office:value="-0.0204083574364439">
            <text:p>-0.0204083574</text:p>
          </table:table-cell>
          <table:table-cell office:value-type="float" office:value="-0.0208550931779451">
            <text:p>-0.0208550932</text:p>
          </table:table-cell>
          <table:table-cell office:value-type="float" office:value="0.907502782028375">
            <text:p>0.907502782</text:p>
          </table:table-cell>
          <table:table-cell office:value-type="float" office:value="0.929387091036823">
            <text:p>0.929387091</text:p>
          </table:table-cell>
          <table:table-cell office:value-type="float" office:value="0.927859646303655">
            <text:p>0.9278596463</text:p>
          </table:table-cell>
          <table:table-cell office:value-type="float" office:value="-25.4857512392928">
            <text:p>-25.4857512393</text:p>
          </table:table-cell>
          <table:table-cell office:value-type="float" office:value="-33.6161240918764">
            <text:p>-33.6161240919</text:p>
          </table:table-cell>
          <table:table-cell office:value-type="float" office:value="-32.8885592541814">
            <text:p>-32.8885592542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96">
            <text:p>796</text:p>
          </table:table-cell>
          <table:table-cell office:value-type="float" office:value="1207">
            <text:p>1207</text:p>
          </table:table-cell>
          <table:table-cell office:value-type="float" office:value="534">
            <text:p>534</text:p>
          </table:table-cell>
          <table:table-cell office:value-type="float" office:value="8845">
            <text:p>8845</text:p>
          </table:table-cell>
          <table:table-cell office:value-type="float" office:value="12178">
            <text:p>12178</text:p>
          </table:table-cell>
          <table:table-cell office:value-type="float" office:value="17138">
            <text:p>17138</text:p>
          </table:table-cell>
          <table:table-cell office:value-type="float" office:value="-225.125">
            <text:p>-225.125</text:p>
          </table:table-cell>
          <table:table-cell office:value-type="float" office:value="-197.875">
            <text:p>-197.875</text:p>
          </table:table-cell>
          <table:table-cell office:value-type="float" office:value="-379.125">
            <text:p>-379.125</text:p>
          </table:table-cell>
          <table:table-cell office:value-type="float" office:value="-0.0254522328999435">
            <text:p>-0.0254522329</text:p>
          </table:table-cell>
          <table:table-cell office:value-type="float" office:value="-0.0162485629824273">
            <text:p>-0.016248563</text:p>
          </table:table-cell>
          <table:table-cell office:value-type="float" office:value="-0.0221218928696464">
            <text:p>-0.0221218929</text:p>
          </table:table-cell>
          <table:table-cell office:value-type="float" office:value="0.912186904523">
            <text:p>0.9121869045</text:p>
          </table:table-cell>
          <table:table-cell office:value-type="float" office:value="0.943647500527532">
            <text:p>0.9436475005</text:p>
          </table:table-cell>
          <table:table-cell office:value-type="float" office:value="0.923532556118744">
            <text:p>0.9235325561</text:p>
          </table:table-cell>
          <table:table-cell office:value-type="float" office:value="-26.8851934588187">
            <text:p>-26.8851934588</text:p>
          </table:table-cell>
          <table:table-cell office:value-type="float" office:value="0">
            <text:p>0</text:p>
          </table:table-cell>
          <table:table-cell office:value-type="float" office:value="-30.9852206615561">
            <text:p>-30.9852206616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81">
            <text:p>781</text:p>
          </table:table-cell>
          <table:table-cell office:value-type="float" office:value="521">
            <text:p>521</text:p>
          </table:table-cell>
          <table:table-cell office:value-type="float" office:value="9026">
            <text:p>9026</text:p>
          </table:table-cell>
          <table:table-cell office:value-type="float" office:value="11731">
            <text:p>11731</text:p>
          </table:table-cell>
          <table:table-cell office:value-type="float" office:value="17158">
            <text:p>17158</text:p>
          </table:table-cell>
          <table:table-cell office:value-type="float" office:value="-79">
            <text:p>-79</text:p>
          </table:table-cell>
          <table:table-cell office:value-type="float" office:value="-191.5">
            <text:p>-191.5</text:p>
          </table:table-cell>
          <table:table-cell office:value-type="float" office:value="-413.625">
            <text:p>-413.625</text:p>
          </table:table-cell>
          <table:table-cell office:value-type="float" office:value="-0.00875249279858187">
            <text:p>-0.0087524928</text:p>
          </table:table-cell>
          <table:table-cell office:value-type="float" office:value="-0.0163242690307732">
            <text:p>-0.016324269</text:p>
          </table:table-cell>
          <table:table-cell office:value-type="float" office:value="-0.0241068306329409">
            <text:p>-0.0241068306</text:p>
          </table:table-cell>
          <table:table-cell office:value-type="float" office:value="0.969516423220134">
            <text:p>0.9695164232</text:p>
          </table:table-cell>
          <table:table-cell office:value-type="float" office:value="0.943387362640697">
            <text:p>0.9433873626</text:p>
          </table:table-cell>
          <table:table-cell office:value-type="float" office:value="0.916765125779711">
            <text:p>0.9167651258</text:p>
          </table:table-cell>
          <table:table-cell table:number-columns-repeated="2" office:value-type="float" office:value="0">
            <text:p>0</text:p>
          </table:table-cell>
          <table:table-cell office:value-type="float" office:value="-28.4051612312286">
            <text:p>-28.4051612312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office:value-type="float" office:value="428">
            <text:p>428</text:p>
          </table:table-cell>
          <table:table-cell office:value-type="float" office:value="1085">
            <text:p>1085</text:p>
          </table:table-cell>
          <table:table-cell office:value-type="float" office:value="685">
            <text:p>685</text:p>
          </table:table-cell>
          <table:table-cell office:value-type="float" office:value="8865">
            <text:p>8865</text:p>
          </table:table-cell>
          <table:table-cell office:value-type="float" office:value="12592">
            <text:p>12592</text:p>
          </table:table-cell>
          <table:table-cell office:value-type="float" office:value="17997">
            <text:p>17997</text:p>
          </table:table-cell>
          <table:table-cell office:value-type="float" office:value="-87.75">
            <text:p>-87.75</text:p>
          </table:table-cell>
          <table:table-cell office:value-type="float" office:value="-276.25">
            <text:p>-276.25</text:p>
          </table:table-cell>
          <table:table-cell office:value-type="float" office:value="-303.375">
            <text:p>-303.375</text:p>
          </table:table-cell>
          <table:table-cell office:value-type="float" office:value="-0.00989847715736041">
            <text:p>-0.0098984772</text:p>
          </table:table-cell>
          <table:table-cell office:value-type="float" office:value="-0.0219385324015248">
            <text:p>-0.0219385324</text:p>
          </table:table-cell>
          <table:table-cell office:value-type="float" office:value="-0.0168569761626938">
            <text:p>-0.0168569762</text:p>
          </table:table-cell>
          <table:table-cell office:value-type="float" office:value="0.965547370455307">
            <text:p>0.9655473705</text:p>
          </table:table-cell>
          <table:table-cell office:value-type="float" office:value="0.924158483034371">
            <text:p>0.924158483</text:p>
          </table:table-cell>
          <table:table-cell office:value-type="float" office:value="0.941557532415457">
            <text:p>0.9415575324</text:p>
          </table:table-cell>
          <table:table-cell office:value-type="float" office:value="0">
            <text:p>0</text:p>
          </table:table-cell>
          <table:table-cell office:value-type="float" office:value="-31.2471108769368">
            <text:p>-31.24711087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office:value-type="float" office:value="735">
            <text:p>735</text:p>
          </table:table-cell>
          <table:table-cell office:value-type="float" office:value="482">
            <text:p>482</text:p>
          </table:table-cell>
          <table:table-cell office:value-type="float" office:value="1130">
            <text:p>1130</text:p>
          </table:table-cell>
          <table:table-cell office:value-type="float" office:value="8544">
            <text:p>8544</text:p>
          </table:table-cell>
          <table:table-cell office:value-type="float" office:value="11255">
            <text:p>11255</text:p>
          </table:table-cell>
          <table:table-cell office:value-type="float" office:value="18223">
            <text:p>18223</text:p>
          </table:table-cell>
          <table:table-cell office:value-type="float" office:value="-178.875">
            <text:p>-178.875</text:p>
          </table:table-cell>
          <table:table-cell office:value-type="float" office:value="-167.875">
            <text:p>-167.875</text:p>
          </table:table-cell>
          <table:table-cell office:value-type="float" office:value="-332">
            <text:p>-332</text:p>
          </table:table-cell>
          <table:table-cell office:value-type="float" office:value="-0.0209357443820225">
            <text:p>-0.0209357444</text:p>
          </table:table-cell>
          <table:table-cell office:value-type="float" office:value="-0.0149155930697468">
            <text:p>-0.0149155931</text:p>
          </table:table-cell>
          <table:table-cell office:value-type="float" office:value="-0.0182187345662075">
            <text:p>-0.0182187346</text:p>
          </table:table-cell>
          <table:table-cell office:value-type="float" office:value="0.927583973232867">
            <text:p>0.9275839732</text:p>
          </table:table-cell>
          <table:table-cell office:value-type="float" office:value="0.948231475092466">
            <text:p>0.9482314751</text:p>
          </table:table-cell>
          <table:table-cell office:value-type="float" office:value="0.936884996705094">
            <text:p>0.9368849967</text:p>
          </table:table-cell>
          <table:table-cell office:value-type="float" office:value="-32.7605174121908">
            <text:p>-32.76051741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office:value-type="float" office:value="756">
            <text:p>756</text:p>
          </table:table-cell>
          <table:table-cell office:value-type="float" office:value="507">
            <text:p>507</text:p>
          </table:table-cell>
          <table:table-cell office:value-type="float" office:value="1146">
            <text:p>1146</text:p>
          </table:table-cell>
          <table:table-cell office:value-type="float" office:value="8116">
            <text:p>8116</text:p>
          </table:table-cell>
          <table:table-cell office:value-type="float" office:value="11190">
            <text:p>11190</text:p>
          </table:table-cell>
          <table:table-cell office:value-type="float" office:value="16548">
            <text:p>16548</text:p>
          </table:table-cell>
          <table:table-cell office:value-type="float" office:value="-137">
            <text:p>-137</text:p>
          </table:table-cell>
          <table:table-cell office:value-type="float" office:value="-255.625">
            <text:p>-255.625</text:p>
          </table:table-cell>
          <table:table-cell office:value-type="float" office:value="-242.875">
            <text:p>-242.875</text:p>
          </table:table-cell>
          <table:table-cell office:value-type="float" office:value="-0.0168802365697388">
            <text:p>-0.0168802366</text:p>
          </table:table-cell>
          <table:table-cell office:value-type="float" office:value="-0.0228440571939231">
            <text:p>-0.0228440572</text:p>
          </table:table-cell>
          <table:table-cell office:value-type="float" office:value="-0.0146770002417211">
            <text:p>-0.0146770002</text:p>
          </table:table-cell>
          <table:table-cell office:value-type="float" office:value="0.941477659083749">
            <text:p>0.9414776591</text:p>
          </table:table-cell>
          <table:table-cell office:value-type="float" office:value="0.921068627681464">
            <text:p>0.9210686277</text:p>
          </table:table-cell>
          <table:table-cell office:value-type="float" office:value="0.949052711252724">
            <text:p>0.9490527113</text:p>
          </table:table-cell>
          <table:table-cell office:value-type="float" office:value="0">
            <text:p>0</text:p>
          </table:table-cell>
          <table:table-cell office:value-type="float" office:value="-29.9946517893513">
            <text:p>-29.99465178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2">
            <text:p>2</text:p>
          </table:table-cell>
          <table:table-cell office:value-type="float" office:value="1089">
            <text:p>1089</text:p>
          </table:table-cell>
          <table:table-cell office:value-type="float" office:value="461">
            <text:p>461</text:p>
          </table:table-cell>
          <table:table-cell office:value-type="float" office:value="1089">
            <text:p>1089</text:p>
          </table:table-cell>
          <table:table-cell office:value-type="float" office:value="7798">
            <text:p>7798</text:p>
          </table:table-cell>
          <table:table-cell office:value-type="float" office:value="11522">
            <text:p>11522</text:p>
          </table:table-cell>
          <table:table-cell office:value-type="float" office:value="15976">
            <text:p>15976</text:p>
          </table:table-cell>
          <table:table-cell office:value-type="float" office:value="-86.875">
            <text:p>-86.875</text:p>
          </table:table-cell>
          <table:table-cell office:value-type="float" office:value="-111.125">
            <text:p>-111.125</text:p>
          </table:table-cell>
          <table:table-cell office:value-type="float" office:value="-244">
            <text:p>-244</text:p>
          </table:table-cell>
          <table:table-cell office:value-type="float" office:value="-0.0111406770966915">
            <text:p>-0.0111406771</text:p>
          </table:table-cell>
          <table:table-cell office:value-type="float" office:value="-0.00964459295261239">
            <text:p>-0.009644593</text:p>
          </table:table-cell>
          <table:table-cell office:value-type="float" office:value="-0.0152729093640461">
            <text:p>-0.0152729094</text:p>
          </table:table-cell>
          <table:table-cell office:value-type="float" office:value="0.961250894946478">
            <text:p>0.9612508949</text:p>
          </table:table-cell>
          <table:table-cell office:value-type="float" office:value="0.966426240285371">
            <text:p>0.9664262403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2">
            <text:p>2</text:p>
          </table:table-cell>
          <table:table-cell office:value-type="float" office:value="1011">
            <text:p>1011</text:p>
          </table:table-cell>
          <table:table-cell office:value-type="float" office:value="635">
            <text:p>635</text:p>
          </table:table-cell>
          <table:table-cell office:value-type="float" office:value="1011">
            <text:p>1011</text:p>
          </table:table-cell>
          <table:table-cell office:value-type="float" office:value="7546">
            <text:p>7546</text:p>
          </table:table-cell>
          <table:table-cell office:value-type="float" office:value="11255">
            <text:p>11255</text:p>
          </table:table-cell>
          <table:table-cell office:value-type="float" office:value="16521">
            <text:p>16521</text:p>
          </table:table-cell>
          <table:table-cell office:value-type="float" office:value="-207.875">
            <text:p>-207.875</text:p>
          </table:table-cell>
          <table:table-cell office:value-type="float" office:value="-93.75">
            <text:p>-93.75</text:p>
          </table:table-cell>
          <table:table-cell office:value-type="float" office:value="-269.5">
            <text:p>-269.5</text:p>
          </table:table-cell>
          <table:table-cell office:value-type="float" office:value="-0.0275477073946462">
            <text:p>-0.0275477074</text:p>
          </table:table-cell>
          <table:table-cell office:value-type="float" office:value="-0.00832963127498889">
            <text:p>-0.0083296313</text:p>
          </table:table-cell>
          <table:table-cell office:value-type="float" office:value="-0.0163125718782156">
            <text:p>-0.0163125719</text:p>
          </table:table-cell>
          <table:table-cell office:value-type="float" office:value="0.905070421436832">
            <text:p>0.9050704214</text:p>
          </table:table-cell>
          <table:table-cell office:value-type="float" office:value="0.970982280741606">
            <text:p>0.9709822807</text:p>
          </table:table-cell>
          <table:table-cell office:value-type="float" office:value="0.943427554428758">
            <text:p>0.9434275544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71">
            <text:p>971</text:p>
          </table:table-cell>
          <table:table-cell table:number-columns-repeated="2" office:value-type="float" office:value="369">
            <text:p>369</text:p>
          </table:table-cell>
          <table:table-cell office:value-type="float" office:value="7610">
            <text:p>7610</text:p>
          </table:table-cell>
          <table:table-cell office:value-type="float" office:value="11052">
            <text:p>11052</text:p>
          </table:table-cell>
          <table:table-cell office:value-type="float" office:value="15072">
            <text:p>15072</text:p>
          </table:table-cell>
          <table:table-cell office:value-type="float" office:value="-176.375">
            <text:p>-176.375</text:p>
          </table:table-cell>
          <table:table-cell office:value-type="float" office:value="-302">
            <text:p>-302</text:p>
          </table:table-cell>
          <table:table-cell office:value-type="float" office:value="-213.625">
            <text:p>-213.625</text:p>
          </table:table-cell>
          <table:table-cell office:value-type="float" office:value="-0.023176741130092">
            <text:p>-0.0231767411</text:p>
          </table:table-cell>
          <table:table-cell office:value-type="float" office:value="-0.0273253709735794">
            <text:p>-0.027325371</text:p>
          </table:table-cell>
          <table:table-cell office:value-type="float" office:value="-0.0141736332271762">
            <text:p>-0.0141736332</text:p>
          </table:table-cell>
          <table:table-cell office:value-type="float" office:value="0.919934242250324">
            <text:p>0.9199342423</text:p>
          </table:table-cell>
          <table:table-cell office:value-type="float" office:value="0.905824686354206">
            <text:p>0.9058246864</text:p>
          </table:table-cell>
          <table:table-cell office:value-type="float" office:value="0.950786031787446">
            <text:p>0.9507860318</text:p>
          </table:table-cell>
          <table:table-cell office:value-type="float" office:value="-29.5590884736012">
            <text:p>-29.5590884736</text:p>
          </table:table-cell>
          <table:table-cell office:value-type="float" office:value="-25.0182586702376">
            <text:p>-25.01825867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2">
            <text:p>2</text:p>
          </table:table-cell>
          <table:table-cell office:value-type="float" office:value="931">
            <text:p>931</text:p>
          </table:table-cell>
          <table:table-cell office:value-type="float" office:value="574">
            <text:p>574</text:p>
          </table:table-cell>
          <table:table-cell office:value-type="float" office:value="931">
            <text:p>931</text:p>
          </table:table-cell>
          <table:table-cell office:value-type="float" office:value="7921">
            <text:p>7921</text:p>
          </table:table-cell>
          <table:table-cell office:value-type="float" office:value="10264">
            <text:p>10264</text:p>
          </table:table-cell>
          <table:table-cell office:value-type="float" office:value="15075">
            <text:p>15075</text:p>
          </table:table-cell>
          <table:table-cell office:value-type="float" office:value="-105.5">
            <text:p>-105.5</text:p>
          </table:table-cell>
          <table:table-cell office:value-type="float" office:value="-144.375">
            <text:p>-144.375</text:p>
          </table:table-cell>
          <table:table-cell office:value-type="float" office:value="-401.375">
            <text:p>-401.375</text:p>
          </table:table-cell>
          <table:table-cell office:value-type="float" office:value="-0.0133190253755839">
            <text:p>-0.0133190254</text:p>
          </table:table-cell>
          <table:table-cell office:value-type="float" office:value="-0.0140661535463757">
            <text:p>-0.0140661535</text:p>
          </table:table-cell>
          <table:table-cell office:value-type="float" office:value="-0.0266252072968491">
            <text:p>-0.0266252073</text:p>
          </table:table-cell>
          <table:table-cell office:value-type="float" office:value="0.953731108201889">
            <text:p>0.9537311082</text:p>
          </table:table-cell>
          <table:table-cell office:value-type="float" office:value="0.951156261671842">
            <text:p>0.9511562617</text:p>
          </table:table-cell>
          <table:table-cell office:value-type="float" office:value="0.908201221721685">
            <text:p>0.908201221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6853618825803">
            <text:p>-25.6853618826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14">
            <text:p>914</text:p>
          </table:table-cell>
          <table:table-cell office:value-type="float" office:value="7832">
            <text:p>7832</text:p>
          </table:table-cell>
          <table:table-cell office:value-type="float" office:value="11142">
            <text:p>11142</text:p>
          </table:table-cell>
          <table:table-cell office:value-type="float" office:value="15976">
            <text:p>15976</text:p>
          </table:table-cell>
          <table:table-cell office:value-type="float" office:value="-63.125">
            <text:p>-63.125</text:p>
          </table:table-cell>
          <table:table-cell office:value-type="float" office:value="-134.375">
            <text:p>-134.375</text:p>
          </table:table-cell>
          <table:table-cell office:value-type="float" office:value="-244">
            <text:p>-244</text:p>
          </table:table-cell>
          <table:table-cell office:value-type="float" office:value="-0.00805988253319714">
            <text:p>-0.0080598825</text:p>
          </table:table-cell>
          <table:table-cell office:value-type="float" office:value="-0.0120602225812242">
            <text:p>-0.0120602226</text:p>
          </table:table-cell>
          <table:table-cell office:value-type="float" office:value="-0.0152729093640461">
            <text:p>-0.0152729094</text:p>
          </table:table-cell>
          <table:table-cell office:value-type="float" office:value="0.97191773607845">
            <text:p>0.9719177361</text:p>
          </table:table-cell>
          <table:table-cell office:value-type="float" office:value="0.958074300944384">
            <text:p>0.9580743009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06">
            <text:p>1006</text:p>
          </table:table-cell>
          <table:table-cell office:value-type="float" office:value="454">
            <text:p>454</text:p>
          </table:table-cell>
          <table:table-cell office:value-type="float" office:value="7546">
            <text:p>7546</text:p>
          </table:table-cell>
          <table:table-cell office:value-type="float" office:value="10220">
            <text:p>10220</text:p>
          </table:table-cell>
          <table:table-cell office:value-type="float" office:value="16635">
            <text:p>16635</text:p>
          </table:table-cell>
          <table:table-cell office:value-type="float" office:value="-207.875">
            <text:p>-207.875</text:p>
          </table:table-cell>
          <table:table-cell office:value-type="float" office:value="-27.25">
            <text:p>-27.25</text:p>
          </table:table-cell>
          <table:table-cell office:value-type="float" office:value="-277.875">
            <text:p>-277.875</text:p>
          </table:table-cell>
          <table:table-cell office:value-type="float" office:value="-0.0275477073946462">
            <text:p>-0.0275477074</text:p>
          </table:table-cell>
          <table:table-cell office:value-type="float" office:value="-0.00266634050880626">
            <text:p>-0.0026663405</text:p>
          </table:table-cell>
          <table:table-cell office:value-type="float" office:value="-0.0167042380522994">
            <text:p>-0.0167042381</text:p>
          </table:table-cell>
          <table:table-cell office:value-type="float" office:value="0.905070421436832">
            <text:p>0.9050704214</text:p>
          </table:table-cell>
          <table:table-cell office:value-type="float" office:value="0.990681742587728">
            <text:p>0.9906817426</text:p>
          </table:table-cell>
          <table:table-cell office:value-type="float" office:value="0.942082068692012">
            <text:p>0.9420820687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059">
            <text:p>1059</text:p>
          </table:table-cell>
          <table:table-cell office:value-type="float" office:value="732">
            <text:p>732</text:p>
          </table:table-cell>
          <table:table-cell office:value-type="float" office:value="1059">
            <text:p>1059</text:p>
          </table:table-cell>
          <table:table-cell office:value-type="float" office:value="7450">
            <text:p>7450</text:p>
          </table:table-cell>
          <table:table-cell office:value-type="float" office:value="9668">
            <text:p>9668</text:p>
          </table:table-cell>
          <table:table-cell office:value-type="float" office:value="15059">
            <text:p>15059</text:p>
          </table:table-cell>
          <table:table-cell office:value-type="float" office:value="55">
            <text:p>55</text:p>
          </table:table-cell>
          <table:table-cell office:value-type="float" office:value="-216.5">
            <text:p>-216.5</text:p>
          </table:table-cell>
          <table:table-cell office:value-type="float" office:value="-226.25">
            <text:p>-226.25</text:p>
          </table:table-cell>
          <table:table-cell office:value-type="float" office:value="0.00738255033557047">
            <text:p>0.0073825503</text:p>
          </table:table-cell>
          <table:table-cell office:value-type="float" office:value="-0.0223934629706247">
            <text:p>-0.022393463</text:p>
          </table:table-cell>
          <table:table-cell office:value-type="float" office:value="-0.015024237997211">
            <text:p>-0.015024238</text:p>
          </table:table-cell>
          <table:table-cell office:value-type="float" office:value="1.02594575019143">
            <text:p>1.0259457502</text:p>
          </table:table-cell>
          <table:table-cell office:value-type="float" office:value="0.922605755283094">
            <text:p>0.9226057553</text:p>
          </table:table-cell>
          <table:table-cell office:value-type="float" office:value="0.947857593355459">
            <text:p>0.9478575934</text:p>
          </table:table-cell>
          <table:table-cell office:value-type="float" office:value="0">
            <text:p>0</text:p>
          </table:table-cell>
          <table:table-cell office:value-type="float" office:value="-30.6052218775052">
            <text:p>-30.60522187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2">
            <text:p>2</text:p>
          </table:table-cell>
          <table:table-cell office:value-type="float" office:value="1085">
            <text:p>1085</text:p>
          </table:table-cell>
          <table:table-cell office:value-type="float" office:value="765">
            <text:p>765</text:p>
          </table:table-cell>
          <table:table-cell office:value-type="float" office:value="561">
            <text:p>561</text:p>
          </table:table-cell>
          <table:table-cell office:value-type="float" office:value="7200">
            <text:p>7200</text:p>
          </table:table-cell>
          <table:table-cell office:value-type="float" office:value="10091">
            <text:p>10091</text:p>
          </table:table-cell>
          <table:table-cell office:value-type="float" office:value="13697">
            <text:p>13697</text:p>
          </table:table-cell>
          <table:table-cell office:value-type="float" office:value="93.125">
            <text:p>93.125</text:p>
          </table:table-cell>
          <table:table-cell office:value-type="float" office:value="-166.5">
            <text:p>-166.5</text:p>
          </table:table-cell>
          <table:table-cell office:value-type="float" office:value="-173">
            <text:p>-173</text:p>
          </table:table-cell>
          <table:table-cell office:value-type="float" office:value="0.0129340277777778">
            <text:p>0.0129340278</text:p>
          </table:table-cell>
          <table:table-cell office:value-type="float" office:value="-0.0164998513526905">
            <text:p>-0.0164998514</text:p>
          </table:table-cell>
          <table:table-cell office:value-type="float" office:value="-0.0126305030298606">
            <text:p>-0.012630503</text:p>
          </table:table-cell>
          <table:table-cell office:value-type="float" office:value="1.04559698380835">
            <text:p>1.0455969838</text:p>
          </table:table-cell>
          <table:table-cell office:value-type="float" office:value="0.942784120651119">
            <text:p>0.9427841207</text:p>
          </table:table-cell>
          <table:table-cell office:value-type="float" office:value="0.956105917424791">
            <text:p>0.95610591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007">
            <text:p>1007</text:p>
          </table:table-cell>
          <table:table-cell office:value-type="float" office:value="494">
            <text:p>494</text:p>
          </table:table-cell>
          <table:table-cell office:value-type="float" office:value="1007">
            <text:p>1007</text:p>
          </table:table-cell>
          <table:table-cell office:value-type="float" office:value="7124">
            <text:p>7124</text:p>
          </table:table-cell>
          <table:table-cell office:value-type="float" office:value="10026">
            <text:p>10026</text:p>
          </table:table-cell>
          <table:table-cell office:value-type="float" office:value="14857">
            <text:p>14857</text:p>
          </table:table-cell>
          <table:table-cell office:value-type="float" office:value="-40.75">
            <text:p>-40.75</text:p>
          </table:table-cell>
          <table:table-cell office:value-type="float" office:value="-81.875">
            <text:p>-81.875</text:p>
          </table:table-cell>
          <table:table-cell office:value-type="float" office:value="-187.5">
            <text:p>-187.5</text:p>
          </table:table-cell>
          <table:table-cell office:value-type="float" office:value="-0.0057201010668164">
            <text:p>-0.0057201011</text:p>
          </table:table-cell>
          <table:table-cell office:value-type="float" office:value="-0.00816626770396968">
            <text:p>-0.0081662677</text:p>
          </table:table-cell>
          <table:table-cell office:value-type="float" office:value="-0.0126203136568621">
            <text:p>-0.0126203137</text:p>
          </table:table-cell>
          <table:table-cell office:value-type="float" office:value="0.980043776596323">
            <text:p>0.9800437766</text:p>
          </table:table-cell>
          <table:table-cell office:value-type="float" office:value="0.971548771375403">
            <text:p>0.9715487714</text:p>
          </table:table-cell>
          <table:table-cell office:value-type="float" office:value="0.956141075941906">
            <text:p>0.956141075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2">
            <text:p>2</text:p>
          </table:table-cell>
          <table:table-cell office:value-type="float" office:value="935">
            <text:p>935</text:p>
          </table:table-cell>
          <table:table-cell office:value-type="float" office:value="626">
            <text:p>626</text:p>
          </table:table-cell>
          <table:table-cell office:value-type="float" office:value="935">
            <text:p>935</text:p>
          </table:table-cell>
          <table:table-cell office:value-type="float" office:value="7174">
            <text:p>7174</text:p>
          </table:table-cell>
          <table:table-cell office:value-type="float" office:value="9644">
            <text:p>9644</text:p>
          </table:table-cell>
          <table:table-cell office:value-type="float" office:value="13888">
            <text:p>13888</text:p>
          </table:table-cell>
          <table:table-cell office:value-type="float" office:value="18.125">
            <text:p>18.125</text:p>
          </table:table-cell>
          <table:table-cell office:value-type="float" office:value="-300.25">
            <text:p>-300.25</text:p>
          </table:table-cell>
          <table:table-cell office:value-type="float" office:value="-74.625">
            <text:p>-74.625</text:p>
          </table:table-cell>
          <table:table-cell office:value-type="float" office:value="0.00252648452746027">
            <text:p>0.0025264845</text:p>
          </table:table-cell>
          <table:table-cell office:value-type="float" office:value="-0.0311333471588552">
            <text:p>-0.0311333472</text:p>
          </table:table-cell>
          <table:table-cell office:value-type="float" office:value="-0.00537334389400922">
            <text:p>-0.0053733439</text:p>
          </table:table-cell>
          <table:table-cell office:value-type="float" office:value="1.00885520676928">
            <text:p>1.0088552068</text:p>
          </table:table-cell>
          <table:table-cell office:value-type="float" office:value="0.892933084142422">
            <text:p>0.8929330841</text:p>
          </table:table-cell>
          <table:table-cell office:value-type="float" office:value="0.98124988710719">
            <text:p>0.9812498871</text:p>
          </table:table-cell>
          <table:table-cell office:value-type="float" office:value="0">
            <text:p>0</text:p>
          </table:table-cell>
          <table:table-cell office:value-type="float" office:value="-21.9154177011059">
            <text:p>-21.9154177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8">
            <text:p>858</text:p>
          </table:table-cell>
          <table:table-cell office:value-type="float" office:value="360">
            <text:p>360</text:p>
          </table:table-cell>
          <table:table-cell office:value-type="float" office:value="7450">
            <text:p>7450</text:p>
          </table:table-cell>
          <table:table-cell office:value-type="float" office:value="9704">
            <text:p>9704</text:p>
          </table:table-cell>
          <table:table-cell office:value-type="float" office:value="14021">
            <text:p>14021</text:p>
          </table:table-cell>
          <table:table-cell office:value-type="float" office:value="55">
            <text:p>55</text:p>
          </table:table-cell>
          <table:table-cell office:value-type="float" office:value="-205.875">
            <text:p>-205.875</text:p>
          </table:table-cell>
          <table:table-cell office:value-type="float" office:value="177.25">
            <text:p>177.25</text:p>
          </table:table-cell>
          <table:table-cell office:value-type="float" office:value="0.00738255033557047">
            <text:p>0.0073825503</text:p>
          </table:table-cell>
          <table:table-cell office:value-type="float" office:value="-0.0212154781533388">
            <text:p>-0.0212154782</text:p>
          </table:table-cell>
          <table:table-cell office:value-type="float" office:value="0.0126417516582269">
            <text:p>0.0126417517</text:p>
          </table:table-cell>
          <table:table-cell office:value-type="float" office:value="1.02594575019143">
            <text:p>1.0259457502</text:p>
          </table:table-cell>
          <table:table-cell office:value-type="float" office:value="0.926628015629333">
            <text:p>0.9266280156</text:p>
          </table:table-cell>
          <table:table-cell office:value-type="float" office:value="1.04455936601837">
            <text:p>1.044559366</text:p>
          </table:table-cell>
          <table:table-cell office:value-type="float" office:value="0">
            <text:p>0</text:p>
          </table:table-cell>
          <table:table-cell office:value-type="float" office:value="-32.3239557943286">
            <text:p>-32.32395579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2">
            <text:p>2</text:p>
          </table:table-cell>
          <table:table-cell office:value-type="float" office:value="854">
            <text:p>854</text:p>
          </table:table-cell>
          <table:table-cell office:value-type="float" office:value="549">
            <text:p>549</text:p>
          </table:table-cell>
          <table:table-cell office:value-type="float" office:value="361">
            <text:p>361</text:p>
          </table:table-cell>
          <table:table-cell office:value-type="float" office:value="7200">
            <text:p>7200</text:p>
          </table:table-cell>
          <table:table-cell office:value-type="float" office:value="10235">
            <text:p>10235</text:p>
          </table:table-cell>
          <table:table-cell office:value-type="float" office:value="15190">
            <text:p>15190</text:p>
          </table:table-cell>
          <table:table-cell office:value-type="float" office:value="93.125">
            <text:p>93.125</text:p>
          </table:table-cell>
          <table:table-cell office:value-type="float" office:value="-91.25">
            <text:p>-91.25</text:p>
          </table:table-cell>
          <table:table-cell office:value-type="float" office:value="232.75">
            <text:p>232.75</text:p>
          </table:table-cell>
          <table:table-cell office:value-type="float" office:value="0.0129340277777778">
            <text:p>0.0129340278</text:p>
          </table:table-cell>
          <table:table-cell office:value-type="float" office:value="-0.00891548607718613">
            <text:p>-0.0089154861</text:p>
          </table:table-cell>
          <table:table-cell office:value-type="float" office:value="0.0153225806451613">
            <text:p>0.0153225806</text:p>
          </table:table-cell>
          <table:table-cell office:value-type="float" office:value="1.04559698380835">
            <text:p>1.0455969838</text:p>
          </table:table-cell>
          <table:table-cell office:value-type="float" office:value="0.968951591078154">
            <text:p>0.9689515911</text:p>
          </table:table-cell>
          <table:table-cell office:value-type="float" office:value="1.05408920395421">
            <text:p>1.054089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2">
            <text:p>2</text:p>
          </table:table-cell>
          <table:table-cell office:value-type="float" office:value="880">
            <text:p>880</text:p>
          </table:table-cell>
          <table:table-cell office:value-type="float" office:value="390">
            <text:p>390</text:p>
          </table:table-cell>
          <table:table-cell office:value-type="float" office:value="880">
            <text:p>880</text:p>
          </table:table-cell>
          <table:table-cell office:value-type="float" office:value="7124">
            <text:p>7124</text:p>
          </table:table-cell>
          <table:table-cell office:value-type="float" office:value="10774">
            <text:p>10774</text:p>
          </table:table-cell>
          <table:table-cell office:value-type="float" office:value="14751">
            <text:p>14751</text:p>
          </table:table-cell>
          <table:table-cell office:value-type="float" office:value="-40.75">
            <text:p>-40.75</text:p>
          </table:table-cell>
          <table:table-cell office:value-type="float" office:value="-77.75">
            <text:p>-77.75</text:p>
          </table:table-cell>
          <table:table-cell office:value-type="float" office:value="-113">
            <text:p>-113</text:p>
          </table:table-cell>
          <table:table-cell office:value-type="float" office:value="-0.0057201010668164">
            <text:p>-0.0057201011</text:p>
          </table:table-cell>
          <table:table-cell office:value-type="float" office:value="-0.00721644700204195">
            <text:p>-0.007216447</text:p>
          </table:table-cell>
          <table:table-cell office:value-type="float" office:value="-0.0076604975933835">
            <text:p>-0.0076604976</text:p>
          </table:table-cell>
          <table:table-cell office:value-type="float" office:value="0.980043776596323">
            <text:p>0.9800437766</text:p>
          </table:table-cell>
          <table:table-cell office:value-type="float" office:value="0.974844506623226">
            <text:p>0.9748445066</text:p>
          </table:table-cell>
          <table:table-cell office:value-type="float" office:value="0.973303277540979">
            <text:p>0.97330327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61">
            <text:p>461</text:p>
          </table:table-cell>
          <table:table-cell office:value-type="float" office:value="949">
            <text:p>949</text:p>
          </table:table-cell>
          <table:table-cell office:value-type="float" office:value="7260">
            <text:p>7260</text:p>
          </table:table-cell>
          <table:table-cell office:value-type="float" office:value="10238">
            <text:p>10238</text:p>
          </table:table-cell>
          <table:table-cell office:value-type="float" office:value="13859">
            <text:p>13859</text:p>
          </table:table-cell>
          <table:table-cell office:value-type="float" office:value="11.5">
            <text:p>11.5</text:p>
          </table:table-cell>
          <table:table-cell office:value-type="float" office:value="-60.25">
            <text:p>-60.25</text:p>
          </table:table-cell>
          <table:table-cell office:value-type="float" office:value="347">
            <text:p>347</text:p>
          </table:table-cell>
          <table:table-cell office:value-type="float" office:value="0.00158402203856749">
            <text:p>0.001584022</text:p>
          </table:table-cell>
          <table:table-cell office:value-type="float" office:value="-0.00588493846454386">
            <text:p>-0.0058849385</text:p>
          </table:table-cell>
          <table:table-cell office:value-type="float" office:value="0.0250378815210333">
            <text:p>0.0250378815</text:p>
          </table:table-cell>
          <table:table-cell office:value-type="float" office:value="1.00554899502159">
            <text:p>1.005548995</text:p>
          </table:table-cell>
          <table:table-cell office:value-type="float" office:value="0.97947059507553">
            <text:p>0.9794705951</text:p>
          </table:table-cell>
          <table:table-cell office:value-type="float" office:value="1.0888613005253">
            <text:p>1.0888613005</text:p>
          </table:table-cell>
          <table:table-cell table:number-columns-repeated="2" office:value-type="float" office:value="0">
            <text:p>0</text:p>
          </table:table-cell>
          <table:table-cell office:value-type="float" office:value="28.0290840028408">
            <text:p>28.0290840028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5">
            <text:p>655</text:p>
          </table:table-cell>
          <table:table-cell office:value-type="float" office:value="472">
            <text:p>472</text:p>
          </table:table-cell>
          <table:table-cell office:value-type="float" office:value="7398">
            <text:p>7398</text:p>
          </table:table-cell>
          <table:table-cell office:value-type="float" office:value="10284">
            <text:p>10284</text:p>
          </table:table-cell>
          <table:table-cell office:value-type="float" office:value="14344">
            <text:p>14344</text:p>
          </table:table-cell>
          <table:table-cell office:value-type="float" office:value="39.375">
            <text:p>39.375</text:p>
          </table:table-cell>
          <table:table-cell office:value-type="float" office:value="102.5">
            <text:p>102.5</text:p>
          </table:table-cell>
          <table:table-cell office:value-type="float" office:value="346.375">
            <text:p>346.375</text:p>
          </table:table-cell>
          <table:table-cell office:value-type="float" office:value="0.00532238442822384">
            <text:p>0.0053223844</text:p>
          </table:table-cell>
          <table:table-cell office:value-type="float" office:value="0.00996693893426682">
            <text:p>0.0099669389</text:p>
          </table:table-cell>
          <table:table-cell office:value-type="float" office:value="0.0241477272727273">
            <text:p>0.0241477273</text:p>
          </table:table-cell>
          <table:table-cell office:value-type="float" office:value="1.01868386793975">
            <text:p>1.0186838679</text:p>
          </table:table-cell>
          <table:table-cell office:value-type="float" office:value="1.0350789924185">
            <text:p>1.0350789924</text:p>
          </table:table-cell>
          <table:table-cell office:value-type="float" office:value="1.08565994641012">
            <text:p>1.0856599464</text:p>
          </table:table-cell>
          <table:table-cell table:number-columns-repeated="2" office:value-type="float" office:value="0">
            <text:p>0</text:p>
          </table:table-cell>
          <table:table-cell office:value-type="float" office:value="29.0496432984885">
            <text:p>29.0496432985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2">
            <text:p>2</text:p>
          </table:table-cell>
          <table:table-cell office:value-type="float" office:value="919">
            <text:p>919</text:p>
          </table:table-cell>
          <table:table-cell office:value-type="float" office:value="620">
            <text:p>620</text:p>
          </table:table-cell>
          <table:table-cell office:value-type="float" office:value="437">
            <text:p>437</text:p>
          </table:table-cell>
          <table:table-cell office:value-type="float" office:value="7124">
            <text:p>7124</text:p>
          </table:table-cell>
          <table:table-cell office:value-type="float" office:value="10588">
            <text:p>10588</text:p>
          </table:table-cell>
          <table:table-cell office:value-type="float" office:value="15190">
            <text:p>15190</text:p>
          </table:table-cell>
          <table:table-cell office:value-type="float" office:value="109.375">
            <text:p>109.375</text:p>
          </table:table-cell>
          <table:table-cell office:value-type="float" office:value="67.375">
            <text:p>67.375</text:p>
          </table:table-cell>
          <table:table-cell office:value-type="float" office:value="232.75">
            <text:p>232.75</text:p>
          </table:table-cell>
          <table:table-cell office:value-type="float" office:value="0.0153530320044919">
            <text:p>0.015353032</text:p>
          </table:table-cell>
          <table:table-cell office:value-type="float" office:value="0.00636333585190782">
            <text:p>0.0063633359</text:p>
          </table:table-cell>
          <table:table-cell office:value-type="float" office:value="0.0153225806451613">
            <text:p>0.0153225806</text:p>
          </table:table-cell>
          <table:table-cell office:value-type="float" office:value="1.05419761457551">
            <text:p>1.0541976146</text:p>
          </table:table-cell>
          <table:table-cell office:value-type="float" office:value="1.02235103988628">
            <text:p>1.0223510399</text:p>
          </table:table-cell>
          <table:table-cell office:value-type="float" office:value="1.05408920395421">
            <text:p>1.054089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1">
            <text:p>871</text:p>
          </table:table-cell>
          <table:table-cell office:value-type="float" office:value="394">
            <text:p>394</text:p>
          </table:table-cell>
          <table:table-cell office:value-type="float" office:value="7190">
            <text:p>7190</text:p>
          </table:table-cell>
          <table:table-cell office:value-type="float" office:value="10535">
            <text:p>10535</text:p>
          </table:table-cell>
          <table:table-cell office:value-type="float" office:value="14705">
            <text:p>14705</text:p>
          </table:table-cell>
          <table:table-cell office:value-type="float" office:value="-3.25">
            <text:p>-3.25</text:p>
          </table:table-cell>
          <table:table-cell office:value-type="float" office:value="-63.875">
            <text:p>-63.875</text:p>
          </table:table-cell>
          <table:table-cell office:value-type="float" office:value="217.125">
            <text:p>217.125</text:p>
          </table:table-cell>
          <table:table-cell office:value-type="float" office:value="-0.00045201668984701">
            <text:p>-0.0004520167</text:p>
          </table:table-cell>
          <table:table-cell office:value-type="float" office:value="-0.00606312292358804">
            <text:p>-0.0060631229</text:p>
          </table:table-cell>
          <table:table-cell office:value-type="float" office:value="0.0147653859231554">
            <text:p>0.0147653859</text:p>
          </table:table-cell>
          <table:table-cell office:value-type="float" office:value="0.998418342050948">
            <text:p>0.9984183421</text:p>
          </table:table-cell>
          <table:table-cell office:value-type="float" office:value="0.978851122228231">
            <text:p>0.9788511222</text:p>
          </table:table-cell>
          <table:table-cell office:value-type="float" office:value="1.0521061633091">
            <text:p>1.05210616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528">
            <text:p>528</text:p>
          </table:table-cell>
          <table:table-cell office:value-type="float" office:value="344">
            <text:p>344</text:p>
          </table:table-cell>
          <table:table-cell office:value-type="float" office:value="7270">
            <text:p>7270</text:p>
          </table:table-cell>
          <table:table-cell office:value-type="float" office:value="10357">
            <text:p>10357</text:p>
          </table:table-cell>
          <table:table-cell office:value-type="float" office:value="15641">
            <text:p>15641</text:p>
          </table:table-cell>
          <table:table-cell office:value-type="float" office:value="14.75">
            <text:p>14.75</text:p>
          </table:table-cell>
          <table:table-cell office:value-type="float" office:value="252.25">
            <text:p>252.25</text:p>
          </table:table-cell>
          <table:table-cell office:value-type="float" office:value="-72.75">
            <text:p>-72.75</text:p>
          </table:table-cell>
          <table:table-cell office:value-type="float" office:value="0.00202888583218707">
            <text:p>0.0020288858</text:p>
          </table:table-cell>
          <table:table-cell office:value-type="float" office:value="0.0243555083518393">
            <text:p>0.0243555084</text:p>
          </table:table-cell>
          <table:table-cell office:value-type="float" office:value="-0.00465123713317563">
            <text:p>-0.0046512371</text:p>
          </table:table-cell>
          <table:table-cell office:value-type="float" office:value="1.00710916851299">
            <text:p>1.0071091685</text:p>
          </table:table-cell>
          <table:table-cell office:value-type="float" office:value="1.08640693317411">
            <text:p>1.0864069332</text:p>
          </table:table-cell>
          <table:table-cell office:value-type="float" office:value="0.983763072687349">
            <text:p>0.9837630727</text:p>
          </table:table-cell>
          <table:table-cell office:value-type="float" office:value="0">
            <text:p>0</text:p>
          </table:table-cell>
          <table:table-cell office:value-type="float" office:value="28.80474894166">
            <text:p>28.80474894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3"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71">
            <text:p>471</text:p>
          </table:table-cell>
          <table:table-cell office:value-type="float" office:value="290">
            <text:p>290</text:p>
          </table:table-cell>
          <table:table-cell office:value-type="float" office:value="7772">
            <text:p>7772</text:p>
          </table:table-cell>
          <table:table-cell office:value-type="float" office:value="10432">
            <text:p>10432</text:p>
          </table:table-cell>
          <table:table-cell office:value-type="float" office:value="16282">
            <text:p>16282</text:p>
          </table:table-cell>
          <table:table-cell office:value-type="float" office:value="92.5">
            <text:p>92.5</text:p>
          </table:table-cell>
          <table:table-cell office:value-type="float" office:value="246">
            <text:p>246</text:p>
          </table:table-cell>
          <table:table-cell office:value-type="float" office:value="-100.75">
            <text:p>-100.75</text:p>
          </table:table-cell>
          <table:table-cell office:value-type="float" office:value="0.0119016984045291">
            <text:p>0.0119016984</text:p>
          </table:table-cell>
          <table:table-cell office:value-type="float" office:value="0.0235812883435583">
            <text:p>0.0235812883</text:p>
          </table:table-cell>
          <table:table-cell office:value-type="float" office:value="-0.00618781476477091">
            <text:p>-0.0061878148</text:p>
          </table:table-cell>
          <table:table-cell office:value-type="float" office:value="1.04193357924868">
            <text:p>1.0419335792</text:p>
          </table:table-cell>
          <table:table-cell office:value-type="float" office:value="1.08362442043594">
            <text:p>1.0836244204</text:p>
          </table:table-cell>
          <table:table-cell office:value-type="float" office:value="0.978417694864365">
            <text:p>0.9784176949</text:p>
          </table:table-cell>
          <table:table-cell office:value-type="float" office:value="0">
            <text:p>0</text:p>
          </table:table-cell>
          <table:table-cell office:value-type="float" office:value="29.7391760359704">
            <text:p>29.7391760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3" office:value-type="float" office:value="2">
            <text:p>2</text:p>
          </table:table-cell>
          <table:table-cell office:value-type="float" office:value="324">
            <text:p>324</text:p>
          </table:table-cell>
          <table:table-cell office:value-type="float" office:value="501">
            <text:p>501</text:p>
          </table:table-cell>
          <table:table-cell office:value-type="float" office:value="782">
            <text:p>782</text:p>
          </table:table-cell>
          <table:table-cell office:value-type="float" office:value="8213">
            <text:p>8213</text:p>
          </table:table-cell>
          <table:table-cell office:value-type="float" office:value="11200">
            <text:p>11200</text:p>
          </table:table-cell>
          <table:table-cell office:value-type="float" office:value="15405">
            <text:p>15405</text:p>
          </table:table-cell>
          <table:table-cell office:value-type="float" office:value="51.25">
            <text:p>51.25</text:p>
          </table:table-cell>
          <table:table-cell office:value-type="float" office:value="138.5">
            <text:p>138.5</text:p>
          </table:table-cell>
          <table:table-cell office:value-type="float" office:value="-43.75">
            <text:p>-43.75</text:p>
          </table:table-cell>
          <table:table-cell office:value-type="float" office:value="0.00624010714720565">
            <text:p>0.0062401071</text:p>
          </table:table-cell>
          <table:table-cell office:value-type="float" office:value="0.0123660714285714">
            <text:p>0.0123660714</text:p>
          </table:table-cell>
          <table:table-cell office:value-type="float" office:value="-0.00283998701720221">
            <text:p>-0.002839987</text:p>
          </table:table-cell>
          <table:table-cell office:value-type="float" office:value="1.02191669533215">
            <text:p>1.0219166953</text:p>
          </table:table-cell>
          <table:table-cell office:value-type="float" office:value="1.04358097265625">
            <text:p>1.0435809727</text:p>
          </table:table-cell>
          <table:table-cell office:value-type="float" office:value="0.990075853871258">
            <text:p>0.990075853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3" office:value-type="float" office:value="2">
            <text:p>2</text:p>
          </table:table-cell>
          <table:table-cell office:value-type="float" office:value="532">
            <text:p>532</text:p>
          </table:table-cell>
          <table:table-cell office:value-type="float" office:value="811">
            <text:p>811</text:p>
          </table:table-cell>
          <table:table-cell office:value-type="float" office:value="359">
            <text:p>359</text:p>
          </table:table-cell>
          <table:table-cell office:value-type="float" office:value="7978">
            <text:p>7978</text:p>
          </table:table-cell>
          <table:table-cell office:value-type="float" office:value="10481">
            <text:p>10481</text:p>
          </table:table-cell>
          <table:table-cell office:value-type="float" office:value="14705">
            <text:p>14705</text:p>
          </table:table-cell>
          <table:table-cell office:value-type="float" office:value="37.75">
            <text:p>37.75</text:p>
          </table:table-cell>
          <table:table-cell office:value-type="float" office:value="-79.125">
            <text:p>-79.125</text:p>
          </table:table-cell>
          <table:table-cell office:value-type="float" office:value="217.125">
            <text:p>217.125</text:p>
          </table:table-cell>
          <table:table-cell office:value-type="float" office:value="0.00473176234645275">
            <text:p>0.0047317623</text:p>
          </table:table-cell>
          <table:table-cell office:value-type="float" office:value="-0.00754937505963171">
            <text:p>-0.0075493751</text:p>
          </table:table-cell>
          <table:table-cell office:value-type="float" office:value="0.0147653859231554">
            <text:p>0.0147653859</text:p>
          </table:table-cell>
          <table:table-cell office:value-type="float" office:value="1.01660505177939">
            <text:p>1.0166050518</text:p>
          </table:table-cell>
          <table:table-cell office:value-type="float" office:value="0.973688893696319">
            <text:p>0.9736888937</text:p>
          </table:table-cell>
          <table:table-cell office:value-type="float" office:value="1.0521061633091">
            <text:p>1.05210616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789">
            <text:p>789</text:p>
          </table:table-cell>
          <table:table-cell office:value-type="float" office:value="514">
            <text:p>514</text:p>
          </table:table-cell>
          <table:table-cell office:value-type="float" office:value="7578">
            <text:p>7578</text:p>
          </table:table-cell>
          <table:table-cell office:value-type="float" office:value="10352">
            <text:p>10352</text:p>
          </table:table-cell>
          <table:table-cell office:value-type="float" office:value="15251">
            <text:p>15251</text:p>
          </table:table-cell>
          <table:table-cell office:value-type="float" office:value="160.75">
            <text:p>160.75</text:p>
          </table:table-cell>
          <table:table-cell office:value-type="float" office:value="248.25">
            <text:p>248.25</text:p>
          </table:table-cell>
          <table:table-cell office:value-type="float" office:value="-149.5">
            <text:p>-149.5</text:p>
          </table:table-cell>
          <table:table-cell office:value-type="float" office:value="0.0212127210345738">
            <text:p>0.021212721</text:p>
          </table:table-cell>
          <table:table-cell office:value-type="float" office:value="0.0239808732612056">
            <text:p>0.0239808733</text:p>
          </table:table-cell>
          <table:table-cell office:value-type="float" office:value="-0.00980263589272834">
            <text:p>-0.0098026359</text:p>
          </table:table-cell>
          <table:table-cell office:value-type="float" office:value="1.07512648350704">
            <text:p>1.0751264835</text:p>
          </table:table-cell>
          <table:table-cell office:value-type="float" office:value="1.08506021768766">
            <text:p>1.0850602177</text:p>
          </table:table-cell>
          <table:table-cell office:value-type="float" office:value="0.965879114049524">
            <text:p>0.965879114</text:p>
          </table:table-cell>
          <table:table-cell office:value-type="float" office:value="33.0213756405791">
            <text:p>33.0213756406</text:p>
          </table:table-cell>
          <table:table-cell office:value-type="float" office:value="29.2493723877238">
            <text:p>29.24937238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3" office:value-type="float" office:value="2">
            <text:p>2</text:p>
          </table:table-cell>
          <table:table-cell office:value-type="float" office:value="336">
            <text:p>336</text:p>
          </table:table-cell>
          <table:table-cell table:number-columns-repeated="2" office:value-type="float" office:value="503">
            <text:p>503</text:p>
          </table:table-cell>
          <table:table-cell office:value-type="float" office:value="7480">
            <text:p>7480</text:p>
          </table:table-cell>
          <table:table-cell office:value-type="float" office:value="10432">
            <text:p>10432</text:p>
          </table:table-cell>
          <table:table-cell office:value-type="float" office:value="16337">
            <text:p>16337</text:p>
          </table:table-cell>
          <table:table-cell office:value-type="float" office:value="-39.5">
            <text:p>-39.5</text:p>
          </table:table-cell>
          <table:table-cell office:value-type="float" office:value="246">
            <text:p>246</text:p>
          </table:table-cell>
          <table:table-cell office:value-type="float" office:value="-117.375">
            <text:p>-117.375</text:p>
          </table:table-cell>
          <table:table-cell office:value-type="float" office:value="-0.0052807486631016">
            <text:p>-0.0052807487</text:p>
          </table:table-cell>
          <table:table-cell office:value-type="float" office:value="0.0235812883435583">
            <text:p>0.0235812883</text:p>
          </table:table-cell>
          <table:table-cell office:value-type="float" office:value="-0.00718461161780009">
            <text:p>-0.0071846116</text:p>
          </table:table-cell>
          <table:table-cell office:value-type="float" office:value="0.981572036839772">
            <text:p>0.9815720368</text:p>
          </table:table-cell>
          <table:table-cell office:value-type="float" office:value="1.08362442043594">
            <text:p>1.0836244204</text:p>
          </table:table-cell>
          <table:table-cell office:value-type="float" office:value="0.974955031880133">
            <text:p>0.9749550319</text:p>
          </table:table-cell>
          <table:table-cell office:value-type="float" office:value="0">
            <text:p>0</text:p>
          </table:table-cell>
          <table:table-cell office:value-type="float" office:value="29.7391760359704">
            <text:p>29.7391760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3" office:value-type="float" office:value="2">
            <text:p>2</text:p>
          </table:table-cell>
          <table:table-cell office:value-type="float" office:value="340">
            <text:p>340</text:p>
          </table:table-cell>
          <table:table-cell office:value-type="float" office:value="767">
            <text:p>767</text:p>
          </table:table-cell>
          <table:table-cell office:value-type="float" office:value="340">
            <text:p>340</text:p>
          </table:table-cell>
          <table:table-cell office:value-type="float" office:value="7799">
            <text:p>7799</text:p>
          </table:table-cell>
          <table:table-cell office:value-type="float" office:value="10414">
            <text:p>10414</text:p>
          </table:table-cell>
          <table:table-cell office:value-type="float" office:value="15528">
            <text:p>15528</text:p>
          </table:table-cell>
          <table:table-cell office:value-type="float" office:value="-125">
            <text:p>-125</text:p>
          </table:table-cell>
          <table:table-cell office:value-type="float" office:value="27.625">
            <text:p>27.625</text:p>
          </table:table-cell>
          <table:table-cell office:value-type="float" office:value="-64.75">
            <text:p>-64.75</text:p>
          </table:table-cell>
          <table:table-cell office:value-type="float" office:value="-0.0160276958584434">
            <text:p>-0.0160276959</text:p>
          </table:table-cell>
          <table:table-cell office:value-type="float" office:value="0.00265267908584598">
            <text:p>0.0026526791</text:p>
          </table:table-cell>
          <table:table-cell office:value-type="float" office:value="-0.0041698866563627">
            <text:p>-0.0041698867</text:p>
          </table:table-cell>
          <table:table-cell office:value-type="float" office:value="0.944406563083128">
            <text:p>0.9444065631</text:p>
          </table:table-cell>
          <table:table-cell office:value-type="float" office:value="1.00929816874487">
            <text:p>1.0092981687</text:p>
          </table:table-cell>
          <table:table-cell office:value-type="float" office:value="0.985439477093995">
            <text:p>0.985439477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95">
            <text:p>695</text:p>
          </table:table-cell>
          <table:table-cell office:value-type="float" office:value="279">
            <text:p>279</text:p>
          </table:table-cell>
          <table:table-cell office:value-type="float" office:value="7956">
            <text:p>7956</text:p>
          </table:table-cell>
          <table:table-cell office:value-type="float" office:value="10334">
            <text:p>10334</text:p>
          </table:table-cell>
          <table:table-cell office:value-type="float" office:value="14637">
            <text:p>14637</text:p>
          </table:table-cell>
          <table:table-cell office:value-type="float" office:value="79.75">
            <text:p>79.75</text:p>
          </table:table-cell>
          <table:table-cell office:value-type="float" office:value="-94.75">
            <text:p>-94.75</text:p>
          </table:table-cell>
          <table:table-cell office:value-type="float" office:value="6.625">
            <text:p>6.625</text:p>
          </table:table-cell>
          <table:table-cell office:value-type="float" office:value="0.0100238813474108">
            <text:p>0.0100238813</text:p>
          </table:table-cell>
          <table:table-cell office:value-type="float" office:value="-0.00916876330559319">
            <text:p>-0.0091687633</text:p>
          </table:table-cell>
          <table:table-cell office:value-type="float" office:value="0.000452620072419212">
            <text:p>0.0004526201</text:p>
          </table:table-cell>
          <table:table-cell office:value-type="float" office:value="1.03528052198258">
            <text:p>1.035280522</text:p>
          </table:table-cell>
          <table:table-cell office:value-type="float" office:value="0.96807409822271">
            <text:p>0.9680740982</text:p>
          </table:table-cell>
          <table:table-cell office:value-type="float" office:value="1.00158457178873">
            <text:p>1.00158457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table:number-columns-repeated="3" office:value-type="float" office:value="2">
            <text:p>2</text:p>
          </table:table-cell>
          <table:table-cell office:value-type="float" office:value="271">
            <text:p>271</text:p>
          </table:table-cell>
          <table:table-cell office:value-type="float" office:value="677">
            <text:p>677</text:p>
          </table:table-cell>
          <table:table-cell office:value-type="float" office:value="271">
            <text:p>271</text:p>
          </table:table-cell>
          <table:table-cell office:value-type="float" office:value="7530">
            <text:p>7530</text:p>
          </table:table-cell>
          <table:table-cell office:value-type="float" office:value="11362">
            <text:p>11362</text:p>
          </table:table-cell>
          <table:table-cell office:value-type="float" office:value="17303">
            <text:p>17303</text:p>
          </table:table-cell>
          <table:table-cell office:value-type="float" office:value="117.75">
            <text:p>117.75</text:p>
          </table:table-cell>
          <table:table-cell office:value-type="float" office:value="-55">
            <text:p>-55</text:p>
          </table:table-cell>
          <table:table-cell office:value-type="float" office:value="56">
            <text:p>56</text:p>
          </table:table-cell>
          <table:table-cell office:value-type="float" office:value="0.0156374501992032">
            <text:p>0.0156374502</text:p>
          </table:table-cell>
          <table:table-cell office:value-type="float" office:value="-0.00484069706037669">
            <text:p>-0.0048406971</text:p>
          </table:table-cell>
          <table:table-cell office:value-type="float" office:value="0.0032364329884991">
            <text:p>0.003236433</text:p>
          </table:table-cell>
          <table:table-cell office:value-type="float" office:value="1.05521035420073">
            <text:p>1.0552103542</text:p>
          </table:table-cell>
          <table:table-cell office:value-type="float" office:value="0.983103487690821">
            <text:p>0.9831034877</text:p>
          </table:table-cell>
          <table:table-cell office:value-type="float" office:value="1.01134804547679">
            <text:p>1.01134804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table:number-columns-repeated="3" office:value-type="float" office:value="2">
            <text:p>2</text:p>
          </table:table-cell>
          <table:table-cell office:value-type="float" office:value="466">
            <text:p>466</text:p>
          </table:table-cell>
          <table:table-cell office:value-type="float" office:value="708">
            <text:p>708</text:p>
          </table:table-cell>
          <table:table-cell office:value-type="float" office:value="466">
            <text:p>466</text:p>
          </table:table-cell>
          <table:table-cell office:value-type="float" office:value="7670">
            <text:p>7670</text:p>
          </table:table-cell>
          <table:table-cell office:value-type="float" office:value="11618">
            <text:p>11618</text:p>
          </table:table-cell>
          <table:table-cell office:value-type="float" office:value="16337">
            <text:p>16337</text:p>
          </table:table-cell>
          <table:table-cell office:value-type="float" office:value="-67.75">
            <text:p>-67.75</text:p>
          </table:table-cell>
          <table:table-cell office:value-type="float" office:value="102.75">
            <text:p>102.75</text:p>
          </table:table-cell>
          <table:table-cell office:value-type="float" office:value="-117.375">
            <text:p>-117.375</text:p>
          </table:table-cell>
          <table:table-cell office:value-type="float" office:value="-0.00883311603650587">
            <text:p>-0.008833116</text:p>
          </table:table-cell>
          <table:table-cell office:value-type="float" office:value="0.00884403511792047">
            <text:p>0.0088440351</text:p>
          </table:table-cell>
          <table:table-cell office:value-type="float" office:value="-0.00718461161780009">
            <text:p>-0.0071846116</text:p>
          </table:table-cell>
          <table:table-cell office:value-type="float" office:value="0.969237020792502">
            <text:p>0.9692370208</text:p>
          </table:table-cell>
          <table:table-cell office:value-type="float" office:value="1.03110742814877">
            <text:p>1.0311074281</text:p>
          </table:table-cell>
          <table:table-cell office:value-type="float" office:value="0.974955031880133">
            <text:p>0.97495503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9">
            <text:p>729</text:p>
          </table:table-cell>
          <table:table-cell office:value-type="float" office:value="491">
            <text:p>491</text:p>
          </table:table-cell>
          <table:table-cell office:value-type="float" office:value="7770">
            <text:p>7770</text:p>
          </table:table-cell>
          <table:table-cell office:value-type="float" office:value="10240">
            <text:p>10240</text:p>
          </table:table-cell>
          <table:table-cell office:value-type="float" office:value="15231">
            <text:p>15231</text:p>
          </table:table-cell>
          <table:table-cell office:value-type="float" office:value="-115.125">
            <text:p>-115.125</text:p>
          </table:table-cell>
          <table:table-cell office:value-type="float" office:value="302.125">
            <text:p>302.125</text:p>
          </table:table-cell>
          <table:table-cell office:value-type="float" office:value="-122">
            <text:p>-122</text:p>
          </table:table-cell>
          <table:table-cell office:value-type="float" office:value="-0.0148166023166023">
            <text:p>-0.0148166023</text:p>
          </table:table-cell>
          <table:table-cell office:value-type="float" office:value="0.02950439453125">
            <text:p>0.0295043945</text:p>
          </table:table-cell>
          <table:table-cell office:value-type="float" office:value="-0.00800997964677303">
            <text:p>-0.0080099796</text:p>
          </table:table-cell>
          <table:table-cell office:value-type="float" office:value="0.94857217403214">
            <text:p>0.948572174</text:p>
          </table:table-cell>
          <table:table-cell office:value-type="float" office:value="1.10497157908082">
            <text:p>1.1049715791</text:p>
          </table:table-cell>
          <table:table-cell office:value-type="float" office:value="0.97209082439322">
            <text:p>0.9720908244</text:p>
          </table:table-cell>
          <table:table-cell office:value-type="float" office:value="0">
            <text:p>0</text:p>
          </table:table-cell>
          <table:table-cell office:value-type="float" office:value="23.8379089382745">
            <text:p>23.83790893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table:number-columns-repeated="3"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687">
            <text:p>687</text:p>
          </table:table-cell>
          <table:table-cell office:value-type="float" office:value="453">
            <text:p>453</text:p>
          </table:table-cell>
          <table:table-cell office:value-type="float" office:value="7850">
            <text:p>7850</text:p>
          </table:table-cell>
          <table:table-cell office:value-type="float" office:value="10415">
            <text:p>10415</text:p>
          </table:table-cell>
          <table:table-cell office:value-type="float" office:value="14931">
            <text:p>14931</text:p>
          </table:table-cell>
          <table:table-cell office:value-type="float" office:value="92.75">
            <text:p>92.75</text:p>
          </table:table-cell>
          <table:table-cell office:value-type="float" office:value="336.75">
            <text:p>336.75</text:p>
          </table:table-cell>
          <table:table-cell office:value-type="float" office:value="53.875">
            <text:p>53.875</text:p>
          </table:table-cell>
          <table:table-cell office:value-type="float" office:value="0.0118152866242038">
            <text:p>0.0118152866</text:p>
          </table:table-cell>
          <table:table-cell office:value-type="float" office:value="0.0323331733077292">
            <text:p>0.0323331733</text:p>
          </table:table-cell>
          <table:table-cell office:value-type="float" office:value="0.00360826468421405">
            <text:p>0.0036082647</text:p>
          </table:table-cell>
          <table:table-cell office:value-type="float" office:value="1.04162712114082">
            <text:p>1.0416271211</text:p>
          </table:table-cell>
          <table:table-cell office:value-type="float" office:value="1.1152151574055">
            <text:p>1.1152151574</text:p>
          </table:table-cell>
          <table:table-cell office:value-type="float" office:value="1.01265444475985">
            <text:p>1.0126544448</text:p>
          </table:table-cell>
          <table:table-cell office:value-type="float" office:value="0">
            <text:p>0</text:p>
          </table:table-cell>
          <table:table-cell office:value-type="float" office:value="21.7823833088327">
            <text:p>21.78238330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table:number-columns-repeated="3" office:value-type="float" office:value="2">
            <text:p>2</text:p>
          </table:table-cell>
          <table:table-cell office:value-type="float" office:value="305">
            <text:p>305</text:p>
          </table:table-cell>
          <table:table-cell office:value-type="float" office:value="448">
            <text:p>448</text:p>
          </table:table-cell>
          <table:table-cell office:value-type="float" office:value="305">
            <text:p>305</text:p>
          </table:table-cell>
          <table:table-cell office:value-type="float" office:value="7614">
            <text:p>7614</text:p>
          </table:table-cell>
          <table:table-cell office:value-type="float" office:value="10320">
            <text:p>10320</text:p>
          </table:table-cell>
          <table:table-cell office:value-type="float" office:value="17303">
            <text:p>17303</text:p>
          </table:table-cell>
          <table:table-cell office:value-type="float" office:value="87.5">
            <text:p>87.5</text:p>
          </table:table-cell>
          <table:table-cell office:value-type="float" office:value="34.875">
            <text:p>34.875</text:p>
          </table:table-cell>
          <table:table-cell office:value-type="float" office:value="56">
            <text:p>56</text:p>
          </table:table-cell>
          <table:table-cell office:value-type="float" office:value="0.0114919884423431">
            <text:p>0.0114919884</text:p>
          </table:table-cell>
          <table:table-cell office:value-type="float" office:value="0.00337936046511628">
            <text:p>0.0033793605</text:p>
          </table:table-cell>
          <table:table-cell office:value-type="float" office:value="0.0032364329884991">
            <text:p>0.003236433</text:p>
          </table:table-cell>
          <table:table-cell office:value-type="float" office:value="1.04048080851298">
            <text:p>1.0404808085</text:p>
          </table:table-cell>
          <table:table-cell office:value-type="float" office:value="1.01185014497913">
            <text:p>1.011850145</text:p>
          </table:table-cell>
          <table:table-cell office:value-type="float" office:value="1.01134804547679">
            <text:p>1.01134804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7">
            <text:p>657</text:p>
          </table:table-cell>
          <table:table-cell office:value-type="float" office:value="293">
            <text:p>293</text:p>
          </table:table-cell>
          <table:table-cell office:value-type="float" office:value="7552">
            <text:p>7552</text:p>
          </table:table-cell>
          <table:table-cell office:value-type="float" office:value="10469">
            <text:p>10469</text:p>
          </table:table-cell>
          <table:table-cell office:value-type="float" office:value="15503">
            <text:p>15503</text:p>
          </table:table-cell>
          <table:table-cell office:value-type="float" office:value="-50.5">
            <text:p>-50.5</text:p>
          </table:table-cell>
          <table:table-cell office:value-type="float" office:value="115">
            <text:p>115</text:p>
          </table:table-cell>
          <table:table-cell office:value-type="float" office:value="155.75">
            <text:p>155.75</text:p>
          </table:table-cell>
          <table:table-cell office:value-type="float" office:value="-0.00668697033898305">
            <text:p>-0.0066869703</text:p>
          </table:table-cell>
          <table:table-cell office:value-type="float" office:value="0.0109848123029898">
            <text:p>0.0109848123</text:p>
          </table:table-cell>
          <table:table-cell office:value-type="float" office:value="0.0100464426240083">
            <text:p>0.0100464426</text:p>
          </table:table-cell>
          <table:table-cell office:value-type="float" office:value="0.976683246335296">
            <text:p>0.9766832463</text:p>
          </table:table-cell>
          <table:table-cell office:value-type="float" office:value="1.03868334861907">
            <text:p>1.0386833486</text:p>
          </table:table-cell>
          <table:table-cell office:value-type="float" office:value="1.03536037396245">
            <text:p>1.0353603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table:number-columns-repeated="3" office:value-type="float" office:value="2">
            <text:p>2</text:p>
          </table:table-cell>
          <table:table-cell office:value-type="float" office:value="244">
            <text:p>244</text:p>
          </table:table-cell>
          <table:table-cell office:value-type="float" office:value="601">
            <text:p>601</text:p>
          </table:table-cell>
          <table:table-cell office:value-type="float" office:value="244">
            <text:p>244</text:p>
          </table:table-cell>
          <table:table-cell office:value-type="float" office:value="7770">
            <text:p>7770</text:p>
          </table:table-cell>
          <table:table-cell office:value-type="float" office:value="10438">
            <text:p>10438</text:p>
          </table:table-cell>
          <table:table-cell office:value-type="float" office:value="16835">
            <text:p>16835</text:p>
          </table:table-cell>
          <table:table-cell office:value-type="float" office:value="-82.75">
            <text:p>-82.75</text:p>
          </table:table-cell>
          <table:table-cell office:value-type="float" office:value="304.25">
            <text:p>304.25</text:p>
          </table:table-cell>
          <table:table-cell office:value-type="float" office:value="466.5">
            <text:p>466.5</text:p>
          </table:table-cell>
          <table:table-cell office:value-type="float" office:value="-0.0106499356499356">
            <text:p>-0.0106499356</text:p>
          </table:table-cell>
          <table:table-cell office:value-type="float" office:value="0.0291483042728492">
            <text:p>0.0291483043</text:p>
          </table:table-cell>
          <table:table-cell office:value-type="float" office:value="0.0277101277101277">
            <text:p>0.0277101277</text:p>
          </table:table-cell>
          <table:table-cell office:value-type="float" office:value="0.962947530638747">
            <text:p>0.9629475306</text:p>
          </table:table-cell>
          <table:table-cell office:value-type="float" office:value="1.10368432729326">
            <text:p>1.1036843273</text:p>
          </table:table-cell>
          <table:table-cell office:value-type="float" office:value="1.09849043529376">
            <text:p>1.0984904353</text:p>
          </table:table-cell>
          <table:table-cell office:value-type="float" office:value="0">
            <text:p>0</text:p>
          </table:table-cell>
          <table:table-cell office:value-type="float" office:value="24.1249313360187">
            <text:p>24.124931336</text:p>
          </table:table-cell>
          <table:table-cell office:value-type="float" office:value="25.3592129733174">
            <text:p>25.3592129733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89.6">
            <text:p>89.6</text:p>
          </table:table-cell>
          <table:table-cell office:value-type="float" office:value="3974.6">
            <text:p>3974.6</text:p>
          </table:table-cell>
          <table:table-cell office:value-type="float" office:value="16665">
            <text:p>16665</text:p>
          </table:table-cell>
          <table:table-cell office:value-type="float" office:value="7.572">
            <text:p>7.572</text:p>
          </table:table-cell>
          <table:table-cell table:number-columns-repeated="3" office:value-type="float" office:value="2">
            <text:p>2</text:p>
          </table:table-cell>
          <table:table-cell office:value-type="float" office:value="574">
            <text:p>574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112">
            <text:p>8112</text:p>
          </table:table-cell>
          <table:table-cell office:value-type="float" office:value="11248">
            <text:p>11248</text:p>
          </table:table-cell>
          <table:table-cell office:value-type="float" office:value="19130">
            <text:p>19130</text:p>
          </table:table-cell>
          <table:table-cell office:value-type="float" office:value="285.875">
            <text:p>285.875</text:p>
          </table:table-cell>
          <table:table-cell office:value-type="float" office:value="325.125">
            <text:p>325.125</text:p>
          </table:table-cell>
          <table:table-cell office:value-type="float" office:value="495">
            <text:p>495</text:p>
          </table:table-cell>
          <table:table-cell office:value-type="float" office:value="0.0352410009861933">
            <text:p>0.035241001</text:p>
          </table:table-cell>
          <table:table-cell office:value-type="float" office:value="0.0289051386913229">
            <text:p>0.0289051387</text:p>
          </table:table-cell>
          <table:table-cell office:value-type="float" office:value="0.0258755880815473">
            <text:p>0.0258755881</text:p>
          </table:table-cell>
          <table:table-cell office:value-type="float" office:value="1.12577768262667">
            <text:p>1.1257776826</text:p>
          </table:table-cell>
          <table:table-cell office:value-type="float" office:value="1.10280557922345">
            <text:p>1.1028055792</text:p>
          </table:table-cell>
          <table:table-cell office:value-type="float" office:value="1.0918768685602">
            <text:p>1.0918768686</text:p>
          </table:table-cell>
          <table:table-cell office:value-type="float" office:value="20.0133441442325">
            <text:p>20.0133441442</text:p>
          </table:table-cell>
          <table:table-cell office:value-type="float" office:value="24.3249952876274">
            <text:p>24.3249952876</text:p>
          </table:table-cell>
          <table:table-cell office:value-type="float" office:value="27.1327859920754">
            <text:p>27.1327859921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81.8">
            <text:p>81.8</text:p>
          </table:table-cell>
          <table:table-cell office:value-type="float" office:value="3893.8">
            <text:p>3893.8</text:p>
          </table:table-cell>
          <table:table-cell office:value-type="float" office:value="15476.8">
            <text:p>15476.8</text:p>
          </table:table-cell>
          <table:table-cell office:value-type="float" office:value="8.03">
            <text:p>8.03</text:p>
          </table:table-cell>
          <table:table-cell table:number-columns-repeated="3" office:value-type="float" office:value="2">
            <text:p>2</text:p>
          </table:table-cell>
          <table:table-cell office:value-type="float" office:value="267">
            <text:p>267</text:p>
          </table:table-cell>
          <table:table-cell table:number-columns-repeated="2" office:value-type="float" office:value="609">
            <text:p>609</text:p>
          </table:table-cell>
          <table:table-cell office:value-type="float" office:value="7908">
            <text:p>7908</text:p>
          </table:table-cell>
          <table:table-cell office:value-type="float" office:value="12434">
            <text:p>12434</text:p>
          </table:table-cell>
          <table:table-cell office:value-type="float" office:value="17733">
            <text:p>17733</text:p>
          </table:table-cell>
          <table:table-cell office:value-type="float" office:value="29.75">
            <text:p>29.75</text:p>
          </table:table-cell>
          <table:table-cell office:value-type="float" office:value="21">
            <text:p>21</text:p>
          </table:table-cell>
          <table:table-cell office:value-type="float" office:value="763.625">
            <text:p>763.625</text:p>
          </table:table-cell>
          <table:table-cell office:value-type="float" office:value="0.00376201315123925">
            <text:p>0.0037620132</text:p>
          </table:table-cell>
          <table:table-cell office:value-type="float" office:value="0.00168891748431719">
            <text:p>0.0016889175</text:p>
          </table:table-cell>
          <table:table-cell office:value-type="float" office:value="0.0430623695934134">
            <text:p>0.0430623696</text:p>
          </table:table-cell>
          <table:table-cell office:value-type="float" office:value="1.01319478540552">
            <text:p>1.0131947854</text:p>
          </table:table-cell>
          <table:table-cell office:value-type="float" office:value="1.00591680198196">
            <text:p>1.005916802</text:p>
          </table:table-cell>
          <table:table-cell office:value-type="float" office:value="1.15435285421995">
            <text:p>1.1543528542</text:p>
          </table:table-cell>
          <table:table-cell table:number-columns-repeated="2" office:value-type="float" office:value="0">
            <text:p>0</text:p>
          </table:table-cell>
          <table:table-cell office:value-type="float" office:value="16.4404931736709">
            <text:p>16.4404931737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21-01-24">
            <text:p>01/24/21</text:p>
          </table:table-cell>
          <table:table-cell office:value-type="float" office:value="64">
            <text:p>64</text:p>
          </table:table-cell>
          <table:table-cell office:value-type="float" office:value="3793">
            <text:p>3793</text:p>
          </table:table-cell>
          <table:table-cell office:value-type="float" office:value="16441">
            <text:p>16441</text:p>
          </table:table-cell>
          <table:table-cell office:value-type="float" office:value="7.65">
            <text:p>7.65</text:p>
          </table:table-cell>
          <table:table-cell office:value-type="float" office:value="80">
            <text:p>80</text:p>
          </table:table-cell>
          <table:table-cell office:value-type="float" office:value="3847">
            <text:p>3847</text:p>
          </table:table-cell>
          <table:table-cell office:value-type="float" office:value="13467.6">
            <text:p>13467.6</text:p>
          </table:table-cell>
          <table:table-cell office:value-type="float" office:value="7.88">
            <text:p>7.88</text:p>
          </table:table-cell>
          <table:table-cell table:number-columns-repeated="3" office:value-type="float" office:value="2">
            <text:p>2</text:p>
          </table:table-cell>
          <table:table-cell office:value-type="float" office:value="630">
            <text:p>630</text:p>
          </table:table-cell>
          <table:table-cell office:value-type="float" office:value="423">
            <text:p>423</text:p>
          </table:table-cell>
          <table:table-cell office:value-type="float" office:value="294">
            <text:p>294</text:p>
          </table:table-cell>
          <table:table-cell office:value-type="float" office:value="8191">
            <text:p>8191</text:p>
          </table:table-cell>
          <table:table-cell office:value-type="float" office:value="11486">
            <text:p>11486</text:p>
          </table:table-cell>
          <table:table-cell office:value-type="float" office:value="17169">
            <text:p>17169</text:p>
          </table:table-cell>
          <table:table-cell office:value-type="float" office:value="92">
            <text:p>92</text:p>
          </table:table-cell>
          <table:table-cell office:value-type="float" office:value="125">
            <text:p>125</text:p>
          </table:table-cell>
          <table:table-cell office:value-type="float" office:value="962.5">
            <text:p>962.5</text:p>
          </table:table-cell>
          <table:table-cell office:value-type="float" office:value="0.0112318398241973">
            <text:p>0.0112318398</text:p>
          </table:table-cell>
          <table:table-cell office:value-type="float" office:value="0.0108828138603517">
            <text:p>0.0108828139</text:p>
          </table:table-cell>
          <table:table-cell office:value-type="float" office:value="0.0560603413128313">
            <text:p>0.0560603413</text:p>
          </table:table-cell>
          <table:table-cell office:value-type="float" office:value="1.03955870166733">
            <text:p>1.0395587017</text:p>
          </table:table-cell>
          <table:table-cell office:value-type="float" office:value="1.03832198236077">
            <text:p>1.0383219824</text:p>
          </table:table-cell>
          <table:table-cell office:value-type="float" office:value="1.20237100785641">
            <text:p>1.2023710079</text:p>
          </table:table-cell>
          <table:table-cell table:number-columns-repeated="2" office:value-type="float" office:value="0">
            <text:p>0</text:p>
          </table:table-cell>
          <table:table-cell office:value-type="float" office:value="12.7077284803366">
            <text:p>12.7077284803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21-01-25">
            <text:p>01/25/21</text:p>
          </table:table-cell>
          <table:table-cell office:value-type="float" office:value="56">
            <text:p>56</text:p>
          </table:table-cell>
          <table:table-cell office:value-type="float" office:value="3814">
            <text:p>3814</text:p>
          </table:table-cell>
          <table:table-cell office:value-type="float" office:value="10064">
            <text:p>10064</text:p>
          </table:table-cell>
          <table:table-cell office:value-type="float" office:value="8.39">
            <text:p>8.39</text:p>
          </table:table-cell>
          <table:table-cell office:value-type="float" office:value="77.4">
            <text:p>77.4</text:p>
          </table:table-cell>
          <table:table-cell office:value-type="float" office:value="3817">
            <text:p>3817</text:p>
          </table:table-cell>
          <table:table-cell office:value-type="float" office:value="13265.4">
            <text:p>13265.4</text:p>
          </table:table-cell>
          <table:table-cell office:value-type="float" office:value="7.606">
            <text:p>7.606</text:p>
          </table:table-cell>
          <table:table-cell table:number-columns-repeated="3" office:value-type="float" office:value="2">
            <text:p>2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04">
            <text:p>304</text:p>
          </table:table-cell>
          <table:table-cell office:value-type="float" office:value="8184">
            <text:p>8184</text:p>
          </table:table-cell>
          <table:table-cell office:value-type="float" office:value="12432">
            <text:p>12432</text:p>
          </table:table-cell>
          <table:table-cell office:value-type="float" office:value="17712">
            <text:p>17712</text:p>
          </table:table-cell>
          <table:table-cell office:value-type="float" office:value="211">
            <text:p>211</text:p>
          </table:table-cell>
          <table:table-cell office:value-type="float" office:value="284">
            <text:p>284</text:p>
          </table:table-cell>
          <table:table-cell office:value-type="float" office:value="1015.625">
            <text:p>1015.625</text:p>
          </table:table-cell>
          <table:table-cell office:value-type="float" office:value="0.0257820136852395">
            <text:p>0.0257820137</text:p>
          </table:table-cell>
          <table:table-cell office:value-type="float" office:value="0.0228442728442728">
            <text:p>0.0228442728</text:p>
          </table:table-cell>
          <table:table-cell office:value-type="float" office:value="0.0573410682023487">
            <text:p>0.0573410682</text:p>
          </table:table-cell>
          <table:table-cell office:value-type="float" office:value="1.09153988386848">
            <text:p>1.0915398839</text:p>
          </table:table-cell>
          <table:table-cell office:value-type="float" office:value="1.08097780212645">
            <text:p>1.0809778021</text:p>
          </table:table-cell>
          <table:table-cell office:value-type="float" office:value="1.20713821498929">
            <text:p>1.207138215</text:p>
          </table:table-cell>
          <table:table-cell office:value-type="float" office:value="27.2300156966633">
            <text:p>27.2300156967</text:p>
          </table:table-cell>
          <table:table-cell office:value-type="float" office:value="30.6875426737888">
            <text:p>30.6875426738</text:p>
          </table:table-cell>
          <table:table-cell office:value-type="float" office:value="12.4314986747179">
            <text:p>12.4314986747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21-01-26">
            <text:p>01/26/21</text:p>
          </table:table-cell>
          <table:table-cell office:value-type="float" office:value="89">
            <text:p>89</text:p>
          </table:table-cell>
          <table:table-cell office:value-type="float" office:value="3815">
            <text:p>3815</text:p>
          </table:table-cell>
          <table:table-cell office:value-type="float" office:value="5531">
            <text:p>5531</text:p>
          </table:table-cell>
          <table:table-cell office:value-type="float" office:value="8.3">
            <text:p>8.3</text:p>
          </table:table-cell>
          <table:table-cell office:value-type="float" office:value="77.4">
            <text:p>77.4</text:p>
          </table:table-cell>
          <table:table-cell office:value-type="float" office:value="3780">
            <text:p>3780</text:p>
          </table:table-cell>
          <table:table-cell office:value-type="float" office:value="12436.4">
            <text:p>12436.4</text:p>
          </table:table-cell>
          <table:table-cell office:value-type="float" office:value="8.442">
            <text:p>8.44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table:number-columns-repeated="2" office:value-type="float" office:value="416">
            <text:p>416</text:p>
          </table:table-cell>
          <table:table-cell office:value-type="float" office:value="8112">
            <text:p>8112</text:p>
          </table:table-cell>
          <table:table-cell office:value-type="float" office:value="13344">
            <text:p>13344</text:p>
          </table:table-cell>
          <table:table-cell office:value-type="float" office:value="18556">
            <text:p>18556</text:p>
          </table:table-cell>
          <table:table-cell office:value-type="float" office:value="285.875">
            <text:p>285.875</text:p>
          </table:table-cell>
          <table:table-cell office:value-type="float" office:value="439.5">
            <text:p>439.5</text:p>
          </table:table-cell>
          <table:table-cell office:value-type="float" office:value="479.625">
            <text:p>479.625</text:p>
          </table:table-cell>
          <table:table-cell office:value-type="float" office:value="0.0352410009861933">
            <text:p>0.035241001</text:p>
          </table:table-cell>
          <table:table-cell office:value-type="float" office:value="0.0329361510791367">
            <text:p>0.0329361511</text:p>
          </table:table-cell>
          <table:table-cell office:value-type="float" office:value="0.025847434791981">
            <text:p>0.0258474348</text:p>
          </table:table-cell>
          <table:table-cell office:value-type="float" office:value="1.12577768262667">
            <text:p>1.1257776826</text:p>
          </table:table-cell>
          <table:table-cell office:value-type="float" office:value="1.11740271727088">
            <text:p>1.1174027173</text:p>
          </table:table-cell>
          <table:table-cell office:value-type="float" office:value="1.09177547794717">
            <text:p>1.0917754779</text:p>
          </table:table-cell>
          <table:table-cell office:value-type="float" office:value="20.0133441442325">
            <text:p>20.0133441442</text:p>
          </table:table-cell>
          <table:table-cell office:value-type="float" office:value="21.3898803755666">
            <text:p>21.3898803756</text:p>
          </table:table-cell>
          <table:table-cell office:value-type="float" office:value="27.161965000184">
            <text:p>27.1619650002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date" office:date-value="2021-01-27">
            <text:p>01/27/21</text:p>
          </table:table-cell>
          <table:table-cell office:value-type="float" office:value="85">
            <text:p>85</text:p>
          </table:table-cell>
          <table:table-cell office:value-type="float" office:value="3809">
            <text:p>3809</text:p>
          </table:table-cell>
          <table:table-cell office:value-type="float" office:value="17053">
            <text:p>17053</text:p>
          </table:table-cell>
          <table:table-cell office:value-type="float" office:value="5.89">
            <text:p>5.89</text:p>
          </table:table-cell>
          <table:table-cell office:value-type="float" office:value="81.2">
            <text:p>81.2</text:p>
          </table:table-cell>
          <table:table-cell office:value-type="float" office:value="3751.2">
            <text:p>3751.2</text:p>
          </table:table-cell>
          <table:table-cell office:value-type="float" office:value="12943.2">
            <text:p>12943.2</text:p>
          </table:table-cell>
          <table:table-cell office:value-type="float" office:value="8.45">
            <text:p>8.45</text:p>
          </table:table-cell>
          <table:table-cell table:number-columns-repeated="3" office:value-type="float" office:value="2">
            <text:p>2</text:p>
          </table:table-cell>
          <table:table-cell office:value-type="float" office:value="612">
            <text:p>612</text:p>
          </table:table-cell>
          <table:table-cell office:value-type="float" office:value="416">
            <text:p>416</text:p>
          </table:table-cell>
          <table:table-cell office:value-type="float" office:value="293">
            <text:p>293</text:p>
          </table:table-cell>
          <table:table-cell office:value-type="float" office:value="8061">
            <text:p>8061</text:p>
          </table:table-cell>
          <table:table-cell office:value-type="float" office:value="13133">
            <text:p>13133</text:p>
          </table:table-cell>
          <table:table-cell office:value-type="float" office:value="19828">
            <text:p>19828</text:p>
          </table:table-cell>
          <table:table-cell office:value-type="float" office:value="69.375">
            <text:p>69.375</text:p>
          </table:table-cell>
          <table:table-cell office:value-type="float" office:value="572.75">
            <text:p>572.75</text:p>
          </table:table-cell>
          <table:table-cell office:value-type="float" office:value="655.75">
            <text:p>655.75</text:p>
          </table:table-cell>
          <table:table-cell office:value-type="float" office:value="0.00860625232601414">
            <text:p>0.0086062523</text:p>
          </table:table-cell>
          <table:table-cell office:value-type="float" office:value="0.043611512982563">
            <text:p>0.043611513</text:p>
          </table:table-cell>
          <table:table-cell office:value-type="float" office:value="0.0330719184990922">
            <text:p>0.0330719185</text:p>
          </table:table-cell>
          <table:table-cell office:value-type="float" office:value="1.03026705559608">
            <text:p>1.0302670556</text:p>
          </table:table-cell>
          <table:table-cell office:value-type="float" office:value="1.15636814500564">
            <text:p>1.156368145</text:p>
          </table:table-cell>
          <table:table-cell office:value-type="float" office:value="1.11789546826152">
            <text:p>1.1178954683</text:p>
          </table:table-cell>
          <table:table-cell office:value-type="float" office:value="0">
            <text:p>0</text:p>
          </table:table-cell>
          <table:table-cell office:value-type="float" office:value="16.2377821919942">
            <text:p>16.237782192</text:p>
          </table:table-cell>
          <table:table-cell office:value-type="float" office:value="21.3034777480967">
            <text:p>21.3034777481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date" office:date-value="2021-01-28">
            <text:p>01/28/21</text:p>
          </table:table-cell>
          <table:table-cell office:value-type="float" office:value="93">
            <text:p>93</text:p>
          </table:table-cell>
          <table:table-cell office:value-type="float" office:value="3669">
            <text:p>3669</text:p>
          </table:table-cell>
          <table:table-cell office:value-type="float" office:value="13093">
            <text:p>13093</text:p>
          </table:table-cell>
          <table:table-cell office:value-type="float" office:value="11.98">
            <text:p>11.98</text:p>
          </table:table-cell>
          <table:table-cell office:value-type="float" office:value="87.8">
            <text:p>87.8</text:p>
          </table:table-cell>
          <table:table-cell office:value-type="float" office:value="3704.8">
            <text:p>3704.8</text:p>
          </table:table-cell>
          <table:table-cell office:value-type="float" office:value="15202.8">
            <text:p>1520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584">
            <text:p>584</text:p>
          </table:table-cell>
          <table:table-cell office:value-type="float" office:value="392">
            <text:p>392</text:p>
          </table:table-cell>
          <table:table-cell office:value-type="float" office:value="270">
            <text:p>270</text:p>
          </table:table-cell>
          <table:table-cell office:value-type="float" office:value="8198">
            <text:p>8198</text:p>
          </table:table-cell>
          <table:table-cell office:value-type="float" office:value="13275">
            <text:p>13275</text:p>
          </table:table-cell>
          <table:table-cell office:value-type="float" office:value="22450">
            <text:p>22450</text:p>
          </table:table-cell>
          <table:table-cell office:value-type="float" office:value="82.125">
            <text:p>82.125</text:p>
          </table:table-cell>
          <table:table-cell office:value-type="float" office:value="514.375">
            <text:p>514.375</text:p>
          </table:table-cell>
          <table:table-cell office:value-type="float" office:value="754">
            <text:p>754</text:p>
          </table:table-cell>
          <table:table-cell office:value-type="float" office:value="0.0100176872407904">
            <text:p>0.0100176872</text:p>
          </table:table-cell>
          <table:table-cell office:value-type="float" office:value="0.0387476459510358">
            <text:p>0.038747646</text:p>
          </table:table-cell>
          <table:table-cell office:value-type="float" office:value="0.0335857461024499">
            <text:p>0.0335857461</text:p>
          </table:table-cell>
          <table:table-cell office:value-type="float" office:value="1.03525859929577">
            <text:p>1.0352585993</text:p>
          </table:table-cell>
          <table:table-cell office:value-type="float" office:value="1.13855946575945">
            <text:p>1.1385594658</text:p>
          </table:table-cell>
          <table:table-cell office:value-type="float" office:value="1.11976099594744">
            <text:p>1.1197609959</text:p>
          </table:table-cell>
          <table:table-cell office:value-type="float" office:value="0">
            <text:p>0</text:p>
          </table:table-cell>
          <table:table-cell office:value-type="float" office:value="18.2331336758124">
            <text:p>18.2331336758</text:p>
          </table:table-cell>
          <table:table-cell office:value-type="float" office:value="20.9828010511589">
            <text:p>20.9828010512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date" office:date-value="2021-01-29">
            <text:p>01/29/21</text:p>
          </table:table-cell>
          <table:table-cell office:value-type="float" office:value="83">
            <text:p>83</text:p>
          </table:table-cell>
          <table:table-cell office:value-type="float" office:value="3649">
            <text:p>3649</text:p>
          </table:table-cell>
          <table:table-cell office:value-type="float" office:value="18975">
            <text:p>18975</text:p>
          </table:table-cell>
          <table:table-cell office:value-type="float" office:value="7.69">
            <text:p>7.69</text:p>
          </table:table-cell>
          <table:table-cell office:value-type="float" office:value="82.2">
            <text:p>82.2</text:p>
          </table:table-cell>
          <table:table-cell office:value-type="float" office:value="3654.2">
            <text:p>3654.2</text:p>
          </table:table-cell>
          <table:table-cell office:value-type="float" office:value="18125">
            <text:p>18125</text:p>
          </table:table-cell>
          <table:table-cell office:value-type="float" office:value="7.692">
            <text:p>7.692</text:p>
          </table:table-cell>
          <table:table-cell table:number-columns-repeated="3" office:value-type="float" office:value="2">
            <text:p>2</text:p>
          </table:table-cell>
          <table:table-cell office:value-type="float" office:value="570">
            <text:p>570</text:p>
          </table:table-cell>
          <table:table-cell office:value-type="float" office:value="380">
            <text:p>380</text:p>
          </table:table-cell>
          <table:table-cell office:value-type="float" office:value="260">
            <text:p>260</text:p>
          </table:table-cell>
          <table:table-cell office:value-type="float" office:value="9752">
            <text:p>9752</text:p>
          </table:table-cell>
          <table:table-cell office:value-type="float" office:value="14490">
            <text:p>14490</text:p>
          </table:table-cell>
          <table:table-cell office:value-type="float" office:value="24399">
            <text:p>24399</text:p>
          </table:table-cell>
          <table:table-cell office:value-type="float" office:value="295">
            <text:p>295</text:p>
          </table:table-cell>
          <table:table-cell office:value-type="float" office:value="554.375">
            <text:p>554.375</text:p>
          </table:table-cell>
          <table:table-cell office:value-type="float" office:value="838.125">
            <text:p>838.125</text:p>
          </table:table-cell>
          <table:table-cell office:value-type="float" office:value="0.0302502050861362">
            <text:p>0.0302502051</text:p>
          </table:table-cell>
          <table:table-cell office:value-type="float" office:value="0.0382591442374051">
            <text:p>0.0382591442</text:p>
          </table:table-cell>
          <table:table-cell office:value-type="float" office:value="0.0343507930652896">
            <text:p>0.0343507931</text:p>
          </table:table-cell>
          <table:table-cell office:value-type="float" office:value="1.10766926462067">
            <text:p>1.1076692646</text:p>
          </table:table-cell>
          <table:table-cell office:value-type="float" office:value="1.13677597858176">
            <text:p>1.1367759786</text:p>
          </table:table-cell>
          <table:table-cell office:value-type="float" office:value="1.12254053061757">
            <text:p>1.1225405306</text:p>
          </table:table-cell>
          <table:table-cell office:value-type="float" office:value="23.2586532359165">
            <text:p>23.2586532359</text:p>
          </table:table-cell>
          <table:table-cell office:value-type="float" office:value="18.4615686695621">
            <text:p>18.4615686696</text:p>
          </table:table-cell>
          <table:table-cell office:value-type="float" office:value="20.523114110911">
            <text:p>20.5231141109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date" office:date-value="2021-01-30">
            <text:p>01/30/21</text:p>
          </table:table-cell>
          <table:table-cell office:value-type="float" office:value="89">
            <text:p>89</text:p>
          </table:table-cell>
          <table:table-cell office:value-type="float" office:value="3582">
            <text:p>3582</text:p>
          </table:table-cell>
          <table:table-cell office:value-type="float" office:value="21362">
            <text:p>21362</text:p>
          </table:table-cell>
          <table:table-cell office:value-type="float" office:value="6.41">
            <text:p>6.41</text:p>
          </table:table-cell>
          <table:table-cell office:value-type="float" office:value="76">
            <text:p>76</text:p>
          </table:table-cell>
          <table:table-cell office:value-type="float" office:value="3628.8">
            <text:p>3628.8</text:p>
          </table:table-cell>
          <table:table-cell office:value-type="float" office:value="16886.8">
            <text:p>16886.8</text:p>
          </table:table-cell>
          <table:table-cell office:value-type="float" office:value="8.584">
            <text:p>8.584</text:p>
          </table:table-cell>
          <table:table-cell table:number-columns-repeated="3" office:value-type="float" office:value="2">
            <text:p>2</text:p>
          </table:table-cell>
          <table:table-cell office:value-type="float" office:value="589">
            <text:p>589</text:p>
          </table:table-cell>
          <table:table-cell office:value-type="float" office:value="281">
            <text:p>281</text:p>
          </table:table-cell>
          <table:table-cell office:value-type="float" office:value="399">
            <text:p>399</text:p>
          </table:table-cell>
          <table:table-cell office:value-type="float" office:value="10704">
            <text:p>10704</text:p>
          </table:table-cell>
          <table:table-cell office:value-type="float" office:value="14338">
            <text:p>14338</text:p>
          </table:table-cell>
          <table:table-cell office:value-type="float" office:value="24032">
            <text:p>24032</text:p>
          </table:table-cell>
          <table:table-cell office:value-type="float" office:value="378.625">
            <text:p>378.625</text:p>
          </table:table-cell>
          <table:table-cell office:value-type="float" office:value="656.375">
            <text:p>656.375</text:p>
          </table:table-cell>
          <table:table-cell office:value-type="float" office:value="943.25">
            <text:p>943.25</text:p>
          </table:table-cell>
          <table:table-cell office:value-type="float" office:value="0.0353722907324365">
            <text:p>0.0353722907</text:p>
          </table:table-cell>
          <table:table-cell office:value-type="float" office:value="0.0457786999581532">
            <text:p>0.0457787</text:p>
          </table:table-cell>
          <table:table-cell office:value-type="float" office:value="0.0392497503328895">
            <text:p>0.0392497503</text:p>
          </table:table-cell>
          <table:table-cell office:value-type="float" office:value="1.12625536750878">
            <text:p>1.1262553675</text:p>
          </table:table-cell>
          <table:table-cell office:value-type="float" office:value="1.16433300101846">
            <text:p>1.164333001</text:p>
          </table:table-cell>
          <table:table-cell office:value-type="float" office:value="1.14039359025145">
            <text:p>1.1403935903</text:p>
          </table:table-cell>
          <table:table-cell office:value-type="float" office:value="19.9403331236209">
            <text:p>19.9403331236</text:p>
          </table:table-cell>
          <table:table-cell office:value-type="float" office:value="15.4852477425786">
            <text:p>15.4852477426</text:p>
          </table:table-cell>
          <table:table-cell office:value-type="float" office:value="18.0042629647094">
            <text:p>18.0042629647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date" office:date-value="2021-01-31">
            <text:p>01/31/21</text:p>
          </table:table-cell>
          <table:table-cell office:value-type="float" office:value="61">
            <text:p>61</text:p>
          </table:table-cell>
          <table:table-cell office:value-type="float" office:value="3562">
            <text:p>3562</text:p>
          </table:table-cell>
          <table:table-cell office:value-type="float" office:value="20142">
            <text:p>20142</text:p>
          </table:table-cell>
          <table:table-cell office:value-type="float" office:value="6.49">
            <text:p>6.49</text:p>
          </table:table-cell>
          <table:table-cell office:value-type="float" office:value="73">
            <text:p>73</text:p>
          </table:table-cell>
          <table:table-cell office:value-type="float" office:value="3640.8">
            <text:p>3640.8</text:p>
          </table:table-cell>
          <table:table-cell office:value-type="float" office:value="15827">
            <text:p>15827</text:p>
          </table:table-cell>
          <table:table-cell office:value-type="float" office:value="7.672">
            <text:p>7.672</text:p>
          </table:table-cell>
          <table:table-cell table:number-columns-repeated="3" office:value-type="float" office:value="2">
            <text:p>2</text:p>
          </table:table-cell>
          <table:table-cell office:value-type="float" office:value="314">
            <text:p>314</text:p>
          </table:table-cell>
          <table:table-cell office:value-type="float" office:value="430">
            <text:p>430</text:p>
          </table:table-cell>
          <table:table-cell office:value-type="float" office:value="314">
            <text:p>314</text:p>
          </table:table-cell>
          <table:table-cell office:value-type="float" office:value="10360">
            <text:p>10360</text:p>
          </table:table-cell>
          <table:table-cell office:value-type="float" office:value="14718">
            <text:p>14718</text:p>
          </table:table-cell>
          <table:table-cell office:value-type="float" office:value="23391">
            <text:p>23391</text:p>
          </table:table-cell>
          <table:table-cell office:value-type="float" office:value="441.75">
            <text:p>441.75</text:p>
          </table:table-cell>
          <table:table-cell office:value-type="float" office:value="493.875">
            <text:p>493.875</text:p>
          </table:table-cell>
          <table:table-cell office:value-type="float" office:value="834.125">
            <text:p>834.125</text:p>
          </table:table-cell>
          <table:table-cell office:value-type="float" office:value="0.0426399613899614">
            <text:p>0.0426399614</text:p>
          </table:table-cell>
          <table:table-cell office:value-type="float" office:value="0.0335558499796168">
            <text:p>0.03355585</text:p>
          </table:table-cell>
          <table:table-cell office:value-type="float" office:value="0.0356600829378821">
            <text:p>0.0356600829</text:p>
          </table:table-cell>
          <table:table-cell office:value-type="float" office:value="1.15280347082725">
            <text:p>1.1528034708</text:p>
          </table:table-cell>
          <table:table-cell office:value-type="float" office:value="1.11965242526165">
            <text:p>1.1196524253</text:p>
          </table:table-cell>
          <table:table-cell office:value-type="float" office:value="1.12730270765226">
            <text:p>1.1273027077</text:p>
          </table:table-cell>
          <table:table-cell office:value-type="float" office:value="16.5999733806785">
            <text:p>16.5999733807</text:p>
          </table:table-cell>
          <table:table-cell office:value-type="float" office:value="21.0011899847461">
            <text:p>21.0011899847</text:p>
          </table:table-cell>
          <table:table-cell office:value-type="float" office:value="19.7821708010977">
            <text:p>19.7821708011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date" office:date-value="2021-02-01">
            <text:p>02/01/21</text:p>
          </table:table-cell>
          <table:table-cell office:value-type="float" office:value="54">
            <text:p>54</text:p>
          </table:table-cell>
          <table:table-cell office:value-type="float" office:value="3682">
            <text:p>3682</text:p>
          </table:table-cell>
          <table:table-cell office:value-type="float" office:value="10862">
            <text:p>10862</text:p>
          </table:table-cell>
          <table:table-cell office:value-type="float" office:value="10.35">
            <text:p>10.35</text:p>
          </table:table-cell>
          <table:table-cell office:value-type="float" office:value="73">
            <text:p>73</text:p>
          </table:table-cell>
          <table:table-cell office:value-type="float" office:value="3650.4">
            <text:p>3650.4</text:p>
          </table:table-cell>
          <table:table-cell office:value-type="float" office:value="15118.8">
            <text:p>15118.8</text:p>
          </table:table-cell>
          <table:table-cell office:value-type="float" office:value="7.492">
            <text:p>7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15">
            <text:p>615</text:p>
          </table:table-cell>
          <table:table-cell office:value-type="float" office:value="423">
            <text:p>423</text:p>
          </table:table-cell>
          <table:table-cell office:value-type="float" office:value="9972">
            <text:p>9972</text:p>
          </table:table-cell>
          <table:table-cell office:value-type="float" office:value="16419">
            <text:p>16419</text:p>
          </table:table-cell>
          <table:table-cell office:value-type="float" office:value="23514">
            <text:p>23514</text:p>
          </table:table-cell>
          <table:table-cell office:value-type="float" office:value="602">
            <text:p>602</text:p>
          </table:table-cell>
          <table:table-cell office:value-type="float" office:value="579.125">
            <text:p>579.125</text:p>
          </table:table-cell>
          <table:table-cell office:value-type="float" office:value="824">
            <text:p>824</text:p>
          </table:table-cell>
          <table:table-cell office:value-type="float" office:value="0.060369033293221">
            <text:p>0.0603690333</text:p>
          </table:table-cell>
          <table:table-cell office:value-type="float" office:value="0.0352716365186674">
            <text:p>0.0352716365</text:p>
          </table:table-cell>
          <table:table-cell office:value-type="float" office:value="0.035042953134303">
            <text:p>0.0350429531</text:p>
          </table:table-cell>
          <table:table-cell office:value-type="float" office:value="1.21843468008056">
            <text:p>1.2184346801</text:p>
          </table:table-cell>
          <table:table-cell office:value-type="float" office:value="1.12588914096704">
            <text:p>1.125889141</text:p>
          </table:table-cell>
          <table:table-cell office:value-type="float" office:value="1.12505723275623">
            <text:p>1.1250572328</text:p>
          </table:table-cell>
          <table:table-cell office:value-type="float" office:value="11.8250212969504">
            <text:p>11.825021297</text:p>
          </table:table-cell>
          <table:table-cell office:value-type="float" office:value="19.9962589273021">
            <text:p>19.9962589273</text:p>
          </table:table-cell>
          <table:table-cell office:value-type="float" office:value="20.1245147151656">
            <text:p>20.1245147152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date" office:date-value="2021-02-02">
            <text:p>02/02/21</text:p>
          </table:table-cell>
          <table:table-cell office:value-type="float" office:value="78">
            <text:p>78</text:p>
          </table:table-cell>
          <table:table-cell office:value-type="float" office:value="3729">
            <text:p>3729</text:p>
          </table:table-cell>
          <table:table-cell office:value-type="float" office:value="7794">
            <text:p>7794</text:p>
          </table:table-cell>
          <table:table-cell office:value-type="float" office:value="7.42">
            <text:p>7.42</text:p>
          </table:table-cell>
          <table:table-cell office:value-type="float" office:value="73.8">
            <text:p>73.8</text:p>
          </table:table-cell>
          <table:table-cell office:value-type="float" office:value="3663.6">
            <text:p>3663.6</text:p>
          </table:table-cell>
          <table:table-cell office:value-type="float" office:value="14480.6">
            <text:p>14480.6</text:p>
          </table:table-cell>
          <table:table-cell office:value-type="float" office:value="8.028">
            <text:p>8.028</text:p>
          </table:table-cell>
          <table:table-cell table:number-columns-repeated="3" office:value-type="float" office:value="2">
            <text:p>2</text:p>
          </table:table-cell>
          <table:table-cell office:value-type="float" office:value="307">
            <text:p>307</text:p>
          </table:table-cell>
          <table:table-cell office:value-type="float" office:value="615">
            <text:p>615</text:p>
          </table:table-cell>
          <table:table-cell office:value-type="float" office:value="307">
            <text:p>307</text:p>
          </table:table-cell>
          <table:table-cell office:value-type="float" office:value="10248">
            <text:p>10248</text:p>
          </table:table-cell>
          <table:table-cell office:value-type="float" office:value="17286">
            <text:p>17286</text:p>
          </table:table-cell>
          <table:table-cell office:value-type="float" office:value="25415">
            <text:p>25415</text:p>
          </table:table-cell>
          <table:table-cell office:value-type="float" office:value="626.75">
            <text:p>626.75</text:p>
          </table:table-cell>
          <table:table-cell office:value-type="float" office:value="1032">
            <text:p>1032</text:p>
          </table:table-cell>
          <table:table-cell office:value-type="float" office:value="553.375">
            <text:p>553.375</text:p>
          </table:table-cell>
          <table:table-cell office:value-type="float" office:value="0.061158274785324">
            <text:p>0.0611582748</text:p>
          </table:table-cell>
          <table:table-cell office:value-type="float" office:value="0.0597014925373134">
            <text:p>0.0597014925</text:p>
          </table:table-cell>
          <table:table-cell office:value-type="float" office:value="0.0217735589218965">
            <text:p>0.0217735589</text:p>
          </table:table-cell>
          <table:table-cell office:value-type="float" office:value="1.22138501751508">
            <text:p>1.2213850175</text:p>
          </table:table-cell>
          <table:table-cell office:value-type="float" office:value="1.21594118957452">
            <text:p>1.2159411896</text:p>
          </table:table-cell>
          <table:table-cell office:value-type="float" office:value="1.07713666844816">
            <text:p>1.0771366684</text:p>
          </table:table-cell>
          <table:table-cell office:value-type="float" office:value="11.6768064026334">
            <text:p>11.6768064026</text:p>
          </table:table-cell>
          <table:table-cell office:value-type="float" office:value="11.9534395770097">
            <text:p>11.953439577</text:p>
          </table:table-cell>
          <table:table-cell office:value-type="float" office:value="32.1796833146176">
            <text:p>32.1796833146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date" office:date-value="2021-02-03">
            <text:p>02/03/21</text:p>
          </table:table-cell>
          <table:table-cell office:value-type="float" office:value="83">
            <text:p>83</text:p>
          </table:table-cell>
          <table:table-cell office:value-type="float" office:value="3697">
            <text:p>3697</text:p>
          </table:table-cell>
          <table:table-cell office:value-type="float" office:value="15434">
            <text:p>15434</text:p>
          </table:table-cell>
          <table:table-cell office:value-type="float" office:value="6.79">
            <text:p>6.79</text:p>
          </table:table-cell>
          <table:table-cell office:value-type="float" office:value="81.2">
            <text:p>81.2</text:p>
          </table:table-cell>
          <table:table-cell office:value-type="float" office:value="3678.8">
            <text:p>3678.8</text:p>
          </table:table-cell>
          <table:table-cell office:value-type="float" office:value="14190.8">
            <text:p>14190.8</text:p>
          </table:table-cell>
          <table:table-cell office:value-type="float" office:value="8.416">
            <text:p>8.416</text:p>
          </table:table-cell>
          <table:table-cell table:number-columns-repeated="3" office:value-type="float" office:value="2">
            <text:p>2</text:p>
          </table:table-cell>
          <table:table-cell office:value-type="float" office:value="423">
            <text:p>423</text:p>
          </table:table-cell>
          <table:table-cell office:value-type="float" office:value="614">
            <text:p>614</text:p>
          </table:table-cell>
          <table:table-cell office:value-type="float" office:value="423">
            <text:p>423</text:p>
          </table:table-cell>
          <table:table-cell office:value-type="float" office:value="10493">
            <text:p>10493</text:p>
          </table:table-cell>
          <table:table-cell office:value-type="float" office:value="17770">
            <text:p>17770</text:p>
          </table:table-cell>
          <table:table-cell office:value-type="float" office:value="26338">
            <text:p>26338</text:p>
          </table:table-cell>
          <table:table-cell office:value-type="float" office:value="346.125">
            <text:p>346.125</text:p>
          </table:table-cell>
          <table:table-cell office:value-type="float" office:value="692.5">
            <text:p>692.5</text:p>
          </table:table-cell>
          <table:table-cell office:value-type="float" office:value="432.625">
            <text:p>432.625</text:p>
          </table:table-cell>
          <table:table-cell office:value-type="float" office:value="0.0329862765653293">
            <text:p>0.0329862766</text:p>
          </table:table-cell>
          <table:table-cell office:value-type="float" office:value="0.0389701744513225">
            <text:p>0.0389701745</text:p>
          </table:table-cell>
          <table:table-cell office:value-type="float" office:value="0.0164258865517503">
            <text:p>0.0164258866</text:p>
          </table:table-cell>
          <table:table-cell office:value-type="float" office:value="1.11758463308428">
            <text:p>1.1175846331</text:p>
          </table:table-cell>
          <table:table-cell office:value-type="float" office:value="1.13937221259329">
            <text:p>1.1393722126</text:p>
          </table:table-cell>
          <table:table-cell office:value-type="float" office:value="1.05801943003919">
            <text:p>1.05801943</text:p>
          </table:table-cell>
          <table:table-cell office:value-type="float" office:value="21.3578976126734">
            <text:p>21.3578976127</text:p>
          </table:table-cell>
          <table:table-cell office:value-type="float" office:value="18.1309724660659">
            <text:p>18.13097246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date" office:date-value="2021-02-04">
            <text:p>02/04/21</text:p>
          </table:table-cell>
          <table:table-cell office:value-type="float" office:value="93">
            <text:p>93</text:p>
          </table:table-cell>
          <table:table-cell office:value-type="float" office:value="3648">
            <text:p>3648</text:p>
          </table:table-cell>
          <table:table-cell office:value-type="float" office:value="18171">
            <text:p>18171</text:p>
          </table:table-cell>
          <table:table-cell office:value-type="float" office:value="9.09">
            <text:p>9.09</text:p>
          </table:table-cell>
          <table:table-cell office:value-type="float" office:value="89.6">
            <text:p>89.6</text:p>
          </table:table-cell>
          <table:table-cell office:value-type="float" office:value="3662.6">
            <text:p>3662.6</text:p>
          </table:table-cell>
          <table:table-cell office:value-type="float" office:value="15537.6">
            <text:p>15537.6</text:p>
          </table:table-cell>
          <table:table-cell office:value-type="float" office:value="8.12">
            <text:p>8.12</text:p>
          </table:table-cell>
          <table:table-cell table:number-columns-repeated="3" office:value-type="float" office:value="2">
            <text:p>2</text:p>
          </table:table-cell>
          <table:table-cell office:value-type="float" office:value="272">
            <text:p>272</text:p>
          </table:table-cell>
          <table:table-cell table:number-columns-repeated="2" office:value-type="float" office:value="582">
            <text:p>582</text:p>
          </table:table-cell>
          <table:table-cell office:value-type="float" office:value="11454">
            <text:p>11454</text:p>
          </table:table-cell>
          <table:table-cell office:value-type="float" office:value="17231">
            <text:p>17231</text:p>
          </table:table-cell>
          <table:table-cell office:value-type="float" office:value="26994">
            <text:p>26994</text:p>
          </table:table-cell>
          <table:table-cell office:value-type="float" office:value="398.125">
            <text:p>398.125</text:p>
          </table:table-cell>
          <table:table-cell office:value-type="float" office:value="679">
            <text:p>679</text:p>
          </table:table-cell>
          <table:table-cell office:value-type="float" office:value="469.75">
            <text:p>469.75</text:p>
          </table:table-cell>
          <table:table-cell office:value-type="float" office:value="0.0347585996158547">
            <text:p>0.0347585996</text:p>
          </table:table-cell>
          <table:table-cell office:value-type="float" office:value="0.0394057222447914">
            <text:p>0.0394057222</text:p>
          </table:table-cell>
          <table:table-cell office:value-type="float" office:value="0.017402015262651">
            <text:p>0.0174020153</text:p>
          </table:table-cell>
          <table:table-cell office:value-type="float" office:value="1.12402309274011">
            <text:p>1.1240230927</text:p>
          </table:table-cell>
          <table:table-cell office:value-type="float" office:value="1.14096353731021">
            <text:p>1.1409635373</text:p>
          </table:table-cell>
          <table:table-cell office:value-type="float" office:value="1.06150060048427">
            <text:p>1.0615006005</text:p>
          </table:table-cell>
          <table:table-cell office:value-type="float" office:value="20.2863464500539">
            <text:p>20.2863464501</text:p>
          </table:table-cell>
          <table:table-cell office:value-type="float" office:value="17.9343545398992">
            <text:p>17.93435453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date" office:date-value="2021-02-05">
            <text:p>02/05/21</text:p>
          </table:table-cell>
          <table:table-cell office:value-type="float" office:value="98">
            <text:p>98</text:p>
          </table:table-cell>
          <table:table-cell office:value-type="float" office:value="3638">
            <text:p>3638</text:p>
          </table:table-cell>
          <table:table-cell office:value-type="float" office:value="18693">
            <text:p>18693</text:p>
          </table:table-cell>
          <table:table-cell office:value-type="float" office:value="8.43">
            <text:p>8.43</text:p>
          </table:table-cell>
          <table:table-cell office:value-type="float" office:value="86.8">
            <text:p>86.8</text:p>
          </table:table-cell>
          <table:table-cell office:value-type="float" office:value="3632.4">
            <text:p>3632.4</text:p>
          </table:table-cell>
          <table:table-cell office:value-type="float" office:value="17783.6">
            <text:p>17783.6</text:p>
          </table:table-cell>
          <table:table-cell office:value-type="float" office:value="8.076">
            <text:p>8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66">
            <text:p>566</text:p>
          </table:table-cell>
          <table:table-cell office:value-type="float" office:value="374">
            <text:p>374</text:p>
          </table:table-cell>
          <table:table-cell office:value-type="float" office:value="13000">
            <text:p>13000</text:p>
          </table:table-cell>
          <table:table-cell office:value-type="float" office:value="17545">
            <text:p>17545</text:p>
          </table:table-cell>
          <table:table-cell office:value-type="float" office:value="28857">
            <text:p>28857</text:p>
          </table:table-cell>
          <table:table-cell office:value-type="float" office:value="497">
            <text:p>497</text:p>
          </table:table-cell>
          <table:table-cell office:value-type="float" office:value="632.625">
            <text:p>632.625</text:p>
          </table:table-cell>
          <table:table-cell office:value-type="float" office:value="714.25">
            <text:p>714.25</text:p>
          </table:table-cell>
          <table:table-cell office:value-type="float" office:value="0.0382307692307692">
            <text:p>0.0382307692</text:p>
          </table:table-cell>
          <table:table-cell office:value-type="float" office:value="0.036057281276717">
            <text:p>0.0360572813</text:p>
          </table:table-cell>
          <table:table-cell office:value-type="float" office:value="0.0247513601552483">
            <text:p>0.0247513602</text:p>
          </table:table-cell>
          <table:table-cell office:value-type="float" office:value="1.13667241207101">
            <text:p>1.1366724121</text:p>
          </table:table-cell>
          <table:table-cell office:value-type="float" office:value="1.12874873443332">
            <text:p>1.1287487344</text:p>
          </table:table-cell>
          <table:table-cell office:value-type="float" office:value="1.08783051500926">
            <text:p>1.087830515</text:p>
          </table:table-cell>
          <table:table-cell office:value-type="float" office:value="18.4750168684755">
            <text:p>18.4750168685</text:p>
          </table:table-cell>
          <table:table-cell office:value-type="float" office:value="19.5680284942932">
            <text:p>19.5680284943</text:p>
          </table:table-cell>
          <table:table-cell office:value-type="float" office:value="28.3495690020954">
            <text:p>28.3495690021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date" office:date-value="2021-02-06">
            <text:p>02/06/21</text:p>
          </table:table-cell>
          <table:table-cell office:value-type="float" office:value="96">
            <text:p>96</text:p>
          </table:table-cell>
          <table:table-cell office:value-type="float" office:value="3601">
            <text:p>3601</text:p>
          </table:table-cell>
          <table:table-cell office:value-type="float" office:value="17596">
            <text:p>17596</text:p>
          </table:table-cell>
          <table:table-cell office:value-type="float" office:value="8.87">
            <text:p>8.87</text:p>
          </table:table-cell>
          <table:table-cell office:value-type="float" office:value="83.2">
            <text:p>83.2</text:p>
          </table:table-cell>
          <table:table-cell office:value-type="float" office:value="3636.4">
            <text:p>3636.4</text:p>
          </table:table-cell>
          <table:table-cell office:value-type="float" office:value="16640.8">
            <text:p>16640.8</text:p>
          </table:table-cell>
          <table:table-cell office:value-type="float" office:value="9.104">
            <text:p>9.1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8">
            <text:p>288</text:p>
          </table:table-cell>
          <table:table-cell office:value-type="float" office:value="14285">
            <text:p>14285</text:p>
          </table:table-cell>
          <table:table-cell office:value-type="float" office:value="18610">
            <text:p>18610</text:p>
          </table:table-cell>
          <table:table-cell office:value-type="float" office:value="29778">
            <text:p>29778</text:p>
          </table:table-cell>
          <table:table-cell office:value-type="float" office:value="541.25">
            <text:p>541.25</text:p>
          </table:table-cell>
          <table:table-cell office:value-type="float" office:value="659.125">
            <text:p>659.125</text:p>
          </table:table-cell>
          <table:table-cell office:value-type="float" office:value="741.25">
            <text:p>741.25</text:p>
          </table:table-cell>
          <table:table-cell office:value-type="float" office:value="0.0378893944697235">
            <text:p>0.0378893945</text:p>
          </table:table-cell>
          <table:table-cell office:value-type="float" office:value="0.0354177861364858">
            <text:p>0.0354177861</text:p>
          </table:table-cell>
          <table:table-cell office:value-type="float" office:value="0.0248925381153872">
            <text:p>0.0248925381</text:p>
          </table:table-cell>
          <table:table-cell office:value-type="float" office:value="1.13542666882207">
            <text:p>1.1354266688</text:p>
          </table:table-cell>
          <table:table-cell office:value-type="float" office:value="1.12642091384433">
            <text:p>1.1264209138</text:p>
          </table:table-cell>
          <table:table-cell office:value-type="float" office:value="1.08833837477335">
            <text:p>1.0883383748</text:p>
          </table:table-cell>
          <table:table-cell office:value-type="float" office:value="18.638388507071">
            <text:p>18.6383885071</text:p>
          </table:table-cell>
          <table:table-cell office:value-type="float" office:value="19.9151591266196">
            <text:p>19.9151591266</text:p>
          </table:table-cell>
          <table:table-cell office:value-type="float" office:value="28.1907341254075">
            <text:p>28.1907341254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date" office:date-value="2021-02-07">
            <text:p>02/07/21</text:p>
          </table:table-cell>
          <table:table-cell office:value-type="float" office:value="64">
            <text:p>64</text:p>
          </table:table-cell>
          <table:table-cell office:value-type="float" office:value="3578">
            <text:p>3578</text:p>
          </table:table-cell>
          <table:table-cell office:value-type="float" office:value="19024">
            <text:p>19024</text:p>
          </table:table-cell>
          <table:table-cell office:value-type="float" office:value="7.2">
            <text:p>7.2</text:p>
          </table:table-cell>
          <table:table-cell office:value-type="float" office:value="83.4">
            <text:p>83.4</text:p>
          </table:table-cell>
          <table:table-cell office:value-type="float" office:value="3665.2">
            <text:p>3665.2</text:p>
          </table:table-cell>
          <table:table-cell office:value-type="float" office:value="14288.6">
            <text:p>14288.6</text:p>
          </table:table-cell>
          <table:table-cell office:value-type="float" office:value="10.652">
            <text:p>10.652</text:p>
          </table:table-cell>
          <table:table-cell table:number-columns-repeated="3" office:value-type="float" office:value="2">
            <text:p>2</text:p>
          </table:table-cell>
          <table:table-cell office:value-type="float" office:value="431">
            <text:p>431</text:p>
          </table:table-cell>
          <table:table-cell table:number-columns-repeated="2" office:value-type="float" office:value="626">
            <text:p>626</text:p>
          </table:table-cell>
          <table:table-cell office:value-type="float" office:value="13945">
            <text:p>13945</text:p>
          </table:table-cell>
          <table:table-cell office:value-type="float" office:value="19380">
            <text:p>19380</text:p>
          </table:table-cell>
          <table:table-cell office:value-type="float" office:value="27583">
            <text:p>27583</text:p>
          </table:table-cell>
          <table:table-cell office:value-type="float" office:value="540.125">
            <text:p>540.125</text:p>
          </table:table-cell>
          <table:table-cell office:value-type="float" office:value="307">
            <text:p>307</text:p>
          </table:table-cell>
          <table:table-cell office:value-type="float" office:value="893.875">
            <text:p>893.875</text:p>
          </table:table-cell>
          <table:table-cell office:value-type="float" office:value="0.0387325206167085">
            <text:p>0.0387325206</text:p>
          </table:table-cell>
          <table:table-cell office:value-type="float" office:value="0.0158410732714138">
            <text:p>0.0158410733</text:p>
          </table:table-cell>
          <table:table-cell office:value-type="float" office:value="0.0324067360330638">
            <text:p>0.032406736</text:p>
          </table:table-cell>
          <table:table-cell office:value-type="float" office:value="1.13850423013899">
            <text:p>1.1385042301</text:p>
          </table:table-cell>
          <table:table-cell office:value-type="float" office:value="1.05593559807063">
            <text:p>1.0559355981</text:p>
          </table:table-cell>
          <table:table-cell office:value-type="float" office:value="1.11548196133474">
            <text:p>1.1154819613</text:p>
          </table:table-cell>
          <table:table-cell office:value-type="float" office:value="18.2401202076653">
            <text:p>18.2401202077</text:p>
          </table:table-cell>
          <table:table-cell office:value-type="float" office:value="0">
            <text:p>0</text:p>
          </table:table-cell>
          <table:table-cell office:value-type="float" office:value="21.7337161067553">
            <text:p>21.7337161068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date" office:date-value="2021-02-08">
            <text:p>02/08/21</text:p>
          </table:table-cell>
          <table:table-cell office:value-type="float" office:value="65">
            <text:p>65</text:p>
          </table:table-cell>
          <table:table-cell office:value-type="float" office:value="3717">
            <text:p>3717</text:p>
          </table:table-cell>
          <table:table-cell office:value-type="float" office:value="9720">
            <text:p>9720</text:p>
          </table:table-cell>
          <table:table-cell office:value-type="float" office:value="11.93">
            <text:p>11.93</text:p>
          </table:table-cell>
          <table:table-cell office:value-type="float" office:value="83.4">
            <text:p>83.4</text:p>
          </table:table-cell>
          <table:table-cell office:value-type="float" office:value="3687">
            <text:p>3687</text:p>
          </table:table-cell>
          <table:table-cell office:value-type="float" office:value="13914.4">
            <text:p>13914.4</text:p>
          </table:table-cell>
          <table:table-cell office:value-type="float" office:value="10.486">
            <text:p>10.486</text:p>
          </table:table-cell>
          <table:table-cell table:number-columns-repeated="3" office:value-type="float" office:value="2">
            <text:p>2</text:p>
          </table:table-cell>
          <table:table-cell office:value-type="float" office:value="424">
            <text:p>424</text:p>
          </table:table-cell>
          <table:table-cell office:value-type="float" office:value="304">
            <text:p>304</text:p>
          </table:table-cell>
          <table:table-cell office:value-type="float" office:value="619">
            <text:p>619</text:p>
          </table:table-cell>
          <table:table-cell office:value-type="float" office:value="13765">
            <text:p>13765</text:p>
          </table:table-cell>
          <table:table-cell office:value-type="float" office:value="19917">
            <text:p>19917</text:p>
          </table:table-cell>
          <table:table-cell office:value-type="float" office:value="26994">
            <text:p>26994</text:p>
          </table:table-cell>
          <table:table-cell office:value-type="float" office:value="551.875">
            <text:p>551.875</text:p>
          </table:table-cell>
          <table:table-cell office:value-type="float" office:value="972.875">
            <text:p>972.875</text:p>
          </table:table-cell>
          <table:table-cell office:value-type="float" office:value="469.75">
            <text:p>469.75</text:p>
          </table:table-cell>
          <table:table-cell office:value-type="float" office:value="0.0400926262259353">
            <text:p>0.0400926262</text:p>
          </table:table-cell>
          <table:table-cell office:value-type="float" office:value="0.0488464628207059">
            <text:p>0.0488464628</text:p>
          </table:table-cell>
          <table:table-cell office:value-type="float" office:value="0.017402015262651">
            <text:p>0.0174020153</text:p>
          </table:table-cell>
          <table:table-cell office:value-type="float" office:value="1.14347473239905">
            <text:p>1.1434747324</text:p>
          </table:table-cell>
          <table:table-cell office:value-type="float" office:value="1.17563913465546">
            <text:p>1.1756391347</text:p>
          </table:table-cell>
          <table:table-cell office:value-type="float" office:value="1.06150060048427">
            <text:p>1.0615006005</text:p>
          </table:table-cell>
          <table:table-cell office:value-type="float" office:value="17.632947992868">
            <text:p>17.6329479929</text:p>
          </table:table-cell>
          <table:table-cell office:value-type="float" office:value="14.5341439169522">
            <text:p>14.5341439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date" office:date-value="2021-02-09">
            <text:p>02/09/21</text:p>
          </table:table-cell>
          <table:table-cell office:value-type="float" office:value="94">
            <text:p>94</text:p>
          </table:table-cell>
          <table:table-cell office:value-type="float" office:value="3792">
            <text:p>3792</text:p>
          </table:table-cell>
          <table:table-cell office:value-type="float" office:value="6410">
            <text:p>6410</text:p>
          </table:table-cell>
          <table:table-cell office:value-type="float" office:value="16.83">
            <text:p>16.83</text:p>
          </table:table-cell>
          <table:table-cell office:value-type="float" office:value="83.6">
            <text:p>83.6</text:p>
          </table:table-cell>
          <table:table-cell office:value-type="float" office:value="3726.6">
            <text:p>3726.6</text:p>
          </table:table-cell>
          <table:table-cell office:value-type="float" office:value="14402.4">
            <text:p>14402.4</text:p>
          </table:table-cell>
          <table:table-cell office:value-type="float" office:value="10.57">
            <text:p>10.57</text:p>
          </table:table-cell>
          <table:table-cell table:number-columns-repeated="3" office:value-type="float" office:value="2">
            <text:p>2</text:p>
          </table:table-cell>
          <table:table-cell office:value-type="float" office:value="443">
            <text:p>443</text:p>
          </table:table-cell>
          <table:table-cell table:number-columns-repeated="2" office:value-type="float" office:value="321">
            <text:p>321</text:p>
          </table:table-cell>
          <table:table-cell office:value-type="float" office:value="13855">
            <text:p>13855</text:p>
          </table:table-cell>
          <table:table-cell office:value-type="float" office:value="21516">
            <text:p>21516</text:p>
          </table:table-cell>
          <table:table-cell office:value-type="float" office:value="29746">
            <text:p>29746</text:p>
          </table:table-cell>
          <table:table-cell office:value-type="float" office:value="463.5">
            <text:p>463.5</text:p>
          </table:table-cell>
          <table:table-cell office:value-type="float" office:value="545.125">
            <text:p>545.125</text:p>
          </table:table-cell>
          <table:table-cell office:value-type="float" office:value="1263.75">
            <text:p>1263.75</text:p>
          </table:table-cell>
          <table:table-cell office:value-type="float" office:value="0.0334536268495128">
            <text:p>0.0334536268</text:p>
          </table:table-cell>
          <table:table-cell office:value-type="float" office:value="0.0253357966164715">
            <text:p>0.0253357966</text:p>
          </table:table-cell>
          <table:table-cell office:value-type="float" office:value="0.0424847038257245">
            <text:p>0.0424847038</text:p>
          </table:table-cell>
          <table:table-cell office:value-type="float" office:value="1.11928121846609">
            <text:p>1.1192812185</text:p>
          </table:table-cell>
          <table:table-cell office:value-type="float" office:value="1.08993341723442">
            <text:p>1.0899334172</text:p>
          </table:table-cell>
          <table:table-cell office:value-type="float" office:value="1.15223416550599">
            <text:p>1.1522341655</text:p>
          </table:table-cell>
          <table:table-cell office:value-type="float" office:value="21.064315144415">
            <text:p>21.0643151444</text:p>
          </table:table-cell>
          <table:table-cell office:value-type="float" office:value="27.7035411093225">
            <text:p>27.7035411093</text:p>
          </table:table-cell>
          <table:table-cell office:value-type="float" office:value="16.6593877795101">
            <text:p>16.6593877795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date" office:date-value="2021-02-10">
            <text:p>02/10/21</text:p>
          </table:table-cell>
          <table:table-cell office:value-type="float" office:value="98">
            <text:p>98</text:p>
          </table:table-cell>
          <table:table-cell office:value-type="float" office:value="3747">
            <text:p>3747</text:p>
          </table:table-cell>
          <table:table-cell office:value-type="float" office:value="16822">
            <text:p>16822</text:p>
          </table:table-cell>
          <table:table-cell office:value-type="float" office:value="7.6">
            <text:p>7.6</text:p>
          </table:table-cell>
          <table:table-cell office:value-type="float" office:value="90.6">
            <text:p>90.6</text:p>
          </table:table-cell>
          <table:table-cell office:value-type="float" office:value="3776.6">
            <text:p>3776.6</text:p>
          </table:table-cell>
          <table:table-cell office:value-type="float" office:value="14485.4">
            <text:p>14485.4</text:p>
          </table:table-cell>
          <table:table-cell office:value-type="float" office:value="11.044">
            <text:p>11.044</text:p>
          </table:table-cell>
          <table:table-cell table:number-columns-repeated="3" office:value-type="float" office:value="2">
            <text:p>2</text:p>
          </table:table-cell>
          <table:table-cell office:value-type="float" office:value="454">
            <text:p>454</text:p>
          </table:table-cell>
          <table:table-cell office:value-type="float" office:value="651">
            <text:p>651</text:p>
          </table:table-cell>
          <table:table-cell office:value-type="float" office:value="331">
            <text:p>331</text:p>
          </table:table-cell>
          <table:table-cell office:value-type="float" office:value="14628">
            <text:p>14628</text:p>
          </table:table-cell>
          <table:table-cell office:value-type="float" office:value="21669">
            <text:p>21669</text:p>
          </table:table-cell>
          <table:table-cell office:value-type="float" office:value="31122">
            <text:p>31122</text:p>
          </table:table-cell>
          <table:table-cell office:value-type="float" office:value="302.5">
            <text:p>302.5</text:p>
          </table:table-cell>
          <table:table-cell office:value-type="float" office:value="512.125">
            <text:p>512.125</text:p>
          </table:table-cell>
          <table:table-cell office:value-type="float" office:value="1076.125">
            <text:p>1076.125</text:p>
          </table:table-cell>
          <table:table-cell office:value-type="float" office:value="0.0206795187312004">
            <text:p>0.0206795187</text:p>
          </table:table-cell>
          <table:table-cell office:value-type="float" office:value="0.0236339932622641">
            <text:p>0.0236339933</text:p>
          </table:table-cell>
          <table:table-cell office:value-type="float" office:value="0.0345776299723668">
            <text:p>0.03457763</text:p>
          </table:table-cell>
          <table:table-cell office:value-type="float" office:value="1.07321649484931">
            <text:p>1.0732164948</text:p>
          </table:table-cell>
          <table:table-cell office:value-type="float" office:value="1.08381376506746">
            <text:p>1.0838137651</text:p>
          </table:table-cell>
          <table:table-cell office:value-type="float" office:value="1.12336510539252">
            <text:p>1.1233651054</text:p>
          </table:table-cell>
          <table:table-cell office:value-type="float" office:value="33.8639266816235">
            <text:p>33.8639266816</text:p>
          </table:table-cell>
          <table:table-cell office:value-type="float" office:value="29.6736231710765">
            <text:p>29.6736231711</text:p>
          </table:table-cell>
          <table:table-cell office:value-type="float" office:value="20.3907260754107">
            <text:p>20.3907260754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date" office:date-value="2021-02-11">
            <text:p>02/11/21</text:p>
          </table:table-cell>
          <table:table-cell office:value-type="float" office:value="97">
            <text:p>97</text:p>
          </table:table-cell>
          <table:table-cell office:value-type="float" office:value="3799">
            <text:p>3799</text:p>
          </table:table-cell>
          <table:table-cell office:value-type="float" office:value="20036">
            <text:p>20036</text:p>
          </table:table-cell>
          <table:table-cell office:value-type="float" office:value="9.29">
            <text:p>9.29</text:p>
          </table:table-cell>
          <table:table-cell office:value-type="float" office:value="96.2">
            <text:p>96.2</text:p>
          </table:table-cell>
          <table:table-cell office:value-type="float" office:value="3787.4">
            <text:p>3787.4</text:p>
          </table:table-cell>
          <table:table-cell office:value-type="float" office:value="16418">
            <text:p>16418</text:p>
          </table:table-cell>
          <table:table-cell office:value-type="float" office:value="10.742">
            <text:p>10.742</text:p>
          </table:table-cell>
          <table:table-cell table:number-columns-repeated="3" office:value-type="float" office:value="2">
            <text:p>2</text:p>
          </table:table-cell>
          <table:table-cell office:value-type="float" office:value="417">
            <text:p>417</text:p>
          </table:table-cell>
          <table:table-cell office:value-type="float" office:value="293">
            <text:p>293</text:p>
          </table:table-cell>
          <table:table-cell office:value-type="float" office:value="615">
            <text:p>615</text:p>
          </table:table-cell>
          <table:table-cell office:value-type="float" office:value="15266">
            <text:p>15266</text:p>
          </table:table-cell>
          <table:table-cell office:value-type="float" office:value="20400">
            <text:p>20400</text:p>
          </table:table-cell>
          <table:table-cell office:value-type="float" office:value="33129">
            <text:p>33129</text:p>
          </table:table-cell>
          <table:table-cell office:value-type="float" office:value="299.875">
            <text:p>299.875</text:p>
          </table:table-cell>
          <table:table-cell office:value-type="float" office:value="555.25">
            <text:p>555.25</text:p>
          </table:table-cell>
          <table:table-cell office:value-type="float" office:value="1536.75">
            <text:p>1536.75</text:p>
          </table:table-cell>
          <table:table-cell office:value-type="float" office:value="0.0196433250360278">
            <text:p>0.019643325</text:p>
          </table:table-cell>
          <table:table-cell office:value-type="float" office:value="0.027218137254902">
            <text:p>0.0272181373</text:p>
          </table:table-cell>
          <table:table-cell office:value-type="float" office:value="0.0463868513990763">
            <text:p>0.0463868514</text:p>
          </table:table-cell>
          <table:table-cell office:value-type="float" office:value="1.0695079236543">
            <text:p>1.0695079237</text:p>
          </table:table-cell>
          <table:table-cell office:value-type="float" office:value="1.09671550130359">
            <text:p>1.0967155013</text:p>
          </table:table-cell>
          <table:table-cell office:value-type="float" office:value="1.1665713902629">
            <text:p>1.1665713903</text:p>
          </table:table-cell>
          <table:table-cell office:value-type="float" office:value="0">
            <text:p>0</text:p>
          </table:table-cell>
          <table:table-cell office:value-type="float" office:value="25.8113934173035">
            <text:p>25.8113934173</text:p>
          </table:table-cell>
          <table:table-cell office:value-type="float" office:value="15.2867057826181">
            <text:p>15.2867057826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date" office:date-value="2021-02-12">
            <text:p>02/12/21</text:p>
          </table:table-cell>
          <table:table-cell office:value-type="float" office:value="99">
            <text:p>99</text:p>
          </table:table-cell>
          <table:table-cell office:value-type="float" office:value="3828">
            <text:p>3828</text:p>
          </table:table-cell>
          <table:table-cell office:value-type="float" office:value="19439">
            <text:p>19439</text:p>
          </table:table-cell>
          <table:table-cell office:value-type="float" office:value="9.57">
            <text:p>9.57</text:p>
          </table:table-cell>
          <table:table-cell office:value-type="float" office:value="91.4">
            <text:p>91.4</text:p>
          </table:table-cell>
          <table:table-cell office:value-type="float" office:value="3780">
            <text:p>3780</text:p>
          </table:table-cell>
          <table:table-cell office:value-type="float" office:value="19039">
            <text:p>19039</text:p>
          </table:table-cell>
          <table:table-cell office:value-type="float" office:value="9.126">
            <text:p>9.126</text:p>
          </table:table-cell>
          <table:table-cell table:number-columns-repeated="3" office:value-type="float" office:value="2">
            <text:p>2</text:p>
          </table:table-cell>
          <table:table-cell office:value-type="float" office:value="275">
            <text:p>275</text:p>
          </table:table-cell>
          <table:table-cell office:value-type="float" office:value="599">
            <text:p>599</text:p>
          </table:table-cell>
          <table:table-cell office:value-type="float" office:value="275">
            <text:p>275</text:p>
          </table:table-cell>
          <table:table-cell office:value-type="float" office:value="15824">
            <text:p>15824</text:p>
          </table:table-cell>
          <table:table-cell office:value-type="float" office:value="22176">
            <text:p>22176</text:p>
          </table:table-cell>
          <table:table-cell office:value-type="float" office:value="37209">
            <text:p>37209</text:p>
          </table:table-cell>
          <table:table-cell office:value-type="float" office:value="587">
            <text:p>587</text:p>
          </table:table-cell>
          <table:table-cell office:value-type="float" office:value="1028">
            <text:p>1028</text:p>
          </table:table-cell>
          <table:table-cell office:value-type="float" office:value="2007.125">
            <text:p>2007.125</text:p>
          </table:table-cell>
          <table:table-cell office:value-type="float" office:value="0.0370955510616785">
            <text:p>0.0370955511</text:p>
          </table:table-cell>
          <table:table-cell office:value-type="float" office:value="0.0463564213564214">
            <text:p>0.0463564214</text:p>
          </table:table-cell>
          <table:table-cell office:value-type="float" office:value="0.0539419226531216">
            <text:p>0.0539419227</text:p>
          </table:table-cell>
          <table:table-cell office:value-type="float" office:value="1.13253154533667">
            <text:p>1.1325315453</text:p>
          </table:table-cell>
          <table:table-cell office:value-type="float" office:value="1.16645935363738">
            <text:p>1.1664593536</text:p>
          </table:table-cell>
          <table:table-cell office:value-type="float" office:value="1.19449980208418">
            <text:p>1.1944998021</text:p>
          </table:table-cell>
          <table:table-cell office:value-type="float" office:value="19.0299228265713">
            <text:p>19.0299228266</text:p>
          </table:table-cell>
          <table:table-cell office:value-type="float" office:value="15.2965164281758">
            <text:p>15.2965164282</text:p>
          </table:table-cell>
          <table:table-cell office:value-type="float" office:value="13.1934180804215">
            <text:p>13.1934180804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date" office:date-value="2021-02-13">
            <text:p>02/13/21</text:p>
          </table:table-cell>
          <table:table-cell office:value-type="float" office:value="93">
            <text:p>93</text:p>
          </table:table-cell>
          <table:table-cell office:value-type="float" office:value="3771">
            <text:p>3771</text:p>
          </table:table-cell>
          <table:table-cell office:value-type="float" office:value="19383">
            <text:p>19383</text:p>
          </table:table-cell>
          <table:table-cell office:value-type="float" office:value="10.42">
            <text:p>10.42</text:p>
          </table:table-cell>
          <table:table-cell office:value-type="float" office:value="81">
            <text:p>81</text:p>
          </table:table-cell>
          <table:table-cell office:value-type="float" office:value="3807.2">
            <text:p>3807.2</text:p>
          </table:table-cell>
          <table:table-cell office:value-type="float" office:value="17928.6">
            <text:p>17928.6</text:p>
          </table:table-cell>
          <table:table-cell office:value-type="float" office:value="9.978">
            <text:p>9.978</text:p>
          </table:table-cell>
          <table:table-cell table:number-columns-repeated="3" office:value-type="float" office:value="2">
            <text:p>2</text:p>
          </table:table-cell>
          <table:table-cell office:value-type="float" office:value="310">
            <text:p>310</text:p>
          </table:table-cell>
          <table:table-cell office:value-type="float" office:value="637">
            <text:p>637</text:p>
          </table:table-cell>
          <table:table-cell office:value-type="float" office:value="435">
            <text:p>435</text:p>
          </table:table-cell>
          <table:table-cell office:value-type="float" office:value="16350">
            <text:p>16350</text:p>
          </table:table-cell>
          <table:table-cell office:value-type="float" office:value="23362">
            <text:p>23362</text:p>
          </table:table-cell>
          <table:table-cell office:value-type="float" office:value="39096">
            <text:p>39096</text:p>
          </table:table-cell>
          <table:table-cell office:value-type="float" office:value="292.25">
            <text:p>292.25</text:p>
          </table:table-cell>
          <table:table-cell office:value-type="float" office:value="1156.5">
            <text:p>1156.5</text:p>
          </table:table-cell>
          <table:table-cell office:value-type="float" office:value="1940.125">
            <text:p>1940.125</text:p>
          </table:table-cell>
          <table:table-cell office:value-type="float" office:value="0.0178746177370031">
            <text:p>0.0178746177</text:p>
          </table:table-cell>
          <table:table-cell office:value-type="float" office:value="0.0495034671689068">
            <text:p>0.0495034672</text:p>
          </table:table-cell>
          <table:table-cell office:value-type="float" office:value="0.0496246419071005">
            <text:p>0.0496246419</text:p>
          </table:table-cell>
          <table:table-cell office:value-type="float" office:value="1.06318738591963">
            <text:p>1.0631873859</text:p>
          </table:table-cell>
          <table:table-cell office:value-type="float" office:value="1.17806529788419">
            <text:p>1.1780652979</text:p>
          </table:table-cell>
          <table:table-cell office:value-type="float" office:value="1.17851295264029">
            <text:p>1.1785129526</text:p>
          </table:table-cell>
          <table:table-cell office:value-type="float" office:value="0">
            <text:p>0</text:p>
          </table:table-cell>
          <table:table-cell office:value-type="float" office:value="14.3457753816861">
            <text:p>14.3457753817</text:p>
          </table:table-cell>
          <table:table-cell office:value-type="float" office:value="14.3115782848587">
            <text:p>14.3115782849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date" office:date-value="2021-02-14">
            <text:p>02/14/21</text:p>
          </table:table-cell>
          <table:table-cell office:value-type="float" office:value="70">
            <text:p>70</text:p>
          </table:table-cell>
          <table:table-cell office:value-type="float" office:value="3755">
            <text:p>3755</text:p>
          </table:table-cell>
          <table:table-cell office:value-type="float" office:value="19515">
            <text:p>19515</text:p>
          </table:table-cell>
          <table:table-cell office:value-type="float" office:value="8.75">
            <text:p>8.75</text:p>
          </table:table-cell>
          <table:table-cell office:value-type="float" office:value="78.6">
            <text:p>78.6</text:p>
          </table:table-cell>
          <table:table-cell office:value-type="float" office:value="3843.2">
            <text:p>3843.2</text:p>
          </table:table-cell>
          <table:table-cell office:value-type="float" office:value="15166.8">
            <text:p>15166.8</text:p>
          </table:table-cell>
          <table:table-cell office:value-type="float" office:value="10.764">
            <text:p>10.764</text:p>
          </table:table-cell>
          <table:table-cell table:number-columns-repeated="3" office:value-type="float" office:value="2">
            <text:p>2</text:p>
          </table:table-cell>
          <table:table-cell office:value-type="float" office:value="320">
            <text:p>320</text:p>
          </table:table-cell>
          <table:table-cell table:number-columns-repeated="2" office:value-type="float" office:value="650">
            <text:p>650</text:p>
          </table:table-cell>
          <table:table-cell office:value-type="float" office:value="16542">
            <text:p>16542</text:p>
          </table:table-cell>
          <table:table-cell office:value-type="float" office:value="23300">
            <text:p>23300</text:p>
          </table:table-cell>
          <table:table-cell office:value-type="float" office:value="39397">
            <text:p>39397</text:p>
          </table:table-cell>
          <table:table-cell office:value-type="float" office:value="300.5">
            <text:p>300.5</text:p>
          </table:table-cell>
          <table:table-cell office:value-type="float" office:value="843.5">
            <text:p>843.5</text:p>
          </table:table-cell>
          <table:table-cell office:value-type="float" office:value="2027.875">
            <text:p>2027.875</text:p>
          </table:table-cell>
          <table:table-cell office:value-type="float" office:value="0.0181658807882965">
            <text:p>0.0181658808</text:p>
          </table:table-cell>
          <table:table-cell office:value-type="float" office:value="0.0362017167381974">
            <text:p>0.0362017167</text:p>
          </table:table-cell>
          <table:table-cell office:value-type="float" office:value="0.0514728278802955">
            <text:p>0.0514728279</text:p>
          </table:table-cell>
          <table:table-cell office:value-type="float" office:value="1.06422738123967">
            <text:p>1.0642273812</text:p>
          </table:table-cell>
          <table:table-cell office:value-type="float" office:value="1.12927471460148">
            <text:p>1.1292747146</text:p>
          </table:table-cell>
          <table:table-cell office:value-type="float" office:value="1.18534782352062">
            <text:p>1.1853478235</text:p>
          </table:table-cell>
          <table:table-cell office:value-type="float" office:value="0">
            <text:p>0</text:p>
          </table:table-cell>
          <table:table-cell office:value-type="float" office:value="19.4913236593314">
            <text:p>19.4913236593</text:p>
          </table:table-cell>
          <table:table-cell office:value-type="float" office:value="13.8099480643169">
            <text:p>13.8099480643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date" office:date-value="2021-02-15">
            <text:p>02/15/21</text:p>
          </table:table-cell>
          <table:table-cell office:value-type="float" office:value="46">
            <text:p>46</text:p>
          </table:table-cell>
          <table:table-cell office:value-type="float" office:value="3883">
            <text:p>3883</text:p>
          </table:table-cell>
          <table:table-cell office:value-type="float" office:value="11270">
            <text:p>11270</text:p>
          </table:table-cell>
          <table:table-cell office:value-type="float" office:value="11.86">
            <text:p>11.86</text:p>
          </table:table-cell>
          <table:table-cell office:value-type="float" office:value="77.6">
            <text:p>77.6</text:p>
          </table:table-cell>
          <table:table-cell office:value-type="float" office:value="3880.4">
            <text:p>3880.4</text:p>
          </table:table-cell>
          <table:table-cell office:value-type="float" office:value="15146.8">
            <text:p>15146.8</text:p>
          </table:table-cell>
          <table:table-cell office:value-type="float" office:value="10.45">
            <text:p>10.45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9">
            <text:p>449</text:p>
          </table:table-cell>
          <table:table-cell office:value-type="float" office:value="322">
            <text:p>322</text:p>
          </table:table-cell>
          <table:table-cell office:value-type="float" office:value="15500">
            <text:p>15500</text:p>
          </table:table-cell>
          <table:table-cell office:value-type="float" office:value="24884">
            <text:p>24884</text:p>
          </table:table-cell>
          <table:table-cell office:value-type="float" office:value="41469">
            <text:p>41469</text:p>
          </table:table-cell>
          <table:table-cell office:value-type="float" office:value="401.375">
            <text:p>401.375</text:p>
          </table:table-cell>
          <table:table-cell office:value-type="float" office:value="1139.625">
            <text:p>1139.625</text:p>
          </table:table-cell>
          <table:table-cell office:value-type="float" office:value="2256.75">
            <text:p>2256.75</text:p>
          </table:table-cell>
          <table:table-cell office:value-type="float" office:value="0.0258951612903226">
            <text:p>0.0258951613</text:p>
          </table:table-cell>
          <table:table-cell office:value-type="float" office:value="0.0457975004018647">
            <text:p>0.0457975004</text:p>
          </table:table-cell>
          <table:table-cell office:value-type="float" office:value="0.0544201692830789">
            <text:p>0.0544201693</text:p>
          </table:table-cell>
          <table:table-cell office:value-type="float" office:value="1.0919473608975">
            <text:p>1.0919473609</text:p>
          </table:table-cell>
          <table:table-cell office:value-type="float" office:value="1.16440217705092">
            <text:p>1.1644021771</text:p>
          </table:table-cell>
          <table:table-cell office:value-type="float" office:value="1.19627523994738">
            <text:p>1.1962752399</text:p>
          </table:table-cell>
          <table:table-cell office:value-type="float" office:value="27.112537052849">
            <text:p>27.1125370528</text:p>
          </table:table-cell>
          <table:table-cell office:value-type="float" office:value="15.4790310288221">
            <text:p>15.4790310288</text:p>
          </table:table-cell>
          <table:table-cell office:value-type="float" office:value="13.0804666270853">
            <text:p>13.0804666271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date" office:date-value="2021-02-16">
            <text:p>02/16/21</text:p>
          </table:table-cell>
          <table:table-cell office:value-type="float" office:value="85">
            <text:p>85</text:p>
          </table:table-cell>
          <table:table-cell office:value-type="float" office:value="3979">
            <text:p>3979</text:p>
          </table:table-cell>
          <table:table-cell office:value-type="float" office:value="6227">
            <text:p>6227</text:p>
          </table:table-cell>
          <table:table-cell office:value-type="float" office:value="13.22">
            <text:p>13.22</text:p>
          </table:table-cell>
          <table:table-cell office:value-type="float" office:value="79.8">
            <text:p>79.8</text:p>
          </table:table-cell>
          <table:table-cell office:value-type="float" office:value="3930.4">
            <text:p>3930.4</text:p>
          </table:table-cell>
          <table:table-cell office:value-type="float" office:value="15441.2">
            <text:p>15441.2</text:p>
          </table:table-cell>
          <table:table-cell office:value-type="float" office:value="11.102">
            <text:p>11.102</text:p>
          </table:table-cell>
          <table:table-cell table:number-columns-repeated="3" office:value-type="float" office:value="2">
            <text:p>2</text:p>
          </table:table-cell>
          <table:table-cell office:value-type="float" office:value="337">
            <text:p>337</text:p>
          </table:table-cell>
          <table:table-cell table:number-columns-repeated="2" office:value-type="float" office:value="465">
            <text:p>465</text:p>
          </table:table-cell>
          <table:table-cell office:value-type="float" office:value="14952">
            <text:p>14952</text:p>
          </table:table-cell>
          <table:table-cell office:value-type="float" office:value="26278">
            <text:p>26278</text:p>
          </table:table-cell>
          <table:table-cell office:value-type="float" office:value="42877">
            <text:p>42877</text:p>
          </table:table-cell>
          <table:table-cell office:value-type="float" office:value="537.875">
            <text:p>537.875</text:p>
          </table:table-cell>
          <table:table-cell office:value-type="float" office:value="1244.5">
            <text:p>1244.5</text:p>
          </table:table-cell>
          <table:table-cell office:value-type="float" office:value="1493.875">
            <text:p>1493.875</text:p>
          </table:table-cell>
          <table:table-cell office:value-type="float" office:value="0.0359734483681113">
            <text:p>0.0359734484</text:p>
          </table:table-cell>
          <table:table-cell office:value-type="float" office:value="0.04735900753482">
            <text:p>0.0473590075</text:p>
          </table:table-cell>
          <table:table-cell office:value-type="float" office:value="0.0348409403642979">
            <text:p>0.0348409404</text:p>
          </table:table-cell>
          <table:table-cell office:value-type="float" office:value="1.12844348370388">
            <text:p>1.1284434837</text:p>
          </table:table-cell>
          <table:table-cell office:value-type="float" office:value="1.17015256253745">
            <text:p>1.1701525625</text:p>
          </table:table-cell>
          <table:table-cell office:value-type="float" office:value="1.12432251788096">
            <text:p>1.1243225179</text:p>
          </table:table-cell>
          <table:table-cell office:value-type="float" office:value="19.6128318201199">
            <text:p>19.6128318201</text:p>
          </table:table-cell>
          <table:table-cell office:value-type="float" office:value="14.9799166816506">
            <text:p>14.9799166817</text:p>
          </table:table-cell>
          <table:table-cell office:value-type="float" office:value="20.2392128641377">
            <text:p>20.2392128641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date" office:date-value="2021-02-17">
            <text:p>02/17/21</text:p>
          </table:table-cell>
          <table:table-cell office:value-type="float" office:value="94">
            <text:p>94</text:p>
          </table:table-cell>
          <table:table-cell office:value-type="float" office:value="4014">
            <text:p>4014</text:p>
          </table:table-cell>
          <table:table-cell office:value-type="float" office:value="19339">
            <text:p>19339</text:p>
          </table:table-cell>
          <table:table-cell office:value-type="float" office:value="8">
            <text:p>8</text:p>
          </table:table-cell>
          <table:table-cell office:value-type="float" office:value="87.8">
            <text:p>87.8</text:p>
          </table:table-cell>
          <table:table-cell office:value-type="float" office:value="3984.2">
            <text:p>3984.2</text:p>
          </table:table-cell>
          <table:table-cell office:value-type="float" office:value="16070.2">
            <text:p>16070.2</text:p>
          </table:table-cell>
          <table:table-cell office:value-type="float" office:value="12.082">
            <text:p>12.082</text:p>
          </table:table-cell>
          <table:table-cell table:number-columns-repeated="3" office:value-type="float" office:value="2">
            <text:p>2</text:p>
          </table:table-cell>
          <table:table-cell office:value-type="float" office:value="342">
            <text:p>342</text:p>
          </table:table-cell>
          <table:table-cell office:value-type="float" office:value="682">
            <text:p>682</text:p>
          </table:table-cell>
          <table:table-cell office:value-type="float" office:value="342">
            <text:p>342</text:p>
          </table:table-cell>
          <table:table-cell office:value-type="float" office:value="16364">
            <text:p>16364</text:p>
          </table:table-cell>
          <table:table-cell office:value-type="float" office:value="27758">
            <text:p>27758</text:p>
          </table:table-cell>
          <table:table-cell office:value-type="float" office:value="45117">
            <text:p>45117</text:p>
          </table:table-cell>
          <table:table-cell office:value-type="float" office:value="657.75">
            <text:p>657.75</text:p>
          </table:table-cell>
          <table:table-cell office:value-type="float" office:value="1066.625">
            <text:p>1066.625</text:p>
          </table:table-cell>
          <table:table-cell office:value-type="float" office:value="908.875">
            <text:p>908.875</text:p>
          </table:table-cell>
          <table:table-cell office:value-type="float" office:value="0.0401949401124419">
            <text:p>0.0401949401</text:p>
          </table:table-cell>
          <table:table-cell office:value-type="float" office:value="0.0384258592117588">
            <text:p>0.0384258592</text:p>
          </table:table-cell>
          <table:table-cell office:value-type="float" office:value="0.0201448456236009">
            <text:p>0.0201448456</text:p>
          </table:table-cell>
          <table:table-cell office:value-type="float" office:value="1.14384893148641">
            <text:p>1.1438489315</text:p>
          </table:table-cell>
          <table:table-cell office:value-type="float" office:value="1.13738453868723">
            <text:p>1.1373845387</text:p>
          </table:table-cell>
          <table:table-cell office:value-type="float" office:value="1.07130235670079">
            <text:p>1.0713023567</text:p>
          </table:table-cell>
          <table:table-cell office:value-type="float" office:value="17.588935069461">
            <text:p>17.5889350695</text:p>
          </table:table-cell>
          <table:table-cell office:value-type="float" office:value="18.3829560140502">
            <text:p>18.3829560141</text:p>
          </table:table-cell>
          <table:table-cell office:value-type="float" office:value="34.7535869704759">
            <text:p>34.7535869705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date" office:date-value="2021-02-18">
            <text:p>02/18/21</text:p>
          </table:table-cell>
          <table:table-cell office:value-type="float" office:value="104">
            <text:p>104</text:p>
          </table:table-cell>
          <table:table-cell office:value-type="float" office:value="4021">
            <text:p>4021</text:p>
          </table:table-cell>
          <table:table-cell office:value-type="float" office:value="20855">
            <text:p>20855</text:p>
          </table:table-cell>
          <table:table-cell office:value-type="float" office:value="13.68">
            <text:p>13.68</text:p>
          </table:table-cell>
          <table:table-cell office:value-type="float" office:value="100">
            <text:p>100</text:p>
          </table:table-cell>
          <table:table-cell office:value-type="float" office:value="4037">
            <text:p>4037</text:p>
          </table:table-cell>
          <table:table-cell office:value-type="float" office:value="18397.4">
            <text:p>18397.4</text:p>
          </table:table-cell>
          <table:table-cell office:value-type="float" office:value="12.326">
            <text:p>1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475">
            <text:p>475</text:p>
          </table:table-cell>
          <table:table-cell office:value-type="float" office:value="343">
            <text:p>343</text:p>
          </table:table-cell>
          <table:table-cell office:value-type="float" office:value="687">
            <text:p>687</text:p>
          </table:table-cell>
          <table:table-cell office:value-type="float" office:value="17390">
            <text:p>17390</text:p>
          </table:table-cell>
          <table:table-cell office:value-type="float" office:value="28758">
            <text:p>28758</text:p>
          </table:table-cell>
          <table:table-cell office:value-type="float" office:value="48521">
            <text:p>48521</text:p>
          </table:table-cell>
          <table:table-cell office:value-type="float" office:value="565.625">
            <text:p>565.625</text:p>
          </table:table-cell>
          <table:table-cell office:value-type="float" office:value="562.5">
            <text:p>562.5</text:p>
          </table:table-cell>
          <table:table-cell office:value-type="float" office:value="995.625">
            <text:p>995.625</text:p>
          </table:table-cell>
          <table:table-cell office:value-type="float" office:value="0.0325258769407706">
            <text:p>0.0325258769</text:p>
          </table:table-cell>
          <table:table-cell office:value-type="float" office:value="0.0195597746713958">
            <text:p>0.0195597747</text:p>
          </table:table-cell>
          <table:table-cell office:value-type="float" office:value="0.0205194657983141">
            <text:p>0.0205194658</text:p>
          </table:table-cell>
          <table:table-cell office:value-type="float" office:value="1.1159141173274">
            <text:p>1.1159141173</text:p>
          </table:table-cell>
          <table:table-cell office:value-type="float" office:value="1.06920907752887">
            <text:p>1.0692090775</text:p>
          </table:table-cell>
          <table:table-cell office:value-type="float" office:value="1.07264338530833">
            <text:p>1.0726433853</text:p>
          </table:table-cell>
          <table:table-cell office:value-type="float" office:value="21.6553624979399">
            <text:p>21.6553624979</text:p>
          </table:table-cell>
          <table:table-cell office:value-type="float" office:value="0">
            <text:p>0</text:p>
          </table:table-cell>
          <table:table-cell office:value-type="float" office:value="34.1253821122365">
            <text:p>34.1253821122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date" office:date-value="2021-02-19">
            <text:p>02/19/21</text:p>
          </table:table-cell>
          <table:table-cell office:value-type="float" office:value="110">
            <text:p>110</text:p>
          </table:table-cell>
          <table:table-cell office:value-type="float" office:value="4024">
            <text:p>4024</text:p>
          </table:table-cell>
          <table:table-cell office:value-type="float" office:value="22660">
            <text:p>22660</text:p>
          </table:table-cell>
          <table:table-cell office:value-type="float" office:value="13.65">
            <text:p>13.65</text:p>
          </table:table-cell>
          <table:table-cell office:value-type="float" office:value="92.4">
            <text:p>92.4</text:p>
          </table:table-cell>
          <table:table-cell office:value-type="float" office:value="4087.8">
            <text:p>4087.8</text:p>
          </table:table-cell>
          <table:table-cell office:value-type="float" office:value="21785.4">
            <text:p>21785.4</text:p>
          </table:table-cell>
          <table:table-cell office:value-type="float" office:value="12.196">
            <text:p>12.196</text:p>
          </table:table-cell>
          <table:table-cell table:number-columns-repeated="3" office:value-type="float" office:value="2">
            <text:p>2</text:p>
          </table:table-cell>
          <table:table-cell office:value-type="float" office:value="343">
            <text:p>343</text:p>
          </table:table-cell>
          <table:table-cell office:value-type="float" office:value="477">
            <text:p>477</text:p>
          </table:table-cell>
          <table:table-cell office:value-type="float" office:value="691">
            <text:p>691</text:p>
          </table:table-cell>
          <table:table-cell office:value-type="float" office:value="18663">
            <text:p>18663</text:p>
          </table:table-cell>
          <table:table-cell office:value-type="float" office:value="30447">
            <text:p>30447</text:p>
          </table:table-cell>
          <table:table-cell office:value-type="float" office:value="51356">
            <text:p>51356</text:p>
          </table:table-cell>
          <table:table-cell office:value-type="float" office:value="812.25">
            <text:p>812.25</text:p>
          </table:table-cell>
          <table:table-cell office:value-type="float" office:value="502.375">
            <text:p>502.375</text:p>
          </table:table-cell>
          <table:table-cell office:value-type="float" office:value="843.25">
            <text:p>843.25</text:p>
          </table:table-cell>
          <table:table-cell office:value-type="float" office:value="0.0435219418099984">
            <text:p>0.0435219418</text:p>
          </table:table-cell>
          <table:table-cell office:value-type="float" office:value="0.0164999835780208">
            <text:p>0.0164999836</text:p>
          </table:table-cell>
          <table:table-cell office:value-type="float" office:value="0.0164196977957785">
            <text:p>0.0164196978</text:p>
          </table:table-cell>
          <table:table-cell office:value-type="float" office:value="1.15603934879606">
            <text:p>1.1560393488</text:p>
          </table:table-cell>
          <table:table-cell office:value-type="float" office:value="1.0582835514609">
            <text:p>1.0582835515</text:p>
          </table:table-cell>
          <table:table-cell office:value-type="float" office:value="1.05799737097761">
            <text:p>1.057997371</text:p>
          </table:table-cell>
          <table:table-cell office:value-type="float" office:value="16.2704974324938">
            <text:p>16.27049743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date" office:date-value="2021-02-20">
            <text:p>02/20/21</text:p>
          </table:table-cell>
          <table:table-cell office:value-type="float" office:value="107">
            <text:p>107</text:p>
          </table:table-cell>
          <table:table-cell office:value-type="float" office:value="4147">
            <text:p>4147</text:p>
          </table:table-cell>
          <table:table-cell office:value-type="float" office:value="22906">
            <text:p>22906</text:p>
          </table:table-cell>
          <table:table-cell office:value-type="float" office:value="13.08">
            <text:p>13.08</text:p>
          </table:table-cell>
          <table:table-cell office:value-type="float" office:value="83.2">
            <text:p>83.2</text:p>
          </table:table-cell>
          <table:table-cell office:value-type="float" office:value="4182.8">
            <text:p>4182.8</text:p>
          </table:table-cell>
          <table:table-cell office:value-type="float" office:value="21102.6">
            <text:p>21102.6</text:p>
          </table:table-cell>
          <table:table-cell office:value-type="float" office:value="13.89">
            <text:p>13.89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90">
            <text:p>390</text:p>
          </table:table-cell>
          <table:table-cell office:value-type="float" office:value="743">
            <text:p>743</text:p>
          </table:table-cell>
          <table:table-cell office:value-type="float" office:value="20377">
            <text:p>20377</text:p>
          </table:table-cell>
          <table:table-cell office:value-type="float" office:value="30548">
            <text:p>30548</text:p>
          </table:table-cell>
          <table:table-cell office:value-type="float" office:value="48717">
            <text:p>48717</text:p>
          </table:table-cell>
          <table:table-cell office:value-type="float" office:value="1007.75">
            <text:p>1007.75</text:p>
          </table:table-cell>
          <table:table-cell office:value-type="float" office:value="918.5">
            <text:p>918.5</text:p>
          </table:table-cell>
          <table:table-cell office:value-type="float" office:value="741">
            <text:p>741</text:p>
          </table:table-cell>
          <table:table-cell office:value-type="float" office:value="0.0494552681945331">
            <text:p>0.0494552682</text:p>
          </table:table-cell>
          <table:table-cell office:value-type="float" office:value="0.0300674348566191">
            <text:p>0.0300674349</text:p>
          </table:table-cell>
          <table:table-cell office:value-type="float" office:value="0.015210296200505">
            <text:p>0.0152102962</text:p>
          </table:table-cell>
          <table:table-cell office:value-type="float" office:value="1.17788725284316">
            <text:p>1.1778872528</text:p>
          </table:table-cell>
          <table:table-cell office:value-type="float" office:value="1.10700796125033">
            <text:p>1.1070079613</text:p>
          </table:table-cell>
          <table:table-cell office:value-type="float" office:value="1.05368948879836">
            <text:p>1.0536894888</text:p>
          </table:table-cell>
          <table:table-cell office:value-type="float" office:value="14.3594243393699">
            <text:p>14.3594243394</text:p>
          </table:table-cell>
          <table:table-cell office:value-type="float" office:value="23.3979490826001">
            <text:p>23.39794908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date" office:date-value="2021-02-21">
            <text:p>02/21/21</text:p>
          </table:table-cell>
          <table:table-cell office:value-type="float" office:value="47">
            <text:p>47</text:p>
          </table:table-cell>
          <table:table-cell office:value-type="float" office:value="4233">
            <text:p>4233</text:p>
          </table:table-cell>
          <table:table-cell office:value-type="float" office:value="23167">
            <text:p>23167</text:p>
          </table:table-cell>
          <table:table-cell office:value-type="float" office:value="12.57">
            <text:p>12.57</text:p>
          </table:table-cell>
          <table:table-cell office:value-type="float" office:value="83">
            <text:p>83</text:p>
          </table:table-cell>
          <table:table-cell office:value-type="float" office:value="4295">
            <text:p>4295</text:p>
          </table:table-cell>
          <table:table-cell office:value-type="float" office:value="18796.8">
            <text:p>18796.8</text:p>
          </table:table-cell>
          <table:table-cell office:value-type="float" office:value="14.646">
            <text:p>14.646</text:p>
          </table:table-cell>
          <table:table-cell table:number-columns-repeated="3" office:value-type="float" office:value="2">
            <text:p>2</text:p>
          </table:table-cell>
          <table:table-cell office:value-type="float" office:value="548">
            <text:p>548</text:p>
          </table:table-cell>
          <table:table-cell office:value-type="float" office:value="410">
            <text:p>410</text:p>
          </table:table-cell>
          <table:table-cell office:value-type="float" office:value="770">
            <text:p>770</text:p>
          </table:table-cell>
          <table:table-cell office:value-type="float" office:value="21503">
            <text:p>21503</text:p>
          </table:table-cell>
          <table:table-cell office:value-type="float" office:value="31708">
            <text:p>31708</text:p>
          </table:table-cell>
          <table:table-cell office:value-type="float" office:value="46956">
            <text:p>46956</text:p>
          </table:table-cell>
          <table:table-cell office:value-type="float" office:value="949.625">
            <text:p>949.625</text:p>
          </table:table-cell>
          <table:table-cell office:value-type="float" office:value="569.75">
            <text:p>569.75</text:p>
          </table:table-cell>
          <table:table-cell office:value-type="float" office:value="709.5">
            <text:p>709.5</text:p>
          </table:table-cell>
          <table:table-cell office:value-type="float" office:value="0.0441624424498907">
            <text:p>0.0441624424</text:p>
          </table:table-cell>
          <table:table-cell office:value-type="float" office:value="0.0179686514444304">
            <text:p>0.0179686514</text:p>
          </table:table-cell>
          <table:table-cell office:value-type="float" office:value="0.0151098901098901">
            <text:p>0.0151098901</text:p>
          </table:table-cell>
          <table:table-cell office:value-type="float" office:value="1.15839117836797">
            <text:p>1.1583911784</text:p>
          </table:table-cell>
          <table:table-cell office:value-type="float" office:value="1.06352311002758">
            <text:p>1.06352311</text:p>
          </table:table-cell>
          <table:table-cell office:value-type="float" office:value="1.05333210059172">
            <text:p>1.0533321006</text:p>
          </table:table-cell>
          <table:table-cell office:value-type="float" office:value="16.0394770447251">
            <text:p>16.039477044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date" office:date-value="2021-02-22">
            <text:p>02/22/21</text:p>
          </table:table-cell>
          <table:table-cell office:value-type="float" office:value="48">
            <text:p>48</text:p>
          </table:table-cell>
          <table:table-cell office:value-type="float" office:value="4489">
            <text:p>4489</text:p>
          </table:table-cell>
          <table:table-cell office:value-type="float" office:value="15925">
            <text:p>15925</text:p>
          </table:table-cell>
          <table:table-cell office:value-type="float" office:value="16.47">
            <text:p>16.47</text:p>
          </table:table-cell>
          <table:table-cell office:value-type="float" office:value="81.4">
            <text:p>81.4</text:p>
          </table:table-cell>
          <table:table-cell office:value-type="float" office:value="4360.8">
            <text:p>4360.8</text:p>
          </table:table-cell>
          <table:table-cell office:value-type="float" office:value="18944.6">
            <text:p>18944.6</text:p>
          </table:table-cell>
          <table:table-cell office:value-type="float" office:value="14.356">
            <text:p>14.356</text:p>
          </table:table-cell>
          <table:table-cell table:number-columns-repeated="3" office:value-type="float" office:value="2">
            <text:p>2</text:p>
          </table:table-cell>
          <table:table-cell office:value-type="float" office:value="508">
            <text:p>508</text:p>
          </table:table-cell>
          <table:table-cell table:number-columns-repeated="2" office:value-type="float" office:value="735">
            <text:p>735</text:p>
          </table:table-cell>
          <table:table-cell office:value-type="float" office:value="21256">
            <text:p>21256</text:p>
          </table:table-cell>
          <table:table-cell office:value-type="float" office:value="33702">
            <text:p>33702</text:p>
          </table:table-cell>
          <table:table-cell office:value-type="float" office:value="46692">
            <text:p>46692</text:p>
          </table:table-cell>
          <table:table-cell office:value-type="float" office:value="1038.25">
            <text:p>1038.25</text:p>
          </table:table-cell>
          <table:table-cell office:value-type="float" office:value="676.375">
            <text:p>676.375</text:p>
          </table:table-cell>
          <table:table-cell office:value-type="float" office:value="536.375">
            <text:p>536.375</text:p>
          </table:table-cell>
          <table:table-cell office:value-type="float" office:value="0.0488450319909673">
            <text:p>0.048845032</text:p>
          </table:table-cell>
          <table:table-cell office:value-type="float" office:value="0.0200692837220343">
            <text:p>0.0200692837</text:p>
          </table:table-cell>
          <table:table-cell office:value-type="float" office:value="0.0114875139210143">
            <text:p>0.0114875139</text:p>
          </table:table-cell>
          <table:table-cell office:value-type="float" office:value="1.17563385278277">
            <text:p>1.1756338528</text:p>
          </table:table-cell>
          <table:table-cell office:value-type="float" office:value="1.07103193427939">
            <text:p>1.0710319343</text:p>
          </table:table-cell>
          <table:table-cell office:value-type="float" office:value="1.04046494615668">
            <text:p>1.0404649462</text:p>
          </table:table-cell>
          <table:table-cell office:value-type="float" office:value="14.5345596764803">
            <text:p>14.5345596765</text:p>
          </table:table-cell>
          <table:table-cell office:value-type="float" office:value="34.8831397891598">
            <text:p>34.88313978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date" office:date-value="2021-02-23">
            <text:p>02/23/21</text:p>
          </table:table-cell>
          <table:table-cell office:value-type="float" office:value="103">
            <text:p>103</text:p>
          </table:table-cell>
          <table:table-cell office:value-type="float" office:value="4582">
            <text:p>4582</text:p>
          </table:table-cell>
          <table:table-cell office:value-type="float" office:value="9326">
            <text:p>9326</text:p>
          </table:table-cell>
          <table:table-cell office:value-type="float" office:value="17.46">
            <text:p>17.46</text:p>
          </table:table-cell>
          <table:table-cell office:value-type="float" office:value="84">
            <text:p>84</text:p>
          </table:table-cell>
          <table:table-cell office:value-type="float" office:value="4498.6">
            <text:p>4498.6</text:p>
          </table:table-cell>
          <table:table-cell office:value-type="float" office:value="19465.2">
            <text:p>19465.2</text:p>
          </table:table-cell>
          <table:table-cell office:value-type="float" office:value="15.178">
            <text:p>15.178</text:p>
          </table:table-cell>
          <table:table-cell table:number-columns-repeated="3" office:value-type="float" office:value="2">
            <text:p>2</text:p>
          </table:table-cell>
          <table:table-cell office:value-type="float" office:value="444">
            <text:p>444</text:p>
          </table:table-cell>
          <table:table-cell office:value-type="float" office:value="587">
            <text:p>587</text:p>
          </table:table-cell>
          <table:table-cell office:value-type="float" office:value="819">
            <text:p>819</text:p>
          </table:table-cell>
          <table:table-cell office:value-type="float" office:value="22086">
            <text:p>22086</text:p>
          </table:table-cell>
          <table:table-cell office:value-type="float" office:value="34748">
            <text:p>34748</text:p>
          </table:table-cell>
          <table:table-cell office:value-type="float" office:value="49233">
            <text:p>49233</text:p>
          </table:table-cell>
          <table:table-cell office:value-type="float" office:value="997.625">
            <text:p>997.625</text:p>
          </table:table-cell>
          <table:table-cell office:value-type="float" office:value="578.375">
            <text:p>578.375</text:p>
          </table:table-cell>
          <table:table-cell office:value-type="float" office:value="736.875">
            <text:p>736.875</text:p>
          </table:table-cell>
          <table:table-cell office:value-type="float" office:value="0.0451700172054695">
            <text:p>0.0451700172</text:p>
          </table:table-cell>
          <table:table-cell office:value-type="float" office:value="0.0166448428686543">
            <text:p>0.0166448429</text:p>
          </table:table-cell>
          <table:table-cell office:value-type="float" office:value="0.0149670952409969">
            <text:p>0.0149670952</text:p>
          </table:table-cell>
          <table:table-cell office:value-type="float" office:value="1.16209410790965">
            <text:p>1.1620941079</text:p>
          </table:table-cell>
          <table:table-cell office:value-type="float" office:value="1.05879996959677">
            <text:p>1.0587999696</text:p>
          </table:table-cell>
          <table:table-cell office:value-type="float" office:value="1.0528239006658">
            <text:p>1.0528239007</text:p>
          </table:table-cell>
          <table:table-cell office:value-type="float" office:value="15.6893154637607">
            <text:p>15.689315463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date" office:date-value="2021-02-24">
            <text:p>02/24/21</text:p>
          </table:table-cell>
          <table:table-cell office:value-type="float" office:value="102">
            <text:p>102</text:p>
          </table:table-cell>
          <table:table-cell office:value-type="float" office:value="4353">
            <text:p>4353</text:p>
          </table:table-cell>
          <table:table-cell office:value-type="float" office:value="23399">
            <text:p>23399</text:p>
          </table:table-cell>
          <table:table-cell office:value-type="float" office:value="12.2">
            <text:p>12.2</text:p>
          </table:table-cell>
          <table:table-cell office:value-type="float" office:value="99.2">
            <text:p>99.2</text:p>
          </table:table-cell>
          <table:table-cell office:value-type="float" office:value="4657.4">
            <text:p>4657.4</text:p>
          </table:table-cell>
          <table:table-cell office:value-type="float" office:value="20257.4">
            <text:p>20257.4</text:p>
          </table:table-cell>
          <table:table-cell office:value-type="float" office:value="16.106">
            <text:p>16.106</text:p>
          </table:table-cell>
          <table:table-cell table:number-columns-repeated="3" office:value-type="float" office:value="2">
            <text:p>2</text:p>
          </table:table-cell>
          <table:table-cell office:value-type="float" office:value="470">
            <text:p>470</text:p>
          </table:table-cell>
          <table:table-cell table:number-columns-repeated="2" office:value-type="float" office:value="855">
            <text:p>855</text:p>
          </table:table-cell>
          <table:table-cell office:value-type="float" office:value="23014">
            <text:p>23014</text:p>
          </table:table-cell>
          <table:table-cell office:value-type="float" office:value="34778">
            <text:p>34778</text:p>
          </table:table-cell>
          <table:table-cell office:value-type="float" office:value="48605">
            <text:p>48605</text:p>
          </table:table-cell>
          <table:table-cell office:value-type="float" office:value="779.125">
            <text:p>779.125</text:p>
          </table:table-cell>
          <table:table-cell office:value-type="float" office:value="512.5">
            <text:p>512.5</text:p>
          </table:table-cell>
          <table:table-cell office:value-type="float" office:value="-191">
            <text:p>-191</text:p>
          </table:table-cell>
          <table:table-cell office:value-type="float" office:value="0.0338543929781872">
            <text:p>0.033854393</text:p>
          </table:table-cell>
          <table:table-cell office:value-type="float" office:value="0.0147363275634022">
            <text:p>0.0147363276</text:p>
          </table:table-cell>
          <table:table-cell office:value-type="float" office:value="-0.00392963686863491">
            <text:p>-0.0039296369</text:p>
          </table:table-cell>
          <table:table-cell office:value-type="float" office:value="1.12073677047454">
            <text:p>1.1207367705</text:p>
          </table:table-cell>
          <table:table-cell office:value-type="float" office:value="1.05200277879802">
            <text:p>1.0520027788</text:p>
          </table:table-cell>
          <table:table-cell office:value-type="float" office:value="0.98627653736978">
            <text:p>0.9862765374</text:p>
          </table:table-cell>
          <table:table-cell office:value-type="float" office:value="20.8190149565213">
            <text:p>20.819014956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date" office:date-value="2021-02-25">
            <text:p>02/25/21</text:p>
          </table:table-cell>
          <table:table-cell office:value-type="float" office:value="120">
            <text:p>120</text:p>
          </table:table-cell>
          <table:table-cell office:value-type="float" office:value="4836">
            <text:p>4836</text:p>
          </table:table-cell>
          <table:table-cell office:value-type="float" office:value="25509">
            <text:p>25509</text:p>
          </table:table-cell>
          <table:table-cell office:value-type="float" office:value="17.19">
            <text:p>17.19</text:p>
          </table:table-cell>
          <table:table-cell office:value-type="float" office:value="111">
            <text:p>111</text:p>
          </table:table-cell>
          <table:table-cell office:value-type="float" office:value="4816">
            <text:p>4816</text:p>
          </table:table-cell>
          <table:table-cell office:value-type="float" office:value="22635.2">
            <text:p>22635.2</text:p>
          </table:table-cell>
          <table:table-cell office:value-type="float" office:value="16.37">
            <text:p>16.3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75">
            <text:p>475</text:p>
          </table:table-cell>
          <table:table-cell office:value-type="float" office:value="872">
            <text:p>872</text:p>
          </table:table-cell>
          <table:table-cell office:value-type="float" office:value="23880">
            <text:p>23880</text:p>
          </table:table-cell>
          <table:table-cell office:value-type="float" office:value="33348">
            <text:p>33348</text:p>
          </table:table-cell>
          <table:table-cell office:value-type="float" office:value="50593">
            <text:p>50593</text:p>
          </table:table-cell>
          <table:table-cell office:value-type="float" office:value="441">
            <text:p>441</text:p>
          </table:table-cell>
          <table:table-cell office:value-type="float" office:value="563.875">
            <text:p>563.875</text:p>
          </table:table-cell>
          <table:table-cell office:value-type="float" office:value="-414.875">
            <text:p>-414.875</text:p>
          </table:table-cell>
          <table:table-cell office:value-type="float" office:value="0.0184673366834171">
            <text:p>0.0184673367</text:p>
          </table:table-cell>
          <table:table-cell office:value-type="float" office:value="0.0169088101235456">
            <text:p>0.0169088101</text:p>
          </table:table-cell>
          <table:table-cell office:value-type="float" office:value="-0.00820024509319471">
            <text:p>-0.0082002451</text:p>
          </table:table-cell>
          <table:table-cell office:value-type="float" office:value="1.06530412173935">
            <text:p>1.0653041217</text:p>
          </table:table-cell>
          <table:table-cell office:value-type="float" office:value="1.05974121483761">
            <text:p>1.0597412148</text:p>
          </table:table-cell>
          <table:table-cell office:value-type="float" office:value="0.971430940452212">
            <text:p>0.971430940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date" office:date-value="2021-02-26">
            <text:p>02/26/21</text:p>
          </table:table-cell>
          <table:table-cell office:value-type="float" office:value="123">
            <text:p>123</text:p>
          </table:table-cell>
          <table:table-cell office:value-type="float" office:value="5027">
            <text:p>5027</text:p>
          </table:table-cell>
          <table:table-cell office:value-type="float" office:value="27128">
            <text:p>27128</text:p>
          </table:table-cell>
          <table:table-cell office:value-type="float" office:value="17.21">
            <text:p>17.21</text:p>
          </table:table-cell>
          <table:table-cell office:value-type="float" office:value="104.8">
            <text:p>104.8</text:p>
          </table:table-cell>
          <table:table-cell office:value-type="float" office:value="4996">
            <text:p>4996</text:p>
          </table:table-cell>
          <table:table-cell office:value-type="float" office:value="26296">
            <text:p>26296</text:p>
          </table:table-cell>
          <table:table-cell office:value-type="float" office:value="16.112">
            <text:p>16.1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2">
            <text:p>502</text:p>
          </table:table-cell>
          <table:table-cell office:value-type="float" office:value="913">
            <text:p>913</text:p>
          </table:table-cell>
          <table:table-cell office:value-type="float" office:value="25537">
            <text:p>25537</text:p>
          </table:table-cell>
          <table:table-cell office:value-type="float" office:value="34010">
            <text:p>34010</text:p>
          </table:table-cell>
          <table:table-cell office:value-type="float" office:value="52812">
            <text:p>52812</text:p>
          </table:table-cell>
          <table:table-cell office:value-type="float" office:value="465.875">
            <text:p>465.875</text:p>
          </table:table-cell>
          <table:table-cell office:value-type="float" office:value="393.5">
            <text:p>393.5</text:p>
          </table:table-cell>
          <table:table-cell office:value-type="float" office:value="-193.125">
            <text:p>-193.125</text:p>
          </table:table-cell>
          <table:table-cell office:value-type="float" office:value="0.0182431374084661">
            <text:p>0.0182431374</text:p>
          </table:table-cell>
          <table:table-cell office:value-type="float" office:value="0.0115701264334019">
            <text:p>0.0115701264</text:p>
          </table:table-cell>
          <table:table-cell office:value-type="float" office:value="-0.00365683935469212">
            <text:p>-0.0036568394</text:p>
          </table:table-cell>
          <table:table-cell office:value-type="float" office:value="1.06450329257214">
            <text:p>1.0645032926</text:p>
          </table:table-cell>
          <table:table-cell office:value-type="float" office:value="1.04075782345525">
            <text:p>1.0407578235</text:p>
          </table:table-cell>
          <table:table-cell office:value-type="float" office:value="0.987227272307747">
            <text:p>0.987227272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date" office:date-value="2021-02-27">
            <text:p>02/27/21</text:p>
          </table:table-cell>
          <table:table-cell office:value-type="float" office:value="107">
            <text:p>107</text:p>
          </table:table-cell>
          <table:table-cell office:value-type="float" office:value="5282">
            <text:p>5282</text:p>
          </table:table-cell>
          <table:table-cell office:value-type="float" office:value="27814">
            <text:p>27814</text:p>
          </table:table-cell>
          <table:table-cell office:value-type="float" office:value="17.79">
            <text:p>17.79</text:p>
          </table:table-cell>
          <table:table-cell office:value-type="float" office:value="101.2">
            <text:p>101.2</text:p>
          </table:table-cell>
          <table:table-cell office:value-type="float" office:value="5261.2">
            <text:p>5261.2</text:p>
          </table:table-cell>
          <table:table-cell office:value-type="float" office:value="25662.2">
            <text:p>25662.2</text:p>
          </table:table-cell>
          <table:table-cell office:value-type="float" office:value="17.948">
            <text:p>17.948</text:p>
          </table:table-cell>
          <table:table-cell table:number-columns-repeated="3" office:value-type="float" office:value="2">
            <text:p>2</text:p>
          </table:table-cell>
          <table:table-cell office:value-type="float" office:value="595">
            <text:p>595</text:p>
          </table:table-cell>
          <table:table-cell office:value-type="float" office:value="757">
            <text:p>757</text:p>
          </table:table-cell>
          <table:table-cell office:value-type="float" office:value="1021">
            <text:p>1021</text:p>
          </table:table-cell>
          <table:table-cell office:value-type="float" office:value="26383">
            <text:p>26383</text:p>
          </table:table-cell>
          <table:table-cell office:value-type="float" office:value="34991">
            <text:p>34991</text:p>
          </table:table-cell>
          <table:table-cell office:value-type="float" office:value="50439">
            <text:p>50439</text:p>
          </table:table-cell>
          <table:table-cell office:value-type="float" office:value="24.375">
            <text:p>24.375</text:p>
          </table:table-cell>
          <table:table-cell office:value-type="float" office:value="-36.5">
            <text:p>-36.5</text:p>
          </table:table-cell>
          <table:table-cell office:value-type="float" office:value="-115.125">
            <text:p>-115.125</text:p>
          </table:table-cell>
          <table:table-cell office:value-type="float" office:value="0.000923890383959368">
            <text:p>0.0009238904</text:p>
          </table:table-cell>
          <table:table-cell office:value-type="float" office:value="-0.00104312537509645">
            <text:p>-0.0010431254</text:p>
          </table:table-cell>
          <table:table-cell office:value-type="float" office:value="-0.00228246000118956">
            <text:p>-0.00228246</text:p>
          </table:table-cell>
          <table:table-cell office:value-type="float" office:value="1.0032352893478">
            <text:p>1.0032352893</text:p>
          </table:table-cell>
          <table:table-cell office:value-type="float" office:value="0.996351193883837">
            <text:p>0.9963511939</text:p>
          </table:table-cell>
          <table:table-cell office:value-type="float" office:value="0.992021600858204">
            <text:p>0.992021600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date" office:date-value="2021-02-28">
            <text:p>02/28/21</text:p>
          </table:table-cell>
          <table:table-cell office:value-type="float" office:value="72">
            <text:p>72</text:p>
          </table:table-cell>
          <table:table-cell office:value-type="float" office:value="5482">
            <text:p>5482</text:p>
          </table:table-cell>
          <table:table-cell office:value-type="float" office:value="27630">
            <text:p>27630</text:p>
          </table:table-cell>
          <table:table-cell office:value-type="float" office:value="16.17">
            <text:p>16.17</text:p>
          </table:table-cell>
          <table:table-cell office:value-type="float" office:value="103.2">
            <text:p>103.2</text:p>
          </table:table-cell>
          <table:table-cell office:value-type="float" office:value="5508.2">
            <text:p>5508.2</text:p>
          </table:table-cell>
          <table:table-cell office:value-type="float" office:value="23124">
            <text:p>23124</text:p>
          </table:table-cell>
          <table:table-cell office:value-type="float" office:value="18.822">
            <text:p>18.822</text:p>
          </table:table-cell>
          <table:table-cell table:number-columns-repeated="3" office:value-type="float" office:value="2">
            <text:p>2</text:p>
          </table:table-cell>
          <table:table-cell office:value-type="float" office:value="585">
            <text:p>585</text:p>
          </table:table-cell>
          <table:table-cell table:number-columns-repeated="2" office:value-type="float" office:value="1031">
            <text:p>1031</text:p>
          </table:table-cell>
          <table:table-cell office:value-type="float" office:value="26265">
            <text:p>26265</text:p>
          </table:table-cell>
          <table:table-cell office:value-type="float" office:value="34188">
            <text:p>34188</text:p>
          </table:table-cell>
          <table:table-cell office:value-type="float" office:value="47355">
            <text:p>47355</text:p>
          </table:table-cell>
          <table:table-cell office:value-type="float" office:value="73.125">
            <text:p>73.125</text:p>
          </table:table-cell>
          <table:table-cell office:value-type="float" office:value="516.625">
            <text:p>516.625</text:p>
          </table:table-cell>
          <table:table-cell office:value-type="float" office:value="-263.25">
            <text:p>-263.25</text:p>
          </table:table-cell>
          <table:table-cell office:value-type="float" office:value="0.0027841233580811">
            <text:p>0.0027841234</text:p>
          </table:table-cell>
          <table:table-cell office:value-type="float" office:value="0.0151112963612964">
            <text:p>0.0151112964</text:p>
          </table:table-cell>
          <table:table-cell office:value-type="float" office:value="-0.00555907507127019">
            <text:p>-0.0055590751</text:p>
          </table:table-cell>
          <table:table-cell office:value-type="float" office:value="1.00975962438531">
            <text:p>1.0097596244</text:p>
          </table:table-cell>
          <table:table-cell office:value-type="float" office:value="1.05333710576887">
            <text:p>1.0533371058</text:p>
          </table:table-cell>
          <table:table-cell office:value-type="float" office:value="0.980603807749225">
            <text:p>0.980603807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date" office:date-value="2021-03-01">
            <text:p>03/01/21</text:p>
          </table:table-cell>
          <table:table-cell office:value-type="float" office:value="84">
            <text:p>84</text:p>
          </table:table-cell>
          <table:table-cell office:value-type="float" office:value="5679">
            <text:p>5679</text:p>
          </table:table-cell>
          <table:table-cell office:value-type="float" office:value="20230">
            <text:p>20230</text:p>
          </table:table-cell>
          <table:table-cell office:value-type="float" office:value="21.38">
            <text:p>21.38</text:p>
          </table:table-cell>
          <table:table-cell office:value-type="float" office:value="105.8">
            <text:p>105.8</text:p>
          </table:table-cell>
          <table:table-cell office:value-type="float" office:value="5776.2">
            <text:p>5776.2</text:p>
          </table:table-cell>
          <table:table-cell office:value-type="float" office:value="22843">
            <text:p>22843</text:p>
          </table:table-cell>
          <table:table-cell office:value-type="float" office:value="18.654">
            <text:p>18.654</text:p>
          </table:table-cell>
          <table:table-cell table:number-columns-repeated="3" office:value-type="float" office:value="2">
            <text:p>2</text:p>
          </table:table-cell>
          <table:table-cell office:value-type="float" office:value="616">
            <text:p>616</text:p>
          </table:table-cell>
          <table:table-cell office:value-type="float" office:value="792">
            <text:p>792</text:p>
          </table:table-cell>
          <table:table-cell office:value-type="float" office:value="1082">
            <text:p>1082</text:p>
          </table:table-cell>
          <table:table-cell office:value-type="float" office:value="24530">
            <text:p>24530</text:p>
          </table:table-cell>
          <table:table-cell office:value-type="float" office:value="32860">
            <text:p>32860</text:p>
          </table:table-cell>
          <table:table-cell office:value-type="float" office:value="49560">
            <text:p>49560</text:p>
          </table:table-cell>
          <table:table-cell office:value-type="float" office:value="24.125">
            <text:p>24.125</text:p>
          </table:table-cell>
          <table:table-cell office:value-type="float" office:value="476.125">
            <text:p>476.125</text:p>
          </table:table-cell>
          <table:table-cell office:value-type="float" office:value="-440.875">
            <text:p>-440.875</text:p>
          </table:table-cell>
          <table:table-cell office:value-type="float" office:value="0.000983489604565838">
            <text:p>0.0009834896</text:p>
          </table:table-cell>
          <table:table-cell office:value-type="float" office:value="0.0144895009129641">
            <text:p>0.0144895009</text:p>
          </table:table-cell>
          <table:table-cell office:value-type="float" office:value="-0.00889578288942696">
            <text:p>-0.0088957829</text:p>
          </table:table-cell>
          <table:table-cell office:value-type="float" office:value="1.00344410942951">
            <text:p>1.0034441094</text:p>
          </table:table-cell>
          <table:table-cell office:value-type="float" office:value="1.05112474664332">
            <text:p>1.0511247466</text:p>
          </table:table-cell>
          <table:table-cell office:value-type="float" office:value="0.969019864395309">
            <text:p>0.969019864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date" office:date-value="2021-03-02">
            <text:p>03/02/21</text:p>
          </table:table-cell>
          <table:table-cell office:value-type="float" office:value="130">
            <text:p>130</text:p>
          </table:table-cell>
          <table:table-cell office:value-type="float" office:value="6071">
            <text:p>6071</text:p>
          </table:table-cell>
          <table:table-cell office:value-type="float" office:value="12818">
            <text:p>12818</text:p>
          </table:table-cell>
          <table:table-cell office:value-type="float" office:value="21.56">
            <text:p>21.56</text:p>
          </table:table-cell>
          <table:table-cell office:value-type="float" office:value="114.8">
            <text:p>114.8</text:p>
          </table:table-cell>
          <table:table-cell office:value-type="float" office:value="6030.6">
            <text:p>6030.6</text:p>
          </table:table-cell>
          <table:table-cell office:value-type="float" office:value="23439">
            <text:p>23439</text:p>
          </table:table-cell>
          <table:table-cell office:value-type="float" office:value="19.174">
            <text:p>19.174</text:p>
          </table:table-cell>
          <table:table-cell table:number-columns-repeated="3" office:value-type="float" office:value="2">
            <text:p>2</text:p>
          </table:table-cell>
          <table:table-cell office:value-type="float" office:value="613">
            <text:p>613</text:p>
          </table:table-cell>
          <table:table-cell office:value-type="float" office:value="798">
            <text:p>798</text:p>
          </table:table-cell>
          <table:table-cell office:value-type="float" office:value="1102">
            <text:p>1102</text:p>
          </table:table-cell>
          <table:table-cell office:value-type="float" office:value="25232">
            <text:p>25232</text:p>
          </table:table-cell>
          <table:table-cell office:value-type="float" office:value="33177">
            <text:p>33177</text:p>
          </table:table-cell>
          <table:table-cell office:value-type="float" office:value="51153">
            <text:p>51153</text:p>
          </table:table-cell>
          <table:table-cell office:value-type="float" office:value="309.875">
            <text:p>309.875</text:p>
          </table:table-cell>
          <table:table-cell office:value-type="float" office:value="51">
            <text:p>51</text:p>
          </table:table-cell>
          <table:table-cell office:value-type="float" office:value="-268.875">
            <text:p>-268.875</text:p>
          </table:table-cell>
          <table:table-cell office:value-type="float" office:value="0.0122810320228282">
            <text:p>0.012281032</text:p>
          </table:table-cell>
          <table:table-cell office:value-type="float" office:value="0.00153720951261416">
            <text:p>0.0015372095</text:p>
          </table:table-cell>
          <table:table-cell office:value-type="float" office:value="-0.00525628995366841">
            <text:p>-0.00525629</text:p>
          </table:table-cell>
          <table:table-cell office:value-type="float" office:value="1.04327922662509">
            <text:p>1.0432792266</text:p>
          </table:table-cell>
          <table:table-cell office:value-type="float" office:value="1.0053848647998">
            <text:p>1.0053848648</text:p>
          </table:table-cell>
          <table:table-cell office:value-type="float" office:value="0.981657137186952">
            <text:p>0.981657137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date" office:date-value="2021-03-03">
            <text:p>03/03/21</text:p>
          </table:table-cell>
          <table:table-cell office:value-type="float" office:value="136">
            <text:p>136</text:p>
          </table:table-cell>
          <table:table-cell office:value-type="float" office:value="6367">
            <text:p>6367</text:p>
          </table:table-cell>
          <table:table-cell office:value-type="float" office:value="25723">
            <text:p>25723</text:p>
          </table:table-cell>
          <table:table-cell office:value-type="float" office:value="16.37">
            <text:p>16.37</text:p>
          </table:table-cell>
          <table:table-cell office:value-type="float" office:value="129">
            <text:p>129</text:p>
          </table:table-cell>
          <table:table-cell office:value-type="float" office:value="6307.6">
            <text:p>6307.6</text:p>
          </table:table-cell>
          <table:table-cell office:value-type="float" office:value="24167.8">
            <text:p>24167.8</text:p>
          </table:table-cell>
          <table:table-cell office:value-type="float" office:value="20.014">
            <text:p>20.014</text:p>
          </table:table-cell>
          <table:table-cell table:number-columns-repeated="3" office:value-type="float" office:value="2">
            <text:p>2</text:p>
          </table:table-cell>
          <table:table-cell office:value-type="float" office:value="648">
            <text:p>648</text:p>
          </table:table-cell>
          <table:table-cell office:value-type="float" office:value="842">
            <text:p>842</text:p>
          </table:table-cell>
          <table:table-cell office:value-type="float" office:value="1162">
            <text:p>1162</text:p>
          </table:table-cell>
          <table:table-cell office:value-type="float" office:value="25822">
            <text:p>25822</text:p>
          </table:table-cell>
          <table:table-cell office:value-type="float" office:value="34271">
            <text:p>34271</text:p>
          </table:table-cell>
          <table:table-cell office:value-type="float" office:value="48978">
            <text:p>48978</text:p>
          </table:table-cell>
          <table:table-cell office:value-type="float" office:value="23">
            <text:p>23</text:p>
          </table:table-cell>
          <table:table-cell office:value-type="float" office:value="-42.625">
            <text:p>-42.625</text:p>
          </table:table-cell>
          <table:table-cell office:value-type="float" office:value="-206.625">
            <text:p>-206.625</text:p>
          </table:table-cell>
          <table:table-cell office:value-type="float" office:value="0.000890713345209511">
            <text:p>0.0008907133</text:p>
          </table:table-cell>
          <table:table-cell office:value-type="float" office:value="-0.0012437629482653">
            <text:p>-0.0012437629</text:p>
          </table:table-cell>
          <table:table-cell office:value-type="float" office:value="-0.00421873085875291">
            <text:p>-0.0042187309</text:p>
          </table:table-cell>
          <table:table-cell office:value-type="float" office:value="1.00311905171395">
            <text:p>1.0031190517</text:p>
          </table:table-cell>
          <table:table-cell office:value-type="float" office:value="0.995649861695764">
            <text:p>0.9956498617</text:p>
          </table:table-cell>
          <table:table-cell office:value-type="float" office:value="0.98526932546688">
            <text:p>0.98526932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date" office:date-value="2021-03-04">
            <text:p>03/04/21</text:p>
          </table:table-cell>
          <table:table-cell office:value-type="float" office:value="152">
            <text:p>152</text:p>
          </table:table-cell>
          <table:table-cell office:value-type="float" office:value="6554">
            <text:p>6554</text:p>
          </table:table-cell>
          <table:table-cell office:value-type="float" office:value="30794">
            <text:p>30794</text:p>
          </table:table-cell>
          <table:table-cell office:value-type="float" office:value="20.39">
            <text:p>20.39</text:p>
          </table:table-cell>
          <table:table-cell office:value-type="float" office:value="141.4">
            <text:p>141.4</text:p>
          </table:table-cell>
          <table:table-cell office:value-type="float" office:value="6620.4">
            <text:p>6620.4</text:p>
          </table:table-cell>
          <table:table-cell office:value-type="float" office:value="27256">
            <text:p>27256</text:p>
          </table:table-cell>
          <table:table-cell office:value-type="float" office:value="19.814">
            <text:p>19.814</text:p>
          </table:table-cell>
          <table:table-cell table:number-columns-repeated="3" office:value-type="float" office:value="2">
            <text:p>2</text:p>
          </table:table-cell>
          <table:table-cell office:value-type="float" office:value="698">
            <text:p>698</text:p>
          </table:table-cell>
          <table:table-cell table:number-columns-repeated="2" office:value-type="float" office:value="1238">
            <text:p>1238</text:p>
          </table:table-cell>
          <table:table-cell office:value-type="float" office:value="25938">
            <text:p>25938</text:p>
          </table:table-cell>
          <table:table-cell office:value-type="float" office:value="33864">
            <text:p>33864</text:p>
          </table:table-cell>
          <table:table-cell office:value-type="float" office:value="50370">
            <text:p>50370</text:p>
          </table:table-cell>
          <table:table-cell office:value-type="float" office:value="21.625">
            <text:p>21.625</text:p>
          </table:table-cell>
          <table:table-cell office:value-type="float" office:value="-266.25">
            <text:p>-266.25</text:p>
          </table:table-cell>
          <table:table-cell office:value-type="float" office:value="666.375">
            <text:p>666.375</text:p>
          </table:table-cell>
          <table:table-cell office:value-type="float" office:value="0.000833718868070013">
            <text:p>0.0008337189</text:p>
          </table:table-cell>
          <table:table-cell office:value-type="float" office:value="-0.00786233167965982">
            <text:p>-0.0078623317</text:p>
          </table:table-cell>
          <table:table-cell office:value-type="float" office:value="0.0132296009529482">
            <text:p>0.013229601</text:p>
          </table:table-cell>
          <table:table-cell office:value-type="float" office:value="1.00291937840906">
            <text:p>1.0029193784</text:p>
          </table:table-cell>
          <table:table-cell office:value-type="float" office:value="0.972602998989695">
            <text:p>0.972602999</text:p>
          </table:table-cell>
          <table:table-cell office:value-type="float" office:value="1.04664664712441">
            <text:p>1.046646647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date" office:date-value="2021-03-05">
            <text:p>03/05/21</text:p>
          </table:table-cell>
          <table:table-cell office:value-type="float" office:value="143">
            <text:p>143</text:p>
          </table:table-cell>
          <table:table-cell office:value-type="float" office:value="6867">
            <text:p>6867</text:p>
          </table:table-cell>
          <table:table-cell office:value-type="float" office:value="31274">
            <text:p>31274</text:p>
          </table:table-cell>
          <table:table-cell office:value-type="float" office:value="20.37">
            <text:p>20.37</text:p>
          </table:table-cell>
          <table:table-cell office:value-type="float" office:value="137">
            <text:p>137</text:p>
          </table:table-cell>
          <table:table-cell office:value-type="float" office:value="6895.2">
            <text:p>6895.2</text:p>
          </table:table-cell>
          <table:table-cell office:value-type="float" office:value="31446.6">
            <text:p>31446.6</text:p>
          </table:table-cell>
          <table:table-cell office:value-type="float" office:value="19.174">
            <text:p>19.174</text:p>
          </table:table-cell>
          <table:table-cell table:number-columns-repeated="3" office:value-type="float" office:value="2">
            <text:p>2</text:p>
          </table:table-cell>
          <table:table-cell office:value-type="float" office:value="674">
            <text:p>674</text:p>
          </table:table-cell>
          <table:table-cell office:value-type="float" office:value="889">
            <text:p>889</text:p>
          </table:table-cell>
          <table:table-cell office:value-type="float" office:value="1242">
            <text:p>1242</text:p>
          </table:table-cell>
          <table:table-cell office:value-type="float" office:value="23465">
            <text:p>23465</text:p>
          </table:table-cell>
          <table:table-cell office:value-type="float" office:value="34973">
            <text:p>34973</text:p>
          </table:table-cell>
          <table:table-cell office:value-type="float" office:value="51161">
            <text:p>51161</text:p>
          </table:table-cell>
          <table:table-cell office:value-type="float" office:value="29.875">
            <text:p>29.875</text:p>
          </table:table-cell>
          <table:table-cell office:value-type="float" office:value="-327.75">
            <text:p>-327.75</text:p>
          </table:table-cell>
          <table:table-cell office:value-type="float" office:value="1162.125">
            <text:p>1162.125</text:p>
          </table:table-cell>
          <table:table-cell office:value-type="float" office:value="0.00127317281056893">
            <text:p>0.0012731728</text:p>
          </table:table-cell>
          <table:table-cell office:value-type="float" office:value="-0.00937151516884454">
            <text:p>-0.0093715152</text:p>
          </table:table-cell>
          <table:table-cell office:value-type="float" office:value="0.02271505639061">
            <text:p>0.0227150564</text:p>
          </table:table-cell>
          <table:table-cell office:value-type="float" office:value="1.00445928193624">
            <text:p>1.0044592819</text:p>
          </table:table-cell>
          <table:table-cell office:value-type="float" office:value="0.967371834490302">
            <text:p>0.9673718345</text:p>
          </table:table-cell>
          <table:table-cell office:value-type="float" office:value="1.08051400598932">
            <text:p>1.080514006</text:p>
          </table:table-cell>
          <table:table-cell table:number-columns-repeated="2" office:value-type="float" office:value="0">
            <text:p>0</text:p>
          </table:table-cell>
          <table:table-cell office:value-type="float" office:value="30.8601544738857">
            <text:p>30.8601544739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date" office:date-value="2021-03-06">
            <text:p>03/06/21</text:p>
          </table:table-cell>
          <table:table-cell office:value-type="float" office:value="146">
            <text:p>146</text:p>
          </table:table-cell>
          <table:table-cell office:value-type="float" office:value="7243">
            <text:p>7243</text:p>
          </table:table-cell>
          <table:table-cell office:value-type="float" office:value="35671">
            <text:p>35671</text:p>
          </table:table-cell>
          <table:table-cell office:value-type="float" office:value="20.38">
            <text:p>20.38</text:p>
          </table:table-cell>
          <table:table-cell office:value-type="float" office:value="132.8">
            <text:p>132.8</text:p>
          </table:table-cell>
          <table:table-cell office:value-type="float" office:value="7206.6">
            <text:p>7206.6</text:p>
          </table:table-cell>
          <table:table-cell office:value-type="float" office:value="31080">
            <text:p>31080</text:p>
          </table:table-cell>
          <table:table-cell office:value-type="float" office:value="18.158">
            <text:p>18.1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6">
            <text:p>726</text:p>
          </table:table-cell>
          <table:table-cell office:value-type="float" office:value="1323">
            <text:p>1323</text:p>
          </table:table-cell>
          <table:table-cell office:value-type="float" office:value="24730">
            <text:p>24730</text:p>
          </table:table-cell>
          <table:table-cell office:value-type="float" office:value="36318">
            <text:p>36318</text:p>
          </table:table-cell>
          <table:table-cell office:value-type="float" office:value="53041">
            <text:p>53041</text:p>
          </table:table-cell>
          <table:table-cell office:value-type="float" office:value="-25.375">
            <text:p>-25.375</text:p>
          </table:table-cell>
          <table:table-cell office:value-type="float" office:value="-146.125">
            <text:p>-146.125</text:p>
          </table:table-cell>
          <table:table-cell office:value-type="float" office:value="979.5">
            <text:p>979.5</text:p>
          </table:table-cell>
          <table:table-cell office:value-type="float" office:value="-0.00102608168216741">
            <text:p>-0.0010260817</text:p>
          </table:table-cell>
          <table:table-cell office:value-type="float" office:value="-0.00402348697615507">
            <text:p>-0.004023487</text:p>
          </table:table-cell>
          <table:table-cell office:value-type="float" office:value="0.0184668464018401">
            <text:p>0.0184668464</text:p>
          </table:table-cell>
          <table:table-cell office:value-type="float" office:value="0.996410777685906">
            <text:p>0.9964107777</text:p>
          </table:table-cell>
          <table:table-cell office:value-type="float" office:value="0.985949524940454">
            <text:p>0.9859495249</text:p>
          </table:table-cell>
          <table:table-cell office:value-type="float" office:value="1.06530237026186">
            <text:p>1.06530237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date" office:date-value="2021-03-07">
            <text:p>03/07/21</text:p>
          </table:table-cell>
          <table:table-cell office:value-type="float" office:value="108">
            <text:p>108</text:p>
          </table:table-cell>
          <table:table-cell office:value-type="float" office:value="7445">
            <text:p>7445</text:p>
          </table:table-cell>
          <table:table-cell office:value-type="float" office:value="33771">
            <text:p>33771</text:p>
          </table:table-cell>
          <table:table-cell office:value-type="float" office:value="18.36">
            <text:p>18.36</text:p>
          </table:table-cell>
          <table:table-cell office:value-type="float" office:value="134">
            <text:p>134</text:p>
          </table:table-cell>
          <table:table-cell office:value-type="float" office:value="7549.8">
            <text:p>7549.8</text:p>
          </table:table-cell>
          <table:table-cell office:value-type="float" office:value="28374.2">
            <text:p>28374.2</text:p>
          </table:table-cell>
          <table:table-cell office:value-type="float" office:value="21.602">
            <text:p>21.602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013">
            <text:p>1013</text:p>
          </table:table-cell>
          <table:table-cell office:value-type="float" office:value="1402">
            <text:p>1402</text:p>
          </table:table-cell>
          <table:table-cell office:value-type="float" office:value="25297">
            <text:p>25297</text:p>
          </table:table-cell>
          <table:table-cell office:value-type="float" office:value="34900">
            <text:p>34900</text:p>
          </table:table-cell>
          <table:table-cell office:value-type="float" office:value="52471">
            <text:p>52471</text:p>
          </table:table-cell>
          <table:table-cell office:value-type="float" office:value="39.75">
            <text:p>39.75</text:p>
          </table:table-cell>
          <table:table-cell office:value-type="float" office:value="-152">
            <text:p>-152</text:p>
          </table:table-cell>
          <table:table-cell office:value-type="float" office:value="1001.375">
            <text:p>1001.375</text:p>
          </table:table-cell>
          <table:table-cell office:value-type="float" office:value="0.00157133256907934">
            <text:p>0.0015713326</text:p>
          </table:table-cell>
          <table:table-cell office:value-type="float" office:value="-0.00435530085959885">
            <text:p>-0.0043553009</text:p>
          </table:table-cell>
          <table:table-cell office:value-type="float" office:value="0.0190843513559871">
            <text:p>0.0190843514</text:p>
          </table:table-cell>
          <table:table-cell office:value-type="float" office:value="1.00550450340042">
            <text:p>1.0055045034</text:p>
          </table:table-cell>
          <table:table-cell office:value-type="float" office:value="0.984793625536736">
            <text:p>0.9847936255</text:p>
          </table:table-cell>
          <table:table-cell office:value-type="float" office:value="1.06750908618065">
            <text:p>1.067509086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date" office:date-value="2021-03-08">
            <text:p>03/08/21</text:p>
          </table:table-cell>
          <table:table-cell office:value-type="float" office:value="115">
            <text:p>115</text:p>
          </table:table-cell>
          <table:table-cell office:value-type="float" office:value="7924">
            <text:p>7924</text:p>
          </table:table-cell>
          <table:table-cell office:value-type="float" office:value="23890">
            <text:p>23890</text:p>
          </table:table-cell>
          <table:table-cell office:value-type="float" office:value="11.29">
            <text:p>11.29</text:p>
          </table:table-cell>
          <table:table-cell office:value-type="float" office:value="141.2">
            <text:p>141.2</text:p>
          </table:table-cell>
          <table:table-cell office:value-type="float" office:value="7846">
            <text:p>7846</text:p>
          </table:table-cell>
          <table:table-cell office:value-type="float" office:value="28269.8">
            <text:p>28269.8</text:p>
          </table:table-cell>
          <table:table-cell office:value-type="float" office:value="21.204">
            <text:p>21.20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47">
            <text:p>747</text:p>
          </table:table-cell>
          <table:table-cell office:value-type="float" office:value="1403">
            <text:p>1403</text:p>
          </table:table-cell>
          <table:table-cell office:value-type="float" office:value="24810">
            <text:p>24810</text:p>
          </table:table-cell>
          <table:table-cell office:value-type="float" office:value="35438">
            <text:p>35438</text:p>
          </table:table-cell>
          <table:table-cell office:value-type="float" office:value="52520">
            <text:p>52520</text:p>
          </table:table-cell>
          <table:table-cell office:value-type="float" office:value="-25.125">
            <text:p>-25.125</text:p>
          </table:table-cell>
          <table:table-cell office:value-type="float" office:value="427.25">
            <text:p>427.25</text:p>
          </table:table-cell>
          <table:table-cell office:value-type="float" office:value="223.875">
            <text:p>223.875</text:p>
          </table:table-cell>
          <table:table-cell office:value-type="float" office:value="-0.00101269649334946">
            <text:p>-0.0010126965</text:p>
          </table:table-cell>
          <table:table-cell office:value-type="float" office:value="0.0120562672837068">
            <text:p>0.0120562673</text:p>
          </table:table-cell>
          <table:table-cell office:value-type="float" office:value="0.00426266184310739">
            <text:p>0.0042626618</text:p>
          </table:table-cell>
          <table:table-cell office:value-type="float" office:value="0.996457572359485">
            <text:p>0.9964575724</text:p>
          </table:table-cell>
          <table:table-cell office:value-type="float" office:value="1.04248182851137">
            <text:p>1.0424818285</text:p>
          </table:table-cell>
          <table:table-cell office:value-type="float" office:value="1.01495493021141">
            <text:p>1.014954930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date" office:date-value="2021-03-09">
            <text:p>03/09/21</text:p>
          </table:table-cell>
          <table:table-cell office:value-type="float" office:value="158">
            <text:p>158</text:p>
          </table:table-cell>
          <table:table-cell office:value-type="float" office:value="8270">
            <text:p>8270</text:p>
          </table:table-cell>
          <table:table-cell office:value-type="float" office:value="17265">
            <text:p>17265</text:p>
          </table:table-cell>
          <table:table-cell office:value-type="float" office:value="37.61">
            <text:p>37.61</text:p>
          </table:table-cell>
          <table:table-cell office:value-type="float" office:value="146.4">
            <text:p>146.4</text:p>
          </table:table-cell>
          <table:table-cell office:value-type="float" office:value="8063.2">
            <text:p>8063.2</text:p>
          </table:table-cell>
          <table:table-cell office:value-type="float" office:value="27828.4">
            <text:p>27828.4</text:p>
          </table:table-cell>
          <table:table-cell office:value-type="float" office:value="22.096">
            <text:p>22.0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48">
            <text:p>948</text:p>
          </table:table-cell>
          <table:table-cell office:value-type="float" office:value="1370">
            <text:p>1370</text:p>
          </table:table-cell>
          <table:table-cell office:value-type="float" office:value="23225">
            <text:p>23225</text:p>
          </table:table-cell>
          <table:table-cell office:value-type="float" office:value="36012">
            <text:p>36012</text:p>
          </table:table-cell>
          <table:table-cell office:value-type="float" office:value="52934">
            <text:p>52934</text:p>
          </table:table-cell>
          <table:table-cell office:value-type="float" office:value="42.375">
            <text:p>42.375</text:p>
          </table:table-cell>
          <table:table-cell office:value-type="float" office:value="803.5">
            <text:p>803.5</text:p>
          </table:table-cell>
          <table:table-cell office:value-type="float" office:value="-759.375">
            <text:p>-759.375</text:p>
          </table:table-cell>
          <table:table-cell office:value-type="float" office:value="0.00182454251883746">
            <text:p>0.0018245425</text:p>
          </table:table-cell>
          <table:table-cell office:value-type="float" office:value="0.0223120071087415">
            <text:p>0.0223120071</text:p>
          </table:table-cell>
          <table:table-cell office:value-type="float" office:value="-0.0143456946386066">
            <text:p>-0.0143456946</text:p>
          </table:table-cell>
          <table:table-cell office:value-type="float" office:value="1.00639242356852">
            <text:p>1.0063924236</text:p>
          </table:table-cell>
          <table:table-cell office:value-type="float" office:value="1.07906776317659">
            <text:p>1.0790677632</text:p>
          </table:table-cell>
          <table:table-cell office:value-type="float" office:value="0.950193434716019">
            <text:p>0.9501934347</text:p>
          </table:table-cell>
          <table:table-cell office:value-type="float" office:value="0">
            <text:p>0</text:p>
          </table:table-cell>
          <table:table-cell office:value-type="float" office:value="31.4114050946133">
            <text:p>31.41140509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date" office:date-value="2021-03-10">
            <text:p>03/10/21</text:p>
          </table:table-cell>
          <table:table-cell office:value-type="float" office:value="179">
            <text:p>179</text:p>
          </table:table-cell>
          <table:table-cell office:value-type="float" office:value="8348">
            <text:p>8348</text:p>
          </table:table-cell>
          <table:table-cell office:value-type="float" office:value="30752">
            <text:p>30752</text:p>
          </table:table-cell>
          <table:table-cell office:value-type="float" office:value="18.38">
            <text:p>18.38</text:p>
          </table:table-cell>
          <table:table-cell office:value-type="float" office:value="150.8">
            <text:p>150.8</text:p>
          </table:table-cell>
          <table:table-cell office:value-type="float" office:value="8317.8">
            <text:p>8317.8</text:p>
          </table:table-cell>
          <table:table-cell office:value-type="float" office:value="28433.4">
            <text:p>28433.4</text:p>
          </table:table-cell>
          <table:table-cell office:value-type="float" office:value="23.322">
            <text:p>23.3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44">
            <text:p>744</text:p>
          </table:table-cell>
          <table:table-cell office:value-type="float" office:value="1016">
            <text:p>1016</text:p>
          </table:table-cell>
          <table:table-cell office:value-type="float" office:value="23908">
            <text:p>23908</text:p>
          </table:table-cell>
          <table:table-cell office:value-type="float" office:value="36820">
            <text:p>36820</text:p>
          </table:table-cell>
          <table:table-cell office:value-type="float" office:value="53333">
            <text:p>53333</text:p>
          </table:table-cell>
          <table:table-cell office:value-type="float" office:value="-62.5">
            <text:p>-62.5</text:p>
          </table:table-cell>
          <table:table-cell office:value-type="float" office:value="598.375">
            <text:p>598.375</text:p>
          </table:table-cell>
          <table:table-cell office:value-type="float" office:value="-1901.25">
            <text:p>-1901.25</text:p>
          </table:table-cell>
          <table:table-cell office:value-type="float" office:value="-0.00261418771959177">
            <text:p>-0.0026141877</text:p>
          </table:table-cell>
          <table:table-cell office:value-type="float" office:value="0.0162513579576317">
            <text:p>0.016251358</text:p>
          </table:table-cell>
          <table:table-cell office:value-type="float" office:value="-0.0356486603041269">
            <text:p>-0.0356486603</text:p>
          </table:table-cell>
          <table:table-cell office:value-type="float" office:value="0.990863737577198">
            <text:p>0.9908637376</text:p>
          </table:table-cell>
          <table:table-cell office:value-type="float" office:value="1.05739740185723">
            <text:p>1.0573974019</text:p>
          </table:table-cell>
          <table:table-cell office:value-type="float" office:value="0.877720509819255">
            <text:p>0.8777205098</text:p>
          </table:table-cell>
          <table:table-cell table:number-columns-repeated="2" office:value-type="float" office:value="0">
            <text:p>0</text:p>
          </table:table-cell>
          <table:table-cell office:value-type="float" office:value="-19.0951790613623">
            <text:p>-19.0951790614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date" office:date-value="2021-03-11">
            <text:p>03/11/21</text:p>
          </table:table-cell>
          <table:table-cell office:value-type="float" office:value="172">
            <text:p>172</text:p>
          </table:table-cell>
          <table:table-cell office:value-type="float" office:value="8329">
            <text:p>8329</text:p>
          </table:table-cell>
          <table:table-cell office:value-type="float" office:value="33464">
            <text:p>33464</text:p>
          </table:table-cell>
          <table:table-cell office:value-type="float" office:value="24.84">
            <text:p>24.84</text:p>
          </table:table-cell>
          <table:table-cell office:value-type="float" office:value="160.4">
            <text:p>160.4</text:p>
          </table:table-cell>
          <table:table-cell office:value-type="float" office:value="8512.4">
            <text:p>8512.4</text:p>
          </table:table-cell>
          <table:table-cell office:value-type="float" office:value="32024.4">
            <text:p>32024.4</text:p>
          </table:table-cell>
          <table:table-cell office:value-type="float" office:value="25.578">
            <text:p>25.578</text:p>
          </table:table-cell>
          <table:table-cell table:number-columns-repeated="3" office:value-type="float" office:value="2">
            <text:p>2</text:p>
          </table:table-cell>
          <table:table-cell office:value-type="float" office:value="704">
            <text:p>704</text:p>
          </table:table-cell>
          <table:table-cell office:value-type="float" office:value="986">
            <text:p>986</text:p>
          </table:table-cell>
          <table:table-cell office:value-type="float" office:value="1440">
            <text:p>1440</text:p>
          </table:table-cell>
          <table:table-cell office:value-type="float" office:value="24530">
            <text:p>24530</text:p>
          </table:table-cell>
          <table:table-cell office:value-type="float" office:value="36652">
            <text:p>36652</text:p>
          </table:table-cell>
          <table:table-cell office:value-type="float" office:value="55273">
            <text:p>55273</text:p>
          </table:table-cell>
          <table:table-cell office:value-type="float" office:value="51.5">
            <text:p>51.5</text:p>
          </table:table-cell>
          <table:table-cell office:value-type="float" office:value="613.75">
            <text:p>613.75</text:p>
          </table:table-cell>
          <table:table-cell office:value-type="float" office:value="-2070.125">
            <text:p>-2070.125</text:p>
          </table:table-cell>
          <table:table-cell office:value-type="float" office:value="0.00209947003668977">
            <text:p>0.00209947</text:p>
          </table:table-cell>
          <table:table-cell office:value-type="float" office:value="0.0167453344974353">
            <text:p>0.0167453345</text:p>
          </table:table-cell>
          <table:table-cell office:value-type="float" office:value="-0.0374527346082174">
            <text:p>-0.0374527346</text:p>
          </table:table-cell>
          <table:table-cell office:value-type="float" office:value="1.00735678436631">
            <text:p>1.0073567844</text:p>
          </table:table-cell>
          <table:table-cell office:value-type="float" office:value="1.05915826694679">
            <text:p>1.0591582669</text:p>
          </table:table-cell>
          <table:table-cell office:value-type="float" office:value="0.871664735237321">
            <text:p>0.8716647352</text:p>
          </table:table-cell>
          <table:table-cell table:number-columns-repeated="2" office:value-type="float" office:value="0">
            <text:p>0</text:p>
          </table:table-cell>
          <table:table-cell office:value-type="float" office:value="-18.1584731040339">
            <text:p>-18.158473104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date" office:date-value="2021-03-12">
            <text:p>03/12/21</text:p>
          </table:table-cell>
          <table:table-cell office:value-type="float" office:value="130">
            <text:p>130</text:p>
          </table:table-cell>
          <table:table-cell office:value-type="float" office:value="8718">
            <text:p>8718</text:p>
          </table:table-cell>
          <table:table-cell office:value-type="float" office:value="36796">
            <text:p>36796</text:p>
          </table:table-cell>
          <table:table-cell office:value-type="float" office:value="24.49">
            <text:p>24.49</text:p>
          </table:table-cell>
          <table:table-cell office:value-type="float" office:value="161.2">
            <text:p>161.2</text:p>
          </table:table-cell>
          <table:table-cell office:value-type="float" office:value="8611.2">
            <text:p>8611.2</text:p>
          </table:table-cell>
          <table:table-cell office:value-type="float" office:value="37033">
            <text:p>37033</text:p>
          </table:table-cell>
          <table:table-cell office:value-type="float" office:value="22.246">
            <text:p>22.246</text:p>
          </table:table-cell>
          <table:table-cell table:number-columns-repeated="3" office:value-type="float" office:value="2">
            <text:p>2</text:p>
          </table:table-cell>
          <table:table-cell office:value-type="float" office:value="627">
            <text:p>627</text:p>
          </table:table-cell>
          <table:table-cell table:number-columns-repeated="2" office:value-type="float" office:value="1385">
            <text:p>1385</text:p>
          </table:table-cell>
          <table:table-cell office:value-type="float" office:value="25804">
            <text:p>25804</text:p>
          </table:table-cell>
          <table:table-cell office:value-type="float" office:value="36290">
            <text:p>36290</text:p>
          </table:table-cell>
          <table:table-cell office:value-type="float" office:value="52161">
            <text:p>52161</text:p>
          </table:table-cell>
          <table:table-cell office:value-type="float" office:value="297.25">
            <text:p>297.25</text:p>
          </table:table-cell>
          <table:table-cell office:value-type="float" office:value="159.75">
            <text:p>159.75</text:p>
          </table:table-cell>
          <table:table-cell office:value-type="float" office:value="-2146">
            <text:p>-2146</text:p>
          </table:table-cell>
          <table:table-cell office:value-type="float" office:value="0.0115195318555263">
            <text:p>0.0115195319</text:p>
          </table:table-cell>
          <table:table-cell office:value-type="float" office:value="0.0044020391292367">
            <text:p>0.0044020391</text:p>
          </table:table-cell>
          <table:table-cell office:value-type="float" office:value="-0.0411418492743621">
            <text:p>-0.0411418493</text:p>
          </table:table-cell>
          <table:table-cell office:value-type="float" office:value="1.04057845273812">
            <text:p>1.0405784527</text:p>
          </table:table-cell>
          <table:table-cell office:value-type="float" office:value="1.01544511773138">
            <text:p>1.0154451177</text:p>
          </table:table-cell>
          <table:table-cell office:value-type="float" office:value="0.859321124992693">
            <text:p>0.859321125</text:p>
          </table:table-cell>
          <table:table-cell table:number-columns-repeated="2" office:value-type="float" office:value="0">
            <text:p>0</text:p>
          </table:table-cell>
          <table:table-cell office:value-type="float" office:value="-16.4987397864427">
            <text:p>-16.4987397864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date" office:date-value="2021-03-13">
            <text:p>03/13/21</text:p>
          </table:table-cell>
          <table:table-cell office:value-type="float" office:value="163">
            <text:p>163</text:p>
          </table:table-cell>
          <table:table-cell office:value-type="float" office:value="8897">
            <text:p>8897</text:p>
          </table:table-cell>
          <table:table-cell office:value-type="float" office:value="41845">
            <text:p>41845</text:p>
          </table:table-cell>
          <table:table-cell office:value-type="float" office:value="22.57">
            <text:p>22.57</text:p>
          </table:table-cell>
          <table:table-cell office:value-type="float" office:value="151.6">
            <text:p>151.6</text:p>
          </table:table-cell>
          <table:table-cell office:value-type="float" office:value="8801.6">
            <text:p>8801.6</text:p>
          </table:table-cell>
          <table:table-cell office:value-type="float" office:value="36377">
            <text:p>36377</text:p>
          </table:table-cell>
          <table:table-cell office:value-type="float" office:value="24.18">
            <text:p>24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37">
            <text:p>737</text:p>
          </table:table-cell>
          <table:table-cell office:value-type="float" office:value="1515">
            <text:p>1515</text:p>
          </table:table-cell>
          <table:table-cell office:value-type="float" office:value="24759">
            <text:p>24759</text:p>
          </table:table-cell>
          <table:table-cell office:value-type="float" office:value="34872">
            <text:p>34872</text:p>
          </table:table-cell>
          <table:table-cell office:value-type="float" office:value="51317">
            <text:p>51317</text:p>
          </table:table-cell>
          <table:table-cell office:value-type="float" office:value="-1708.125">
            <text:p>-1708.125</text:p>
          </table:table-cell>
          <table:table-cell office:value-type="float" office:value="-551">
            <text:p>-551</text:p>
          </table:table-cell>
          <table:table-cell office:value-type="float" office:value="-776.625">
            <text:p>-776.625</text:p>
          </table:table-cell>
          <table:table-cell office:value-type="float" office:value="-0.0689900642190718">
            <text:p>-0.0689900642</text:p>
          </table:table-cell>
          <table:table-cell office:value-type="float" office:value="-0.0158006423491627">
            <text:p>-0.0158006423</text:p>
          </table:table-cell>
          <table:table-cell office:value-type="float" office:value="-0.0151338737650291">
            <text:p>-0.0151338738</text:p>
          </table:table-cell>
          <table:table-cell office:value-type="float" office:value="0.767863647996714">
            <text:p>0.767863648</text:p>
          </table:table-cell>
          <table:table-cell office:value-type="float" office:value="0.945187085963277">
            <text:p>0.945187086</text:p>
          </table:table-cell>
          <table:table-cell office:value-type="float" office:value="0.947480348727264">
            <text:p>0.9474803487</text:p>
          </table:table-cell>
          <table:table-cell office:value-type="float" office:value="-9.69635566372286">
            <text:p>-9.696355663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date" office:date-value="2021-03-14">
            <text:p>03/14/21</text:p>
          </table:table-cell>
          <table:table-cell office:value-type="float" office:value="162">
            <text:p>162</text:p>
          </table:table-cell>
          <table:table-cell office:value-type="float" office:value="8764">
            <text:p>8764</text:p>
          </table:table-cell>
          <table:table-cell office:value-type="float" office:value="42308">
            <text:p>42308</text:p>
          </table:table-cell>
          <table:table-cell office:value-type="float" office:value="20.95">
            <text:p>20.95</text:p>
          </table:table-cell>
          <table:table-cell office:value-type="float" office:value="145.8">
            <text:p>145.8</text:p>
          </table:table-cell>
          <table:table-cell office:value-type="float" office:value="9104.6">
            <text:p>9104.6</text:p>
          </table:table-cell>
          <table:table-cell office:value-type="float" office:value="33309.4">
            <text:p>33309.4</text:p>
          </table:table-cell>
          <table:table-cell office:value-type="float" office:value="24.648">
            <text:p>24.648</text:p>
          </table:table-cell>
          <table:table-cell table:number-columns-repeated="3" office:value-type="float" office:value="2">
            <text:p>2</text:p>
          </table:table-cell>
          <table:table-cell office:value-type="float" office:value="870">
            <text:p>870</text:p>
          </table:table-cell>
          <table:table-cell office:value-type="float" office:value="1178">
            <text:p>1178</text:p>
          </table:table-cell>
          <table:table-cell office:value-type="float" office:value="1666">
            <text:p>1666</text:p>
          </table:table-cell>
          <table:table-cell office:value-type="float" office:value="20792">
            <text:p>20792</text:p>
          </table:table-cell>
          <table:table-cell office:value-type="float" office:value="35401">
            <text:p>35401</text:p>
          </table:table-cell>
          <table:table-cell office:value-type="float" office:value="51903">
            <text:p>51903</text:p>
          </table:table-cell>
          <table:table-cell office:value-type="float" office:value="-2114.75">
            <text:p>-2114.75</text:p>
          </table:table-cell>
          <table:table-cell office:value-type="float" office:value="582.75">
            <text:p>582.75</text:p>
          </table:table-cell>
          <table:table-cell office:value-type="float" office:value="-1913.75">
            <text:p>-1913.75</text:p>
          </table:table-cell>
          <table:table-cell office:value-type="float" office:value="-0.10170979222778">
            <text:p>-0.1017097922</text:p>
          </table:table-cell>
          <table:table-cell office:value-type="float" office:value="0.0164613993954973">
            <text:p>0.0164613994</text:p>
          </table:table-cell>
          <table:table-cell office:value-type="float" office:value="-0.0368716644509951">
            <text:p>-0.0368716645</text:p>
          </table:table-cell>
          <table:table-cell office:value-type="float" office:value="0.664291695599406">
            <text:p>0.6642916956</text:p>
          </table:table-cell>
          <table:table-cell office:value-type="float" office:value="1.05814601411755">
            <text:p>1.0581460141</text:p>
          </table:table-cell>
          <table:table-cell office:value-type="float" office:value="0.873613832914715">
            <text:p>0.8736138329</text:p>
          </table:table-cell>
          <table:table-cell office:value-type="float" office:value="-6.46218221085932">
            <text:p>-6.4621822109</text:p>
          </table:table-cell>
          <table:table-cell office:value-type="float" office:value="0">
            <text:p>0</text:p>
          </table:table-cell>
          <table:table-cell office:value-type="float" office:value="-18.450168555221">
            <text:p>-18.4501685552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date" office:date-value="2021-03-15">
            <text:p>03/15/21</text:p>
          </table:table-cell>
          <table:table-cell office:value-type="float" office:value="131">
            <text:p>131</text:p>
          </table:table-cell>
          <table:table-cell office:value-type="float" office:value="9300">
            <text:p>9300</text:p>
          </table:table-cell>
          <table:table-cell office:value-type="float" office:value="27472">
            <text:p>27472</text:p>
          </table:table-cell>
          <table:table-cell office:value-type="float" office:value="28.05">
            <text:p>28.05</text:p>
          </table:table-cell>
          <table:table-cell office:value-type="float" office:value="158.8">
            <text:p>158.8</text:p>
          </table:table-cell>
          <table:table-cell office:value-type="float" office:value="9417.8">
            <text:p>9417.8</text:p>
          </table:table-cell>
          <table:table-cell office:value-type="float" office:value="28680">
            <text:p>28680</text:p>
          </table:table-cell>
          <table:table-cell office:value-type="float" office:value="24.814">
            <text:p>24.81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00">
            <text:p>900</text:p>
          </table:table-cell>
          <table:table-cell table:number-columns-repeated="2" office:value-type="float" office:value="1715">
            <text:p>1715</text:p>
          </table:table-cell>
          <table:table-cell office:value-type="float" office:value="16720">
            <text:p>16720</text:p>
          </table:table-cell>
          <table:table-cell office:value-type="float" office:value="32416">
            <text:p>32416</text:p>
          </table:table-cell>
          <table:table-cell office:value-type="float" office:value="53339">
            <text:p>53339</text:p>
          </table:table-cell>
          <table:table-cell office:value-type="float" office:value="-1679.5">
            <text:p>-1679.5</text:p>
          </table:table-cell>
          <table:table-cell office:value-type="float" office:value="-2964.875">
            <text:p>-2964.875</text:p>
          </table:table-cell>
          <table:table-cell office:value-type="float" office:value="-2495.375">
            <text:p>-2495.375</text:p>
          </table:table-cell>
          <table:table-cell office:value-type="float" office:value="-0.100448564593301">
            <text:p>-0.1004485646</text:p>
          </table:table-cell>
          <table:table-cell office:value-type="float" office:value="-0.0914633205824284">
            <text:p>-0.0914633206</text:p>
          </table:table-cell>
          <table:table-cell office:value-type="float" office:value="-0.0467833105232569">
            <text:p>-0.0467833105</text:p>
          </table:table-cell>
          <table:table-cell office:value-type="float" office:value="0.668206255616">
            <text:p>0.6682062556</text:p>
          </table:table-cell>
          <table:table-cell office:value-type="float" office:value="0.69627483442495">
            <text:p>0.6962748344</text:p>
          </table:table-cell>
          <table:table-cell office:value-type="float" office:value="0.840548222329891">
            <text:p>0.8405482223</text:p>
          </table:table-cell>
          <table:table-cell office:value-type="float" office:value="-6.54783141598066">
            <text:p>-6.547831416</text:p>
          </table:table-cell>
          <table:table-cell office:value-type="float" office:value="-7.22630366862141">
            <text:p>-7.2263036686</text:p>
          </table:table-cell>
          <table:table-cell office:value-type="float" office:value="-14.4667797598052">
            <text:p>-14.4667797598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date" office:date-value="2021-03-16">
            <text:p>03/16/21</text:p>
          </table:table-cell>
          <table:table-cell office:value-type="float" office:value="143">
            <text:p>143</text:p>
          </table:table-cell>
          <table:table-cell office:value-type="float" office:value="9844">
            <text:p>9844</text:p>
          </table:table-cell>
          <table:table-cell office:value-type="float" office:value="18126">
            <text:p>18126</text:p>
          </table:table-cell>
          <table:table-cell office:value-type="float" office:value="27.18">
            <text:p>27.18</text:p>
          </table:table-cell>
          <table:table-cell office:value-type="float" office:value="167.6">
            <text:p>167.6</text:p>
          </table:table-cell>
          <table:table-cell office:value-type="float" office:value="9715.6">
            <text:p>9715.6</text:p>
          </table:table-cell>
          <table:table-cell office:value-type="float" office:value="25610.6">
            <text:p>25610.6</text:p>
          </table:table-cell>
          <table:table-cell office:value-type="float" office:value="25.208">
            <text:p>25.20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05">
            <text:p>905</text:p>
          </table:table-cell>
          <table:table-cell table:number-columns-repeated="2" office:value-type="float" office:value="1738">
            <text:p>1738</text:p>
          </table:table-cell>
          <table:table-cell office:value-type="float" office:value="14858">
            <text:p>14858</text:p>
          </table:table-cell>
          <table:table-cell office:value-type="float" office:value="30991">
            <text:p>30991</text:p>
          </table:table-cell>
          <table:table-cell office:value-type="float" office:value="50643">
            <text:p>50643</text:p>
          </table:table-cell>
          <table:table-cell office:value-type="float" office:value="-1541.75">
            <text:p>-1541.75</text:p>
          </table:table-cell>
          <table:table-cell office:value-type="float" office:value="-2142.75">
            <text:p>-2142.75</text:p>
          </table:table-cell>
          <table:table-cell office:value-type="float" office:value="-2189.875">
            <text:p>-2189.875</text:p>
          </table:table-cell>
          <table:table-cell office:value-type="float" office:value="-0.103765648135684">
            <text:p>-0.1037656481</text:p>
          </table:table-cell>
          <table:table-cell office:value-type="float" office:value="-0.0691410409473718">
            <text:p>-0.0691410409</text:p>
          </table:table-cell>
          <table:table-cell office:value-type="float" office:value="-0.043241415397982">
            <text:p>-0.0432414154</text:p>
          </table:table-cell>
          <table:table-cell office:value-type="float" office:value="0.657924158601821">
            <text:p>0.6579241586</text:p>
          </table:table-cell>
          <table:table-cell office:value-type="float" office:value="0.767376104429039">
            <text:p>0.7673761044</text:p>
          </table:table-cell>
          <table:table-cell office:value-type="float" office:value="0.85231989331808">
            <text:p>0.8523198933</text:p>
          </table:table-cell>
          <table:table-cell office:value-type="float" office:value="-6.32702880279643">
            <text:p>-6.3270288028</text:p>
          </table:table-cell>
          <table:table-cell office:value-type="float" office:value="-9.6744074913554">
            <text:p>-9.6744074914</text:p>
          </table:table-cell>
          <table:table-cell office:value-type="float" office:value="-15.6805792680312">
            <text:p>-15.680579268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date" office:date-value="2021-03-17">
            <text:p>03/17/21</text:p>
          </table:table-cell>
          <table:table-cell office:value-type="float" office:value="195">
            <text:p>195</text:p>
          </table:table-cell>
          <table:table-cell office:value-type="float" office:value="10284">
            <text:p>10284</text:p>
          </table:table-cell>
          <table:table-cell office:value-type="float" office:value="13649">
            <text:p>13649</text:p>
          </table:table-cell>
          <table:table-cell office:value-type="float" office:value="25.32">
            <text:p>25.32</text:p>
          </table:table-cell>
          <table:table-cell office:value-type="float" office:value="177.8">
            <text:p>177.8</text:p>
          </table:table-cell>
          <table:table-cell office:value-type="float" office:value="10015.6">
            <text:p>10015.6</text:p>
          </table:table-cell>
          <table:table-cell office:value-type="float" office:value="25068.6">
            <text:p>25068.6</text:p>
          </table:table-cell>
          <table:table-cell office:value-type="float" office:value="26.452">
            <text:p>26.45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927">
            <text:p>927</text:p>
          </table:table-cell>
          <table:table-cell office:value-type="float" office:value="1260">
            <text:p>1260</text:p>
          </table:table-cell>
          <table:table-cell office:value-type="float" office:value="1780">
            <text:p>1780</text:p>
          </table:table-cell>
          <table:table-cell office:value-type="float" office:value="15462">
            <text:p>15462</text:p>
          </table:table-cell>
          <table:table-cell office:value-type="float" office:value="31005">
            <text:p>31005</text:p>
          </table:table-cell>
          <table:table-cell office:value-type="float" office:value="49692">
            <text:p>49692</text:p>
          </table:table-cell>
          <table:table-cell office:value-type="float" office:value="-1090.125">
            <text:p>-1090.125</text:p>
          </table:table-cell>
          <table:table-cell office:value-type="float" office:value="-1408.125">
            <text:p>-1408.125</text:p>
          </table:table-cell>
          <table:table-cell office:value-type="float" office:value="-745.375">
            <text:p>-745.375</text:p>
          </table:table-cell>
          <table:table-cell office:value-type="float" office:value="-0.0705034924330617">
            <text:p>-0.0705034924</text:p>
          </table:table-cell>
          <table:table-cell office:value-type="float" office:value="-0.0454160619254959">
            <text:p>-0.0454160619</text:p>
          </table:table-cell>
          <table:table-cell office:value-type="float" office:value="-0.0149998993801819">
            <text:p>-0.0149998994</text:p>
          </table:table-cell>
          <table:table-cell office:value-type="float" office:value="0.762980431676991">
            <text:p>0.7629804317</text:p>
          </table:table-cell>
          <table:table-cell office:value-type="float" office:value="0.845086515875173">
            <text:p>0.8450865159</text:p>
          </table:table-cell>
          <table:table-cell office:value-type="float" office:value="0.947941346252938">
            <text:p>0.9479413463</text:p>
          </table:table-cell>
          <table:table-cell office:value-type="float" office:value="-9.48059153165266">
            <text:p>-9.4805915317</text:p>
          </table:table-cell>
          <table:table-cell office:value-type="float" office:value="-14.9129012246088">
            <text:p>-14.91290122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date" office:date-value="2021-03-18">
            <text:p>03/18/21</text:p>
          </table:table-cell>
          <table:table-cell office:value-type="float" office:value="207">
            <text:p>207</text:p>
          </table:table-cell>
          <table:table-cell office:value-type="float" office:value="10386">
            <text:p>10386</text:p>
          </table:table-cell>
          <table:table-cell office:value-type="float" office:value="26498">
            <text:p>26498</text:p>
          </table:table-cell>
          <table:table-cell office:value-type="float" office:value="24.54">
            <text:p>24.54</text:p>
          </table:table-cell>
          <table:table-cell office:value-type="float" office:value="197">
            <text:p>197</text:p>
          </table:table-cell>
          <table:table-cell office:value-type="float" office:value="10272.2">
            <text:p>10272.2</text:p>
          </table:table-cell>
          <table:table-cell office:value-type="float" office:value="27669.4">
            <text:p>27669.4</text:p>
          </table:table-cell>
          <table:table-cell office:value-type="float" office:value="26.342">
            <text:p>26.34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905">
            <text:p>905</text:p>
          </table:table-cell>
          <table:table-cell table:number-columns-repeated="2" office:value-type="float" office:value="1776">
            <text:p>1776</text:p>
          </table:table-cell>
          <table:table-cell office:value-type="float" office:value="12600">
            <text:p>12600</text:p>
          </table:table-cell>
          <table:table-cell office:value-type="float" office:value="28230">
            <text:p>28230</text:p>
          </table:table-cell>
          <table:table-cell office:value-type="float" office:value="50438">
            <text:p>50438</text:p>
          </table:table-cell>
          <table:table-cell office:value-type="float" office:value="-355.75">
            <text:p>-355.75</text:p>
          </table:table-cell>
          <table:table-cell office:value-type="float" office:value="-1066.75">
            <text:p>-1066.75</text:p>
          </table:table-cell>
          <table:table-cell office:value-type="float" office:value="-1885.625">
            <text:p>-1885.625</text:p>
          </table:table-cell>
          <table:table-cell office:value-type="float" office:value="-0.028234126984127">
            <text:p>-0.028234127</text:p>
          </table:table-cell>
          <table:table-cell office:value-type="float" office:value="-0.0377878143818633">
            <text:p>-0.0377878144</text:p>
          </table:table-cell>
          <table:table-cell office:value-type="float" office:value="-0.0373850073357389">
            <text:p>-0.0373850073</text:p>
          </table:table-cell>
          <table:table-cell office:value-type="float" office:value="0.902743000771605">
            <text:p>0.9027430008</text:p>
          </table:table-cell>
          <table:table-cell office:value-type="float" office:value="0.870541370738365">
            <text:p>0.8705413707</text:p>
          </table:table-cell>
          <table:table-cell office:value-type="float" office:value="0.871891846320961">
            <text:p>0.8718918463</text:p>
          </table:table-cell>
          <table:table-cell office:value-type="float" office:value="-24.2017495415886">
            <text:p>-24.2017495416</text:p>
          </table:table-cell>
          <table:table-cell office:value-type="float" office:value="-17.9943417384759">
            <text:p>-17.9943417385</text:p>
          </table:table-cell>
          <table:table-cell office:value-type="float" office:value="-18.1920051984549">
            <text:p>-18.192005198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date" office:date-value="2021-03-19">
            <text:p>03/19/21</text:p>
          </table:table-cell>
          <table:table-cell office:value-type="float" office:value="213">
            <text:p>213</text:p>
          </table:table-cell>
          <table:table-cell office:value-type="float" office:value="10264">
            <text:p>10264</text:p>
          </table:table-cell>
          <table:table-cell office:value-type="float" office:value="39598">
            <text:p>39598</text:p>
          </table:table-cell>
          <table:table-cell office:value-type="float" office:value="27.17">
            <text:p>27.17</text:p>
          </table:table-cell>
          <table:table-cell office:value-type="float" office:value="207.2">
            <text:p>207.2</text:p>
          </table:table-cell>
          <table:table-cell office:value-type="float" office:value="10433.8">
            <text:p>10433.8</text:p>
          </table:table-cell>
          <table:table-cell office:value-type="float" office:value="32240">
            <text:p>32240</text:p>
          </table:table-cell>
          <table:table-cell office:value-type="float" office:value="26.092">
            <text:p>26.09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829">
            <text:p>829</text:p>
          </table:table-cell>
          <table:table-cell office:value-type="float" office:value="1721">
            <text:p>1721</text:p>
          </table:table-cell>
          <table:table-cell office:value-type="float" office:value="12492">
            <text:p>12492</text:p>
          </table:table-cell>
          <table:table-cell office:value-type="float" office:value="28024">
            <text:p>28024</text:p>
          </table:table-cell>
          <table:table-cell office:value-type="float" office:value="51585">
            <text:p>51585</text:p>
          </table:table-cell>
          <table:table-cell office:value-type="float" office:value="33.75">
            <text:p>33.75</text:p>
          </table:table-cell>
          <table:table-cell office:value-type="float" office:value="-1475">
            <text:p>-1475</text:p>
          </table:table-cell>
          <table:table-cell office:value-type="float" office:value="-2451.25">
            <text:p>-2451.25</text:p>
          </table:table-cell>
          <table:table-cell office:value-type="float" office:value="0.00270172910662824">
            <text:p>0.0027017291</text:p>
          </table:table-cell>
          <table:table-cell office:value-type="float" office:value="-0.0526334570368256">
            <text:p>-0.052633457</text:p>
          </table:table-cell>
          <table:table-cell office:value-type="float" office:value="-0.047518658524765">
            <text:p>-0.0475186585</text:p>
          </table:table-cell>
          <table:table-cell office:value-type="float" office:value="1.00947035857992">
            <text:p>1.0094703586</text:p>
          </table:table-cell>
          <table:table-cell office:value-type="float" office:value="0.821212650738419">
            <text:p>0.8212126507</text:p>
          </table:table-cell>
          <table:table-cell office:value-type="float" office:value="0.838110420062989">
            <text:p>0.8381104201</text:p>
          </table:table-cell>
          <table:table-cell office:value-type="float" office:value="0">
            <text:p>0</text:p>
          </table:table-cell>
          <table:table-cell office:value-type="float" office:value="-12.8196299025564">
            <text:p>-12.8196299026</text:p>
          </table:table-cell>
          <table:table-cell office:value-type="float" office:value="-14.2374567282132">
            <text:p>-14.2374567282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date" office:date-value="2021-03-20">
            <text:p>03/20/21</text:p>
          </table:table-cell>
          <table:table-cell office:value-type="float" office:value="227">
            <text:p>227</text:p>
          </table:table-cell>
          <table:table-cell office:value-type="float" office:value="10583">
            <text:p>10583</text:p>
          </table:table-cell>
          <table:table-cell office:value-type="float" office:value="40476">
            <text:p>40476</text:p>
          </table:table-cell>
          <table:table-cell office:value-type="float" office:value="27.5">
            <text:p>27.5</text:p>
          </table:table-cell>
          <table:table-cell office:value-type="float" office:value="206">
            <text:p>206</text:p>
          </table:table-cell>
          <table:table-cell office:value-type="float" office:value="10632.2">
            <text:p>10632.2</text:p>
          </table:table-cell>
          <table:table-cell office:value-type="float" office:value="35823">
            <text:p>35823</text:p>
          </table:table-cell>
          <table:table-cell office:value-type="float" office:value="26.76">
            <text:p>26.7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884">
            <text:p>884</text:p>
          </table:table-cell>
          <table:table-cell office:value-type="float" office:value="1798">
            <text:p>1798</text:p>
          </table:table-cell>
          <table:table-cell office:value-type="float" office:value="14184">
            <text:p>14184</text:p>
          </table:table-cell>
          <table:table-cell office:value-type="float" office:value="27366">
            <text:p>27366</text:p>
          </table:table-cell>
          <table:table-cell office:value-type="float" office:value="48679">
            <text:p>48679</text:p>
          </table:table-cell>
          <table:table-cell office:value-type="float" office:value="-105.75">
            <text:p>-105.75</text:p>
          </table:table-cell>
          <table:table-cell office:value-type="float" office:value="-1215.5">
            <text:p>-1215.5</text:p>
          </table:table-cell>
          <table:table-cell office:value-type="float" office:value="-2500.125">
            <text:p>-2500.125</text:p>
          </table:table-cell>
          <table:table-cell office:value-type="float" office:value="-0.00745558375634518">
            <text:p>-0.0074555838</text:p>
          </table:table-cell>
          <table:table-cell office:value-type="float" office:value="-0.0444164291456552">
            <text:p>-0.0444164291</text:p>
          </table:table-cell>
          <table:table-cell office:value-type="float" office:value="-0.051359415764498">
            <text:p>-0.0513594158</text:p>
          </table:table-cell>
          <table:table-cell office:value-type="float" office:value="0.974014404881922">
            <text:p>0.9740144049</text:p>
          </table:table-cell>
          <table:table-cell office:value-type="float" office:value="0.848409223579187">
            <text:p>0.8484092236</text:p>
          </table:table-cell>
          <table:table-cell office:value-type="float" office:value="0.825412112416091">
            <text:p>0.8254121124</text:p>
          </table:table-cell>
          <table:table-cell office:value-type="float" office:value="0">
            <text:p>0</text:p>
          </table:table-cell>
          <table:table-cell office:value-type="float" office:value="-15.2564506767355">
            <text:p>-15.2564506767</text:p>
          </table:table-cell>
          <table:table-cell office:value-type="float" office:value="-13.1463908595367">
            <text:p>-13.1463908595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date" office:date-value="2021-03-21">
            <text:p>03/21/21</text:p>
          </table:table-cell>
          <table:table-cell office:value-type="float" office:value="194">
            <text:p>194</text:p>
          </table:table-cell>
          <table:table-cell office:value-type="float" office:value="10652">
            <text:p>10652</text:p>
          </table:table-cell>
          <table:table-cell office:value-type="float" office:value="40979">
            <text:p>40979</text:p>
          </table:table-cell>
          <table:table-cell office:value-type="float" office:value="25.93">
            <text:p>25.93</text:p>
          </table:table-cell>
          <table:table-cell office:value-type="float" office:value="215">
            <text:p>215</text:p>
          </table:table-cell>
          <table:table-cell office:value-type="float" office:value="10929.6">
            <text:p>10929.6</text:p>
          </table:table-cell>
          <table:table-cell office:value-type="float" office:value="34379.2">
            <text:p>34379.2</text:p>
          </table:table-cell>
          <table:table-cell office:value-type="float" office:value="27.538">
            <text:p>27.53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002">
            <text:p>1002</text:p>
          </table:table-cell>
          <table:table-cell office:value-type="float" office:value="1940">
            <text:p>1940</text:p>
          </table:table-cell>
          <table:table-cell office:value-type="float" office:value="15462">
            <text:p>15462</text:p>
          </table:table-cell>
          <table:table-cell office:value-type="float" office:value="25839">
            <text:p>25839</text:p>
          </table:table-cell>
          <table:table-cell office:value-type="float" office:value="42390">
            <text:p>42390</text:p>
          </table:table-cell>
          <table:table-cell office:value-type="float" office:value="-1090.125">
            <text:p>-1090.125</text:p>
          </table:table-cell>
          <table:table-cell office:value-type="float" office:value="-1119.375">
            <text:p>-1119.375</text:p>
          </table:table-cell>
          <table:table-cell office:value-type="float" office:value="-2874">
            <text:p>-2874</text:p>
          </table:table-cell>
          <table:table-cell office:value-type="float" office:value="-0.0705034924330617">
            <text:p>-0.0705034924</text:p>
          </table:table-cell>
          <table:table-cell office:value-type="float" office:value="-0.0433211424590735">
            <text:p>-0.0433211425</text:p>
          </table:table-cell>
          <table:table-cell office:value-type="float" office:value="-0.0677990092002831">
            <text:p>-0.0677990092</text:p>
          </table:table-cell>
          <table:table-cell office:value-type="float" office:value="0.762980431676991">
            <text:p>0.7629804317</text:p>
          </table:table-cell>
          <table:table-cell office:value-type="float" office:value="0.852054375305803">
            <text:p>0.8520543753</text:p>
          </table:table-cell>
          <table:table-cell office:value-type="float" office:value="0.771713010870148">
            <text:p>0.7717130109</text:p>
          </table:table-cell>
          <table:table-cell office:value-type="float" office:value="-9.48059153165266">
            <text:p>-9.4805915317</text:p>
          </table:table-cell>
          <table:table-cell office:value-type="float" office:value="-15.6510738165625">
            <text:p>-15.6510738166</text:p>
          </table:table-cell>
          <table:table-cell office:value-type="float" office:value="-9.87293058259529">
            <text:p>-9.8729305826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date" office:date-value="2021-03-22">
            <text:p>03/22/21</text:p>
          </table:table-cell>
          <table:table-cell office:value-type="float" office:value="189">
            <text:p>189</text:p>
          </table:table-cell>
          <table:table-cell office:value-type="float" office:value="11276">
            <text:p>11276</text:p>
          </table:table-cell>
          <table:table-cell office:value-type="float" office:value="31564">
            <text:p>31564</text:p>
          </table:table-cell>
          <table:table-cell office:value-type="float" office:value="28.66">
            <text:p>28.66</text:p>
          </table:table-cell>
          <table:table-cell office:value-type="float" office:value="222.2">
            <text:p>222.2</text:p>
          </table:table-cell>
          <table:table-cell office:value-type="float" office:value="11237.8">
            <text:p>11237.8</text:p>
          </table:table-cell>
          <table:table-cell office:value-type="float" office:value="33122.8">
            <text:p>33122.8</text:p>
          </table:table-cell>
          <table:table-cell office:value-type="float" office:value="26.658">
            <text:p>26.658</text:p>
          </table:table-cell>
          <table:table-cell table:number-columns-repeated="3" office:value-type="float" office:value="3">
            <text:p>3</text:p>
          </table:table-cell>
          <table:table-cell office:value-type="float" office:value="1032">
            <text:p>1032</text:p>
          </table:table-cell>
          <table:table-cell office:value-type="float" office:value="1400">
            <text:p>1400</text:p>
          </table:table-cell>
          <table:table-cell office:value-type="float" office:value="1032">
            <text:p>1032</text:p>
          </table:table-cell>
          <table:table-cell office:value-type="float" office:value="12600">
            <text:p>12600</text:p>
          </table:table-cell>
          <table:table-cell office:value-type="float" office:value="24706">
            <text:p>24706</text:p>
          </table:table-cell>
          <table:table-cell office:value-type="float" office:value="38883">
            <text:p>38883</text:p>
          </table:table-cell>
          <table:table-cell office:value-type="float" office:value="-355.75">
            <text:p>-355.75</text:p>
          </table:table-cell>
          <table:table-cell office:value-type="float" office:value="-541.75">
            <text:p>-541.75</text:p>
          </table:table-cell>
          <table:table-cell office:value-type="float" office:value="-1245.75">
            <text:p>-1245.75</text:p>
          </table:table-cell>
          <table:table-cell office:value-type="float" office:value="-0.028234126984127">
            <text:p>-0.028234127</text:p>
          </table:table-cell>
          <table:table-cell office:value-type="float" office:value="-0.0219278717720392">
            <text:p>-0.0219278718</text:p>
          </table:table-cell>
          <table:table-cell office:value-type="float" office:value="-0.0320384229611913">
            <text:p>-0.032038423</text:p>
          </table:table-cell>
          <table:table-cell office:value-type="float" office:value="0.902743000771605">
            <text:p>0.9027430008</text:p>
          </table:table-cell>
          <table:table-cell office:value-type="float" office:value="0.924194878656347">
            <text:p>0.9241948787</text:p>
          </table:table-cell>
          <table:table-cell office:value-type="float" office:value="0.889877382305677">
            <text:p>0.8898773823</text:p>
          </table:table-cell>
          <table:table-cell office:value-type="float" office:value="-24.2017495415886">
            <text:p>-24.2017495416</text:p>
          </table:table-cell>
          <table:table-cell office:value-type="float" office:value="-31.2624719677248">
            <text:p>-31.2624719677</text:p>
          </table:table-cell>
          <table:table-cell office:value-type="float" office:value="-21.286417559174">
            <text:p>-21.2864175592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date" office:date-value="2021-03-23">
            <text:p>03/23/21</text:p>
          </table:table-cell>
          <table:table-cell office:value-type="float" office:value="252">
            <text:p>252</text:p>
          </table:table-cell>
          <table:table-cell office:value-type="float" office:value="11873">
            <text:p>11873</text:p>
          </table:table-cell>
          <table:table-cell office:value-type="float" office:value="19279">
            <text:p>19279</text:p>
          </table:table-cell>
          <table:table-cell office:value-type="float" office:value="28.43">
            <text:p>28.43</text:p>
          </table:table-cell>
          <table:table-cell office:value-type="float" office:value="231.2">
            <text:p>231.2</text:p>
          </table:table-cell>
          <table:table-cell office:value-type="float" office:value="11473.2">
            <text:p>11473.2</text:p>
          </table:table-cell>
          <table:table-cell office:value-type="float" office:value="32111">
            <text:p>32111</text:p>
          </table:table-cell>
          <table:table-cell office:value-type="float" office:value="26.6">
            <text:p>26.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978">
            <text:p>978</text:p>
          </table:table-cell>
          <table:table-cell office:value-type="float" office:value="12492">
            <text:p>12492</text:p>
          </table:table-cell>
          <table:table-cell office:value-type="float" office:value="22195">
            <text:p>22195</text:p>
          </table:table-cell>
          <table:table-cell office:value-type="float" office:value="37635">
            <text:p>37635</text:p>
          </table:table-cell>
          <table:table-cell office:value-type="float" office:value="33.75">
            <text:p>33.75</text:p>
          </table:table-cell>
          <table:table-cell office:value-type="float" office:value="-235.75">
            <text:p>-235.75</text:p>
          </table:table-cell>
          <table:table-cell office:value-type="float" office:value="-399.75">
            <text:p>-399.75</text:p>
          </table:table-cell>
          <table:table-cell office:value-type="float" office:value="0.00270172910662824">
            <text:p>0.0027017291</text:p>
          </table:table-cell>
          <table:table-cell table:number-columns-repeated="2" office:value-type="float" office:value="-0.0106217616580311">
            <text:p>-0.0106217617</text:p>
          </table:table-cell>
          <table:table-cell office:value-type="float" office:value="1.00947035857992">
            <text:p>1.0094703586</text:p>
          </table:table-cell>
          <table:table-cell table:number-columns-repeated="2" office:value-type="float" office:value="0.963044964965502">
            <text:p>0.9630449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date" office:date-value="2021-03-24">
            <text:p>03/24/21</text:p>
          </table:table-cell>
          <table:table-cell office:value-type="float" office:value="249">
            <text:p>249</text:p>
          </table:table-cell>
          <table:table-cell office:value-type="float" office:value="11805">
            <text:p>11805</text:p>
          </table:table-cell>
          <table:table-cell office:value-type="float" office:value="33316">
            <text:p>33316</text:p>
          </table:table-cell>
          <table:table-cell office:value-type="float" office:value="22.77">
            <text:p>22.77</text:p>
          </table:table-cell>
          <table:table-cell office:value-type="float" office:value="247.4">
            <text:p>247.4</text:p>
          </table:table-cell>
          <table:table-cell office:value-type="float" office:value="11707.4">
            <text:p>11707.4</text:p>
          </table:table-cell>
          <table:table-cell office:value-type="float" office:value="31973.8">
            <text:p>31973.8</text:p>
          </table:table-cell>
          <table:table-cell office:value-type="float" office:value="27.006">
            <text:p>27.006</text:p>
          </table:table-cell>
          <table:table-cell table:number-columns-repeated="3" office:value-type="float" office:value="3">
            <text:p>3</text:p>
          </table:table-cell>
          <table:table-cell office:value-type="float" office:value="995">
            <text:p>995</text:p>
          </table:table-cell>
          <table:table-cell table:number-columns-repeated="2" office:value-type="float" office:value="2003">
            <text:p>2003</text:p>
          </table:table-cell>
          <table:table-cell office:value-type="float" office:value="13904">
            <text:p>13904</text:p>
          </table:table-cell>
          <table:table-cell office:value-type="float" office:value="22740">
            <text:p>22740</text:p>
          </table:table-cell>
          <table:table-cell office:value-type="float" office:value="34974">
            <text:p>34974</text:p>
          </table:table-cell>
          <table:table-cell office:value-type="float" office:value="-1852.5">
            <text:p>-1852.5</text:p>
          </table:table-cell>
          <table:table-cell office:value-type="float" office:value="-214.5">
            <text:p>-214.5</text:p>
          </table:table-cell>
          <table:table-cell office:value-type="float" office:value="-40.5">
            <text:p>-40.5</text:p>
          </table:table-cell>
          <table:table-cell office:value-type="float" office:value="-0.13323504027618">
            <text:p>-0.1332350403</text:p>
          </table:table-cell>
          <table:table-cell office:value-type="float" office:value="-0.00943271767810026">
            <text:p>-0.0094327177</text:p>
          </table:table-cell>
          <table:table-cell office:value-type="float" office:value="-0.00115800308800823">
            <text:p>-0.0011580031</text:p>
          </table:table-cell>
          <table:table-cell office:value-type="float" office:value="0.568470447909866">
            <text:p>0.5684704479</text:p>
          </table:table-cell>
          <table:table-cell office:value-type="float" office:value="0.967159881405727">
            <text:p>0.9671598814</text:p>
          </table:table-cell>
          <table:table-cell office:value-type="float" office:value="0.995949617495429">
            <text:p>0.9959496175</text:p>
          </table:table-cell>
          <table:table-cell office:value-type="float" office:value="-4.84760902615096">
            <text:p>-4.847609026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date" office:date-value="2021-03-25">
            <text:p>03/25/21</text:p>
          </table:table-cell>
          <table:table-cell office:value-type="float" office:value="272">
            <text:p>272</text:p>
          </table:table-cell>
          <table:table-cell office:value-type="float" office:value="11760">
            <text:p>11760</text:p>
          </table:table-cell>
          <table:table-cell office:value-type="float" office:value="35417">
            <text:p>35417</text:p>
          </table:table-cell>
          <table:table-cell office:value-type="float" office:value="27.21">
            <text:p>27.21</text:p>
          </table:table-cell>
          <table:table-cell office:value-type="float" office:value="260.2">
            <text:p>260.2</text:p>
          </table:table-cell>
          <table:table-cell office:value-type="float" office:value="11808">
            <text:p>11808</text:p>
          </table:table-cell>
          <table:table-cell office:value-type="float" office:value="34171.6">
            <text:p>34171.6</text:p>
          </table:table-cell>
          <table:table-cell office:value-type="float" office:value="26.052">
            <text:p>26.052</text:p>
          </table:table-cell>
          <table:table-cell table:number-columns-repeated="3" office:value-type="float" office:value="3">
            <text:p>3</text:p>
          </table:table-cell>
          <table:table-cell office:value-type="float" office:value="880">
            <text:p>880</text:p>
          </table:table-cell>
          <table:table-cell office:value-type="float" office:value="1277">
            <text:p>1277</text:p>
          </table:table-cell>
          <table:table-cell office:value-type="float" office:value="880">
            <text:p>880</text:p>
          </table:table-cell>
          <table:table-cell office:value-type="float" office:value="11728">
            <text:p>11728</text:p>
          </table:table-cell>
          <table:table-cell office:value-type="float" office:value="21337">
            <text:p>21337</text:p>
          </table:table-cell>
          <table:table-cell office:value-type="float" office:value="34749">
            <text:p>34749</text:p>
          </table:table-cell>
          <table:table-cell office:value-type="float" office:value="-1569.125">
            <text:p>-1569.125</text:p>
          </table:table-cell>
          <table:table-cell office:value-type="float" office:value="9.5">
            <text:p>9.5</text:p>
          </table:table-cell>
          <table:table-cell office:value-type="float" office:value="-1497.875">
            <text:p>-1497.875</text:p>
          </table:table-cell>
          <table:table-cell office:value-type="float" office:value="-0.133793059345157">
            <text:p>-0.1337930593</text:p>
          </table:table-cell>
          <table:table-cell office:value-type="float" office:value="0.000445235975066785">
            <text:p>0.000445236</text:p>
          </table:table-cell>
          <table:table-cell office:value-type="float" office:value="-0.0431055569944459">
            <text:p>-0.043105557</text:p>
          </table:table-cell>
          <table:table-cell office:value-type="float" office:value="0.566809434440667">
            <text:p>0.5668094344</text:p>
          </table:table-cell>
          <table:table-cell office:value-type="float" office:value="1.00155871445348">
            <text:p>1.0015587145</text:p>
          </table:table-cell>
          <table:table-cell office:value-type="float" office:value="0.85277240504529">
            <text:p>0.852772405</text:p>
          </table:table-cell>
          <table:table-cell office:value-type="float" office:value="-4.82587372766967">
            <text:p>-4.8258737277</text:p>
          </table:table-cell>
          <table:table-cell office:value-type="float" office:value="0">
            <text:p>0</text:p>
          </table:table-cell>
          <table:table-cell office:value-type="float" office:value="-15.7311092676928">
            <text:p>-15.7311092677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date" office:date-value="2021-03-26">
            <text:p>03/26/21</text:p>
          </table:table-cell>
          <table:table-cell office:value-type="float" office:value="275">
            <text:p>275</text:p>
          </table:table-cell>
          <table:table-cell office:value-type="float" office:value="11823">
            <text:p>11823</text:p>
          </table:table-cell>
          <table:table-cell office:value-type="float" office:value="40293">
            <text:p>40293</text:p>
          </table:table-cell>
          <table:table-cell office:value-type="float" office:value="27.96">
            <text:p>27.96</text:p>
          </table:table-cell>
          <table:table-cell office:value-type="float" office:value="253.8">
            <text:p>253.8</text:p>
          </table:table-cell>
          <table:table-cell office:value-type="float" office:value="11794.4">
            <text:p>11794.4</text:p>
          </table:table-cell>
          <table:table-cell office:value-type="float" office:value="36176">
            <text:p>36176</text:p>
          </table:table-cell>
          <table:table-cell office:value-type="float" office:value="26.566">
            <text:p>26.566</text:p>
          </table:table-cell>
          <table:table-cell table:number-columns-repeated="3" office:value-type="float" office:value="3">
            <text:p>3</text:p>
          </table:table-cell>
          <table:table-cell office:value-type="float" office:value="782">
            <text:p>782</text:p>
          </table:table-cell>
          <table:table-cell office:value-type="float" office:value="1823">
            <text:p>1823</text:p>
          </table:table-cell>
          <table:table-cell office:value-type="float" office:value="782">
            <text:p>782</text:p>
          </table:table-cell>
          <table:table-cell office:value-type="float" office:value="9648">
            <text:p>9648</text:p>
          </table:table-cell>
          <table:table-cell office:value-type="float" office:value="20878">
            <text:p>20878</text:p>
          </table:table-cell>
          <table:table-cell office:value-type="float" office:value="38883">
            <text:p>38883</text:p>
          </table:table-cell>
          <table:table-cell office:value-type="float" office:value="-1148.5">
            <text:p>-1148.5</text:p>
          </table:table-cell>
          <table:table-cell office:value-type="float" office:value="-695.5">
            <text:p>-695.5</text:p>
          </table:table-cell>
          <table:table-cell office:value-type="float" office:value="-1245.75">
            <text:p>-1245.75</text:p>
          </table:table-cell>
          <table:table-cell office:value-type="float" office:value="-0.119040215588723">
            <text:p>-0.1190402156</text:p>
          </table:table-cell>
          <table:table-cell office:value-type="float" office:value="-0.0333125778331258">
            <text:p>-0.0333125778</text:p>
          </table:table-cell>
          <table:table-cell office:value-type="float" office:value="-0.0320384229611913">
            <text:p>-0.032038423</text:p>
          </table:table-cell>
          <table:table-cell office:value-type="float" office:value="0.611133568377192">
            <text:p>0.6111335684</text:p>
          </table:table-cell>
          <table:table-cell office:value-type="float" office:value="0.88558104415416">
            <text:p>0.8855810442</text:p>
          </table:table-cell>
          <table:table-cell office:value-type="float" office:value="0.889877382305677">
            <text:p>0.8898773823</text:p>
          </table:table-cell>
          <table:table-cell office:value-type="float" office:value="-5.46890581986993">
            <text:p>-5.4689058199</text:p>
          </table:table-cell>
          <table:table-cell office:value-type="float" office:value="-20.4588408958219">
            <text:p>-20.4588408958</text:p>
          </table:table-cell>
          <table:table-cell office:value-type="float" office:value="-21.286417559174">
            <text:p>-21.2864175592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date" office:date-value="2021-03-27">
            <text:p>03/27/21</text:p>
          </table:table-cell>
          <table:table-cell office:value-type="float" office:value="253">
            <text:p>253</text:p>
          </table:table-cell>
          <table:table-cell office:value-type="float" office:value="11779">
            <text:p>11779</text:p>
          </table:table-cell>
          <table:table-cell office:value-type="float" office:value="42553">
            <text:p>42553</text:p>
          </table:table-cell>
          <table:table-cell office:value-type="float" office:value="23.89">
            <text:p>23.89</text:p>
          </table:table-cell>
          <table:table-cell office:value-type="float" office:value="241.8">
            <text:p>241.8</text:p>
          </table:table-cell>
          <table:table-cell office:value-type="float" office:value="11891.6">
            <text:p>11891.6</text:p>
          </table:table-cell>
          <table:table-cell office:value-type="float" office:value="38008.6">
            <text:p>38008.6</text:p>
          </table:table-cell>
          <table:table-cell office:value-type="float" office:value="25.432">
            <text:p>25.432</text:p>
          </table:table-cell>
          <table:table-cell table:number-columns-repeated="3" office:value-type="float" office:value="3">
            <text:p>3</text:p>
          </table:table-cell>
          <table:table-cell office:value-type="float" office:value="909">
            <text:p>909</text:p>
          </table:table-cell>
          <table:table-cell office:value-type="float" office:value="1964">
            <text:p>1964</text:p>
          </table:table-cell>
          <table:table-cell office:value-type="float" office:value="909">
            <text:p>909</text:p>
          </table:table-cell>
          <table:table-cell office:value-type="float" office:value="9792">
            <text:p>9792</text:p>
          </table:table-cell>
          <table:table-cell office:value-type="float" office:value="20839">
            <text:p>20839</text:p>
          </table:table-cell>
          <table:table-cell office:value-type="float" office:value="37635">
            <text:p>37635</text:p>
          </table:table-cell>
          <table:table-cell office:value-type="float" office:value="-594">
            <text:p>-594</text:p>
          </table:table-cell>
          <table:table-cell office:value-type="float" office:value="-666.25">
            <text:p>-666.25</text:p>
          </table:table-cell>
          <table:table-cell office:value-type="float" office:value="-399.75">
            <text:p>-399.75</text:p>
          </table:table-cell>
          <table:table-cell office:value-type="float" office:value="-0.0606617647058824">
            <text:p>-0.0606617647</text:p>
          </table:table-cell>
          <table:table-cell office:value-type="float" office:value="-0.0319713038053649">
            <text:p>-0.0319713038</text:p>
          </table:table-cell>
          <table:table-cell office:value-type="float" office:value="-0.0106217616580311">
            <text:p>-0.0106217617</text:p>
          </table:table-cell>
          <table:table-cell office:value-type="float" office:value="0.794896328935986">
            <text:p>0.7948963289</text:p>
          </table:table-cell>
          <table:table-cell office:value-type="float" office:value="0.890103878644572">
            <text:p>0.8901038786</text:p>
          </table:table-cell>
          <table:table-cell office:value-type="float" office:value="0.963044964965502">
            <text:p>0.963044965</text:p>
          </table:table-cell>
          <table:table-cell office:value-type="float" office:value="-11.0762381521496">
            <text:p>-11.0762381521</text:p>
          </table:table-cell>
          <table:table-cell office:value-type="float" office:value="-21.3318408674665">
            <text:p>-21.33184086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date" office:date-value="2021-03-28">
            <text:p>03/28/21</text:p>
          </table:table-cell>
          <table:table-cell office:value-type="float" office:value="220">
            <text:p>220</text:p>
          </table:table-cell>
          <table:table-cell office:value-type="float" office:value="11805">
            <text:p>11805</text:p>
          </table:table-cell>
          <table:table-cell office:value-type="float" office:value="29301">
            <text:p>29301</text:p>
          </table:table-cell>
          <table:table-cell office:value-type="float" office:value="31">
            <text:p>31</text:p>
          </table:table-cell>
          <table:table-cell office:value-type="float" office:value="242.2">
            <text:p>242.2</text:p>
          </table:table-cell>
          <table:table-cell office:value-type="float" office:value="12050.2">
            <text:p>12050.2</text:p>
          </table:table-cell>
          <table:table-cell office:value-type="float" office:value="34616.2">
            <text:p>34616.2</text:p>
          </table:table-cell>
          <table:table-cell office:value-type="float" office:value="24.984">
            <text:p>24.984</text:p>
          </table:table-cell>
          <table:table-cell table:number-columns-repeated="3" office:value-type="float" office:value="3">
            <text:p>3</text:p>
          </table:table-cell>
          <table:table-cell office:value-type="float" office:value="988">
            <text:p>988</text:p>
          </table:table-cell>
          <table:table-cell office:value-type="float" office:value="1401">
            <text:p>1401</text:p>
          </table:table-cell>
          <table:table-cell office:value-type="float" office:value="2055">
            <text:p>2055</text:p>
          </table:table-cell>
          <table:table-cell office:value-type="float" office:value="11680">
            <text:p>11680</text:p>
          </table:table-cell>
          <table:table-cell office:value-type="float" office:value="21607">
            <text:p>21607</text:p>
          </table:table-cell>
          <table:table-cell office:value-type="float" office:value="35028">
            <text:p>35028</text:p>
          </table:table-cell>
          <table:table-cell office:value-type="float" office:value="-734">
            <text:p>-734</text:p>
          </table:table-cell>
          <table:table-cell office:value-type="float" office:value="-210.375">
            <text:p>-210.375</text:p>
          </table:table-cell>
          <table:table-cell office:value-type="float" office:value="-438.75">
            <text:p>-438.75</text:p>
          </table:table-cell>
          <table:table-cell office:value-type="float" office:value="-0.0628424657534247">
            <text:p>-0.0628424658</text:p>
          </table:table-cell>
          <table:table-cell office:value-type="float" office:value="-0.00973642800944139">
            <text:p>-0.009736428</text:p>
          </table:table-cell>
          <table:table-cell office:value-type="float" office:value="-0.0125256937307297">
            <text:p>-0.0125256937</text:p>
          </table:table-cell>
          <table:table-cell office:value-type="float" office:value="0.787791753846876">
            <text:p>0.7877917538</text:p>
          </table:table-cell>
          <table:table-cell office:value-type="float" office:value="0.966108306106506">
            <text:p>0.9661083061</text:p>
          </table:table-cell>
          <table:table-cell office:value-type="float" office:value="0.956467582229181">
            <text:p>0.9564675822</text:p>
          </table:table-cell>
          <table:table-cell office:value-type="float" office:value="-10.6795946651728">
            <text:p>-10.679594665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date" office:date-value="2021-03-29">
            <text:p>03/29/21</text:p>
          </table:table-cell>
          <table:table-cell office:value-type="float" office:value="189">
            <text:p>189</text:p>
          </table:table-cell>
          <table:table-cell office:value-type="float" office:value="12291">
            <text:p>12291</text:p>
          </table:table-cell>
          <table:table-cell office:value-type="float" office:value="42479">
            <text:p>42479</text:p>
          </table:table-cell>
          <table:table-cell office:value-type="float" office:value="17.1">
            <text:p>17.1</text:p>
          </table:table-cell>
          <table:table-cell office:value-type="float" office:value="247.6">
            <text:p>247.6</text:p>
          </table:table-cell>
          <table:table-cell office:value-type="float" office:value="12154.8">
            <text:p>12154.8</text:p>
          </table:table-cell>
          <table:table-cell office:value-type="float" office:value="33108.4">
            <text:p>33108.4</text:p>
          </table:table-cell>
          <table:table-cell office:value-type="float" office:value="23.484">
            <text:p>23.484</text:p>
          </table:table-cell>
          <table:table-cell table:number-columns-repeated="3" office:value-type="float" office:value="3">
            <text:p>3</text:p>
          </table:table-cell>
          <table:table-cell office:value-type="float" office:value="950">
            <text:p>950</text:p>
          </table:table-cell>
          <table:table-cell table:number-columns-repeated="2" office:value-type="float" office:value="2026">
            <text:p>2026</text:p>
          </table:table-cell>
          <table:table-cell office:value-type="float" office:value="11072">
            <text:p>11072</text:p>
          </table:table-cell>
          <table:table-cell office:value-type="float" office:value="20976">
            <text:p>20976</text:p>
          </table:table-cell>
          <table:table-cell office:value-type="float" office:value="36756">
            <text:p>36756</text:p>
          </table:table-cell>
          <table:table-cell office:value-type="float" office:value="-234">
            <text:p>-234</text:p>
          </table:table-cell>
          <table:table-cell office:value-type="float" office:value="-433.5">
            <text:p>-433.5</text:p>
          </table:table-cell>
          <table:table-cell office:value-type="float" office:value="-391.5">
            <text:p>-391.5</text:p>
          </table:table-cell>
          <table:table-cell office:value-type="float" office:value="-0.0211343930635838">
            <text:p>-0.0211343931</text:p>
          </table:table-cell>
          <table:table-cell office:value-type="float" office:value="-0.02066647597254">
            <text:p>-0.020666476</text:p>
          </table:table-cell>
          <table:table-cell office:value-type="float" office:value="-0.0106513222331048">
            <text:p>-0.0106513222</text:p>
          </table:table-cell>
          <table:table-cell office:value-type="float" office:value="0.926905082914982">
            <text:p>0.9269050829</text:p>
          </table:table-cell>
          <table:table-cell office:value-type="float" office:value="0.928504456425192">
            <text:p>0.9285044564</text:p>
          </table:table-cell>
          <table:table-cell office:value-type="float" office:value="0.962942735488148">
            <text:p>0.9629427355</text:p>
          </table:table-cell>
          <table:table-cell office:value-type="float" office:value="-32.4493104406315">
            <text:p>-32.4493104406</text:p>
          </table:table-cell>
          <table:table-cell office:value-type="float" office:value="-33.1919093479296">
            <text:p>-33.19190934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date" office:date-value="2021-03-30">
            <text:p>03/30/21</text:p>
          </table:table-cell>
          <table:table-cell office:value-type="float" office:value="274">
            <text:p>274</text:p>
          </table:table-cell>
          <table:table-cell office:value-type="float" office:value="12553">
            <text:p>12553</text:p>
          </table:table-cell>
          <table:table-cell office:value-type="float" office:value="18455">
            <text:p>18455</text:p>
          </table:table-cell>
          <table:table-cell office:value-type="float" office:value="24.97">
            <text:p>24.97</text:p>
          </table:table-cell>
          <table:table-cell office:value-type="float" office:value="248.6">
            <text:p>248.6</text:p>
          </table:table-cell>
          <table:table-cell office:value-type="float" office:value="12211.4">
            <text:p>12211.4</text:p>
          </table:table-cell>
          <table:table-cell office:value-type="float" office:value="32686.6">
            <text:p>32686.6</text:p>
          </table:table-cell>
          <table:table-cell office:value-type="float" office:value="23.3">
            <text:p>23.3</text:p>
          </table:table-cell>
          <table:table-cell table:number-columns-repeated="3" office:value-type="float" office:value="3">
            <text:p>3</text:p>
          </table:table-cell>
          <table:table-cell office:value-type="float" office:value="916">
            <text:p>916</text:p>
          </table:table-cell>
          <table:table-cell table:number-columns-repeated="2" office:value-type="float" office:value="1998">
            <text:p>1998</text:p>
          </table:table-cell>
          <table:table-cell office:value-type="float" office:value="10688">
            <text:p>10688</text:p>
          </table:table-cell>
          <table:table-cell office:value-type="float" office:value="19368">
            <text:p>19368</text:p>
          </table:table-cell>
          <table:table-cell office:value-type="float" office:value="36018">
            <text:p>36018</text:p>
          </table:table-cell>
          <table:table-cell office:value-type="float" office:value="-4">
            <text:p>-4</text:p>
          </table:table-cell>
          <table:table-cell office:value-type="float" office:value="-246">
            <text:p>-246</text:p>
          </table:table-cell>
          <table:table-cell office:value-type="float" office:value="-366.75">
            <text:p>-366.75</text:p>
          </table:table-cell>
          <table:table-cell office:value-type="float" office:value="-0.000374251497005988">
            <text:p>-0.0003742515</text:p>
          </table:table-cell>
          <table:table-cell office:value-type="float" office:value="-0.0127013630731103">
            <text:p>-0.0127013631</text:p>
          </table:table-cell>
          <table:table-cell office:value-type="float" office:value="-0.0101824087956022">
            <text:p>-0.0101824088</text:p>
          </table:table-cell>
          <table:table-cell office:value-type="float" office:value="0.998690394286278">
            <text:p>0.9986903943</text:p>
          </table:table-cell>
          <table:table-cell office:value-type="float" office:value="0.955861425506987">
            <text:p>0.9558614255</text:p>
          </table:table-cell>
          <table:table-cell office:value-type="float" office:value="0.964564784855199">
            <text:p>0.964564784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date" office:date-value="2021-03-31">
            <text:p>03/31/21</text:p>
          </table:table-cell>
          <table:table-cell office:value-type="float" office:value="302">
            <text:p>302</text:p>
          </table:table-cell>
          <table:table-cell office:value-type="float" office:value="12346">
            <text:p>12346</text:p>
          </table:table-cell>
          <table:table-cell office:value-type="float" office:value="32754">
            <text:p>32754</text:p>
          </table:table-cell>
          <table:table-cell office:value-type="float" office:value="20.46">
            <text:p>20.46</text:p>
          </table:table-cell>
          <table:table-cell office:value-type="float" office:value="258">
            <text:p>258</text:p>
          </table:table-cell>
          <table:table-cell office:value-type="float" office:value="12199.8">
            <text:p>12199.8</text:p>
          </table:table-cell>
          <table:table-cell office:value-type="float" office:value="34825">
            <text:p>34825</text:p>
          </table:table-cell>
          <table:table-cell office:value-type="float" office:value="21.628">
            <text:p>21.628</text:p>
          </table:table-cell>
          <table:table-cell table:number-columns-repeated="3" office:value-type="float" office:value="3">
            <text:p>3</text:p>
          </table:table-cell>
          <table:table-cell office:value-type="float" office:value="859">
            <text:p>859</text:p>
          </table:table-cell>
          <table:table-cell table:number-columns-repeated="2" office:value-type="float" office:value="1943">
            <text:p>1943</text:p>
          </table:table-cell>
          <table:table-cell office:value-type="float" office:value="10688">
            <text:p>10688</text:p>
          </table:table-cell>
          <table:table-cell office:value-type="float" office:value="19092">
            <text:p>19092</text:p>
          </table:table-cell>
          <table:table-cell office:value-type="float" office:value="34110">
            <text:p>34110</text:p>
          </table:table-cell>
          <table:table-cell office:value-type="float" office:value="209.625">
            <text:p>209.625</text:p>
          </table:table-cell>
          <table:table-cell office:value-type="float" office:value="300">
            <text:p>300</text:p>
          </table:table-cell>
          <table:table-cell office:value-type="float" office:value="-321.75">
            <text:p>-321.75</text:p>
          </table:table-cell>
          <table:table-cell office:value-type="float" office:value="0.0196131175149701">
            <text:p>0.0196131175</text:p>
          </table:table-cell>
          <table:table-cell office:value-type="float" office:value="0.0157133878064111">
            <text:p>0.0157133878</text:p>
          </table:table-cell>
          <table:table-cell office:value-type="float" office:value="-0.00943271767810026">
            <text:p>-0.0094327177</text:p>
          </table:table-cell>
          <table:table-cell office:value-type="float" office:value="1.06939987308456">
            <text:p>1.0693998731</text:p>
          </table:table-cell>
          <table:table-cell office:value-type="float" office:value="1.05548080201289">
            <text:p>1.055480802</text:p>
          </table:table-cell>
          <table:table-cell office:value-type="float" office:value="0.967159881405727">
            <text:p>0.967159881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date" office:date-value="2021-04-01">
            <text:p>04/01/21</text:p>
          </table:table-cell>
          <table:table-cell office:value-type="float" office:value="258">
            <text:p>258</text:p>
          </table:table-cell>
          <table:table-cell office:value-type="float" office:value="12062">
            <text:p>12062</text:p>
          </table:table-cell>
          <table:table-cell office:value-type="float" office:value="40444">
            <text:p>40444</text:p>
          </table:table-cell>
          <table:table-cell office:value-type="float" office:value="22.97">
            <text:p>22.97</text:p>
          </table:table-cell>
          <table:table-cell office:value-type="float" office:value="268.6">
            <text:p>268.6</text:p>
          </table:table-cell>
          <table:table-cell office:value-type="float" office:value="12018.2">
            <text:p>12018.2</text:p>
          </table:table-cell>
          <table:table-cell office:value-type="float" office:value="33648.8">
            <text:p>33648.8</text:p>
          </table:table-cell>
          <table:table-cell office:value-type="float" office:value="22.928">
            <text:p>22.928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700">
            <text:p>700</text:p>
          </table:table-cell>
          <table:table-cell office:value-type="float" office:value="1780">
            <text:p>1780</text:p>
          </table:table-cell>
          <table:table-cell office:value-type="float" office:value="8032">
            <text:p>8032</text:p>
          </table:table-cell>
          <table:table-cell office:value-type="float" office:value="17520">
            <text:p>17520</text:p>
          </table:table-cell>
          <table:table-cell office:value-type="float" office:value="31464">
            <text:p>31464</text:p>
          </table:table-cell>
          <table:table-cell office:value-type="float" office:value="-166.875">
            <text:p>-166.875</text:p>
          </table:table-cell>
          <table:table-cell office:value-type="float" office:value="-1101">
            <text:p>-1101</text:p>
          </table:table-cell>
          <table:table-cell office:value-type="float" office:value="-650.25">
            <text:p>-650.25</text:p>
          </table:table-cell>
          <table:table-cell office:value-type="float" office:value="-0.0207762699203187">
            <text:p>-0.0207762699</text:p>
          </table:table-cell>
          <table:table-cell office:value-type="float" office:value="-0.0628424657534247">
            <text:p>-0.0628424658</text:p>
          </table:table-cell>
          <table:table-cell office:value-type="float" office:value="-0.02066647597254">
            <text:p>-0.020666476</text:p>
          </table:table-cell>
          <table:table-cell office:value-type="float" office:value="0.928129095926816">
            <text:p>0.9281290959</text:p>
          </table:table-cell>
          <table:table-cell office:value-type="float" office:value="0.787791753846876">
            <text:p>0.7877917538</text:p>
          </table:table-cell>
          <table:table-cell office:value-type="float" office:value="0.928504456425192">
            <text:p>0.9285044564</text:p>
          </table:table-cell>
          <table:table-cell office:value-type="float" office:value="-33.0146595603808">
            <text:p>-33.0146595604</text:p>
          </table:table-cell>
          <table:table-cell office:value-type="float" office:value="-10.6795946651728">
            <text:p>-10.6795946652</text:p>
          </table:table-cell>
          <table:table-cell office:value-type="float" office:value="-33.1919093479296">
            <text:p>-33.1919093479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date" office:date-value="2021-04-02">
            <text:p>04/02/21</text:p>
          </table:table-cell>
          <table:table-cell office:value-type="float" office:value="267">
            <text:p>267</text:p>
          </table:table-cell>
          <table:table-cell office:value-type="float" office:value="11747">
            <text:p>11747</text:p>
          </table:table-cell>
          <table:table-cell office:value-type="float" office:value="39993">
            <text:p>39993</text:p>
          </table:table-cell>
          <table:table-cell office:value-type="float" office:value="22.64">
            <text:p>22.64</text:p>
          </table:table-cell>
          <table:table-cell office:value-type="float" office:value="256">
            <text:p>256</text:p>
          </table:table-cell>
          <table:table-cell office:value-type="float" office:value="11821.8">
            <text:p>11821.8</text:p>
          </table:table-cell>
          <table:table-cell office:value-type="float" office:value="35376.6">
            <text:p>35376.6</text:p>
          </table:table-cell>
          <table:table-cell office:value-type="float" office:value="22.78">
            <text:p>22.78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694">
            <text:p>694</text:p>
          </table:table-cell>
          <table:table-cell office:value-type="float" office:value="1766">
            <text:p>1766</text:p>
          </table:table-cell>
          <table:table-cell office:value-type="float" office:value="9856">
            <text:p>9856</text:p>
          </table:table-cell>
          <table:table-cell office:value-type="float" office:value="17864">
            <text:p>17864</text:p>
          </table:table-cell>
          <table:table-cell office:value-type="float" office:value="28908">
            <text:p>28908</text:p>
          </table:table-cell>
          <table:table-cell office:value-type="float" office:value="-321.5">
            <text:p>-321.5</text:p>
          </table:table-cell>
          <table:table-cell office:value-type="float" office:value="-582.75">
            <text:p>-582.75</text:p>
          </table:table-cell>
          <table:table-cell office:value-type="float" office:value="-963">
            <text:p>-963</text:p>
          </table:table-cell>
          <table:table-cell office:value-type="float" office:value="-0.032619724025974">
            <text:p>-0.032619724</text:p>
          </table:table-cell>
          <table:table-cell office:value-type="float" office:value="-0.032621473354232">
            <text:p>-0.0326214734</text:p>
          </table:table-cell>
          <table:table-cell office:value-type="float" office:value="-0.0333125778331258">
            <text:p>-0.0333125778</text:p>
          </table:table-cell>
          <table:table-cell office:value-type="float" office:value="0.887916496844331">
            <text:p>0.8879164968</text:p>
          </table:table-cell>
          <table:table-cell office:value-type="float" office:value="0.887910597886838">
            <text:p>0.8879105979</text:p>
          </table:table-cell>
          <table:table-cell office:value-type="float" office:value="0.88558104415416">
            <text:p>0.8855810442</text:p>
          </table:table-cell>
          <table:table-cell office:value-type="float" office:value="-20.9008377809561">
            <text:p>-20.900837781</text:p>
          </table:table-cell>
          <table:table-cell office:value-type="float" office:value="-20.8996981802127">
            <text:p>-20.8996981802</text:p>
          </table:table-cell>
          <table:table-cell office:value-type="float" office:value="-20.4588408958219">
            <text:p>-20.458840895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date" office:date-value="2021-04-03">
            <text:p>04/03/21</text:p>
          </table:table-cell>
          <table:table-cell office:value-type="float" office:value="242">
            <text:p>242</text:p>
          </table:table-cell>
          <table:table-cell office:value-type="float" office:value="11383">
            <text:p>11383</text:p>
          </table:table-cell>
          <table:table-cell office:value-type="float" office:value="36598">
            <text:p>36598</text:p>
          </table:table-cell>
          <table:table-cell office:value-type="float" office:value="23.6">
            <text:p>23.6</text:p>
          </table:table-cell>
          <table:table-cell office:value-type="float" office:value="238.2">
            <text:p>238.2</text:p>
          </table:table-cell>
          <table:table-cell office:value-type="float" office:value="11713.8">
            <text:p>11713.8</text:p>
          </table:table-cell>
          <table:table-cell office:value-type="float" office:value="32607.4">
            <text:p>32607.4</text:p>
          </table:table-cell>
          <table:table-cell office:value-type="float" office:value="22.786">
            <text:p>22.786</text:p>
          </table:table-cell>
          <table:table-cell table:number-columns-repeated="3" office:value-type="float" office:value="3">
            <text:p>3</text:p>
          </table:table-cell>
          <table:table-cell office:value-type="float" office:value="788">
            <text:p>788</text:p>
          </table:table-cell>
          <table:table-cell office:value-type="float" office:value="1206">
            <text:p>1206</text:p>
          </table:table-cell>
          <table:table-cell office:value-type="float" office:value="1852">
            <text:p>1852</text:p>
          </table:table-cell>
          <table:table-cell office:value-type="float" office:value="9616">
            <text:p>9616</text:p>
          </table:table-cell>
          <table:table-cell office:value-type="float" office:value="17561">
            <text:p>17561</text:p>
          </table:table-cell>
          <table:table-cell office:value-type="float" office:value="28854">
            <text:p>28854</text:p>
          </table:table-cell>
          <table:table-cell office:value-type="float" office:value="-359.625">
            <text:p>-359.625</text:p>
          </table:table-cell>
          <table:table-cell office:value-type="float" office:value="-131.75">
            <text:p>-131.75</text:p>
          </table:table-cell>
          <table:table-cell office:value-type="float" office:value="-922.5">
            <text:p>-922.5</text:p>
          </table:table-cell>
          <table:table-cell office:value-type="float" office:value="-0.0373986064891847">
            <text:p>-0.0373986065</text:p>
          </table:table-cell>
          <table:table-cell office:value-type="float" office:value="-0.00750242013552759">
            <text:p>-0.0075024201</text:p>
          </table:table-cell>
          <table:table-cell office:value-type="float" office:value="-0.0319713038053649">
            <text:p>-0.0319713038</text:p>
          </table:table-cell>
          <table:table-cell office:value-type="float" office:value="0.871846242591826">
            <text:p>0.8718462426</text:p>
          </table:table-cell>
          <table:table-cell office:value-type="float" office:value="0.973851850689118">
            <text:p>0.9738518507</text:p>
          </table:table-cell>
          <table:table-cell office:value-type="float" office:value="0.890103878644572">
            <text:p>0.8901038786</text:p>
          </table:table-cell>
          <table:table-cell office:value-type="float" office:value="-18.1852624492895">
            <text:p>-18.1852624493</text:p>
          </table:table-cell>
          <table:table-cell office:value-type="float" office:value="0">
            <text:p>0</text:p>
          </table:table-cell>
          <table:table-cell office:value-type="float" office:value="-21.3318408674665">
            <text:p>-21.3318408675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date" office:date-value="2021-04-04">
            <text:p>04/04/21</text:p>
          </table:table-cell>
          <table:table-cell office:value-type="float" office:value="211">
            <text:p>211</text:p>
          </table:table-cell>
          <table:table-cell office:value-type="float" office:value="11571">
            <text:p>11571</text:p>
          </table:table-cell>
          <table:table-cell office:value-type="float" office:value="27094">
            <text:p>27094</text:p>
          </table:table-cell>
          <table:table-cell office:value-type="float" office:value="24.23">
            <text:p>24.23</text:p>
          </table:table-cell>
          <table:table-cell office:value-type="float" office:value="220.6">
            <text:p>220.6</text:p>
          </table:table-cell>
          <table:table-cell office:value-type="float" office:value="11702.8">
            <text:p>11702.8</text:p>
          </table:table-cell>
          <table:table-cell office:value-type="float" office:value="26757.4">
            <text:p>26757.4</text:p>
          </table:table-cell>
          <table:table-cell office:value-type="float" office:value="21.568">
            <text:p>21.56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891">
            <text:p>891</text:p>
          </table:table-cell>
          <table:table-cell office:value-type="float" office:value="1946">
            <text:p>1946</text:p>
          </table:table-cell>
          <table:table-cell office:value-type="float" office:value="11469">
            <text:p>11469</text:p>
          </table:table-cell>
          <table:table-cell office:value-type="float" office:value="19372">
            <text:p>19372</text:p>
          </table:table-cell>
          <table:table-cell office:value-type="float" office:value="30762">
            <text:p>30762</text:p>
          </table:table-cell>
          <table:table-cell office:value-type="float" office:value="-303.25">
            <text:p>-303.25</text:p>
          </table:table-cell>
          <table:table-cell office:value-type="float" office:value="-437">
            <text:p>-437</text:p>
          </table:table-cell>
          <table:table-cell office:value-type="float" office:value="-1118.25">
            <text:p>-1118.25</text:p>
          </table:table-cell>
          <table:table-cell office:value-type="float" office:value="-0.026440840526637">
            <text:p>-0.0264408405</text:p>
          </table:table-cell>
          <table:table-cell office:value-type="float" office:value="-0.0225583316126368">
            <text:p>-0.0225583316</text:p>
          </table:table-cell>
          <table:table-cell office:value-type="float" office:value="-0.0363516676418958">
            <text:p>-0.0363516676</text:p>
          </table:table-cell>
          <table:table-cell office:value-type="float" office:value="0.90882732953037">
            <text:p>0.9088273295</text:p>
          </table:table-cell>
          <table:table-cell office:value-type="float" office:value="0.922043240873057">
            <text:p>0.9220432409</text:p>
          </table:table-cell>
          <table:table-cell office:value-type="float" office:value="0.875359192984444">
            <text:p>0.875359193</text:p>
          </table:table-cell>
          <table:table-cell office:value-type="float" office:value="-25.8668992466598">
            <text:p>-25.8668992467</text:p>
          </table:table-cell>
          <table:table-cell office:value-type="float" office:value="-30.3789899019087">
            <text:p>-30.3789899019</text:p>
          </table:table-cell>
          <table:table-cell office:value-type="float" office:value="-18.719111034175">
            <text:p>-18.7191110342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date" office:date-value="2021-04-05">
            <text:p>04/05/21</text:p>
          </table:table-cell>
          <table:table-cell office:value-type="float" office:value="213">
            <text:p>213</text:p>
          </table:table-cell>
          <table:table-cell office:value-type="float" office:value="11806">
            <text:p>11806</text:p>
          </table:table-cell>
          <table:table-cell office:value-type="float" office:value="18908">
            <text:p>18908</text:p>
          </table:table-cell>
          <table:table-cell office:value-type="float" office:value="20.49">
            <text:p>20.49</text:p>
          </table:table-cell>
          <table:table-cell office:value-type="float" office:value="229.4">
            <text:p>229.4</text:p>
          </table:table-cell>
          <table:table-cell office:value-type="float" office:value="11793.8">
            <text:p>11793.8</text:p>
          </table:table-cell>
          <table:table-cell office:value-type="float" office:value="21199">
            <text:p>21199</text:p>
          </table:table-cell>
          <table:table-cell office:value-type="float" office:value="20.208">
            <text:p>20.208</text:p>
          </table:table-cell>
          <table:table-cell table:number-columns-repeated="3" office:value-type="float" office:value="3">
            <text:p>3</text:p>
          </table:table-cell>
          <table:table-cell office:value-type="float" office:value="997">
            <text:p>997</text:p>
          </table:table-cell>
          <table:table-cell table:number-columns-repeated="2" office:value-type="float" office:value="2042">
            <text:p>2042</text:p>
          </table:table-cell>
          <table:table-cell office:value-type="float" office:value="9036">
            <text:p>9036</text:p>
          </table:table-cell>
          <table:table-cell office:value-type="float" office:value="16776">
            <text:p>16776</text:p>
          </table:table-cell>
          <table:table-cell office:value-type="float" office:value="29826">
            <text:p>29826</text:p>
          </table:table-cell>
          <table:table-cell office:value-type="float" office:value="-553.375">
            <text:p>-553.375</text:p>
          </table:table-cell>
          <table:table-cell office:value-type="float" office:value="-737.125">
            <text:p>-737.125</text:p>
          </table:table-cell>
          <table:table-cell office:value-type="float" office:value="-594">
            <text:p>-594</text:p>
          </table:table-cell>
          <table:table-cell office:value-type="float" office:value="-0.0612411465250111">
            <text:p>-0.0612411465</text:p>
          </table:table-cell>
          <table:table-cell office:value-type="float" office:value="-0.0439392584644731">
            <text:p>-0.0439392585</text:p>
          </table:table-cell>
          <table:table-cell office:value-type="float" office:value="-0.019915509957755">
            <text:p>-0.01991551</text:p>
          </table:table-cell>
          <table:table-cell office:value-type="float" office:value="0.793006924096749">
            <text:p>0.7930069241</text:p>
          </table:table-cell>
          <table:table-cell office:value-type="float" office:value="0.849996685905783">
            <text:p>0.8499966859</text:p>
          </table:table-cell>
          <table:table-cell office:value-type="float" office:value="0.931073105120137">
            <text:p>0.9310731051</text:p>
          </table:table-cell>
          <table:table-cell office:value-type="float" office:value="-10.9681009580984">
            <text:p>-10.9681009581</text:p>
          </table:table-cell>
          <table:table-cell office:value-type="float" office:value="-15.4259534198904">
            <text:p>-15.42595341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date" office:date-value="2021-04-06">
            <text:p>04/06/21</text:p>
          </table:table-cell>
          <table:table-cell office:value-type="float" office:value="170">
            <text:p>170</text:p>
          </table:table-cell>
          <table:table-cell office:value-type="float" office:value="12007">
            <text:p>12007</text:p>
          </table:table-cell>
          <table:table-cell office:value-type="float" office:value="11194">
            <text:p>11194</text:p>
          </table:table-cell>
          <table:table-cell office:value-type="float" office:value="16.88">
            <text:p>16.88</text:p>
          </table:table-cell>
          <table:table-cell office:value-type="float" office:value="235.4">
            <text:p>235.4</text:p>
          </table:table-cell>
          <table:table-cell office:value-type="float" office:value="11849.8">
            <text:p>11849.8</text:p>
          </table:table-cell>
          <table:table-cell office:value-type="float" office:value="19884">
            <text:p>19884</text:p>
          </table:table-cell>
          <table:table-cell office:value-type="float" office:value="18.694">
            <text:p>18.69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965">
            <text:p>965</text:p>
          </table:table-cell>
          <table:table-cell office:value-type="float" office:value="1370">
            <text:p>1370</text:p>
          </table:table-cell>
          <table:table-cell office:value-type="float" office:value="2001">
            <text:p>2001</text:p>
          </table:table-cell>
          <table:table-cell office:value-type="float" office:value="8500">
            <text:p>8500</text:p>
          </table:table-cell>
          <table:table-cell office:value-type="float" office:value="16337">
            <text:p>16337</text:p>
          </table:table-cell>
          <table:table-cell office:value-type="float" office:value="29052">
            <text:p>29052</text:p>
          </table:table-cell>
          <table:table-cell office:value-type="float" office:value="-160.25">
            <text:p>-160.25</text:p>
          </table:table-cell>
          <table:table-cell office:value-type="float" office:value="-521.75">
            <text:p>-521.75</text:p>
          </table:table-cell>
          <table:table-cell office:value-type="float" office:value="-369">
            <text:p>-369</text:p>
          </table:table-cell>
          <table:table-cell office:value-type="float" office:value="-0.0188529411764706">
            <text:p>-0.0188529412</text:p>
          </table:table-cell>
          <table:table-cell office:value-type="float" office:value="-0.0319367080859399">
            <text:p>-0.0319367081</text:p>
          </table:table-cell>
          <table:table-cell office:value-type="float" office:value="-0.0127013630731103">
            <text:p>-0.0127013631</text:p>
          </table:table-cell>
          <table:table-cell office:value-type="float" office:value="0.93471135532872">
            <text:p>0.9347113553</text:p>
          </table:table-cell>
          <table:table-cell office:value-type="float" office:value="0.890220630213009">
            <text:p>0.8902206302</text:p>
          </table:table-cell>
          <table:table-cell office:value-type="float" office:value="0.955861425506987">
            <text:p>0.9558614255</text:p>
          </table:table-cell>
          <table:table-cell office:value-type="float" office:value="0">
            <text:p>0</text:p>
          </table:table-cell>
          <table:table-cell office:value-type="float" office:value="-21.3553282975695">
            <text:p>-21.3553282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date" office:date-value="2021-04-07">
            <text:p>04/07/21</text:p>
          </table:table-cell>
          <table:table-cell office:value-type="float" office:value="311">
            <text:p>311</text:p>
          </table:table-cell>
          <table:table-cell office:value-type="float" office:value="12202">
            <text:p>12202</text:p>
          </table:table-cell>
          <table:table-cell office:value-type="float" office:value="12201">
            <text:p>12201</text:p>
          </table:table-cell>
          <table:table-cell office:value-type="float" office:value="15.84">
            <text:p>15.84</text:p>
          </table:table-cell>
          <table:table-cell office:value-type="float" office:value="250.2">
            <text:p>250.2</text:p>
          </table:table-cell>
          <table:table-cell office:value-type="float" office:value="11808.2">
            <text:p>11808.2</text:p>
          </table:table-cell>
          <table:table-cell office:value-type="float" office:value="21605.8">
            <text:p>21605.8</text:p>
          </table:table-cell>
          <table:table-cell office:value-type="float" office:value="17.952">
            <text:p>17.95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869">
            <text:p>869</text:p>
          </table:table-cell>
          <table:table-cell office:value-type="float" office:value="1271">
            <text:p>1271</text:p>
          </table:table-cell>
          <table:table-cell office:value-type="float" office:value="1895">
            <text:p>1895</text:p>
          </table:table-cell>
          <table:table-cell office:value-type="float" office:value="7811">
            <text:p>7811</text:p>
          </table:table-cell>
          <table:table-cell office:value-type="float" office:value="15631">
            <text:p>15631</text:p>
          </table:table-cell>
          <table:table-cell office:value-type="float" office:value="28638">
            <text:p>28638</text:p>
          </table:table-cell>
          <table:table-cell office:value-type="float" office:value="-73.75">
            <text:p>-73.75</text:p>
          </table:table-cell>
          <table:table-cell office:value-type="float" office:value="-217.571428571429">
            <text:p>-217.5714285714</text:p>
          </table:table-cell>
          <table:table-cell office:value-type="float" office:value="57.375">
            <text:p>57.375</text:p>
          </table:table-cell>
          <table:table-cell office:value-type="float" office:value="-0.00944181282806299">
            <text:p>-0.0094418128</text:p>
          </table:table-cell>
          <table:table-cell office:value-type="float" office:value="-0.0139192264456163">
            <text:p>-0.0139192264</text:p>
          </table:table-cell>
          <table:table-cell office:value-type="float" office:value="0.00200345694531741">
            <text:p>0.0020034569</text:p>
          </table:table-cell>
          <table:table-cell office:value-type="float" office:value="0.967128384847561">
            <text:p>0.9671283848</text:p>
          </table:table-cell>
          <table:table-cell office:value-type="float" office:value="0.951662447375438">
            <text:p>0.9516624474</text:p>
          </table:table-cell>
          <table:table-cell office:value-type="float" office:value="1.00701996643449">
            <text:p>1.007019966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date" office:date-value="2021-04-08">
            <text:p>04/08/21</text:p>
          </table:table-cell>
          <table:table-cell office:value-type="float" office:value="272">
            <text:p>272</text:p>
          </table:table-cell>
          <table:table-cell office:value-type="float" office:value="11663">
            <text:p>11663</text:p>
          </table:table-cell>
          <table:table-cell office:value-type="float" office:value="30023">
            <text:p>30023</text:p>
          </table:table-cell>
          <table:table-cell office:value-type="float" office:value="16.03">
            <text:p>16.03</text:p>
          </table:table-cell>
          <table:table-cell office:value-type="float" office:value="256.6">
            <text:p>256.6</text:p>
          </table:table-cell>
          <table:table-cell office:value-type="float" office:value="11631.2">
            <text:p>11631.2</text:p>
          </table:table-cell>
          <table:table-cell office:value-type="float" office:value="25146.6">
            <text:p>25146.6</text:p>
          </table:table-cell>
          <table:table-cell office:value-type="float" office:value="18.254">
            <text:p>18.25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733">
            <text:p>733</text:p>
          </table:table-cell>
          <table:table-cell office:value-type="float" office:value="1748">
            <text:p>1748</text:p>
          </table:table-cell>
          <table:table-cell office:value-type="float" office:value="8262">
            <text:p>8262</text:p>
          </table:table-cell>
          <table:table-cell office:value-type="float" office:value="14252">
            <text:p>14252</text:p>
          </table:table-cell>
          <table:table-cell office:value-type="float" office:value="25164">
            <text:p>25164</text:p>
          </table:table-cell>
          <table:table-cell office:value-type="float" office:value="-549">
            <text:p>-549</text:p>
          </table:table-cell>
          <table:table-cell office:value-type="float" office:value="-763.666666666667">
            <text:p>-763.6666666667</text:p>
          </table:table-cell>
          <table:table-cell office:value-type="float" office:value="-972.25">
            <text:p>-972.25</text:p>
          </table:table-cell>
          <table:table-cell office:value-type="float" office:value="-0.0664488017429194">
            <text:p>-0.0664488017</text:p>
          </table:table-cell>
          <table:table-cell office:value-type="float" office:value="-0.0535831228365609">
            <text:p>-0.0535831228</text:p>
          </table:table-cell>
          <table:table-cell office:value-type="float" office:value="-0.0386365442695915">
            <text:p>-0.0386365443</text:p>
          </table:table-cell>
          <table:table-cell office:value-type="float" office:value="0.776083462675799">
            <text:p>0.7760834627</text:p>
          </table:table-cell>
          <table:table-cell office:value-type="float" office:value="0.818086526135756">
            <text:p>0.8180865261</text:p>
          </table:table-cell>
          <table:table-cell office:value-type="float" office:value="0.867697948860498">
            <text:p>0.8676979489</text:p>
          </table:table-cell>
          <table:table-cell office:value-type="float" office:value="-10.0807519337991">
            <text:p>-10.0807519338</text:p>
          </table:table-cell>
          <table:table-cell office:value-type="float" office:value="-12.5861690288904">
            <text:p>-12.5861690289</text:p>
          </table:table-cell>
          <table:table-cell office:value-type="float" office:value="-17.5913465705422">
            <text:p>-17.5913465705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date" office:date-value="2021-04-09">
            <text:p>04/09/21</text:p>
          </table:table-cell>
          <table:table-cell office:value-type="float" office:value="285">
            <text:p>285</text:p>
          </table:table-cell>
          <table:table-cell office:value-type="float" office:value="11363">
            <text:p>11363</text:p>
          </table:table-cell>
          <table:table-cell office:value-type="float" office:value="35703">
            <text:p>35703</text:p>
          </table:table-cell>
          <table:table-cell office:value-type="float" office:value="20.52">
            <text:p>20.52</text:p>
          </table:table-cell>
          <table:table-cell office:value-type="float" office:value="263.8">
            <text:p>263.8</text:p>
          </table:table-cell>
          <table:table-cell office:value-type="float" office:value="11326.6">
            <text:p>11326.6</text:p>
          </table:table-cell>
          <table:table-cell office:value-type="float" office:value="30280.6">
            <text:p>30280.6</text:p>
          </table:table-cell>
          <table:table-cell office:value-type="float" office:value="18.294">
            <text:p>18.29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03">
            <text:p>603</text:p>
          </table:table-cell>
          <table:table-cell table:number-columns-repeated="2" office:value-type="float" office:value="1606">
            <text:p>1606</text:p>
          </table:table-cell>
          <table:table-cell office:value-type="float" office:value="8137">
            <text:p>8137</text:p>
          </table:table-cell>
          <table:table-cell office:value-type="float" office:value="14611">
            <text:p>14611</text:p>
          </table:table-cell>
          <table:table-cell office:value-type="float" office:value="26712">
            <text:p>26712</text:p>
          </table:table-cell>
          <table:table-cell office:value-type="float" office:value="-394.875">
            <text:p>-394.875</text:p>
          </table:table-cell>
          <table:table-cell office:value-type="float" office:value="-276.2">
            <text:p>-276.2</text:p>
          </table:table-cell>
          <table:table-cell office:value-type="float" office:value="-811.25">
            <text:p>-811.25</text:p>
          </table:table-cell>
          <table:table-cell office:value-type="float" office:value="-0.0485283273933882">
            <text:p>-0.0485283274</text:p>
          </table:table-cell>
          <table:table-cell office:value-type="float" office:value="-0.0189035658065841">
            <text:p>-0.0189035658</text:p>
          </table:table-cell>
          <table:table-cell office:value-type="float" office:value="-0.0303702455825097">
            <text:p>-0.0303702456</text:p>
          </table:table-cell>
          <table:table-cell office:value-type="float" office:value="0.834766651299957">
            <text:p>0.8347666513</text:p>
          </table:table-cell>
          <table:table-cell office:value-type="float" office:value="0.934537915485355">
            <text:p>0.9345379155</text:p>
          </table:table-cell>
          <table:table-cell office:value-type="float" office:value="0.89551195002203">
            <text:p>0.89551195</text:p>
          </table:table-cell>
          <table:table-cell office:value-type="float" office:value="-13.9339050909481">
            <text:p>-13.9339050909</text:p>
          </table:table-cell>
          <table:table-cell office:value-type="float" office:value="0">
            <text:p>0</text:p>
          </table:table-cell>
          <table:table-cell office:value-type="float" office:value="-22.4748776430418">
            <text:p>-22.474877643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date" office:date-value="2021-04-10">
            <text:p>04/10/21</text:p>
          </table:table-cell>
          <table:table-cell office:value-type="float" office:value="245">
            <text:p>245</text:p>
          </table:table-cell>
          <table:table-cell office:value-type="float" office:value="10921">
            <text:p>10921</text:p>
          </table:table-cell>
          <table:table-cell office:value-type="float" office:value="36612">
            <text:p>36612</text:p>
          </table:table-cell>
          <table:table-cell office:value-type="float" office:value="22">
            <text:p>22</text:p>
          </table:table-cell>
          <table:table-cell office:value-type="float" office:value="259.8">
            <text:p>259.8</text:p>
          </table:table-cell>
          <table:table-cell office:value-type="float" office:value="11034.2">
            <text:p>11034.2</text:p>
          </table:table-cell>
          <table:table-cell office:value-type="float" office:value="33112.4">
            <text:p>33112.4</text:p>
          </table:table-cell>
          <table:table-cell office:value-type="float" office:value="18.978">
            <text:p>18.978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612">
            <text:p>612</text:p>
          </table:table-cell>
          <table:table-cell office:value-type="float" office:value="1603">
            <text:p>1603</text:p>
          </table:table-cell>
          <table:table-cell office:value-type="float" office:value="8574">
            <text:p>8574</text:p>
          </table:table-cell>
          <table:table-cell office:value-type="float" office:value="15300">
            <text:p>15300</text:p>
          </table:table-cell>
          <table:table-cell office:value-type="float" office:value="25956">
            <text:p>25956</text:p>
          </table:table-cell>
          <table:table-cell office:value-type="float" office:value="-187.714285714286">
            <text:p>-187.7142857143</text:p>
          </table:table-cell>
          <table:table-cell office:value-type="float" office:value="-975">
            <text:p>-975</text:p>
          </table:table-cell>
          <table:table-cell office:value-type="float" office:value="-816.571428571429">
            <text:p>-816.5714285714</text:p>
          </table:table-cell>
          <table:table-cell office:value-type="float" office:value="-0.0218934319704089">
            <text:p>-0.021893432</text:p>
          </table:table-cell>
          <table:table-cell office:value-type="float" office:value="-0.0637254901960784">
            <text:p>-0.0637254902</text:p>
          </table:table-cell>
          <table:table-cell office:value-type="float" office:value="-0.0314598331241882">
            <text:p>-0.0314598331</text:p>
          </table:table-cell>
          <table:table-cell office:value-type="float" office:value="0.924312459935917">
            <text:p>0.9243124599</text:p>
          </table:table-cell>
          <table:table-cell office:value-type="float" office:value="0.784920222991157">
            <text:p>0.784920223</text:p>
          </table:table-cell>
          <table:table-cell office:value-type="float" office:value="0.891830437421737">
            <text:p>0.8918304374</text:p>
          </table:table-cell>
          <table:table-cell office:value-type="float" office:value="-31.3121991139494">
            <text:p>-31.3121991139</text:p>
          </table:table-cell>
          <table:table-cell office:value-type="float" office:value="-10.5267020711557">
            <text:p>-10.5267020712</text:p>
          </table:table-cell>
          <table:table-cell office:value-type="float" office:value="-21.684347289293">
            <text:p>-21.6843472893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date" office:date-value="2021-04-11">
            <text:p>04/11/21</text:p>
          </table:table-cell>
          <table:table-cell office:value-type="float" office:value="206">
            <text:p>206</text:p>
          </table:table-cell>
          <table:table-cell office:value-type="float" office:value="10484">
            <text:p>10484</text:p>
          </table:table-cell>
          <table:table-cell office:value-type="float" office:value="36864">
            <text:p>36864</text:p>
          </table:table-cell>
          <table:table-cell office:value-type="float" office:value="17.08">
            <text:p>17.08</text:p>
          </table:table-cell>
          <table:table-cell office:value-type="float" office:value="259.8">
            <text:p>259.8</text:p>
          </table:table-cell>
          <table:table-cell office:value-type="float" office:value="10865.2">
            <text:p>10865.2</text:p>
          </table:table-cell>
          <table:table-cell office:value-type="float" office:value="30201.2">
            <text:p>30201.2</text:p>
          </table:table-cell>
          <table:table-cell office:value-type="float" office:value="19.44">
            <text:p>19.4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30">
            <text:p>730</text:p>
          </table:table-cell>
          <table:table-cell table:number-columns-repeated="2" office:value-type="float" office:value="1709">
            <text:p>1709</text:p>
          </table:table-cell>
          <table:table-cell office:value-type="float" office:value="8294">
            <text:p>8294</text:p>
          </table:table-cell>
          <table:table-cell office:value-type="float" office:value="15646">
            <text:p>15646</text:p>
          </table:table-cell>
          <table:table-cell office:value-type="float" office:value="29313">
            <text:p>29313</text:p>
          </table:table-cell>
          <table:table-cell table:number-columns-repeated="2" office:value-type="float" office:value="0">
            <text:p>0</text:p>
          </table:table-cell>
          <table:table-cell office:value-type="float" office:value="-883.666666666667">
            <text:p>-883.6666666667</text:p>
          </table:table-cell>
          <table:table-cell table:number-columns-repeated="2" office:value-type="float" office:value="0">
            <text:p>0</text:p>
          </table:table-cell>
          <table:table-cell office:value-type="float" office:value="-0.0301458965874072">
            <text:p>-0.0301458966</text:p>
          </table:table-cell>
          <table:table-cell table:number-columns-repeated="2" office:value-type="float" office:value="0.89">
            <text:p>0.89</text:p>
          </table:table-cell>
          <table:table-cell office:value-type="float" office:value="0.89627056110295">
            <text:p>0.8962705611</text:p>
          </table:table-cell>
          <table:table-cell table:number-columns-repeated="2" office:value-type="float" office:value="0">
            <text:p>0</text:p>
          </table:table-cell>
          <table:table-cell office:value-type="float" office:value="-22.6447439504953">
            <text:p>-22.6447439505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date" office:date-value="2021-04-12">
            <text:p>04/12/21</text:p>
          </table:table-cell>
          <table:table-cell office:value-type="float" office:value="291">
            <text:p>291</text:p>
          </table:table-cell>
          <table:table-cell office:value-type="float" office:value="10740">
            <text:p>10740</text:p>
          </table:table-cell>
          <table:table-cell office:value-type="float" office:value="26360">
            <text:p>26360</text:p>
          </table:table-cell>
          <table:table-cell office:value-type="float" office:value="19.26">
            <text:p>19.26</text:p>
          </table:table-cell>
          <table:table-cell office:value-type="float" office:value="259.8">
            <text:p>259.8</text:p>
          </table:table-cell>
          <table:table-cell office:value-type="float" office:value="10665.4">
            <text:p>10665.4</text:p>
          </table:table-cell>
          <table:table-cell office:value-type="float" office:value="30096.8">
            <text:p>30096.8</text:p>
          </table:table-cell>
          <table:table-cell office:value-type="float" office:value="17.38">
            <text:p>17.38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692">
            <text:p>692</text:p>
          </table:table-cell>
          <table:table-cell office:value-type="float" office:value="1657">
            <text:p>1657</text:p>
          </table:table-cell>
          <table:table-cell office:value-type="float" office:value="7077">
            <text:p>7077</text:p>
          </table:table-cell>
          <table:table-cell office:value-type="float" office:value="12827">
            <text:p>12827</text:p>
          </table:table-cell>
          <table:table-cell office:value-type="float" office:value="22984">
            <text:p>22984</text:p>
          </table:table-cell>
          <table:table-cell office:value-type="float" office:value="-215.2">
            <text:p>-215.2</text:p>
          </table:table-cell>
          <table:table-cell office:value-type="float" office:value="-390">
            <text:p>-390</text:p>
          </table:table-cell>
          <table:table-cell office:value-type="float" office:value="-365.6">
            <text:p>-365.6</text:p>
          </table:table-cell>
          <table:table-cell office:value-type="float" office:value="-0.030408365126466">
            <text:p>-0.0304083651</text:p>
          </table:table-cell>
          <table:table-cell office:value-type="float" office:value="-0.0304046152646761">
            <text:p>-0.0304046153</text:p>
          </table:table-cell>
          <table:table-cell office:value-type="float" office:value="-0.0159067177166725">
            <text:p>-0.0159067177</text:p>
          </table:table-cell>
          <table:table-cell office:value-type="float" office:value="0.895383072649911">
            <text:p>0.8953830726</text:p>
          </table:table-cell>
          <table:table-cell office:value-type="float" office:value="0.895395750207244">
            <text:p>0.8953957502</text:p>
          </table:table-cell>
          <table:table-cell office:value-type="float" office:value="0.944822414381941">
            <text:p>0.9448224144</text:p>
          </table:table-cell>
          <table:table-cell office:value-type="float" office:value="-22.4462644549565">
            <text:p>-22.446264455</text:p>
          </table:table-cell>
          <table:table-cell office:value-type="float" office:value="-22.4490759844617">
            <text:p>-22.44907598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date" office:date-value="2021-04-13">
            <text:p>04/13/21</text:p>
          </table:table-cell>
          <table:table-cell office:value-type="float" office:value="272">
            <text:p>272</text:p>
          </table:table-cell>
          <table:table-cell office:value-type="float" office:value="10818">
            <text:p>10818</text:p>
          </table:table-cell>
          <table:table-cell office:value-type="float" office:value="15467">
            <text:p>15467</text:p>
          </table:table-cell>
          <table:table-cell office:value-type="float" office:value="18.34">
            <text:p>18.34</text:p>
          </table:table-cell>
          <table:table-cell office:value-type="float" office:value="262">
            <text:p>262</text:p>
          </table:table-cell>
          <table:table-cell office:value-type="float" office:value="10450.8">
            <text:p>10450.8</text:p>
          </table:table-cell>
          <table:table-cell office:value-type="float" office:value="27162.8">
            <text:p>27162.8</text:p>
          </table:table-cell>
          <table:table-cell office:value-type="float" office:value="17.818">
            <text:p>17.818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668">
            <text:p>668</text:p>
          </table:table-cell>
          <table:table-cell office:value-type="float" office:value="1614">
            <text:p>1614</text:p>
          </table:table-cell>
          <table:table-cell office:value-type="float" office:value="6877">
            <text:p>6877</text:p>
          </table:table-cell>
          <table:table-cell office:value-type="float" office:value="12896">
            <text:p>12896</text:p>
          </table:table-cell>
          <table:table-cell office:value-type="float" office:value="23336">
            <text:p>23336</text:p>
          </table:table-cell>
          <table:table-cell table:number-columns-repeated="2" office:value-type="float" office:value="0">
            <text:p>0</text:p>
          </table:table-cell>
          <table:table-cell office:value-type="float" office:value="-844">
            <text:p>-844</text:p>
          </table:table-cell>
          <table:table-cell table:number-columns-repeated="2" office:value-type="float" office:value="0">
            <text:p>0</text:p>
          </table:table-cell>
          <table:table-cell office:value-type="float" office:value="-0.0361672951662667">
            <text:p>-0.0361672952</text:p>
          </table:table-cell>
          <table:table-cell table:number-columns-repeated="2" office:value-type="float" office:value="0.9">
            <text:p>0.9</text:p>
          </table:table-cell>
          <table:table-cell office:value-type="float" office:value="0.875978290467769">
            <text:p>0.8759782905</text:p>
          </table:table-cell>
          <table:table-cell table:number-columns-repeated="2" office:value-type="float" office:value="0">
            <text:p>0</text:p>
          </table:table-cell>
          <table:table-cell office:value-type="float" office:value="-18.8163254217937">
            <text:p>-18.8163254218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date" office:date-value="2021-04-14">
            <text:p>04/14/21</text:p>
          </table:table-cell>
          <table:table-cell office:value-type="float" office:value="285">
            <text:p>285</text:p>
          </table:table-cell>
          <table:table-cell office:value-type="float" office:value="10364">
            <text:p>10364</text:p>
          </table:table-cell>
          <table:table-cell office:value-type="float" office:value="35181">
            <text:p>35181</text:p>
          </table:table-cell>
          <table:table-cell office:value-type="float" office:value="10.22">
            <text:p>10.22</text:p>
          </table:table-cell>
          <table:table-cell office:value-type="float" office:value="269">
            <text:p>269</text:p>
          </table:table-cell>
          <table:table-cell office:value-type="float" office:value="10245.8">
            <text:p>10245.8</text:p>
          </table:table-cell>
          <table:table-cell office:value-type="float" office:value="26194.6">
            <text:p>26194.6</text:p>
          </table:table-cell>
          <table:table-cell office:value-type="float" office:value="17.66">
            <text:p>17.66</text:p>
          </table:table-cell>
          <table:table-cell table:number-columns-repeated="3" office:value-type="float" office:value="5">
            <text:p>5</text:p>
          </table:table-cell>
          <table:table-cell office:value-type="float" office:value="668">
            <text:p>668</text:p>
          </table:table-cell>
          <table:table-cell table:number-columns-repeated="2" office:value-type="float" office:value="1591">
            <text:p>1591</text:p>
          </table:table-cell>
          <table:table-cell office:value-type="float" office:value="6684">
            <text:p>6684</text:p>
          </table:table-cell>
          <table:table-cell office:value-type="float" office:value="12426">
            <text:p>12426</text:p>
          </table:table-cell>
          <table:table-cell office:value-type="float" office:value="22705">
            <text:p>22705</text:p>
          </table:table-cell>
          <table:table-cell table:number-columns-repeated="6"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.83">
            <text:p>0.83</text:p>
          </table:table-cell>
          <table:table-cell office:value-type="float" office:value="0.91">
            <text:p>0.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date" office:date-value="2021-04-15">
            <text:p>04/15/21</text:p>
          </table:table-cell>
          <table:table-cell office:value-type="float" office:value="256">
            <text:p>256</text:p>
          </table:table-cell>
          <table:table-cell office:value-type="float" office:value="9848">
            <text:p>9848</text:p>
          </table:table-cell>
          <table:table-cell office:value-type="float" office:value="21942">
            <text:p>21942</text:p>
          </table:table-cell>
          <table:table-cell office:value-type="float" office:value="24.19">
            <text:p>24.19</text:p>
          </table:table-cell>
          <table:table-cell office:value-type="float" office:value="254.2">
            <text:p>254.2</text:p>
          </table:table-cell>
          <table:table-cell office:value-type="float" office:value="9887.2">
            <text:p>9887.2</text:p>
          </table:table-cell>
          <table:table-cell office:value-type="float" office:value="27055">
            <text:p>27055</text:p>
          </table:table-cell>
          <table:table-cell office:value-type="float" office:value="16.812">
            <text:p>16.812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502">
            <text:p>502</text:p>
          </table:table-cell>
          <table:table-cell office:value-type="float" office:value="1398">
            <text:p>1398</text:p>
          </table:table-cell>
          <table:table-cell office:value-type="float" office:value="6377">
            <text:p>6377</text:p>
          </table:table-cell>
          <table:table-cell office:value-type="float" office:value="11858">
            <text:p>11858</text:p>
          </table:table-cell>
          <table:table-cell office:value-type="float" office:value="22091">
            <text:p>22091</text:p>
          </table:table-cell>
          <table:table-cell table:number-columns-repeated="6" office:value-type="float" office:value="0">
            <text:p>0</text:p>
          </table:table-cell>
          <table:table-cell office:value-type="float" office:value="0.81">
            <text:p>0.81</text:p>
          </table:table-cell>
          <table:table-cell office:value-type="float" office:value="0.87">
            <text:p>0.87</text:p>
          </table:table-cell>
          <table:table-cell office:value-type="float" office:value="0.91">
            <text:p>0.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date" office:date-value="2021-04-16">
            <text:p>04/16/21</text:p>
          </table:table-cell>
          <table:table-cell office:value-type="float" office:value="241">
            <text:p>241</text:p>
          </table:table-cell>
          <table:table-cell office:value-type="float" office:value="9459">
            <text:p>9459</text:p>
          </table:table-cell>
          <table:table-cell office:value-type="float" office:value="32023">
            <text:p>32023</text:p>
          </table:table-cell>
          <table:table-cell office:value-type="float" office:value="16.29">
            <text:p>16.29</text:p>
          </table:table-cell>
          <table:table-cell office:value-type="float" office:value="249.75">
            <text:p>249.75</text:p>
          </table:table-cell>
          <table:table-cell office:value-type="float" office:value="9654.5">
            <text:p>9654.5</text:p>
          </table:table-cell>
          <table:table-cell office:value-type="float" office:value="29952">
            <text:p>29952</text:p>
          </table:table-cell>
          <table:table-cell office:value-type="float" office:value="16.43">
            <text:p>16.43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616">
            <text:p>616</text:p>
          </table:table-cell>
          <table:table-cell office:value-type="float" office:value="1484">
            <text:p>1484</text:p>
          </table:table-cell>
          <table:table-cell office:value-type="float" office:value="6020">
            <text:p>6020</text:p>
          </table:table-cell>
          <table:table-cell office:value-type="float" office:value="11441">
            <text:p>11441</text:p>
          </table:table-cell>
          <table:table-cell office:value-type="float" office:value="21494">
            <text:p>21494</text:p>
          </table:table-cell>
          <table:table-cell table:number-columns-repeated="6" office:value-type="float" office:value="0">
            <text:p>0</text:p>
          </table:table-cell>
          <table:table-cell office:value-type="float" office:value="0.81">
            <text:p>0.81</text:p>
          </table:table-cell>
          <table:table-cell office:value-type="float" office:value="0.9">
            <text:p>0.9</text:p>
          </table:table-cell>
          <table:table-cell office:value-type="float" office:value="0.91">
            <text:p>0.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date" office:date-value="2021-04-17">
            <text:p>04/17/21</text:p>
          </table:table-cell>
          <table:table-cell office:value-type="float" office:value="217">
            <text:p>217</text:p>
          </table:table-cell>
          <table:table-cell office:value-type="float" office:value="8947">
            <text:p>8947</text:p>
          </table:table-cell>
          <table:table-cell office:value-type="float" office:value="30662">
            <text:p>30662</text:p>
          </table:table-cell>
          <table:table-cell office:value-type="float" office:value="15.02">
            <text:p>15.02</text:p>
          </table:table-cell>
          <table:table-cell office:value-type="float" office:value="238">
            <text:p>238</text:p>
          </table:table-cell>
          <table:table-cell office:value-type="float" office:value="9418">
            <text:p>9418</text:p>
          </table:table-cell>
          <table:table-cell office:value-type="float" office:value="28209">
            <text:p>28209</text:p>
          </table:table-cell>
          <table:table-cell office:value-type="float" office:value="18.5">
            <text:p>18.5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601">
            <text:p>601</text:p>
          </table:table-cell>
          <table:table-cell office:value-type="float" office:value="1442">
            <text:p>1442</text:p>
          </table:table-cell>
          <table:table-cell office:value-type="float" office:value="5683">
            <text:p>5683</text:p>
          </table:table-cell>
          <table:table-cell office:value-type="float" office:value="11118">
            <text:p>11118</text:p>
          </table:table-cell>
          <table:table-cell office:value-type="float" office:value="20913">
            <text:p>20913</text:p>
          </table:table-cell>
          <table:table-cell table:number-columns-repeated="6" office:value-type="float" office:value="0">
            <text:p>0</text:p>
          </table:table-cell>
          <table:table-cell office:value-type="float" office:value="0.81">
            <text:p>0.81</text:p>
          </table:table-cell>
          <table:table-cell office:value-type="float" office:value="0.9">
            <text:p>0.9</text:p>
          </table:table-cell>
          <table:table-cell office:value-type="float" office:value="0.91">
            <text:p>0.91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19" table:number-columns-repeated="3" table:default-cell-style-name="Default"/>
        <table:table-column table:style-name="co13" table:default-cell-style-name="Default"/>
        <table:table-column table:style-name="co18" table:number-columns-repeated="3" table:default-cell-style-name="Default"/>
        <table:table-column table:style-name="co6" table:number-columns-repeated="3" table:default-cell-style-name="Default"/>
        <table:table-row table:style-name="ro1">
          <table:table-cell office:value-type="float" office:value="0.81">
            <text:p>0.81</text:p>
          </table:table-cell>
          <table:table-cell office:value-type="float" office:value="0.9">
            <text:p>0.9</text:p>
          </table:table-cell>
          <table:table-cell office:value-type="float" office:value="0.91">
            <text:p>0.91</text:p>
          </table:table-cell>
          <table:table-cell office:value-type="float" office:value="-12">
            <text:p>-12</text:p>
          </table:table-cell>
          <table:table-cell office:value-type="float" office:value="-24">
            <text:p>-24</text:p>
          </table:table-cell>
          <table:table-cell office:value-type="float" office:value="-25">
            <text:p>-25</text:p>
          </table:table-cell>
          <table:table-cell office:value-type="float" office:value="1">
            <text:p>1</text:p>
          </table:table-cell>
          <table:table-cell office:value-type="float" office:value="29.2">
            <text:p>29.2</text:p>
          </table:table-cell>
          <table:table-cell office:value-type="float" office:value="37.2">
            <text:p>37.2</text:p>
          </table:table-cell>
          <table:table-cell office:value-type="float" office:value="54.2">
            <text:p>54.2</text:p>
          </table:table-cell>
          <table:table-cell office:value-type="float" office:value="28325">
            <text:p>28325</text:p>
          </table:table-cell>
          <table:table-cell office:value-type="float" office:value="29174">
            <text:p>29174</text:p>
          </table:table-cell>
          <table:table-cell office:value-type="float" office:value="31105">
            <text:p>3110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1:47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1:47:08.97</dc:date>
    <dc:creator>Liam Widdess</dc:creator>
    <meta:editing-duration>P2DT3H30M43S</meta:editing-duration>
    <meta:editing-cycles>185</meta:editing-cycles>
    <meta:generator>OpenOffice/4.1.7$Win32 OpenOffice.org_project/417m1$Build-9800</meta:generator>
    <meta:document-statistic meta:table-count="8" meta:cell-count="12488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505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225">
                <text:p>282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78">
                <text:p>19878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141">
                <text:p>19141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632">
                <text:p>14632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004">
                <text:p>15004</text:p>
              </table:table-cell>
              <table:table-cell office:value-type="float" office:value="20160">
                <text:p>2016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700">
                <text:p>15700</text:p>
              </table:table-cell>
              <table:table-cell office:value-type="float" office:value="20164">
                <text:p>20164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4994">
                <text:p>14994</text:p>
              </table:table-cell>
              <table:table-cell office:value-type="float" office:value="21062">
                <text:p>21062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677">
                <text:p>14677</text:p>
              </table:table-cell>
              <table:table-cell office:value-type="float" office:value="21155">
                <text:p>21155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4850">
                <text:p>14850</text:p>
              </table:table-cell>
              <table:table-cell office:value-type="float" office:value="19715">
                <text:p>19715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4952">
                <text:p>14952</text:p>
              </table:table-cell>
              <table:table-cell office:value-type="float" office:value="19810">
                <text:p>19810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4864">
                <text:p>14864</text:p>
              </table:table-cell>
              <table:table-cell office:value-type="float" office:value="19207">
                <text:p>19207</text:p>
              </table:table-cell>
              <table:table-cell office:value-type="float" office:value="28295">
                <text:p>2829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600">
                <text:p>14600</text:p>
              </table:table-cell>
              <table:table-cell office:value-type="float" office:value="18860">
                <text:p>18860</text:p>
              </table:table-cell>
              <table:table-cell office:value-type="float" office:value="28523">
                <text:p>2852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4884">
                <text:p>14884</text:p>
              </table:table-cell>
              <table:table-cell office:value-type="float" office:value="19496">
                <text:p>19496</text:p>
              </table:table-cell>
              <table:table-cell office:value-type="float" office:value="26252">
                <text:p>2625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4914">
                <text:p>14914</text:p>
              </table:table-cell>
              <table:table-cell office:value-type="float" office:value="19948">
                <text:p>19948</text:p>
              </table:table-cell>
              <table:table-cell office:value-type="float" office:value="28902">
                <text:p>2890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4836">
                <text:p>14836</text:p>
              </table:table-cell>
              <table:table-cell office:value-type="float" office:value="21308">
                <text:p>21308</text:p>
              </table:table-cell>
              <table:table-cell office:value-type="float" office:value="30425">
                <text:p>3042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034">
                <text:p>15034</text:p>
              </table:table-cell>
              <table:table-cell office:value-type="float" office:value="21156">
                <text:p>21156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436">
                <text:p>15436</text:p>
              </table:table-cell>
              <table:table-cell office:value-type="float" office:value="19689">
                <text:p>19689</text:p>
              </table:table-cell>
              <table:table-cell office:value-type="float" office:value="29874">
                <text:p>2987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4982">
                <text:p>14982</text:p>
              </table:table-cell>
              <table:table-cell office:value-type="float" office:value="20467">
                <text:p>20467</text:p>
              </table:table-cell>
              <table:table-cell office:value-type="float" office:value="29133">
                <text:p>2913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4412">
                <text:p>14412</text:p>
              </table:table-cell>
              <table:table-cell office:value-type="float" office:value="18762">
                <text:p>18762</text:p>
              </table:table-cell>
              <table:table-cell office:value-type="float" office:value="30377">
                <text:p>3037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3266">
                <text:p>13266</text:p>
              </table:table-cell>
              <table:table-cell office:value-type="float" office:value="19072">
                <text:p>19072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1394">
                <text:p>11394</text:p>
              </table:table-cell>
              <table:table-cell office:value-type="float" office:value="19362">
                <text:p>19362</text:p>
              </table:table-cell>
              <table:table-cell office:value-type="float" office:value="29955">
                <text:p>2995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0626">
                <text:p>10626</text:p>
              </table:table-cell>
              <table:table-cell office:value-type="float" office:value="18253">
                <text:p>18253</text:p>
              </table:table-cell>
              <table:table-cell office:value-type="float" office:value="29087">
                <text:p>2908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1038">
                <text:p>11038</text:p>
              </table:table-cell>
              <table:table-cell office:value-type="float" office:value="18400">
                <text:p>18400</text:p>
              </table:table-cell>
              <table:table-cell office:value-type="float" office:value="30392">
                <text:p>3039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1698">
                <text:p>11698</text:p>
              </table:table-cell>
              <table:table-cell office:value-type="float" office:value="18520">
                <text:p>18520</text:p>
              </table:table-cell>
              <table:table-cell office:value-type="float" office:value="30940">
                <text:p>3094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1576">
                <text:p>11576</text:p>
              </table:table-cell>
              <table:table-cell office:value-type="float" office:value="17800">
                <text:p>17800</text:p>
              </table:table-cell>
              <table:table-cell office:value-type="float" office:value="29904">
                <text:p>29904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0786">
                <text:p>10786</text:p>
              </table:table-cell>
              <table:table-cell office:value-type="float" office:value="16308">
                <text:p>16308</text:p>
              </table:table-cell>
              <table:table-cell office:value-type="float" office:value="27388">
                <text:p>27388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034">
                <text:p>11034</text:p>
              </table:table-cell>
              <table:table-cell office:value-type="float" office:value="15556">
                <text:p>15556</text:p>
              </table:table-cell>
              <table:table-cell office:value-type="float" office:value="24844">
                <text:p>2484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1672">
                <text:p>11672</text:p>
              </table:table-cell>
              <table:table-cell office:value-type="float" office:value="14960">
                <text:p>14960</text:p>
              </table:table-cell>
              <table:table-cell office:value-type="float" office:value="22490">
                <text:p>2249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0716">
                <text:p>10716</text:p>
              </table:table-cell>
              <table:table-cell office:value-type="float" office:value="14437">
                <text:p>14437</text:p>
              </table:table-cell>
              <table:table-cell office:value-type="float" office:value="19772">
                <text:p>1977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0610">
                <text:p>10610</text:p>
              </table:table-cell>
              <table:table-cell office:value-type="float" office:value="13690">
                <text:p>13690</text:p>
              </table:table-cell>
              <table:table-cell office:value-type="float" office:value="21001">
                <text:p>2100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0380">
                <text:p>10380</text:p>
              </table:table-cell>
              <table:table-cell office:value-type="float" office:value="14142">
                <text:p>14142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0672">
                <text:p>10672</text:p>
              </table:table-cell>
              <table:table-cell office:value-type="float" office:value="14650">
                <text:p>14650</text:p>
              </table:table-cell>
              <table:table-cell office:value-type="float" office:value="20193">
                <text:p>20193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0808">
                <text:p>10808</text:p>
              </table:table-cell>
              <table:table-cell office:value-type="float" office:value="13974">
                <text:p>13974</text:p>
              </table:table-cell>
              <table:table-cell office:value-type="float" office:value="19926">
                <text:p>19926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0664">
                <text:p>10664</text:p>
              </table:table-cell>
              <table:table-cell office:value-type="float" office:value="14405">
                <text:p>14405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0395">
                <text:p>10395</text:p>
              </table:table-cell>
              <table:table-cell office:value-type="float" office:value="14345">
                <text:p>14345</text:p>
              </table:table-cell>
              <table:table-cell office:value-type="float" office:value="20863">
                <text:p>2086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0302">
                <text:p>10302</text:p>
              </table:table-cell>
              <table:table-cell office:value-type="float" office:value="13604">
                <text:p>13604</text:p>
              </table:table-cell>
              <table:table-cell office:value-type="float" office:value="20083">
                <text:p>20083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0514">
                <text:p>10514</text:p>
              </table:table-cell>
              <table:table-cell office:value-type="float" office:value="13769">
                <text:p>13769</text:p>
              </table:table-cell>
              <table:table-cell office:value-type="float" office:value="18905">
                <text:p>18905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9952">
                <text:p>9952</text:p>
              </table:table-cell>
              <table:table-cell office:value-type="float" office:value="13538">
                <text:p>13538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9948">
                <text:p>9948</text:p>
              </table:table-cell>
              <table:table-cell office:value-type="float" office:value="13282">
                <text:p>1328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0390">
                <text:p>10390</text:p>
              </table:table-cell>
              <table:table-cell office:value-type="float" office:value="13340">
                <text:p>13340</text:p>
              </table:table-cell>
              <table:table-cell office:value-type="float" office:value="18445">
                <text:p>18445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0297">
                <text:p>10297</text:p>
              </table:table-cell>
              <table:table-cell office:value-type="float" office:value="13422">
                <text:p>13422</text:p>
              </table:table-cell>
              <table:table-cell office:value-type="float" office:value="18683">
                <text:p>18683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9620">
                <text:p>9620</text:p>
              </table:table-cell>
              <table:table-cell office:value-type="float" office:value="12715">
                <text:p>12715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9140">
                <text:p>9140</text:p>
              </table:table-cell>
              <table:table-cell office:value-type="float" office:value="12742">
                <text:p>1274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8880">
                <text:p>8880</text:p>
              </table:table-cell>
              <table:table-cell office:value-type="float" office:value="13122">
                <text:p>1312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8493">
                <text:p>8493</text:p>
              </table:table-cell>
              <table:table-cell office:value-type="float" office:value="13138">
                <text:p>13138</text:p>
              </table:table-cell>
              <table:table-cell office:value-type="float" office:value="18191">
                <text:p>18191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8845">
                <text:p>8845</text:p>
              </table:table-cell>
              <table:table-cell office:value-type="float" office:value="12178">
                <text:p>12178</text:p>
              </table:table-cell>
              <table:table-cell office:value-type="float" office:value="17138">
                <text:p>17138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026">
                <text:p>9026</text:p>
              </table:table-cell>
              <table:table-cell office:value-type="float" office:value="11731">
                <text:p>11731</text:p>
              </table:table-cell>
              <table:table-cell office:value-type="float" office:value="17158">
                <text:p>17158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8865">
                <text:p>8865</text:p>
              </table:table-cell>
              <table:table-cell office:value-type="float" office:value="12592">
                <text:p>1259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8544">
                <text:p>8544</text:p>
              </table:table-cell>
              <table:table-cell office:value-type="float" office:value="11255">
                <text:p>11255</text:p>
              </table:table-cell>
              <table:table-cell office:value-type="float" office:value="18223">
                <text:p>18223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8116">
                <text:p>8116</text:p>
              </table:table-cell>
              <table:table-cell office:value-type="float" office:value="11190">
                <text:p>11190</text:p>
              </table:table-cell>
              <table:table-cell office:value-type="float" office:value="16548">
                <text:p>16548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798">
                <text:p>7798</text:p>
              </table:table-cell>
              <table:table-cell office:value-type="float" office:value="11522">
                <text:p>1152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1255">
                <text:p>11255</text:p>
              </table:table-cell>
              <table:table-cell office:value-type="float" office:value="16521">
                <text:p>16521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7610">
                <text:p>7610</text:p>
              </table:table-cell>
              <table:table-cell office:value-type="float" office:value="11052">
                <text:p>11052</text:p>
              </table:table-cell>
              <table:table-cell office:value-type="float" office:value="15072">
                <text:p>1507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7921">
                <text:p>7921</text:p>
              </table:table-cell>
              <table:table-cell office:value-type="float" office:value="10264">
                <text:p>10264</text:p>
              </table:table-cell>
              <table:table-cell office:value-type="float" office:value="15075">
                <text:p>15075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7832">
                <text:p>7832</text:p>
              </table:table-cell>
              <table:table-cell office:value-type="float" office:value="11142">
                <text:p>1114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0220">
                <text:p>10220</text:p>
              </table:table-cell>
              <table:table-cell office:value-type="float" office:value="16635">
                <text:p>16635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7450">
                <text:p>7450</text:p>
              </table:table-cell>
              <table:table-cell office:value-type="float" office:value="9668">
                <text:p>9668</text:p>
              </table:table-cell>
              <table:table-cell office:value-type="float" office:value="15059">
                <text:p>15059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7200">
                <text:p>7200</text:p>
              </table:table-cell>
              <table:table-cell office:value-type="float" office:value="10091">
                <text:p>10091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7124">
                <text:p>7124</text:p>
              </table:table-cell>
              <table:table-cell office:value-type="float" office:value="10026">
                <text:p>10026</text:p>
              </table:table-cell>
              <table:table-cell office:value-type="float" office:value="14857">
                <text:p>14857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7174">
                <text:p>7174</text:p>
              </table:table-cell>
              <table:table-cell office:value-type="float" office:value="9644">
                <text:p>9644</text:p>
              </table:table-cell>
              <table:table-cell office:value-type="float" office:value="13888">
                <text:p>13888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7450">
                <text:p>7450</text:p>
              </table:table-cell>
              <table:table-cell office:value-type="float" office:value="9704">
                <text:p>9704</text:p>
              </table:table-cell>
              <table:table-cell office:value-type="float" office:value="14021">
                <text:p>14021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7200">
                <text:p>7200</text:p>
              </table:table-cell>
              <table:table-cell office:value-type="float" office:value="10235">
                <text:p>10235</text:p>
              </table:table-cell>
              <table:table-cell office:value-type="float" office:value="15190">
                <text:p>15190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7124">
                <text:p>7124</text:p>
              </table:table-cell>
              <table:table-cell office:value-type="float" office:value="10774">
                <text:p>10774</text:p>
              </table:table-cell>
              <table:table-cell office:value-type="float" office:value="14751">
                <text:p>14751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7260">
                <text:p>7260</text:p>
              </table:table-cell>
              <table:table-cell office:value-type="float" office:value="10238">
                <text:p>10238</text:p>
              </table:table-cell>
              <table:table-cell office:value-type="float" office:value="13859">
                <text:p>13859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7398">
                <text:p>7398</text:p>
              </table:table-cell>
              <table:table-cell office:value-type="float" office:value="10284">
                <text:p>10284</text:p>
              </table:table-cell>
              <table:table-cell office:value-type="float" office:value="14344">
                <text:p>1434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7124">
                <text:p>7124</text:p>
              </table:table-cell>
              <table:table-cell office:value-type="float" office:value="10588">
                <text:p>10588</text:p>
              </table:table-cell>
              <table:table-cell office:value-type="float" office:value="15190">
                <text:p>15190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7190">
                <text:p>7190</text:p>
              </table:table-cell>
              <table:table-cell office:value-type="float" office:value="10535">
                <text:p>10535</text:p>
              </table:table-cell>
              <table:table-cell office:value-type="float" office:value="14705">
                <text:p>14705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7270">
                <text:p>7270</text:p>
              </table:table-cell>
              <table:table-cell office:value-type="float" office:value="10357">
                <text:p>10357</text:p>
              </table:table-cell>
              <table:table-cell office:value-type="float" office:value="15641">
                <text:p>15641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7772">
                <text:p>7772</text:p>
              </table:table-cell>
              <table:table-cell office:value-type="float" office:value="10432">
                <text:p>10432</text:p>
              </table:table-cell>
              <table:table-cell office:value-type="float" office:value="16282">
                <text:p>1628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8213">
                <text:p>8213</text:p>
              </table:table-cell>
              <table:table-cell office:value-type="float" office:value="11200">
                <text:p>11200</text:p>
              </table:table-cell>
              <table:table-cell office:value-type="float" office:value="15405">
                <text:p>15405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7978">
                <text:p>7978</text:p>
              </table:table-cell>
              <table:table-cell office:value-type="float" office:value="10481">
                <text:p>10481</text:p>
              </table:table-cell>
              <table:table-cell office:value-type="float" office:value="14705">
                <text:p>14705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7578">
                <text:p>7578</text:p>
              </table:table-cell>
              <table:table-cell office:value-type="float" office:value="10352">
                <text:p>10352</text:p>
              </table:table-cell>
              <table:table-cell office:value-type="float" office:value="15251">
                <text:p>15251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7480">
                <text:p>7480</text:p>
              </table:table-cell>
              <table:table-cell office:value-type="float" office:value="10432">
                <text:p>10432</text:p>
              </table:table-cell>
              <table:table-cell office:value-type="float" office:value="16337">
                <text:p>16337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7799">
                <text:p>7799</text:p>
              </table:table-cell>
              <table:table-cell office:value-type="float" office:value="10414">
                <text:p>10414</text:p>
              </table:table-cell>
              <table:table-cell office:value-type="float" office:value="15528">
                <text:p>1552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7956">
                <text:p>7956</text:p>
              </table:table-cell>
              <table:table-cell office:value-type="float" office:value="10334">
                <text:p>10334</text:p>
              </table:table-cell>
              <table:table-cell office:value-type="float" office:value="14637">
                <text:p>1463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7530">
                <text:p>7530</text:p>
              </table:table-cell>
              <table:table-cell office:value-type="float" office:value="11362">
                <text:p>11362</text:p>
              </table:table-cell>
              <table:table-cell office:value-type="float" office:value="17303">
                <text:p>17303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7670">
                <text:p>7670</text:p>
              </table:table-cell>
              <table:table-cell office:value-type="float" office:value="11618">
                <text:p>11618</text:p>
              </table:table-cell>
              <table:table-cell office:value-type="float" office:value="16337">
                <text:p>16337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7770">
                <text:p>7770</text:p>
              </table:table-cell>
              <table:table-cell office:value-type="float" office:value="10240">
                <text:p>10240</text:p>
              </table:table-cell>
              <table:table-cell office:value-type="float" office:value="15231">
                <text:p>15231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7850">
                <text:p>7850</text:p>
              </table:table-cell>
              <table:table-cell office:value-type="float" office:value="10415">
                <text:p>10415</text:p>
              </table:table-cell>
              <table:table-cell office:value-type="float" office:value="14931">
                <text:p>14931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7614">
                <text:p>7614</text:p>
              </table:table-cell>
              <table:table-cell office:value-type="float" office:value="10320">
                <text:p>10320</text:p>
              </table:table-cell>
              <table:table-cell office:value-type="float" office:value="17303">
                <text:p>17303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7552">
                <text:p>7552</text:p>
              </table:table-cell>
              <table:table-cell office:value-type="float" office:value="10469">
                <text:p>10469</text:p>
              </table:table-cell>
              <table:table-cell office:value-type="float" office:value="15503">
                <text:p>15503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7770">
                <text:p>7770</text:p>
              </table:table-cell>
              <table:table-cell office:value-type="float" office:value="10438">
                <text:p>10438</text:p>
              </table:table-cell>
              <table:table-cell office:value-type="float" office:value="16835">
                <text:p>1683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8112">
                <text:p>8112</text:p>
              </table:table-cell>
              <table:table-cell office:value-type="float" office:value="11248">
                <text:p>11248</text:p>
              </table:table-cell>
              <table:table-cell office:value-type="float" office:value="19130">
                <text:p>19130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7908">
                <text:p>7908</text:p>
              </table:table-cell>
              <table:table-cell office:value-type="float" office:value="12434">
                <text:p>12434</text:p>
              </table:table-cell>
              <table:table-cell office:value-type="float" office:value="17733">
                <text:p>1773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8191">
                <text:p>8191</text:p>
              </table:table-cell>
              <table:table-cell office:value-type="float" office:value="11486">
                <text:p>11486</text:p>
              </table:table-cell>
              <table:table-cell office:value-type="float" office:value="17169">
                <text:p>17169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8184">
                <text:p>8184</text:p>
              </table:table-cell>
              <table:table-cell office:value-type="float" office:value="12432">
                <text:p>12432</text:p>
              </table:table-cell>
              <table:table-cell office:value-type="float" office:value="17712">
                <text:p>17712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112">
                <text:p>8112</text:p>
              </table:table-cell>
              <table:table-cell office:value-type="float" office:value="13344">
                <text:p>13344</text:p>
              </table:table-cell>
              <table:table-cell office:value-type="float" office:value="18556">
                <text:p>18556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061">
                <text:p>8061</text:p>
              </table:table-cell>
              <table:table-cell office:value-type="float" office:value="13133">
                <text:p>13133</text:p>
              </table:table-cell>
              <table:table-cell office:value-type="float" office:value="19828">
                <text:p>19828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198">
                <text:p>8198</text:p>
              </table:table-cell>
              <table:table-cell office:value-type="float" office:value="13275">
                <text:p>13275</text:p>
              </table:table-cell>
              <table:table-cell office:value-type="float" office:value="22450">
                <text:p>22450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9752">
                <text:p>9752</text:p>
              </table:table-cell>
              <table:table-cell office:value-type="float" office:value="14490">
                <text:p>14490</text:p>
              </table:table-cell>
              <table:table-cell office:value-type="float" office:value="24399">
                <text:p>24399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0704">
                <text:p>10704</text:p>
              </table:table-cell>
              <table:table-cell office:value-type="float" office:value="14338">
                <text:p>14338</text:p>
              </table:table-cell>
              <table:table-cell office:value-type="float" office:value="24032">
                <text:p>24032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0360">
                <text:p>10360</text:p>
              </table:table-cell>
              <table:table-cell office:value-type="float" office:value="14718">
                <text:p>14718</text:p>
              </table:table-cell>
              <table:table-cell office:value-type="float" office:value="23391">
                <text:p>23391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9972">
                <text:p>9972</text:p>
              </table:table-cell>
              <table:table-cell office:value-type="float" office:value="16419">
                <text:p>16419</text:p>
              </table:table-cell>
              <table:table-cell office:value-type="float" office:value="23514">
                <text:p>2351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0248">
                <text:p>10248</text:p>
              </table:table-cell>
              <table:table-cell office:value-type="float" office:value="17286">
                <text:p>17286</text:p>
              </table:table-cell>
              <table:table-cell office:value-type="float" office:value="25415">
                <text:p>25415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0493">
                <text:p>10493</text:p>
              </table:table-cell>
              <table:table-cell office:value-type="float" office:value="17770">
                <text:p>17770</text:p>
              </table:table-cell>
              <table:table-cell office:value-type="float" office:value="26338">
                <text:p>2633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1454">
                <text:p>11454</text:p>
              </table:table-cell>
              <table:table-cell office:value-type="float" office:value="17231">
                <text:p>17231</text:p>
              </table:table-cell>
              <table:table-cell office:value-type="float" office:value="26994">
                <text:p>26994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3000">
                <text:p>13000</text:p>
              </table:table-cell>
              <table:table-cell office:value-type="float" office:value="17545">
                <text:p>17545</text:p>
              </table:table-cell>
              <table:table-cell office:value-type="float" office:value="28857">
                <text:p>28857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4285">
                <text:p>14285</text:p>
              </table:table-cell>
              <table:table-cell office:value-type="float" office:value="18610">
                <text:p>18610</text:p>
              </table:table-cell>
              <table:table-cell office:value-type="float" office:value="29778">
                <text:p>2977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3945">
                <text:p>13945</text:p>
              </table:table-cell>
              <table:table-cell office:value-type="float" office:value="19380">
                <text:p>19380</text:p>
              </table:table-cell>
              <table:table-cell office:value-type="float" office:value="27583">
                <text:p>27583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765">
                <text:p>13765</text:p>
              </table:table-cell>
              <table:table-cell office:value-type="float" office:value="19917">
                <text:p>19917</text:p>
              </table:table-cell>
              <table:table-cell office:value-type="float" office:value="26994">
                <text:p>2699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3855">
                <text:p>13855</text:p>
              </table:table-cell>
              <table:table-cell office:value-type="float" office:value="21516">
                <text:p>21516</text:p>
              </table:table-cell>
              <table:table-cell office:value-type="float" office:value="29746">
                <text:p>29746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628">
                <text:p>14628</text:p>
              </table:table-cell>
              <table:table-cell office:value-type="float" office:value="21669">
                <text:p>21669</text:p>
              </table:table-cell>
              <table:table-cell office:value-type="float" office:value="31122">
                <text:p>31122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5266">
                <text:p>15266</text:p>
              </table:table-cell>
              <table:table-cell office:value-type="float" office:value="20400">
                <text:p>20400</text:p>
              </table:table-cell>
              <table:table-cell office:value-type="float" office:value="33129">
                <text:p>33129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5824">
                <text:p>15824</text:p>
              </table:table-cell>
              <table:table-cell office:value-type="float" office:value="22176">
                <text:p>22176</text:p>
              </table:table-cell>
              <table:table-cell office:value-type="float" office:value="37209">
                <text:p>37209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6350">
                <text:p>16350</text:p>
              </table:table-cell>
              <table:table-cell office:value-type="float" office:value="23362">
                <text:p>23362</text:p>
              </table:table-cell>
              <table:table-cell office:value-type="float" office:value="39096">
                <text:p>39096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6542">
                <text:p>16542</text:p>
              </table:table-cell>
              <table:table-cell office:value-type="float" office:value="23300">
                <text:p>23300</text:p>
              </table:table-cell>
              <table:table-cell office:value-type="float" office:value="39397">
                <text:p>39397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500">
                <text:p>15500</text:p>
              </table:table-cell>
              <table:table-cell office:value-type="float" office:value="24884">
                <text:p>24884</text:p>
              </table:table-cell>
              <table:table-cell office:value-type="float" office:value="41469">
                <text:p>41469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4952">
                <text:p>14952</text:p>
              </table:table-cell>
              <table:table-cell office:value-type="float" office:value="26278">
                <text:p>26278</text:p>
              </table:table-cell>
              <table:table-cell office:value-type="float" office:value="42877">
                <text:p>42877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364">
                <text:p>16364</text:p>
              </table:table-cell>
              <table:table-cell office:value-type="float" office:value="27758">
                <text:p>27758</text:p>
              </table:table-cell>
              <table:table-cell office:value-type="float" office:value="45117">
                <text:p>45117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7390">
                <text:p>17390</text:p>
              </table:table-cell>
              <table:table-cell office:value-type="float" office:value="28758">
                <text:p>28758</text:p>
              </table:table-cell>
              <table:table-cell office:value-type="float" office:value="48521">
                <text:p>48521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8663">
                <text:p>18663</text:p>
              </table:table-cell>
              <table:table-cell office:value-type="float" office:value="30447">
                <text:p>30447</text:p>
              </table:table-cell>
              <table:table-cell office:value-type="float" office:value="51356">
                <text:p>51356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0377">
                <text:p>20377</text:p>
              </table:table-cell>
              <table:table-cell office:value-type="float" office:value="30548">
                <text:p>30548</text:p>
              </table:table-cell>
              <table:table-cell office:value-type="float" office:value="48717">
                <text:p>48717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21503">
                <text:p>21503</text:p>
              </table:table-cell>
              <table:table-cell office:value-type="float" office:value="31708">
                <text:p>31708</text:p>
              </table:table-cell>
              <table:table-cell office:value-type="float" office:value="46956">
                <text:p>46956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21256">
                <text:p>21256</text:p>
              </table:table-cell>
              <table:table-cell office:value-type="float" office:value="33702">
                <text:p>33702</text:p>
              </table:table-cell>
              <table:table-cell office:value-type="float" office:value="46692">
                <text:p>46692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22086">
                <text:p>22086</text:p>
              </table:table-cell>
              <table:table-cell office:value-type="float" office:value="34748">
                <text:p>34748</text:p>
              </table:table-cell>
              <table:table-cell office:value-type="float" office:value="49233">
                <text:p>49233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3014">
                <text:p>23014</text:p>
              </table:table-cell>
              <table:table-cell office:value-type="float" office:value="34778">
                <text:p>34778</text:p>
              </table:table-cell>
              <table:table-cell office:value-type="float" office:value="48605">
                <text:p>48605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3880">
                <text:p>23880</text:p>
              </table:table-cell>
              <table:table-cell office:value-type="float" office:value="33348">
                <text:p>33348</text:p>
              </table:table-cell>
              <table:table-cell office:value-type="float" office:value="50593">
                <text:p>50593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5537">
                <text:p>25537</text:p>
              </table:table-cell>
              <table:table-cell office:value-type="float" office:value="34010">
                <text:p>34010</text:p>
              </table:table-cell>
              <table:table-cell office:value-type="float" office:value="52812">
                <text:p>52812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6383">
                <text:p>26383</text:p>
              </table:table-cell>
              <table:table-cell office:value-type="float" office:value="34991">
                <text:p>34991</text:p>
              </table:table-cell>
              <table:table-cell office:value-type="float" office:value="50439">
                <text:p>50439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6265">
                <text:p>26265</text:p>
              </table:table-cell>
              <table:table-cell office:value-type="float" office:value="34188">
                <text:p>34188</text:p>
              </table:table-cell>
              <table:table-cell office:value-type="float" office:value="47355">
                <text:p>47355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24530">
                <text:p>24530</text:p>
              </table:table-cell>
              <table:table-cell office:value-type="float" office:value="32860">
                <text:p>32860</text:p>
              </table:table-cell>
              <table:table-cell office:value-type="float" office:value="49560">
                <text:p>49560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25232">
                <text:p>25232</text:p>
              </table:table-cell>
              <table:table-cell office:value-type="float" office:value="33177">
                <text:p>33177</text:p>
              </table:table-cell>
              <table:table-cell office:value-type="float" office:value="51153">
                <text:p>51153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5822">
                <text:p>25822</text:p>
              </table:table-cell>
              <table:table-cell office:value-type="float" office:value="34271">
                <text:p>34271</text:p>
              </table:table-cell>
              <table:table-cell office:value-type="float" office:value="48978">
                <text:p>48978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25938">
                <text:p>25938</text:p>
              </table:table-cell>
              <table:table-cell office:value-type="float" office:value="33864">
                <text:p>33864</text:p>
              </table:table-cell>
              <table:table-cell office:value-type="float" office:value="50370">
                <text:p>50370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23465">
                <text:p>23465</text:p>
              </table:table-cell>
              <table:table-cell office:value-type="float" office:value="34973">
                <text:p>34973</text:p>
              </table:table-cell>
              <table:table-cell office:value-type="float" office:value="51161">
                <text:p>51161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24730">
                <text:p>24730</text:p>
              </table:table-cell>
              <table:table-cell office:value-type="float" office:value="36318">
                <text:p>36318</text:p>
              </table:table-cell>
              <table:table-cell office:value-type="float" office:value="53041">
                <text:p>53041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5297">
                <text:p>25297</text:p>
              </table:table-cell>
              <table:table-cell office:value-type="float" office:value="34900">
                <text:p>34900</text:p>
              </table:table-cell>
              <table:table-cell office:value-type="float" office:value="52471">
                <text:p>52471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4810">
                <text:p>24810</text:p>
              </table:table-cell>
              <table:table-cell office:value-type="float" office:value="35438">
                <text:p>35438</text:p>
              </table:table-cell>
              <table:table-cell office:value-type="float" office:value="52520">
                <text:p>52520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3225">
                <text:p>23225</text:p>
              </table:table-cell>
              <table:table-cell office:value-type="float" office:value="36012">
                <text:p>36012</text:p>
              </table:table-cell>
              <table:table-cell office:value-type="float" office:value="52934">
                <text:p>52934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3908">
                <text:p>23908</text:p>
              </table:table-cell>
              <table:table-cell office:value-type="float" office:value="36820">
                <text:p>36820</text:p>
              </table:table-cell>
              <table:table-cell office:value-type="float" office:value="53333">
                <text:p>53333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24530">
                <text:p>24530</text:p>
              </table:table-cell>
              <table:table-cell office:value-type="float" office:value="36652">
                <text:p>36652</text:p>
              </table:table-cell>
              <table:table-cell office:value-type="float" office:value="55273">
                <text:p>55273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25804">
                <text:p>25804</text:p>
              </table:table-cell>
              <table:table-cell office:value-type="float" office:value="36290">
                <text:p>36290</text:p>
              </table:table-cell>
              <table:table-cell office:value-type="float" office:value="52161">
                <text:p>52161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24759">
                <text:p>24759</text:p>
              </table:table-cell>
              <table:table-cell office:value-type="float" office:value="34872">
                <text:p>34872</text:p>
              </table:table-cell>
              <table:table-cell office:value-type="float" office:value="51317">
                <text:p>51317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20792">
                <text:p>20792</text:p>
              </table:table-cell>
              <table:table-cell office:value-type="float" office:value="35401">
                <text:p>35401</text:p>
              </table:table-cell>
              <table:table-cell office:value-type="float" office:value="51903">
                <text:p>51903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16720">
                <text:p>16720</text:p>
              </table:table-cell>
              <table:table-cell office:value-type="float" office:value="32416">
                <text:p>32416</text:p>
              </table:table-cell>
              <table:table-cell office:value-type="float" office:value="53339">
                <text:p>53339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14858">
                <text:p>14858</text:p>
              </table:table-cell>
              <table:table-cell office:value-type="float" office:value="30991">
                <text:p>30991</text:p>
              </table:table-cell>
              <table:table-cell office:value-type="float" office:value="50643">
                <text:p>50643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15462">
                <text:p>15462</text:p>
              </table:table-cell>
              <table:table-cell office:value-type="float" office:value="31005">
                <text:p>31005</text:p>
              </table:table-cell>
              <table:table-cell office:value-type="float" office:value="49692">
                <text:p>49692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12600">
                <text:p>12600</text:p>
              </table:table-cell>
              <table:table-cell office:value-type="float" office:value="28230">
                <text:p>28230</text:p>
              </table:table-cell>
              <table:table-cell office:value-type="float" office:value="50438">
                <text:p>50438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12492">
                <text:p>12492</text:p>
              </table:table-cell>
              <table:table-cell office:value-type="float" office:value="28024">
                <text:p>28024</text:p>
              </table:table-cell>
              <table:table-cell office:value-type="float" office:value="51585">
                <text:p>51585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14184">
                <text:p>14184</text:p>
              </table:table-cell>
              <table:table-cell office:value-type="float" office:value="27366">
                <text:p>27366</text:p>
              </table:table-cell>
              <table:table-cell office:value-type="float" office:value="48679">
                <text:p>48679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15462">
                <text:p>15462</text:p>
              </table:table-cell>
              <table:table-cell office:value-type="float" office:value="25839">
                <text:p>25839</text:p>
              </table:table-cell>
              <table:table-cell office:value-type="float" office:value="42390">
                <text:p>42390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12600">
                <text:p>12600</text:p>
              </table:table-cell>
              <table:table-cell office:value-type="float" office:value="24706">
                <text:p>24706</text:p>
              </table:table-cell>
              <table:table-cell office:value-type="float" office:value="38883">
                <text:p>38883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12492">
                <text:p>12492</text:p>
              </table:table-cell>
              <table:table-cell office:value-type="float" office:value="22195">
                <text:p>22195</text:p>
              </table:table-cell>
              <table:table-cell office:value-type="float" office:value="37635">
                <text:p>37635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13904">
                <text:p>13904</text:p>
              </table:table-cell>
              <table:table-cell office:value-type="float" office:value="22740">
                <text:p>22740</text:p>
              </table:table-cell>
              <table:table-cell office:value-type="float" office:value="34974">
                <text:p>34974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1728">
                <text:p>11728</text:p>
              </table:table-cell>
              <table:table-cell office:value-type="float" office:value="21337">
                <text:p>21337</text:p>
              </table:table-cell>
              <table:table-cell office:value-type="float" office:value="34749">
                <text:p>34749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9648">
                <text:p>9648</text:p>
              </table:table-cell>
              <table:table-cell office:value-type="float" office:value="20878">
                <text:p>20878</text:p>
              </table:table-cell>
              <table:table-cell office:value-type="float" office:value="38883">
                <text:p>38883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9792">
                <text:p>9792</text:p>
              </table:table-cell>
              <table:table-cell office:value-type="float" office:value="20839">
                <text:p>20839</text:p>
              </table:table-cell>
              <table:table-cell office:value-type="float" office:value="37635">
                <text:p>37635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11680">
                <text:p>11680</text:p>
              </table:table-cell>
              <table:table-cell office:value-type="float" office:value="21607">
                <text:p>21607</text:p>
              </table:table-cell>
              <table:table-cell office:value-type="float" office:value="35028">
                <text:p>35028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11072">
                <text:p>11072</text:p>
              </table:table-cell>
              <table:table-cell office:value-type="float" office:value="20976">
                <text:p>20976</text:p>
              </table:table-cell>
              <table:table-cell office:value-type="float" office:value="36756">
                <text:p>36756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10688">
                <text:p>10688</text:p>
              </table:table-cell>
              <table:table-cell office:value-type="float" office:value="19368">
                <text:p>19368</text:p>
              </table:table-cell>
              <table:table-cell office:value-type="float" office:value="36018">
                <text:p>36018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10688">
                <text:p>10688</text:p>
              </table:table-cell>
              <table:table-cell office:value-type="float" office:value="19092">
                <text:p>19092</text:p>
              </table:table-cell>
              <table:table-cell office:value-type="float" office:value="34110">
                <text:p>34110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8032">
                <text:p>8032</text:p>
              </table:table-cell>
              <table:table-cell office:value-type="float" office:value="17520">
                <text:p>17520</text:p>
              </table:table-cell>
              <table:table-cell office:value-type="float" office:value="31464">
                <text:p>31464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9856">
                <text:p>9856</text:p>
              </table:table-cell>
              <table:table-cell office:value-type="float" office:value="17864">
                <text:p>17864</text:p>
              </table:table-cell>
              <table:table-cell office:value-type="float" office:value="28908">
                <text:p>28908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9616">
                <text:p>9616</text:p>
              </table:table-cell>
              <table:table-cell office:value-type="float" office:value="17561">
                <text:p>17561</text:p>
              </table:table-cell>
              <table:table-cell office:value-type="float" office:value="28854">
                <text:p>28854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11469">
                <text:p>11469</text:p>
              </table:table-cell>
              <table:table-cell office:value-type="float" office:value="19372">
                <text:p>19372</text:p>
              </table:table-cell>
              <table:table-cell office:value-type="float" office:value="30762">
                <text:p>30762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9036">
                <text:p>9036</text:p>
              </table:table-cell>
              <table:table-cell office:value-type="float" office:value="16776">
                <text:p>16776</text:p>
              </table:table-cell>
              <table:table-cell office:value-type="float" office:value="29826">
                <text:p>29826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8500">
                <text:p>8500</text:p>
              </table:table-cell>
              <table:table-cell office:value-type="float" office:value="16337">
                <text:p>16337</text:p>
              </table:table-cell>
              <table:table-cell office:value-type="float" office:value="29052">
                <text:p>29052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7811">
                <text:p>7811</text:p>
              </table:table-cell>
              <table:table-cell office:value-type="float" office:value="15631">
                <text:p>15631</text:p>
              </table:table-cell>
              <table:table-cell office:value-type="float" office:value="28638">
                <text:p>28638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8262">
                <text:p>8262</text:p>
              </table:table-cell>
              <table:table-cell office:value-type="float" office:value="14252">
                <text:p>14252</text:p>
              </table:table-cell>
              <table:table-cell office:value-type="float" office:value="25164">
                <text:p>25164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8137">
                <text:p>8137</text:p>
              </table:table-cell>
              <table:table-cell office:value-type="float" office:value="14611">
                <text:p>14611</text:p>
              </table:table-cell>
              <table:table-cell office:value-type="float" office:value="26712">
                <text:p>26712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8574">
                <text:p>8574</text:p>
              </table:table-cell>
              <table:table-cell office:value-type="float" office:value="15300">
                <text:p>15300</text:p>
              </table:table-cell>
              <table:table-cell office:value-type="float" office:value="25956">
                <text:p>25956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8294">
                <text:p>8294</text:p>
              </table:table-cell>
              <table:table-cell office:value-type="float" office:value="15646">
                <text:p>15646</text:p>
              </table:table-cell>
              <table:table-cell office:value-type="float" office:value="29313">
                <text:p>29313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7077">
                <text:p>7077</text:p>
              </table:table-cell>
              <table:table-cell office:value-type="float" office:value="12827">
                <text:p>12827</text:p>
              </table:table-cell>
              <table:table-cell office:value-type="float" office:value="22984">
                <text:p>22984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6877">
                <text:p>6877</text:p>
              </table:table-cell>
              <table:table-cell office:value-type="float" office:value="12896">
                <text:p>12896</text:p>
              </table:table-cell>
              <table:table-cell office:value-type="float" office:value="23336">
                <text:p>23336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6684">
                <text:p>6684</text:p>
              </table:table-cell>
              <table:table-cell office:value-type="float" office:value="12426">
                <text:p>12426</text:p>
              </table:table-cell>
              <table:table-cell office:value-type="float" office:value="22705">
                <text:p>22705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6377">
                <text:p>6377</text:p>
              </table:table-cell>
              <table:table-cell office:value-type="float" office:value="11858">
                <text:p>11858</text:p>
              </table:table-cell>
              <table:table-cell office:value-type="float" office:value="22091">
                <text:p>22091</text:p>
              </table:table-cell>
            </table:table-row>
            <table:table-row>
              <table:table-cell office:value-type="float" office:value="44302">
                <text:p>44300</text:p>
              </table:table-cell>
              <table:table-cell office:value-type="float" office:value="6020">
                <text:p>6020</text:p>
              </table:table-cell>
              <table:table-cell office:value-type="float" office:value="11441">
                <text:p>11441</text:p>
              </table:table-cell>
              <table:table-cell office:value-type="float" office:value="21494">
                <text:p>21494</text:p>
              </table:table-cell>
            </table:table-row>
            <table:table-row>
              <table:table-cell office:value-type="float" office:value="44303">
                <text:p>44300</text:p>
              </table:table-cell>
              <table:table-cell office:value-type="float" office:value="5683">
                <text:p>5683</text:p>
              </table:table-cell>
              <table:table-cell office:value-type="float" office:value="11118">
                <text:p>11118</text:p>
              </table:table-cell>
              <table:table-cell office:value-type="float" office:value="20913">
                <text:p>209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0.941cm" svg:y="1.38cm" svg:width="31.831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974.6">
                <text:p>3974.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893.8">
                <text:p>3893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751.2">
                <text:p>3751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3704.8">
                <text:p>3704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654.2">
                <text:p>3654.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3628.8">
                <text:p>3628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3640.8">
                <text:p>3640.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3650.4">
                <text:p>3650.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3663.6">
                <text:p>3663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678.8">
                <text:p>3678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3662.6">
                <text:p>3662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3632.4">
                <text:p>3632.4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3636.4">
                <text:p>3636.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3665.2">
                <text:p>3665.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3726.6">
                <text:p>3726.6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3776.6">
                <text:p>3776.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3787.4">
                <text:p>3787.4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3807.2">
                <text:p>3807.2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3843.2">
                <text:p>3843.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3880.4">
                <text:p>3880.4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3930.4">
                <text:p>3930.4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3984.2">
                <text:p>3984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4087.8">
                <text:p>4087.8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4182.8">
                <text:p>4182.8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4295">
                <text:p>4295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4360.8">
                <text:p>4360.8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4498.6">
                <text:p>4498.6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4657.4">
                <text:p>46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4996">
                <text:p>49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5261.2">
                <text:p>5261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5508.2">
                <text:p>5508.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5776.2">
                <text:p>5776.2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6030.6">
                <text:p>6030.6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6307.6">
                <text:p>6307.6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6620.4">
                <text:p>6620.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6895.2">
                <text:p>6895.2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7206.6">
                <text:p>7206.6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7549.8">
                <text:p>7549.8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7846">
                <text:p>7846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8063.2">
                <text:p>8063.2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8317.8">
                <text:p>8317.8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8512.4">
                <text:p>8512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8611.2">
                <text:p>8611.2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8801.6">
                <text:p>8801.6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9104.6">
                <text:p>9104.6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9417.8">
                <text:p>9417.8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9715.6">
                <text:p>9715.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10015.6">
                <text:p>10015.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10272.2">
                <text:p>10272.2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10433.8">
                <text:p>10433.8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10632.2">
                <text:p>10632.2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10929.6">
                <text:p>10929.6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11237.8">
                <text:p>11237.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11473.2">
                <text:p>11473.2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11707.4">
                <text:p>11707.4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1808">
                <text:p>11808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11794.4">
                <text:p>11794.4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11891.6">
                <text:p>11891.6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12050.2">
                <text:p>12050.2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12154.8">
                <text:p>12154.8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12211.4">
                <text:p>12211.4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12199.8">
                <text:p>12199.8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12018.2">
                <text:p>12018.2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11821.8">
                <text:p>11821.8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11713.8">
                <text:p>11713.8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11702.8">
                <text:p>11702.8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11793.8">
                <text:p>11793.8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11849.8">
                <text:p>11849.8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11808.2">
                <text:p>11808.2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11631.2">
                <text:p>11631.2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11326.6">
                <text:p>11326.6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11034.2">
                <text:p>11034.2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10865.2">
                <text:p>10865.2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10665.4">
                <text:p>10665.4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10450.8">
                <text:p>10450.8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10245.8">
                <text:p>10245.8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9887.2">
                <text:p>9887.2</text:p>
              </table:table-cell>
            </table:table-row>
            <table:table-row>
              <table:table-cell office:value-type="float" office:value="44302">
                <text:p>44300</text:p>
              </table:table-cell>
              <table:table-cell office:value-type="float" office:value="9654.5">
                <text:p>9654.5</text:p>
              </table:table-cell>
            </table:table-row>
            <table:table-row>
              <table:table-cell office:value-type="float" office:value="44303">
                <text:p>44300</text:p>
              </table:table-cell>
              <table:table-cell office:value-type="float" office:value="9418">
                <text:p>94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85cm" svg:y="1.404cm" svg:width="31.557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7.606">
                <text:p>7.6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.442">
                <text:p>8.4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8.584">
                <text:p>8.58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7.672">
                <text:p>7.67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7.492">
                <text:p>7.49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8.028">
                <text:p>8.02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.416">
                <text:p>8.41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8.076">
                <text:p>8.07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9.104">
                <text:p>9.10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0.652">
                <text:p>10.65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0.486">
                <text:p>10.486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1.044">
                <text:p>11.04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0.742">
                <text:p>10.742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9.126">
                <text:p>9.12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9.978">
                <text:p>9.978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0.764">
                <text:p>10.764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1.102">
                <text:p>11.10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2.082">
                <text:p>12.08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2.326">
                <text:p>12.326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2.196">
                <text:p>12.196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4.646">
                <text:p>14.646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4.356">
                <text:p>14.35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5.178">
                <text:p>15.178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6.106">
                <text:p>16.106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6.37">
                <text:p>16.37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6.112">
                <text:p>16.112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7.948">
                <text:p>17.948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8.822">
                <text:p>18.82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8.654">
                <text:p>18.654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0.014">
                <text:p>20.014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9.814">
                <text:p>19.81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8.158">
                <text:p>18.158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1.602">
                <text:p>21.60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1.204">
                <text:p>21.204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2.096">
                <text:p>22.096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3.322">
                <text:p>23.322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25.578">
                <text:p>25.578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22.246">
                <text:p>22.246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24.18">
                <text:p>24.18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24.648">
                <text:p>24.648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4.814">
                <text:p>24.814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5.208">
                <text:p>25.208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6.452">
                <text:p>26.452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6.342">
                <text:p>26.342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26.092">
                <text:p>26.092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26.76">
                <text:p>26.76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27.538">
                <text:p>27.538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26.658">
                <text:p>26.65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27.006">
                <text:p>27.006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26.052">
                <text:p>26.052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26.566">
                <text:p>26.566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25.432">
                <text:p>25.432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24.984">
                <text:p>24.984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23.484">
                <text:p>23.484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21.628">
                <text:p>21.628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22.928">
                <text:p>22.928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22.78">
                <text:p>22.78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22.786">
                <text:p>22.786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21.568">
                <text:p>21.568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20.208">
                <text:p>20.208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18.694">
                <text:p>18.694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17.952">
                <text:p>17.952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18.254">
                <text:p>18.254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18.294">
                <text:p>18.294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18.978">
                <text:p>18.978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19.44">
                <text:p>19.44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17.38">
                <text:p>17.38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17.818">
                <text:p>17.818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17.66">
                <text:p>17.66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16.812">
                <text:p>16.812</text:p>
              </table:table-cell>
            </table:table-row>
            <table:table-row>
              <table:table-cell office:value-type="float" office:value="44302">
                <text:p>44300</text:p>
              </table:table-cell>
              <table:table-cell office:value-type="float" office:value="16.43">
                <text:p>16.43</text:p>
              </table:table-cell>
            </table:table-row>
            <table:table-row>
              <table:table-cell office:value-type="float" office:value="44303">
                <text:p>44300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63cm" svg:y="1.352cm" svg:width="32.013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647022944195">
                <text:p>0.98664702294419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5405953041144">
                <text:p>0.98540595304114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27768465268">
                <text:p>0.9827768465268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91350077943223">
                <text:p>0.99135007794322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0024817813573">
                <text:p>1.0002481781357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075066234547">
                <text:p>1.0207506623454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76524357979872">
                <text:p>0.97652435797987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83053696490485">
                <text:p>0.98305369649048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3423909560202">
                <text:p>1.0342390956020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1211883773941">
                <text:p>1.0121188377394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9534077508933">
                <text:p>0.9895340775089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00615971905">
                <text:p>1.000061597190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180966717262">
                <text:p>1.0118096671726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2364252572832">
                <text:p>1.0236425257283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35592198364326">
                <text:p>0.83559219836432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3008427046728">
                <text:p>1.0300842704672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3810242629997">
                <text:p>1.03810242629997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5863380045384">
                <text:p>1.0586338004538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39037914939307">
                <text:p>0.83903791493930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820801755228">
                <text:p>0.8182080175522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3762449357183">
                <text:p>0.95376244935718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89393878449888">
                <text:p>0.8939387844988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35735915772866">
                <text:p>0.83573591577286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76911590113698">
                <text:p>0.97691159011369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57161850119146">
                <text:p>0.95716185011914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7903973730722">
                <text:p>0.9790397373072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63654323401245">
                <text:p>0.963654323401245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06828999342707">
                <text:p>0.90682899934270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48175903330266">
                <text:p>0.948175903330266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91651906028189">
                <text:p>0.991651906028189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81830292207585">
                <text:p>0.981830292207585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83877636156066">
                <text:p>0.98387763615606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4346954001424">
                <text:p>0.9434695400142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80551493516949">
                <text:p>0.980551493516949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58589854147573">
                <text:p>0.958589854147573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6567026176816">
                <text:p>0.96567026176816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47579876160121">
                <text:p>0.947579876160121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1297737452068">
                <text:p>0.91297737452068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16234421802643">
                <text:p>0.916234421802643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16543099260227">
                <text:p>0.91654309926022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38012976484899">
                <text:p>0.938012976484899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29387091036823">
                <text:p>0.929387091036823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43647500527532">
                <text:p>0.943647500527532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43387362640697">
                <text:p>0.943387362640697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24158483034371">
                <text:p>0.924158483034371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48231475092466">
                <text:p>0.948231475092466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21068627681464">
                <text:p>0.92106862768146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66426240285371">
                <text:p>0.966426240285371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70982280741606">
                <text:p>0.97098228074160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05824686354206">
                <text:p>0.90582468635420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51156261671842">
                <text:p>0.95115626167184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58074300944384">
                <text:p>0.958074300944384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90681742587728">
                <text:p>0.99068174258772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0.922605755283094">
                <text:p>0.92260575528309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42784120651119">
                <text:p>0.942784120651119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971548771375403">
                <text:p>0.971548771375403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0.892933084142422">
                <text:p>0.892933084142422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0.926628015629333">
                <text:p>0.926628015629333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968951591078154">
                <text:p>0.9689515910781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974844506623226">
                <text:p>0.974844506623226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97947059507553">
                <text:p>0.97947059507553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0350789924185">
                <text:p>1.0350789924185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.02235103988628">
                <text:p>1.0223510398862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0.978851122228231">
                <text:p>0.978851122228231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1.08640693317411">
                <text:p>1.08640693317411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.08362442043594">
                <text:p>1.0836244204359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.04358097265625">
                <text:p>1.04358097265625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0.973688893696319">
                <text:p>0.973688893696319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.08506021768766">
                <text:p>1.08506021768766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.08362442043594">
                <text:p>1.08362442043594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.00929816874487">
                <text:p>1.00929816874487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0.96807409822271">
                <text:p>0.96807409822271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0.983103487690821">
                <text:p>0.983103487690821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.03110742814877">
                <text:p>1.03110742814877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.10497157908082">
                <text:p>1.10497157908082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.1152151574055">
                <text:p>1.1152151574055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.01185014497913">
                <text:p>1.01185014497913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.03868334861907">
                <text:p>1.03868334861907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.10368432729326">
                <text:p>1.1036843272932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.10280557922345">
                <text:p>1.1028055792234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.00591680198196">
                <text:p>1.00591680198196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.03832198236077">
                <text:p>1.0383219823607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.08097780212645">
                <text:p>1.08097780212645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.11740271727088">
                <text:p>1.11740271727088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.15636814500564">
                <text:p>1.15636814500564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.13855946575945">
                <text:p>1.13855946575945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.13677597858176">
                <text:p>1.13677597858176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.16433300101846">
                <text:p>1.16433300101846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.11965242526165">
                <text:p>1.11965242526165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.12588914096704">
                <text:p>1.1258891409670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.21594118957452">
                <text:p>1.21594118957452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.13937221259329">
                <text:p>1.13937221259329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.14096353731021">
                <text:p>1.14096353731021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.12874873443332">
                <text:p>1.12874873443332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.12642091384433">
                <text:p>1.12642091384433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.05593559807063">
                <text:p>1.05593559807063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.17563913465546">
                <text:p>1.17563913465546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.08993341723442">
                <text:p>1.08993341723442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.08381376506746">
                <text:p>1.0838137650674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.09671550130359">
                <text:p>1.09671550130359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.16645935363738">
                <text:p>1.16645935363738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.17806529788419">
                <text:p>1.17806529788419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.12927471460148">
                <text:p>1.12927471460148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.16440217705092">
                <text:p>1.16440217705092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.17015256253745">
                <text:p>1.17015256253745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.13738453868723">
                <text:p>1.13738453868723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.06920907752887">
                <text:p>1.06920907752887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.0582835514609">
                <text:p>1.0582835514609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.10700796125033">
                <text:p>1.10700796125033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.06352311002758">
                <text:p>1.06352311002758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.07103193427939">
                <text:p>1.07103193427939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.05879996959677">
                <text:p>1.05879996959677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.05200277879802">
                <text:p>1.05200277879802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.05974121483761">
                <text:p>1.05974121483761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.04075782345525">
                <text:p>1.04075782345525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0.996351193883837">
                <text:p>0.996351193883837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.05333710576887">
                <text:p>1.05333710576887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.05112474664332">
                <text:p>1.05112474664332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.0053848647998">
                <text:p>1.0053848647998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0.995649861695764">
                <text:p>0.995649861695764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0.972602998989695">
                <text:p>0.972602998989695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0.967371834490302">
                <text:p>0.967371834490302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0.985949524940454">
                <text:p>0.985949524940454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0.984793625536736">
                <text:p>0.984793625536736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1.04248182851137">
                <text:p>1.04248182851137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1.07906776317659">
                <text:p>1.07906776317659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1.05739740185723">
                <text:p>1.05739740185723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1.05915826694679">
                <text:p>1.05915826694679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1.01544511773138">
                <text:p>1.01544511773138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0.945187085963277">
                <text:p>0.945187085963277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1.05814601411755">
                <text:p>1.05814601411755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0.69627483442495">
                <text:p>0.69627483442495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0.767376104429039">
                <text:p>0.767376104429039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0.845086515875173">
                <text:p>0.845086515875173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0.870541370738365">
                <text:p>0.870541370738365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0.821212650738419">
                <text:p>0.821212650738419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0.848409223579187">
                <text:p>0.848409223579187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0.852054375305803">
                <text:p>0.852054375305803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0.924194878656347">
                <text:p>0.924194878656347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0.963044964965502">
                <text:p>0.963044964965502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0.967159881405727">
                <text:p>0.967159881405727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.00155871445348">
                <text:p>1.00155871445348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0.88558104415416">
                <text:p>0.88558104415416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0.890103878644572">
                <text:p>0.890103878644572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0.966108306106506">
                <text:p>0.966108306106506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0.928504456425192">
                <text:p>0.928504456425192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0.955861425506987">
                <text:p>0.955861425506987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1.05548080201289">
                <text:p>1.05548080201289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0.787791753846876">
                <text:p>0.787791753846876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0.887910597886838">
                <text:p>0.887910597886838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0.973851850689118">
                <text:p>0.973851850689118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0.922043240873057">
                <text:p>0.922043240873057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0.849996685905783">
                <text:p>0.849996685905783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0.890220630213009">
                <text:p>0.890220630213009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0.951662447375438">
                <text:p>0.951662447375438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0.818086526135756">
                <text:p>0.818086526135756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0.934537915485355">
                <text:p>0.934537915485355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0.784920222991157">
                <text:p>0.784920222991157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0.895395750207244">
                <text:p>0.895395750207244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float" office:value="44302">
                <text:p>4430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44303">
                <text:p>4430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725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5476.8">
                <text:p>15476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467.6">
                <text:p>13467.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3265.4">
                <text:p>13265.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2436.4">
                <text:p>12436.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2943.2">
                <text:p>12943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5202.8">
                <text:p>15202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8125">
                <text:p>1812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6886.8">
                <text:p>16886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5827">
                <text:p>1582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5118.8">
                <text:p>15118.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4480.6">
                <text:p>14480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4190.8">
                <text:p>14190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5537.6">
                <text:p>15537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7783.6">
                <text:p>17783.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6640.8">
                <text:p>16640.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288.6">
                <text:p>14288.6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914.4">
                <text:p>13914.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402.4">
                <text:p>14402.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485.4">
                <text:p>14485.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6418">
                <text:p>16418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9039">
                <text:p>19039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7928.6">
                <text:p>17928.6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5166.8">
                <text:p>15166.8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146.8">
                <text:p>15146.8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441.2">
                <text:p>15441.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070.2">
                <text:p>16070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8397.4">
                <text:p>18397.4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21785.4">
                <text:p>21785.4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1102.6">
                <text:p>21102.6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8796.8">
                <text:p>18796.8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8944.6">
                <text:p>18944.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9465.2">
                <text:p>19465.2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0257.4">
                <text:p>202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2635.2">
                <text:p>22635.2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6296">
                <text:p>262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5662.2">
                <text:p>25662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3124">
                <text:p>23124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22843">
                <text:p>22843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23439">
                <text:p>23439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4167.8">
                <text:p>24167.8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27256">
                <text:p>27256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31446.6">
                <text:p>31446.6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31080">
                <text:p>31080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8374.2">
                <text:p>28374.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8269.8">
                <text:p>28269.8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7828.4">
                <text:p>27828.4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8433.4">
                <text:p>28433.4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32024.4">
                <text:p>32024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37033">
                <text:p>37033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36377">
                <text:p>36377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33309.4">
                <text:p>33309.4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8680">
                <text:p>28680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5610.6">
                <text:p>25610.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5068.6">
                <text:p>25068.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7669.4">
                <text:p>27669.4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32240">
                <text:p>32240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35823">
                <text:p>35823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34379.2">
                <text:p>34379.2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33122.8">
                <text:p>33122.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32111">
                <text:p>32111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31973.8">
                <text:p>31973.8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34171.6">
                <text:p>34171.6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36176">
                <text:p>36176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38008.6">
                <text:p>38008.6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34616.2">
                <text:p>34616.2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33108.4">
                <text:p>33108.4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32686.6">
                <text:p>32686.6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34825">
                <text:p>34825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33648.8">
                <text:p>33648.8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35376.6">
                <text:p>35376.6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32607.4">
                <text:p>32607.4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26757.4">
                <text:p>26757.4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21199">
                <text:p>21199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19884">
                <text:p>19884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21605.8">
                <text:p>21605.8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25146.6">
                <text:p>25146.6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30280.6">
                <text:p>30280.6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33112.4">
                <text:p>33112.4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30201.2">
                <text:p>30201.2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30096.8">
                <text:p>30096.8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27162.8">
                <text:p>27162.8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26194.6">
                <text:p>26194.6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27055">
                <text:p>27055</text:p>
              </table:table-cell>
            </table:table-row>
            <table:table-row>
              <table:table-cell office:value-type="float" office:value="44302">
                <text:p>44300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float" office:value="44303">
                <text:p>44300</text:p>
              </table:table-cell>
              <table:table-cell office:value-type="float" office:value="28209">
                <text:p>282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